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F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宋体" svg:font-family="宋体"/>
    <style:font-face style:name="等线" svg:font-family="等线"/>
  </office:font-face-decls>
  <office:automatic-styles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9.123cm"/>
    </style:style>
    <style:style style:name="co5" style:family="table-column">
      <style:table-column-properties fo:break-before="auto" style:column-width="6.371cm"/>
    </style:style>
    <style:style style:name="co6" style:family="table-column">
      <style:table-column-properties fo:break-before="auto" style:column-width="19.706cm"/>
    </style:style>
    <style:style style:name="co7" style:family="table-column">
      <style:table-column-properties fo:break-before="auto" style:column-width="9.97cm"/>
    </style:style>
    <style:style style:name="co8" style:family="table-column">
      <style:table-column-properties fo:break-before="auto" style:column-width="7.43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11.028cm"/>
    </style:style>
    <style:style style:name="co11" style:family="table-column">
      <style:table-column-properties fo:break-before="auto" style:column-width="10.18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8.7cm"/>
    </style:style>
    <style:style style:name="co14" style:family="table-column">
      <style:table-column-properties fo:break-before="auto" style:column-width="5.101cm"/>
    </style:style>
    <style:style style:name="co15" style:family="table-column">
      <style:table-column-properties fo:break-before="auto" style:column-width="7.853cm"/>
    </style:style>
    <style:style style:name="co16" style:family="table-column">
      <style:table-column-properties fo:break-before="auto" style:column-width="7.006cm"/>
    </style:style>
    <style:style style:name="co17" style:family="table-column">
      <style:table-column-properties fo:break-before="auto" style:column-width="8.001cm"/>
    </style:style>
    <style:style style:name="co18" style:family="table-column">
      <style:table-column-properties fo:break-before="auto" style:column-width="2.201cm"/>
    </style:style>
    <style:style style:name="co19" style:family="table-column">
      <style:table-column-properties fo:break-before="auto" style:column-width="2.455cm"/>
    </style:style>
    <style:style style:name="co20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1.926cm"/>
    </style:style>
    <style:style style:name="co24" style:family="table-column">
      <style:table-column-properties fo:break-before="auto" style:column-width="1.693cm"/>
    </style:style>
    <style:style style:name="co23" style:family="table-column">
      <style:table-column-properties fo:break-before="auto" style:column-width="2.18cm"/>
    </style:style>
    <style:style style:name="co25" style:family="table-column">
      <style:table-column-properties fo:break-before="auto" style:column-width="3.482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2.258cm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439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9" style:family="table-row">
      <style:table-row-properties style:row-height="1.157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14" style:family="table-row">
      <style:table-row-properties style:row-height="0.598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0.6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10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0">
      <style:table-cell-properties style:vertical-align="middle"/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宋体" fo:font-size="12pt" fo:font-weight="bold" style:font-name-asian="宋体" style:font-size-asian="12pt" style:font-weight-asian="bold" style:font-name-complex="宋体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宋体" style:font-name-asian="宋体" style:font-name-complex="宋体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117">
      <style:table-cell-properties style:vertical-align="middle"/>
      <style:text-properties fo:font-size="16pt" style:font-size-asian="16pt" style:font-size-complex="16pt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宋体" style:font-name-asian="宋体" style:font-name-complex="宋体"/>
    </style:style>
    <style:style style:name="ce23" style:family="table-cell" style:parent-style-name="Default" style:data-style-name="N0">
      <style:table-cell-properties fo:background-color="#9dc3e6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宋体" style:font-name-asian="宋体" style:font-name-complex="宋体"/>
    </style:style>
    <style:style style:name="ce3" style:family="table-cell" style:parent-style-name="Default" style:data-style-name="N0">
      <style:table-cell-properties fo:background-color="#ffc000" fo:wrap-option="wrap" style:vertical-align="middle"/>
      <style:text-properties fo:font-size="16pt" style:font-size-asian="16pt" style:font-size-complex="16pt"/>
    </style:style>
    <style:style style:name="ce31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 style:data-style-name="N0">
      <style:text-properties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ce36" style:family="table-cell" style:parent-style-name="Default" style:data-style-name="N0">
      <style:table-cell-properties fo:background-color="#ffe699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37" style:family="table-cell" style:parent-style-name="Default" style:data-style-name="N0">
      <style:table-cell-properties fo:background-color="#ffe699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38" style:family="table-cell" style:parent-style-name="Default" style:data-style-name="N117">
      <style:text-properties fo:font-size="22pt" fo:font-weight="bold" style:font-size-asian="22pt" style:font-weight-asian="bold" style:font-size-complex="22pt" style:font-weight-complex="bold"/>
      <style:map style:condition="cell-content()&gt;1" style:apply-style-name="cf7" style:base-cell-address="Sign.G5"/>
      <style:map style:condition="cell-content()&gt;0" style:apply-style-name="cf7" style:base-cell-address="Sign.G5"/>
    </style:style>
    <style:style style:name="ce4" style:family="table-cell" style:parent-style-name="Default" style:data-style-name="N0">
      <style:table-cell-properties fo:background-color="#ffe699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40" style:family="table-cell" style:parent-style-name="Default" style:data-style-name="N117">
      <style:table-cell-properties style:vertical-align="middle"/>
      <style:text-properties fo:font-size="16pt" style:font-size-asian="16pt" style:font-size-complex="16pt"/>
      <style:map style:condition="cell-content()&gt;1" style:apply-style-name="cf7" style:base-cell-address="Sign.I77"/>
    </style:style>
    <style:style style:name="ce41" style:family="table-cell" style:parent-style-name="Default">
      <style:text-properties fo:font-size="16pt" style:font-size-asian="16pt" style:font-size-complex="16pt"/>
    </style:style>
    <style:style style:name="ce42" style:family="table-cell" style:parent-style-name="Default" style:data-style-name="N117">
      <style:map style:condition="cell-content()&gt;1" style:apply-style-name="cf7" style:base-cell-address="Sign.G5"/>
      <style:map style:condition="cell-content()&gt;0" style:apply-style-name="cf7" style:base-cell-address="Sign.G5"/>
    </style:style>
    <style:style style:name="ce45" style:family="table-cell" style:parent-style-name="Default" style:data-style-name="N0">
      <style:table-cell-properties fo:background-color="#bdd7ee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46" style:family="table-cell" style:parent-style-name="Default">
      <style:table-cell-properties fo:background-color="#ffe699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48" style:family="table-cell" style:parent-style-name="Default" style:data-style-name="N0">
      <style:table-cell-properties fo:background-color="#ffc000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fo:background-color="#ffc000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51" style:family="table-cell" style:parent-style-name="Default" style:data-style-name="N64">
      <style:table-cell-properties fo:background-color="#ffe699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56" style:family="table-cell" style:parent-style-name="Default" style:data-style-name="N117">
      <style:text-properties fo:font-size="22pt" fo:font-weight="bold" style:font-size-asian="22pt" style:font-weight-asian="bold" style:font-size-complex="22pt" style:font-weight-complex="bold"/>
    </style:style>
    <style:style style:name="ce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 style:data-style-name="N0">
      <style:table-cell-properties fo:background-color="#bdd7ee" style:vertical-align="middle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fo:background-color="#9dc3e6" style:vertical-align="middle"/>
      <style:text-properties fo:font-size="16pt" style:font-size-asian="16pt" style:font-size-complex="16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0">
      <style:table-cell-properties fo:background-color="#00b0f0" style:vertical-align="middle"/>
    </style:style>
    <style:style style:name="ce27" style:family="table-cell" style:parent-style-name="Default" style:data-style-name="N0">
      <style:table-cell-properties fo:background-color="#00b0f0" style:vertical-align="middle"/>
    </style:style>
    <style:style style:name="ce65" style:family="table-cell" style:parent-style-name="Default" style:data-style-name="N0"/>
    <style:style style:name="ce66" style:family="table-cell" style:parent-style-name="Default" style:data-style-name="N0">
      <style:table-cell-properties style:vertical-align="middle"/>
      <style:text-properties fo:font-size="16pt" style:font-size-asian="16pt" style:font-size-complex="16pt"/>
    </style:style>
    <style:style style:name="ce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宋体" style:font-name-asian="宋体" style:font-name-complex="宋体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宋体" style:font-name-asian="宋体" style:font-name-complex="宋体"/>
    </style:style>
    <style:style style:name="ce71" style:family="table-cell" style:parent-style-name="Default" style:data-style-name="N0">
      <style:table-cell-properties fo:background-color="#bdd7ee" style:vertical-align="middle"/>
      <style:text-properties fo:font-size="16pt" style:font-size-asian="16pt" style:font-size-complex="16pt"/>
    </style:style>
    <style:style style:name="ce72" style:family="table-cell" style:parent-style-name="Default" style:data-style-name="N0">
      <style:table-cell-properties fo:background-color="#ffc000" fo:wrap-option="wrap" style:vertical-align="middle"/>
      <style:text-properties fo:font-size="16pt" style:font-size-asian="16pt" style:font-size-complex="16pt"/>
    </style:style>
    <style:style style:name="ce73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宋体" fo:font-size="12pt" fo:font-weight="bold" style:font-name-asian="宋体" style:font-size-asian="12pt" style:font-weight-asian="bold" style:font-name-complex="宋体" style:font-size-complex="12pt" style:font-weight-complex="bold"/>
    </style:style>
    <style:style style:name="ce75" style:family="table-cell" style:parent-style-name="Default" style:data-style-name="N0">
      <style:text-properties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ce76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77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 style:data-style-name="N0">
      <style:table-cell-properties fo:background-color="#ffe699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80" style:family="table-cell" style:parent-style-name="Default" style:data-style-name="N0">
      <style:table-cell-properties fo:background-color="#ffe699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81" style:family="table-cell" style:parent-style-name="Default" style:data-style-name="N117">
      <style:text-properties fo:font-size="22pt" fo:font-weight="bold" style:font-size-asian="22pt" style:font-weight-asian="bold" style:font-size-complex="22pt" style:font-weight-complex="bold"/>
      <style:map style:condition="cell-content()&gt;1" style:apply-style-name="cf7" style:base-cell-address="Sign.G5"/>
      <style:map style:condition="cell-content()&gt;0" style:apply-style-name="cf7" style:base-cell-address="Sign.G5"/>
    </style:style>
    <style:style style:name="ce82" style:family="table-cell" style:parent-style-name="Default">
      <style:text-properties fo:font-size="16pt" style:font-size-asian="16pt" style:font-size-complex="16pt"/>
    </style:style>
    <style:style style:name="ce83" style:family="table-cell" style:parent-style-name="Default" style:data-style-name="N117">
      <style:map style:condition="cell-content()&gt;1" style:apply-style-name="cf7" style:base-cell-address="Sign.G5"/>
      <style:map style:condition="cell-content()&gt;0" style:apply-style-name="cf7" style:base-cell-address="Sign.G5"/>
    </style:style>
    <style:style style:name="ce84" style:family="table-cell" style:parent-style-name="Default" style:data-style-name="N117">
      <style:table-cell-properties style:vertical-align="middle"/>
      <style:text-properties fo:font-size="16pt" style:font-size-asian="16pt" style:font-size-complex="16pt"/>
      <style:map style:condition="cell-content()&gt;1" style:apply-style-name="cf7" style:base-cell-address="Sign.I77"/>
    </style:style>
    <style:style style:name="ce85" style:family="table-cell" style:parent-style-name="Default" style:data-style-name="N117">
      <style:table-cell-properties style:vertical-align="middle"/>
      <style:text-properties fo:font-size="16pt" style:font-size-asian="16pt" style:font-size-complex="16pt"/>
    </style:style>
    <style:style style:name="ce86" style:family="table-cell" style:parent-style-name="Default" style:data-style-name="N0">
      <style:table-cell-properties fo:background-color="#bdd7ee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87" style:family="table-cell" style:parent-style-name="Default" style:data-style-name="N0">
      <style:table-cell-properties fo:background-color="#ffc000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88" style:family="table-cell" style:parent-style-name="Default">
      <style:table-cell-properties fo:background-color="#ffe699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89" style:family="table-cell" style:parent-style-name="Default" style:data-style-name="N0">
      <style:table-cell-properties fo:background-color="#9dc3e6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90" style:family="table-cell" style:parent-style-name="Default" style:data-style-name="N0">
      <style:table-cell-properties fo:background-color="#9dc3e6" style:vertical-align="middle"/>
      <style:text-properties fo:font-size="16pt" style:font-size-asian="16pt" style:font-size-complex="16pt"/>
    </style:style>
    <style:style style:name="ce91" style:family="table-cell" style:parent-style-name="Default" style:data-style-name="N117">
      <style:text-properties fo:font-size="22pt" fo:font-weight="bold" style:font-size-asian="22pt" style:font-weight-asian="bold" style:font-size-complex="22pt" style:font-weight-complex="bold"/>
    </style:style>
    <style:style style:name="ce92" style:family="table-cell" style:parent-style-name="Default" style:data-style-name="N64">
      <style:table-cell-properties fo:background-color="#ffe699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9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3" style:family="table-cell" style:parent-style-name="Default" style:data-style-name="N0">
      <style:text-properties fo:font-weight="bold" style:font-weight-asian="bold" style:font-weight-complex="bold"/>
    </style:style>
    <style:style style:name="ce54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F" fo:font-size="12pt" fo:font-weight="bold" style:text-underline-style="none" style:text-underline-color="font-color" style:text-line-through-type="none" fo:font-style="normal" style:text-outline="false" fo:text-shadow="none" style:font-name-asian="F" style:font-name-complex="F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n" table:style-name="ta1">
        <table:table-column table:style-name="co23" table:default-cell-style-name="ce65"/>
        <table:table-column table:style-name="co2" table:number-columns-repeated="1023" table:default-cell-style-name="ce65"/>
        <table:table-row table:style-name="ro1">
          <table:table-cell table:style-name="ce63" office:value-type="string" calcext:value-type="string" table:number-columns-spanned="4" table:number-rows-spanned="1">
            <text:p>WB</text:p>
          </table:table-cell>
          <table:covered-table-cell table:number-columns-repeated="3" table:style-name="ce63"/>
          <table:table-cell table:style-name="ce27" office:value-type="string" calcext:value-type="string">
            <text:p>EX</text:p>
          </table:table-cell>
          <table:table-cell table:style-name="ce63" office:value-type="string" calcext:value-type="string" table:number-columns-spanned="2" table:number-rows-spanned="1">
            <text:p>MEM</text:p>
          </table:table-cell>
          <table:covered-table-cell table:style-name="ce63"/>
          <table:table-cell table:style-name="ce27" office:value-type="string" calcext:value-type="string">
            <text:p>WB</text:p>
          </table:table-cell>
          <table:table-cell table:style-name="Default" office:value-type="string" calcext:value-type="string">
            <text:p>TLB</text:p>
          </table:table-cell>
          <table:table-cell office:value-type="string" calcext:value-type="string" table:number-columns-spanned="2" table:number-rows-spanned="1">
            <text:p>BJ</text:p>
          </table:table-cell>
          <table:covered-table-cell/>
          <table:table-cell office:value-type="string" calcext:value-type="string">
            <text:p>EXCEP</text:p>
          </table:table-cell>
          <table:table-cell table:number-columns-repeated="1012"/>
        </table:table-row>
        <table:table-row table:style-name="ro14">
          <table:table-cell table:style-name="ce27" office:value-type="string" calcext:value-type="string">
            <text:p>16进4-1</text:p>
          </table:table-cell>
          <table:table-cell table:style-name="ce27" office:value-type="string" calcext:value-type="string">
            <text:p>16进8-5</text:p>
          </table:table-cell>
          <table:table-cell table:style-name="ce27" office:value-type="string" calcext:value-type="string">
            <text:p>16进12-9</text:p>
          </table:table-cell>
          <table:table-cell table:style-name="ce27" office:value-type="string" calcext:value-type="string">
            <text:p>16进制16-13</text:p>
          </table:table-cell>
          <table:table-cell table:style-name="ce27" office:value-type="string" calcext:value-type="string">
            <text:p>16进20-17</text:p>
          </table:table-cell>
          <table:table-cell table:style-name="ce27" office:value-type="string" calcext:value-type="string">
            <text:p>16进24-21</text:p>
          </table:table-cell>
          <table:table-cell table:style-name="ce27" office:value-type="string" calcext:value-type="string">
            <text:p>28-25</text:p>
          </table:table-cell>
          <table:table-cell table:style-name="ce27" office:value-type="string" calcext:value-type="string">
            <text:p>32-29</text:p>
          </table:table-cell>
          <table:table-cell table:style-name="ce27"/>
          <table:table-cell office:value-type="string" calcext:value-type="string">
            <text:p>36-33</text:p>
          </table:table-cell>
          <table:table-cell office:value-type="string" calcext:value-type="string">
            <text:p>40-37</text:p>
          </table:table-cell>
          <table:table-cell table:number-columns-repeated="1013"/>
        </table:table-row>
        <table:table-row table:style-name="ro1">
          <table:table-cell table:formula="of:=[Sign.J5]&amp;[Sign.I5]&amp;[Sign.H5]&amp;[Sign.G5]" office:value-type="string" office:string-value="0000" calcext:value-type="string">
            <text:p>0000</text:p>
          </table:table-cell>
          <table:table-cell table:formula="of:=[Sign.N5]&amp;[Sign.M5]&amp;[Sign.L5]&amp;[Sign.K5]" office:value-type="string" office:string-value="0000" calcext:value-type="string">
            <text:p>0000</text:p>
          </table:table-cell>
          <table:table-cell table:formula="of:=[Sign.R5]&amp;[Sign.Q5]&amp;[Sign.P5]&amp;[Sign.O5]" office:value-type="string" office:string-value="0000" calcext:value-type="string">
            <text:p>0000</text:p>
          </table:table-cell>
          <table:table-cell table:formula="of:=[Sign.V5]&amp;[Sign.U5]&amp;[Sign.T5]&amp;[Sign.S5]" office:value-type="string" office:string-value="0000" calcext:value-type="string">
            <text:p>0000</text:p>
          </table:table-cell>
          <table:table-cell table:formula="of:=[Sign.Z5]&amp;[Sign.Y5]&amp;[Sign.X5]&amp;[Sign.W5]" office:value-type="string" office:string-value="0000" calcext:value-type="string">
            <text:p>0000</text:p>
          </table:table-cell>
          <table:table-cell table:formula="of:=[Sign.AD5]&amp;[Sign.AC5]&amp;[Sign.AB5]&amp;[Sign.AA5]" office:value-type="string" office:string-value="0000" calcext:value-type="string">
            <text:p>0000</text:p>
          </table:table-cell>
          <table:table-cell table:formula="of:=[Sign.AH5]&amp;[Sign.AG5]&amp;[Sign.AF5]&amp;[Sign.AE5]" office:value-type="string" office:string-value="0000" calcext:value-type="string">
            <text:p>0000</text:p>
          </table:table-cell>
          <table:table-cell table:formula="of:=[Sign.AL5]&amp;[Sign.AK5]&amp;[Sign.AJ5]&amp;[Sign.AI5]" office:value-type="string" office:string-value="0000" calcext:value-type="string">
            <text:p>0000</text:p>
          </table:table-cell>
          <table:table-cell table:formula="of:=[Sign.AP5]&amp;[Sign.AO5]&amp;[Sign.AN5]&amp;[Sign.AM5]" office:value-type="string" office:string-value="0000" calcext:value-type="string">
            <text:p>0000</text:p>
          </table:table-cell>
          <table:table-cell table:formula="of:=[Sign.AT5]&amp;[Sign.AS5]&amp;[Sign.AR5]&amp;[Sign.AQ5]" office:value-type="string" office:string-value="1000" calcext:value-type="string">
            <text:p>1000</text:p>
          </table:table-cell>
          <table:table-cell table:formula="of:=[Sign.AX5]&amp;[Sign.AW5]&amp;[Sign.AV5]&amp;[Sign.AU5]" office:value-type="string" office:string-value="0010" calcext:value-type="string">
            <text:p>0010</text:p>
          </table:table-cell>
          <table:table-cell table:formula="of:=[Sign.BB5]&amp;[Sign.BA5]&amp;[Sign.AZ5]&amp;[Sign.AY5]" office:value-type="string" office:string-value="0000" calcext:value-type="string">
            <text:p>0000</text:p>
          </table:table-cell>
          <table:table-cell table:formula="of:=[Sign.BF5]&amp;[Sign.BE5]&amp;[Sign.BD5]&amp;[Sign.BC5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]&amp;[Sign.I6]&amp;[Sign.H6]&amp;[Sign.G6]" office:value-type="string" office:string-value="0000" calcext:value-type="string">
            <text:p>0000</text:p>
          </table:table-cell>
          <table:table-cell table:formula="of:=[Sign.N6]&amp;[Sign.M6]&amp;[Sign.L6]&amp;[Sign.K6]" office:value-type="string" office:string-value="0110" calcext:value-type="string">
            <text:p>0110</text:p>
          </table:table-cell>
          <table:table-cell table:formula="of:=[Sign.R6]&amp;[Sign.Q6]&amp;[Sign.P6]&amp;[Sign.O6]" office:value-type="string" office:string-value="0011" calcext:value-type="string">
            <text:p>0011</text:p>
          </table:table-cell>
          <table:table-cell table:formula="of:=[Sign.V6]&amp;[Sign.U6]&amp;[Sign.T6]&amp;[Sign.S6]" office:value-type="string" office:string-value="0000" calcext:value-type="string">
            <text:p>0000</text:p>
          </table:table-cell>
          <table:table-cell table:formula="of:=[Sign.Z6]&amp;[Sign.Y6]&amp;[Sign.X6]&amp;[Sign.W6]" office:value-type="string" office:string-value="0001" calcext:value-type="string">
            <text:p>0001</text:p>
          </table:table-cell>
          <table:table-cell table:formula="of:=[Sign.AD6]&amp;[Sign.AC6]&amp;[Sign.AB6]&amp;[Sign.AA6]" office:value-type="string" office:string-value="0000" calcext:value-type="string">
            <text:p>0000</text:p>
          </table:table-cell>
          <table:table-cell table:formula="of:=[Sign.AH6]&amp;[Sign.AG6]&amp;[Sign.AF6]&amp;[Sign.AE6]" office:value-type="string" office:string-value="0000" calcext:value-type="string">
            <text:p>0000</text:p>
          </table:table-cell>
          <table:table-cell table:formula="of:=[Sign.AL6]&amp;[Sign.AK6]&amp;[Sign.AJ6]&amp;[Sign.AI6]" office:value-type="string" office:string-value="0001" calcext:value-type="string">
            <text:p>0001</text:p>
          </table:table-cell>
          <table:table-cell table:formula="of:=[Sign.AP6]&amp;[Sign.AO6]&amp;[Sign.AN6]&amp;[Sign.AM6]" office:value-type="string" office:string-value="0000" calcext:value-type="string">
            <text:p>0000</text:p>
          </table:table-cell>
          <table:table-cell table:formula="of:=[Sign.AT6]&amp;[Sign.AS6]&amp;[Sign.AR6]&amp;[Sign.AQ6]" office:value-type="string" office:string-value="1000" calcext:value-type="string">
            <text:p>1000</text:p>
          </table:table-cell>
          <table:table-cell table:formula="of:=[Sign.AX6]&amp;[Sign.AW6]&amp;[Sign.AV6]&amp;[Sign.AU6]" office:value-type="string" office:string-value="0010" calcext:value-type="string">
            <text:p>0010</text:p>
          </table:table-cell>
          <table:table-cell table:formula="of:=[Sign.BB6]&amp;[Sign.BA6]&amp;[Sign.AZ6]&amp;[Sign.AY6]" office:value-type="string" office:string-value="0000" calcext:value-type="string">
            <text:p>0000</text:p>
          </table:table-cell>
          <table:table-cell table:formula="of:=[Sign.BF6]&amp;[Sign.BE6]&amp;[Sign.BD6]&amp;[Sign.BC6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7]&amp;[Sign.I7]&amp;[Sign.H7]&amp;[Sign.G7]" office:value-type="string" office:string-value="0001" calcext:value-type="string">
            <text:p>0001</text:p>
          </table:table-cell>
          <table:table-cell table:formula="of:=[Sign.N7]&amp;[Sign.M7]&amp;[Sign.L7]&amp;[Sign.K7]" office:value-type="string" office:string-value="0110" calcext:value-type="string">
            <text:p>0110</text:p>
          </table:table-cell>
          <table:table-cell table:formula="of:=[Sign.R7]&amp;[Sign.Q7]&amp;[Sign.P7]&amp;[Sign.O7]" office:value-type="string" office:string-value="0010" calcext:value-type="string">
            <text:p>0010</text:p>
          </table:table-cell>
          <table:table-cell table:formula="of:=[Sign.V7]&amp;[Sign.U7]&amp;[Sign.T7]&amp;[Sign.S7]" office:value-type="string" office:string-value="0000" calcext:value-type="string">
            <text:p>0000</text:p>
          </table:table-cell>
          <table:table-cell table:formula="of:=[Sign.Z7]&amp;[Sign.Y7]&amp;[Sign.X7]&amp;[Sign.W7]" office:value-type="string" office:string-value="0001" calcext:value-type="string">
            <text:p>0001</text:p>
          </table:table-cell>
          <table:table-cell table:formula="of:=[Sign.AD7]&amp;[Sign.AC7]&amp;[Sign.AB7]&amp;[Sign.AA7]" office:value-type="string" office:string-value="0000" calcext:value-type="string">
            <text:p>0000</text:p>
          </table:table-cell>
          <table:table-cell table:formula="of:=[Sign.AH7]&amp;[Sign.AG7]&amp;[Sign.AF7]&amp;[Sign.AE7]" office:value-type="string" office:string-value="0000" calcext:value-type="string">
            <text:p>0000</text:p>
          </table:table-cell>
          <table:table-cell table:formula="of:=[Sign.AL7]&amp;[Sign.AK7]&amp;[Sign.AJ7]&amp;[Sign.AI7]" office:value-type="string" office:string-value="0001" calcext:value-type="string">
            <text:p>0001</text:p>
          </table:table-cell>
          <table:table-cell table:formula="of:=[Sign.AP7]&amp;[Sign.AO7]&amp;[Sign.AN7]&amp;[Sign.AM7]" office:value-type="string" office:string-value="0000" calcext:value-type="string">
            <text:p>0000</text:p>
          </table:table-cell>
          <table:table-cell table:formula="of:=[Sign.AT7]&amp;[Sign.AS7]&amp;[Sign.AR7]&amp;[Sign.AQ7]" office:value-type="string" office:string-value="1000" calcext:value-type="string">
            <text:p>1000</text:p>
          </table:table-cell>
          <table:table-cell table:formula="of:=[Sign.AX7]&amp;[Sign.AW7]&amp;[Sign.AV7]&amp;[Sign.AU7]" office:value-type="string" office:string-value="0001" calcext:value-type="string">
            <text:p>0001</text:p>
          </table:table-cell>
          <table:table-cell table:formula="of:=[Sign.BB7]&amp;[Sign.BA7]&amp;[Sign.AZ7]&amp;[Sign.AY7]" office:value-type="string" office:string-value="0000" calcext:value-type="string">
            <text:p>0000</text:p>
          </table:table-cell>
          <table:table-cell table:formula="of:=[Sign.BF7]&amp;[Sign.BE7]&amp;[Sign.BD7]&amp;[Sign.BC7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8]&amp;[Sign.I8]&amp;[Sign.H8]&amp;[Sign.G8]" office:value-type="string" office:string-value="0101" calcext:value-type="string">
            <text:p>0101</text:p>
          </table:table-cell>
          <table:table-cell table:formula="of:=[Sign.N8]&amp;[Sign.M8]&amp;[Sign.L8]&amp;[Sign.K8]" office:value-type="string" office:string-value="0000" calcext:value-type="string">
            <text:p>0000</text:p>
          </table:table-cell>
          <table:table-cell table:formula="of:=[Sign.R8]&amp;[Sign.Q8]&amp;[Sign.P8]&amp;[Sign.O8]" office:value-type="string" office:string-value="0000" calcext:value-type="string">
            <text:p>0000</text:p>
          </table:table-cell>
          <table:table-cell table:formula="of:=[Sign.V8]&amp;[Sign.U8]&amp;[Sign.T8]&amp;[Sign.S8]" office:value-type="string" office:string-value="0000" calcext:value-type="string">
            <text:p>0000</text:p>
          </table:table-cell>
          <table:table-cell table:formula="of:=[Sign.Z8]&amp;[Sign.Y8]&amp;[Sign.X8]&amp;[Sign.W8]" office:value-type="string" office:string-value="0000" calcext:value-type="string">
            <text:p>0000</text:p>
          </table:table-cell>
          <table:table-cell table:formula="of:=[Sign.AD8]&amp;[Sign.AC8]&amp;[Sign.AB8]&amp;[Sign.AA8]" office:value-type="string" office:string-value="0000" calcext:value-type="string">
            <text:p>0000</text:p>
          </table:table-cell>
          <table:table-cell table:formula="of:=[Sign.AH8]&amp;[Sign.AG8]&amp;[Sign.AF8]&amp;[Sign.AE8]" office:value-type="string" office:string-value="0000" calcext:value-type="string">
            <text:p>0000</text:p>
          </table:table-cell>
          <table:table-cell table:formula="of:=[Sign.AL8]&amp;[Sign.AK8]&amp;[Sign.AJ8]&amp;[Sign.AI8]" office:value-type="string" office:string-value="0000" calcext:value-type="string">
            <text:p>0000</text:p>
          </table:table-cell>
          <table:table-cell table:formula="of:=[Sign.AP8]&amp;[Sign.AO8]&amp;[Sign.AN8]&amp;[Sign.AM8]" office:value-type="string" office:string-value="0000" calcext:value-type="string">
            <text:p>0000</text:p>
          </table:table-cell>
          <table:table-cell table:formula="of:=[Sign.AT8]&amp;[Sign.AS8]&amp;[Sign.AR8]&amp;[Sign.AQ8]" office:value-type="string" office:string-value="0001" calcext:value-type="string">
            <text:p>0001</text:p>
          </table:table-cell>
          <table:table-cell table:formula="of:=[Sign.AX8]&amp;[Sign.AW8]&amp;[Sign.AV8]&amp;[Sign.AU8]" office:value-type="string" office:string-value="0000" calcext:value-type="string">
            <text:p>0000</text:p>
          </table:table-cell>
          <table:table-cell table:formula="of:=[Sign.BB8]&amp;[Sign.BA8]&amp;[Sign.AZ8]&amp;[Sign.AY8]" office:value-type="string" office:string-value="0000" calcext:value-type="string">
            <text:p>0000</text:p>
          </table:table-cell>
          <table:table-cell table:formula="of:=[Sign.BF8]&amp;[Sign.BE8]&amp;[Sign.BD8]&amp;[Sign.BC8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9]&amp;[Sign.I9]&amp;[Sign.H9]&amp;[Sign.G9]" office:value-type="string" office:string-value="0101" calcext:value-type="string">
            <text:p>0101</text:p>
          </table:table-cell>
          <table:table-cell table:formula="of:=[Sign.N9]&amp;[Sign.M9]&amp;[Sign.L9]&amp;[Sign.K9]" office:value-type="string" office:string-value="0000" calcext:value-type="string">
            <text:p>0000</text:p>
          </table:table-cell>
          <table:table-cell table:formula="of:=[Sign.R9]&amp;[Sign.Q9]&amp;[Sign.P9]&amp;[Sign.O9]" office:value-type="string" office:string-value="0000" calcext:value-type="string">
            <text:p>0000</text:p>
          </table:table-cell>
          <table:table-cell table:formula="of:=[Sign.V9]&amp;[Sign.U9]&amp;[Sign.T9]&amp;[Sign.S9]" office:value-type="string" office:string-value="0000" calcext:value-type="string">
            <text:p>0000</text:p>
          </table:table-cell>
          <table:table-cell table:formula="of:=[Sign.Z9]&amp;[Sign.Y9]&amp;[Sign.X9]&amp;[Sign.W9]" office:value-type="string" office:string-value="0000" calcext:value-type="string">
            <text:p>0000</text:p>
          </table:table-cell>
          <table:table-cell table:formula="of:=[Sign.AD9]&amp;[Sign.AC9]&amp;[Sign.AB9]&amp;[Sign.AA9]" office:value-type="string" office:string-value="0000" calcext:value-type="string">
            <text:p>0000</text:p>
          </table:table-cell>
          <table:table-cell table:formula="of:=[Sign.AH9]&amp;[Sign.AG9]&amp;[Sign.AF9]&amp;[Sign.AE9]" office:value-type="string" office:string-value="0000" calcext:value-type="string">
            <text:p>0000</text:p>
          </table:table-cell>
          <table:table-cell table:formula="of:=[Sign.AL9]&amp;[Sign.AK9]&amp;[Sign.AJ9]&amp;[Sign.AI9]" office:value-type="string" office:string-value="0000" calcext:value-type="string">
            <text:p>0000</text:p>
          </table:table-cell>
          <table:table-cell table:formula="of:=[Sign.AP9]&amp;[Sign.AO9]&amp;[Sign.AN9]&amp;[Sign.AM9]" office:value-type="string" office:string-value="0000" calcext:value-type="string">
            <text:p>0000</text:p>
          </table:table-cell>
          <table:table-cell table:formula="of:=[Sign.AT9]&amp;[Sign.AS9]&amp;[Sign.AR9]&amp;[Sign.AQ9]" office:value-type="string" office:string-value="0010" calcext:value-type="string">
            <text:p>0010</text:p>
          </table:table-cell>
          <table:table-cell table:formula="of:=[Sign.AX9]&amp;[Sign.AW9]&amp;[Sign.AV9]&amp;[Sign.AU9]" office:value-type="string" office:string-value="0000" calcext:value-type="string">
            <text:p>0000</text:p>
          </table:table-cell>
          <table:table-cell table:formula="of:=[Sign.BB9]&amp;[Sign.BA9]&amp;[Sign.AZ9]&amp;[Sign.AY9]" office:value-type="string" office:string-value="0000" calcext:value-type="string">
            <text:p>0000</text:p>
          </table:table-cell>
          <table:table-cell table:formula="of:=[Sign.BF9]&amp;[Sign.BE9]&amp;[Sign.BD9]&amp;[Sign.BC9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0]&amp;[Sign.I10]&amp;[Sign.H10]&amp;[Sign.G10]" office:value-type="string" office:string-value="0101" calcext:value-type="string">
            <text:p>0101</text:p>
          </table:table-cell>
          <table:table-cell table:formula="of:=[Sign.N10]&amp;[Sign.M10]&amp;[Sign.L10]&amp;[Sign.K10]" office:value-type="string" office:string-value="0000" calcext:value-type="string">
            <text:p>0000</text:p>
          </table:table-cell>
          <table:table-cell table:formula="of:=[Sign.R10]&amp;[Sign.Q10]&amp;[Sign.P10]&amp;[Sign.O10]" office:value-type="string" office:string-value="0000" calcext:value-type="string">
            <text:p>0000</text:p>
          </table:table-cell>
          <table:table-cell table:formula="of:=[Sign.V10]&amp;[Sign.U10]&amp;[Sign.T10]&amp;[Sign.S10]" office:value-type="string" office:string-value="0000" calcext:value-type="string">
            <text:p>0000</text:p>
          </table:table-cell>
          <table:table-cell table:formula="of:=[Sign.Z10]&amp;[Sign.Y10]&amp;[Sign.X10]&amp;[Sign.W10]" office:value-type="string" office:string-value="0000" calcext:value-type="string">
            <text:p>0000</text:p>
          </table:table-cell>
          <table:table-cell table:formula="of:=[Sign.AD10]&amp;[Sign.AC10]&amp;[Sign.AB10]&amp;[Sign.AA10]" office:value-type="string" office:string-value="0000" calcext:value-type="string">
            <text:p>0000</text:p>
          </table:table-cell>
          <table:table-cell table:formula="of:=[Sign.AH10]&amp;[Sign.AG10]&amp;[Sign.AF10]&amp;[Sign.AE10]" office:value-type="string" office:string-value="0000" calcext:value-type="string">
            <text:p>0000</text:p>
          </table:table-cell>
          <table:table-cell table:formula="of:=[Sign.AL10]&amp;[Sign.AK10]&amp;[Sign.AJ10]&amp;[Sign.AI10]" office:value-type="string" office:string-value="0000" calcext:value-type="string">
            <text:p>0000</text:p>
          </table:table-cell>
          <table:table-cell table:formula="of:=[Sign.AP10]&amp;[Sign.AO10]&amp;[Sign.AN10]&amp;[Sign.AM10]" office:value-type="string" office:string-value="0000" calcext:value-type="string">
            <text:p>0000</text:p>
          </table:table-cell>
          <table:table-cell table:formula="of:=[Sign.AT10]&amp;[Sign.AS10]&amp;[Sign.AR10]&amp;[Sign.AQ10]" office:value-type="string" office:string-value="0011" calcext:value-type="string">
            <text:p>0011</text:p>
          </table:table-cell>
          <table:table-cell table:formula="of:=[Sign.AX10]&amp;[Sign.AW10]&amp;[Sign.AV10]&amp;[Sign.AU10]" office:value-type="string" office:string-value="0000" calcext:value-type="string">
            <text:p>0000</text:p>
          </table:table-cell>
          <table:table-cell table:formula="of:=[Sign.BB10]&amp;[Sign.BA10]&amp;[Sign.AZ10]&amp;[Sign.AY10]" office:value-type="string" office:string-value="0000" calcext:value-type="string">
            <text:p>0000</text:p>
          </table:table-cell>
          <table:table-cell table:formula="of:=[Sign.BF10]&amp;[Sign.BE10]&amp;[Sign.BD10]&amp;[Sign.BC10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1]&amp;[Sign.I11]&amp;[Sign.H11]&amp;[Sign.G11]" office:value-type="string" office:string-value="0101" calcext:value-type="string">
            <text:p>0101</text:p>
          </table:table-cell>
          <table:table-cell table:formula="of:=[Sign.N11]&amp;[Sign.M11]&amp;[Sign.L11]&amp;[Sign.K11]" office:value-type="string" office:string-value="0000" calcext:value-type="string">
            <text:p>0000</text:p>
          </table:table-cell>
          <table:table-cell table:formula="of:=[Sign.R11]&amp;[Sign.Q11]&amp;[Sign.P11]&amp;[Sign.O11]" office:value-type="string" office:string-value="0000" calcext:value-type="string">
            <text:p>0000</text:p>
          </table:table-cell>
          <table:table-cell table:formula="of:=[Sign.V11]&amp;[Sign.U11]&amp;[Sign.T11]&amp;[Sign.S11]" office:value-type="string" office:string-value="0000" calcext:value-type="string">
            <text:p>0000</text:p>
          </table:table-cell>
          <table:table-cell table:formula="of:=[Sign.Z11]&amp;[Sign.Y11]&amp;[Sign.X11]&amp;[Sign.W11]" office:value-type="string" office:string-value="0000" calcext:value-type="string">
            <text:p>0000</text:p>
          </table:table-cell>
          <table:table-cell table:formula="of:=[Sign.AD11]&amp;[Sign.AC11]&amp;[Sign.AB11]&amp;[Sign.AA11]" office:value-type="string" office:string-value="0000" calcext:value-type="string">
            <text:p>0000</text:p>
          </table:table-cell>
          <table:table-cell table:formula="of:=[Sign.AH11]&amp;[Sign.AG11]&amp;[Sign.AF11]&amp;[Sign.AE11]" office:value-type="string" office:string-value="0000" calcext:value-type="string">
            <text:p>0000</text:p>
          </table:table-cell>
          <table:table-cell table:formula="of:=[Sign.AL11]&amp;[Sign.AK11]&amp;[Sign.AJ11]&amp;[Sign.AI11]" office:value-type="string" office:string-value="0000" calcext:value-type="string">
            <text:p>0000</text:p>
          </table:table-cell>
          <table:table-cell table:formula="of:=[Sign.AP11]&amp;[Sign.AO11]&amp;[Sign.AN11]&amp;[Sign.AM11]" office:value-type="string" office:string-value="0000" calcext:value-type="string">
            <text:p>0000</text:p>
          </table:table-cell>
          <table:table-cell table:formula="of:=[Sign.AT11]&amp;[Sign.AS11]&amp;[Sign.AR11]&amp;[Sign.AQ11]" office:value-type="string" office:string-value="0100" calcext:value-type="string">
            <text:p>0100</text:p>
          </table:table-cell>
          <table:table-cell table:formula="of:=[Sign.AX11]&amp;[Sign.AW11]&amp;[Sign.AV11]&amp;[Sign.AU11]" office:value-type="string" office:string-value="0000" calcext:value-type="string">
            <text:p>0000</text:p>
          </table:table-cell>
          <table:table-cell table:formula="of:=[Sign.BB11]&amp;[Sign.BA11]&amp;[Sign.AZ11]&amp;[Sign.AY11]" office:value-type="string" office:string-value="0000" calcext:value-type="string">
            <text:p>0000</text:p>
          </table:table-cell>
          <table:table-cell table:formula="of:=[Sign.BF11]&amp;[Sign.BE11]&amp;[Sign.BD11]&amp;[Sign.BC11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2]&amp;[Sign.I12]&amp;[Sign.H12]&amp;[Sign.G12]" office:value-type="string" office:string-value="0101" calcext:value-type="string">
            <text:p>0101</text:p>
          </table:table-cell>
          <table:table-cell table:formula="of:=[Sign.N12]&amp;[Sign.M12]&amp;[Sign.L12]&amp;[Sign.K12]" office:value-type="string" office:string-value="0000" calcext:value-type="string">
            <text:p>0000</text:p>
          </table:table-cell>
          <table:table-cell table:formula="of:=[Sign.R12]&amp;[Sign.Q12]&amp;[Sign.P12]&amp;[Sign.O12]" office:value-type="string" office:string-value="0000" calcext:value-type="string">
            <text:p>0000</text:p>
          </table:table-cell>
          <table:table-cell table:formula="of:=[Sign.V12]&amp;[Sign.U12]&amp;[Sign.T12]&amp;[Sign.S12]" office:value-type="string" office:string-value="0000" calcext:value-type="string">
            <text:p>0000</text:p>
          </table:table-cell>
          <table:table-cell table:formula="of:=[Sign.Z12]&amp;[Sign.Y12]&amp;[Sign.X12]&amp;[Sign.W12]" office:value-type="string" office:string-value="0000" calcext:value-type="string">
            <text:p>0000</text:p>
          </table:table-cell>
          <table:table-cell table:formula="of:=[Sign.AD12]&amp;[Sign.AC12]&amp;[Sign.AB12]&amp;[Sign.AA12]" office:value-type="string" office:string-value="0000" calcext:value-type="string">
            <text:p>0000</text:p>
          </table:table-cell>
          <table:table-cell table:formula="of:=[Sign.AH12]&amp;[Sign.AG12]&amp;[Sign.AF12]&amp;[Sign.AE12]" office:value-type="string" office:string-value="0000" calcext:value-type="string">
            <text:p>0000</text:p>
          </table:table-cell>
          <table:table-cell table:formula="of:=[Sign.AL12]&amp;[Sign.AK12]&amp;[Sign.AJ12]&amp;[Sign.AI12]" office:value-type="string" office:string-value="0000" calcext:value-type="string">
            <text:p>0000</text:p>
          </table:table-cell>
          <table:table-cell table:formula="of:=[Sign.AP12]&amp;[Sign.AO12]&amp;[Sign.AN12]&amp;[Sign.AM12]" office:value-type="string" office:string-value="0000" calcext:value-type="string">
            <text:p>0000</text:p>
          </table:table-cell>
          <table:table-cell table:formula="of:=[Sign.AT12]&amp;[Sign.AS12]&amp;[Sign.AR12]&amp;[Sign.AQ12]" office:value-type="string" office:string-value="0101" calcext:value-type="string">
            <text:p>0101</text:p>
          </table:table-cell>
          <table:table-cell table:formula="of:=[Sign.AX12]&amp;[Sign.AW12]&amp;[Sign.AV12]&amp;[Sign.AU12]" office:value-type="string" office:string-value="0000" calcext:value-type="string">
            <text:p>0000</text:p>
          </table:table-cell>
          <table:table-cell table:formula="of:=[Sign.BB12]&amp;[Sign.BA12]&amp;[Sign.AZ12]&amp;[Sign.AY12]" office:value-type="string" office:string-value="0000" calcext:value-type="string">
            <text:p>0000</text:p>
          </table:table-cell>
          <table:table-cell table:formula="of:=[Sign.BF12]&amp;[Sign.BE12]&amp;[Sign.BD12]&amp;[Sign.BC12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3]&amp;[Sign.I13]&amp;[Sign.H13]&amp;[Sign.G13]" office:value-type="string" office:string-value="0101" calcext:value-type="string">
            <text:p>0101</text:p>
          </table:table-cell>
          <table:table-cell table:formula="of:=[Sign.N13]&amp;[Sign.M13]&amp;[Sign.L13]&amp;[Sign.K13]" office:value-type="string" office:string-value="0000" calcext:value-type="string">
            <text:p>0000</text:p>
          </table:table-cell>
          <table:table-cell table:formula="of:=[Sign.R13]&amp;[Sign.Q13]&amp;[Sign.P13]&amp;[Sign.O13]" office:value-type="string" office:string-value="0000" calcext:value-type="string">
            <text:p>0000</text:p>
          </table:table-cell>
          <table:table-cell table:formula="of:=[Sign.V13]&amp;[Sign.U13]&amp;[Sign.T13]&amp;[Sign.S13]" office:value-type="string" office:string-value="0000" calcext:value-type="string">
            <text:p>0000</text:p>
          </table:table-cell>
          <table:table-cell table:formula="of:=[Sign.Z13]&amp;[Sign.Y13]&amp;[Sign.X13]&amp;[Sign.W13]" office:value-type="string" office:string-value="0000" calcext:value-type="string">
            <text:p>0000</text:p>
          </table:table-cell>
          <table:table-cell table:formula="of:=[Sign.AD13]&amp;[Sign.AC13]&amp;[Sign.AB13]&amp;[Sign.AA13]" office:value-type="string" office:string-value="0000" calcext:value-type="string">
            <text:p>0000</text:p>
          </table:table-cell>
          <table:table-cell table:formula="of:=[Sign.AH13]&amp;[Sign.AG13]&amp;[Sign.AF13]&amp;[Sign.AE13]" office:value-type="string" office:string-value="0000" calcext:value-type="string">
            <text:p>0000</text:p>
          </table:table-cell>
          <table:table-cell table:formula="of:=[Sign.AL13]&amp;[Sign.AK13]&amp;[Sign.AJ13]&amp;[Sign.AI13]" office:value-type="string" office:string-value="0000" calcext:value-type="string">
            <text:p>0000</text:p>
          </table:table-cell>
          <table:table-cell table:formula="of:=[Sign.AP13]&amp;[Sign.AO13]&amp;[Sign.AN13]&amp;[Sign.AM13]" office:value-type="string" office:string-value="0000" calcext:value-type="string">
            <text:p>0000</text:p>
          </table:table-cell>
          <table:table-cell table:formula="of:=[Sign.AT13]&amp;[Sign.AS13]&amp;[Sign.AR13]&amp;[Sign.AQ13]" office:value-type="string" office:string-value="0110" calcext:value-type="string">
            <text:p>0110</text:p>
          </table:table-cell>
          <table:table-cell table:formula="of:=[Sign.AX13]&amp;[Sign.AW13]&amp;[Sign.AV13]&amp;[Sign.AU13]" office:value-type="string" office:string-value="0000" calcext:value-type="string">
            <text:p>0000</text:p>
          </table:table-cell>
          <table:table-cell table:formula="of:=[Sign.BB13]&amp;[Sign.BA13]&amp;[Sign.AZ13]&amp;[Sign.AY13]" office:value-type="string" office:string-value="0000" calcext:value-type="string">
            <text:p>0000</text:p>
          </table:table-cell>
          <table:table-cell table:formula="of:=[Sign.BF13]&amp;[Sign.BE13]&amp;[Sign.BD13]&amp;[Sign.BC13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4]&amp;[Sign.I14]&amp;[Sign.H14]&amp;[Sign.G14]" office:value-type="string" office:string-value="0000" calcext:value-type="string">
            <text:p>0000</text:p>
          </table:table-cell>
          <table:table-cell table:formula="of:=[Sign.N14]&amp;[Sign.M14]&amp;[Sign.L14]&amp;[Sign.K14]" office:value-type="string" office:string-value="0000" calcext:value-type="string">
            <text:p>0000</text:p>
          </table:table-cell>
          <table:table-cell table:formula="of:=[Sign.R14]&amp;[Sign.Q14]&amp;[Sign.P14]&amp;[Sign.O14]" office:value-type="string" office:string-value="0000" calcext:value-type="string">
            <text:p>0000</text:p>
          </table:table-cell>
          <table:table-cell table:formula="of:=[Sign.V14]&amp;[Sign.U14]&amp;[Sign.T14]&amp;[Sign.S14]" office:value-type="string" office:string-value="0000" calcext:value-type="string">
            <text:p>0000</text:p>
          </table:table-cell>
          <table:table-cell table:formula="of:=[Sign.Z14]&amp;[Sign.Y14]&amp;[Sign.X14]&amp;[Sign.W14]" office:value-type="string" office:string-value="0000" calcext:value-type="string">
            <text:p>0000</text:p>
          </table:table-cell>
          <table:table-cell table:formula="of:=[Sign.AD14]&amp;[Sign.AC14]&amp;[Sign.AB14]&amp;[Sign.AA14]" office:value-type="string" office:string-value="0000" calcext:value-type="string">
            <text:p>0000</text:p>
          </table:table-cell>
          <table:table-cell table:formula="of:=[Sign.AH14]&amp;[Sign.AG14]&amp;[Sign.AF14]&amp;[Sign.AE14]" office:value-type="string" office:string-value="0000" calcext:value-type="string">
            <text:p>0000</text:p>
          </table:table-cell>
          <table:table-cell table:formula="of:=[Sign.AL14]&amp;[Sign.AK14]&amp;[Sign.AJ14]&amp;[Sign.AI14]" office:value-type="string" office:string-value="0001" calcext:value-type="string">
            <text:p>0001</text:p>
          </table:table-cell>
          <table:table-cell table:formula="of:=[Sign.AP14]&amp;[Sign.AO14]&amp;[Sign.AN14]&amp;[Sign.AM14]" office:value-type="string" office:string-value="0000" calcext:value-type="string">
            <text:p>0000</text:p>
          </table:table-cell>
          <table:table-cell table:formula="of:=[Sign.AT14]&amp;[Sign.AS14]&amp;[Sign.AR14]&amp;[Sign.AQ14]" office:value-type="string" office:string-value="0000" calcext:value-type="string">
            <text:p>0000</text:p>
          </table:table-cell>
          <table:table-cell table:formula="of:=[Sign.AX14]&amp;[Sign.AW14]&amp;[Sign.AV14]&amp;[Sign.AU14]" office:value-type="string" office:string-value="0000" calcext:value-type="string">
            <text:p>0000</text:p>
          </table:table-cell>
          <table:table-cell table:formula="of:=[Sign.BB14]&amp;[Sign.BA14]&amp;[Sign.AZ14]&amp;[Sign.AY14]" office:value-type="string" office:string-value="0000" calcext:value-type="string">
            <text:p>0000</text:p>
          </table:table-cell>
          <table:table-cell table:formula="of:=[Sign.BF14]&amp;[Sign.BE14]&amp;[Sign.BD14]&amp;[Sign.BC14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5]&amp;[Sign.I15]&amp;[Sign.H15]&amp;[Sign.G15]" office:value-type="string" office:string-value="1000" calcext:value-type="string">
            <text:p>1000</text:p>
          </table:table-cell>
          <table:table-cell table:formula="of:=[Sign.N15]&amp;[Sign.M15]&amp;[Sign.L15]&amp;[Sign.K15]" office:value-type="string" office:string-value="0011" calcext:value-type="string">
            <text:p>0011</text:p>
          </table:table-cell>
          <table:table-cell table:formula="of:=[Sign.R15]&amp;[Sign.Q15]&amp;[Sign.P15]&amp;[Sign.O15]" office:value-type="string" office:string-value="0000" calcext:value-type="string">
            <text:p>0000</text:p>
          </table:table-cell>
          <table:table-cell table:formula="of:=[Sign.V15]&amp;[Sign.U15]&amp;[Sign.T15]&amp;[Sign.S15]" office:value-type="string" office:string-value="0000" calcext:value-type="string">
            <text:p>0000</text:p>
          </table:table-cell>
          <table:table-cell table:formula="of:=[Sign.Z15]&amp;[Sign.Y15]&amp;[Sign.X15]&amp;[Sign.W15]" office:value-type="string" office:string-value="0001" calcext:value-type="string">
            <text:p>0001</text:p>
          </table:table-cell>
          <table:table-cell table:formula="of:=[Sign.AD15]&amp;[Sign.AC15]&amp;[Sign.AB15]&amp;[Sign.AA15]" office:value-type="string" office:string-value="0000" calcext:value-type="string">
            <text:p>0000</text:p>
          </table:table-cell>
          <table:table-cell table:formula="of:=[Sign.AH15]&amp;[Sign.AG15]&amp;[Sign.AF15]&amp;[Sign.AE15]" office:value-type="string" office:string-value="0000" calcext:value-type="string">
            <text:p>0000</text:p>
          </table:table-cell>
          <table:table-cell table:formula="of:=[Sign.AL15]&amp;[Sign.AK15]&amp;[Sign.AJ15]&amp;[Sign.AI15]" office:value-type="string" office:string-value="0001" calcext:value-type="string">
            <text:p>0001</text:p>
          </table:table-cell>
          <table:table-cell table:formula="of:=[Sign.AP15]&amp;[Sign.AO15]&amp;[Sign.AN15]&amp;[Sign.AM15]" office:value-type="string" office:string-value="0000" calcext:value-type="string">
            <text:p>0000</text:p>
          </table:table-cell>
          <table:table-cell table:formula="of:=[Sign.AT15]&amp;[Sign.AS15]&amp;[Sign.AR15]&amp;[Sign.AQ15]" office:value-type="string" office:string-value="0000" calcext:value-type="string">
            <text:p>0000</text:p>
          </table:table-cell>
          <table:table-cell table:formula="of:=[Sign.AX15]&amp;[Sign.AW15]&amp;[Sign.AV15]&amp;[Sign.AU15]" office:value-type="string" office:string-value="0000" calcext:value-type="string">
            <text:p>0000</text:p>
          </table:table-cell>
          <table:table-cell table:formula="of:=[Sign.BB15]&amp;[Sign.BA15]&amp;[Sign.AZ15]&amp;[Sign.AY15]" office:value-type="string" office:string-value="0000" calcext:value-type="string">
            <text:p>0000</text:p>
          </table:table-cell>
          <table:table-cell table:formula="of:=[Sign.BF15]&amp;[Sign.BE15]&amp;[Sign.BD15]&amp;[Sign.BC15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6]&amp;[Sign.I16]&amp;[Sign.H16]&amp;[Sign.G16]" office:value-type="string" office:string-value="0001" calcext:value-type="string">
            <text:p>0001</text:p>
          </table:table-cell>
          <table:table-cell table:formula="of:=[Sign.N16]&amp;[Sign.M16]&amp;[Sign.L16]&amp;[Sign.K16]" office:value-type="string" office:string-value="0101" calcext:value-type="string">
            <text:p>0101</text:p>
          </table:table-cell>
          <table:table-cell table:formula="of:=[Sign.R16]&amp;[Sign.Q16]&amp;[Sign.P16]&amp;[Sign.O16]" office:value-type="string" office:string-value="0000" calcext:value-type="string">
            <text:p>0000</text:p>
          </table:table-cell>
          <table:table-cell table:formula="of:=[Sign.V16]&amp;[Sign.U16]&amp;[Sign.T16]&amp;[Sign.S16]" office:value-type="string" office:string-value="0001" calcext:value-type="string">
            <text:p>0001</text:p>
          </table:table-cell>
          <table:table-cell table:formula="of:=[Sign.Z16]&amp;[Sign.Y16]&amp;[Sign.X16]&amp;[Sign.W16]" office:value-type="string" office:string-value="0000" calcext:value-type="string">
            <text:p>0000</text:p>
          </table:table-cell>
          <table:table-cell table:formula="of:=[Sign.AD16]&amp;[Sign.AC16]&amp;[Sign.AB16]&amp;[Sign.AA16]" office:value-type="string" office:string-value="0010" calcext:value-type="string">
            <text:p>0010</text:p>
          </table:table-cell>
          <table:table-cell table:formula="of:=[Sign.AH16]&amp;[Sign.AG16]&amp;[Sign.AF16]&amp;[Sign.AE16]" office:value-type="string" office:string-value="0010" calcext:value-type="string">
            <text:p>0010</text:p>
          </table:table-cell>
          <table:table-cell table:formula="of:=[Sign.AL16]&amp;[Sign.AK16]&amp;[Sign.AJ16]&amp;[Sign.AI16]" office:value-type="string" office:string-value="0101" calcext:value-type="string">
            <text:p>0101</text:p>
          </table:table-cell>
          <table:table-cell table:formula="of:=[Sign.AP16]&amp;[Sign.AO16]&amp;[Sign.AN16]&amp;[Sign.AM16]" office:value-type="string" office:string-value="0000" calcext:value-type="string">
            <text:p>0000</text:p>
          </table:table-cell>
          <table:table-cell table:formula="of:=[Sign.AT16]&amp;[Sign.AS16]&amp;[Sign.AR16]&amp;[Sign.AQ16]" office:value-type="string" office:string-value="0000" calcext:value-type="string">
            <text:p>0000</text:p>
          </table:table-cell>
          <table:table-cell table:formula="of:=[Sign.AX16]&amp;[Sign.AW16]&amp;[Sign.AV16]&amp;[Sign.AU16]" office:value-type="string" office:string-value="0000" calcext:value-type="string">
            <text:p>0000</text:p>
          </table:table-cell>
          <table:table-cell table:formula="of:=[Sign.BB16]&amp;[Sign.BA16]&amp;[Sign.AZ16]&amp;[Sign.AY16]" office:value-type="string" office:string-value="0000" calcext:value-type="string">
            <text:p>0000</text:p>
          </table:table-cell>
          <table:table-cell table:formula="of:=[Sign.BF16]&amp;[Sign.BE16]&amp;[Sign.BD16]&amp;[Sign.BC16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7]&amp;[Sign.I17]&amp;[Sign.H17]&amp;[Sign.G17]" office:value-type="string" office:string-value="0001" calcext:value-type="string">
            <text:p>0001</text:p>
          </table:table-cell>
          <table:table-cell table:formula="of:=[Sign.N17]&amp;[Sign.M17]&amp;[Sign.L17]&amp;[Sign.K17]" office:value-type="string" office:string-value="0101" calcext:value-type="string">
            <text:p>0101</text:p>
          </table:table-cell>
          <table:table-cell table:formula="of:=[Sign.R17]&amp;[Sign.Q17]&amp;[Sign.P17]&amp;[Sign.O17]" office:value-type="string" office:string-value="0000" calcext:value-type="string">
            <text:p>0000</text:p>
          </table:table-cell>
          <table:table-cell table:formula="of:=[Sign.V17]&amp;[Sign.U17]&amp;[Sign.T17]&amp;[Sign.S17]" office:value-type="string" office:string-value="0000" calcext:value-type="string">
            <text:p>0000</text:p>
          </table:table-cell>
          <table:table-cell table:formula="of:=[Sign.Z17]&amp;[Sign.Y17]&amp;[Sign.X17]&amp;[Sign.W17]" office:value-type="string" office:string-value="0000" calcext:value-type="string">
            <text:p>0000</text:p>
          </table:table-cell>
          <table:table-cell table:formula="of:=[Sign.AD17]&amp;[Sign.AC17]&amp;[Sign.AB17]&amp;[Sign.AA17]" office:value-type="string" office:string-value="0001" calcext:value-type="string">
            <text:p>0001</text:p>
          </table:table-cell>
          <table:table-cell table:formula="of:=[Sign.AH17]&amp;[Sign.AG17]&amp;[Sign.AF17]&amp;[Sign.AE17]" office:value-type="string" office:string-value="0010" calcext:value-type="string">
            <text:p>0010</text:p>
          </table:table-cell>
          <table:table-cell table:formula="of:=[Sign.AL17]&amp;[Sign.AK17]&amp;[Sign.AJ17]&amp;[Sign.AI17]" office:value-type="string" office:string-value="0100" calcext:value-type="string">
            <text:p>0100</text:p>
          </table:table-cell>
          <table:table-cell table:formula="of:=[Sign.AP17]&amp;[Sign.AO17]&amp;[Sign.AN17]&amp;[Sign.AM17]" office:value-type="string" office:string-value="0000" calcext:value-type="string">
            <text:p>0000</text:p>
          </table:table-cell>
          <table:table-cell table:formula="of:=[Sign.AT17]&amp;[Sign.AS17]&amp;[Sign.AR17]&amp;[Sign.AQ17]" office:value-type="string" office:string-value="0000" calcext:value-type="string">
            <text:p>0000</text:p>
          </table:table-cell>
          <table:table-cell table:formula="of:=[Sign.AX17]&amp;[Sign.AW17]&amp;[Sign.AV17]&amp;[Sign.AU17]" office:value-type="string" office:string-value="0000" calcext:value-type="string">
            <text:p>0000</text:p>
          </table:table-cell>
          <table:table-cell table:formula="of:=[Sign.BB17]&amp;[Sign.BA17]&amp;[Sign.AZ17]&amp;[Sign.AY17]" office:value-type="string" office:string-value="0000" calcext:value-type="string">
            <text:p>0000</text:p>
          </table:table-cell>
          <table:table-cell table:formula="of:=[Sign.BF17]&amp;[Sign.BE17]&amp;[Sign.BD17]&amp;[Sign.BC17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8]&amp;[Sign.I18]&amp;[Sign.H18]&amp;[Sign.G18]" office:value-type="string" office:string-value="0001" calcext:value-type="string">
            <text:p>0001</text:p>
          </table:table-cell>
          <table:table-cell table:formula="of:=[Sign.N18]&amp;[Sign.M18]&amp;[Sign.L18]&amp;[Sign.K18]" office:value-type="string" office:string-value="0010" calcext:value-type="string">
            <text:p>0010</text:p>
          </table:table-cell>
          <table:table-cell table:formula="of:=[Sign.R18]&amp;[Sign.Q18]&amp;[Sign.P18]&amp;[Sign.O18]" office:value-type="string" office:string-value="0000" calcext:value-type="string">
            <text:p>0000</text:p>
          </table:table-cell>
          <table:table-cell table:formula="of:=[Sign.V18]&amp;[Sign.U18]&amp;[Sign.T18]&amp;[Sign.S18]" office:value-type="string" office:string-value="0000" calcext:value-type="string">
            <text:p>0000</text:p>
          </table:table-cell>
          <table:table-cell table:formula="of:=[Sign.Z18]&amp;[Sign.Y18]&amp;[Sign.X18]&amp;[Sign.W18]" office:value-type="string" office:string-value="0001" calcext:value-type="string">
            <text:p>0001</text:p>
          </table:table-cell>
          <table:table-cell table:formula="of:=[Sign.AD18]&amp;[Sign.AC18]&amp;[Sign.AB18]&amp;[Sign.AA18]" office:value-type="string" office:string-value="0000" calcext:value-type="string">
            <text:p>0000</text:p>
          </table:table-cell>
          <table:table-cell table:formula="of:=[Sign.AH18]&amp;[Sign.AG18]&amp;[Sign.AF18]&amp;[Sign.AE18]" office:value-type="string" office:string-value="0000" calcext:value-type="string">
            <text:p>0000</text:p>
          </table:table-cell>
          <table:table-cell table:formula="of:=[Sign.AL18]&amp;[Sign.AK18]&amp;[Sign.AJ18]&amp;[Sign.AI18]" office:value-type="string" office:string-value="0001" calcext:value-type="string">
            <text:p>0001</text:p>
          </table:table-cell>
          <table:table-cell table:formula="of:=[Sign.AP18]&amp;[Sign.AO18]&amp;[Sign.AN18]&amp;[Sign.AM18]" office:value-type="string" office:string-value="0000" calcext:value-type="string">
            <text:p>0000</text:p>
          </table:table-cell>
          <table:table-cell table:formula="of:=[Sign.AT18]&amp;[Sign.AS18]&amp;[Sign.AR18]&amp;[Sign.AQ18]" office:value-type="string" office:string-value="0000" calcext:value-type="string">
            <text:p>0000</text:p>
          </table:table-cell>
          <table:table-cell table:formula="of:=[Sign.AX18]&amp;[Sign.AW18]&amp;[Sign.AV18]&amp;[Sign.AU18]" office:value-type="string" office:string-value="0000" calcext:value-type="string">
            <text:p>0000</text:p>
          </table:table-cell>
          <table:table-cell table:formula="of:=[Sign.BB18]&amp;[Sign.BA18]&amp;[Sign.AZ18]&amp;[Sign.AY18]" office:value-type="string" office:string-value="0000" calcext:value-type="string">
            <text:p>0000</text:p>
          </table:table-cell>
          <table:table-cell table:formula="of:=[Sign.BF18]&amp;[Sign.BE18]&amp;[Sign.BD18]&amp;[Sign.BC18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19]&amp;[Sign.I19]&amp;[Sign.H19]&amp;[Sign.G19]" office:value-type="string" office:string-value="0001" calcext:value-type="string">
            <text:p>0001</text:p>
          </table:table-cell>
          <table:table-cell table:formula="of:=[Sign.N19]&amp;[Sign.M19]&amp;[Sign.L19]&amp;[Sign.K19]" office:value-type="string" office:string-value="0010" calcext:value-type="string">
            <text:p>0010</text:p>
          </table:table-cell>
          <table:table-cell table:formula="of:=[Sign.R19]&amp;[Sign.Q19]&amp;[Sign.P19]&amp;[Sign.O19]" office:value-type="string" office:string-value="0000" calcext:value-type="string">
            <text:p>0000</text:p>
          </table:table-cell>
          <table:table-cell table:formula="of:=[Sign.V19]&amp;[Sign.U19]&amp;[Sign.T19]&amp;[Sign.S19]" office:value-type="string" office:string-value="0000" calcext:value-type="string">
            <text:p>0000</text:p>
          </table:table-cell>
          <table:table-cell table:formula="of:=[Sign.Z19]&amp;[Sign.Y19]&amp;[Sign.X19]&amp;[Sign.W19]" office:value-type="string" office:string-value="0001" calcext:value-type="string">
            <text:p>0001</text:p>
          </table:table-cell>
          <table:table-cell table:formula="of:=[Sign.AD19]&amp;[Sign.AC19]&amp;[Sign.AB19]&amp;[Sign.AA19]" office:value-type="string" office:string-value="0000" calcext:value-type="string">
            <text:p>0000</text:p>
          </table:table-cell>
          <table:table-cell table:formula="of:=[Sign.AH19]&amp;[Sign.AG19]&amp;[Sign.AF19]&amp;[Sign.AE19]" office:value-type="string" office:string-value="0000" calcext:value-type="string">
            <text:p>0000</text:p>
          </table:table-cell>
          <table:table-cell table:formula="of:=[Sign.AL19]&amp;[Sign.AK19]&amp;[Sign.AJ19]&amp;[Sign.AI19]" office:value-type="string" office:string-value="0001" calcext:value-type="string">
            <text:p>0001</text:p>
          </table:table-cell>
          <table:table-cell table:formula="of:=[Sign.AP19]&amp;[Sign.AO19]&amp;[Sign.AN19]&amp;[Sign.AM19]" office:value-type="string" office:string-value="0000" calcext:value-type="string">
            <text:p>0000</text:p>
          </table:table-cell>
          <table:table-cell table:formula="of:=[Sign.AT19]&amp;[Sign.AS19]&amp;[Sign.AR19]&amp;[Sign.AQ19]" office:value-type="string" office:string-value="0000" calcext:value-type="string">
            <text:p>0000</text:p>
          </table:table-cell>
          <table:table-cell table:formula="of:=[Sign.AX19]&amp;[Sign.AW19]&amp;[Sign.AV19]&amp;[Sign.AU19]" office:value-type="string" office:string-value="0000" calcext:value-type="string">
            <text:p>0000</text:p>
          </table:table-cell>
          <table:table-cell table:formula="of:=[Sign.BB19]&amp;[Sign.BA19]&amp;[Sign.AZ19]&amp;[Sign.AY19]" office:value-type="string" office:string-value="0000" calcext:value-type="string">
            <text:p>0000</text:p>
          </table:table-cell>
          <table:table-cell table:formula="of:=[Sign.BF19]&amp;[Sign.BE19]&amp;[Sign.BD19]&amp;[Sign.BC19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0]&amp;[Sign.I20]&amp;[Sign.H20]&amp;[Sign.G20]" office:value-type="string" office:string-value="0001" calcext:value-type="string">
            <text:p>0001</text:p>
          </table:table-cell>
          <table:table-cell table:formula="of:=[Sign.N20]&amp;[Sign.M20]&amp;[Sign.L20]&amp;[Sign.K20]" office:value-type="string" office:string-value="0010" calcext:value-type="string">
            <text:p>0010</text:p>
          </table:table-cell>
          <table:table-cell table:formula="of:=[Sign.R20]&amp;[Sign.Q20]&amp;[Sign.P20]&amp;[Sign.O20]" office:value-type="string" office:string-value="0000" calcext:value-type="string">
            <text:p>0000</text:p>
          </table:table-cell>
          <table:table-cell table:formula="of:=[Sign.V20]&amp;[Sign.U20]&amp;[Sign.T20]&amp;[Sign.S20]" office:value-type="string" office:string-value="0000" calcext:value-type="string">
            <text:p>0000</text:p>
          </table:table-cell>
          <table:table-cell table:formula="of:=[Sign.Z20]&amp;[Sign.Y20]&amp;[Sign.X20]&amp;[Sign.W20]" office:value-type="string" office:string-value="0001" calcext:value-type="string">
            <text:p>0001</text:p>
          </table:table-cell>
          <table:table-cell table:formula="of:=[Sign.AD20]&amp;[Sign.AC20]&amp;[Sign.AB20]&amp;[Sign.AA20]" office:value-type="string" office:string-value="0000" calcext:value-type="string">
            <text:p>0000</text:p>
          </table:table-cell>
          <table:table-cell table:formula="of:=[Sign.AH20]&amp;[Sign.AG20]&amp;[Sign.AF20]&amp;[Sign.AE20]" office:value-type="string" office:string-value="0000" calcext:value-type="string">
            <text:p>0000</text:p>
          </table:table-cell>
          <table:table-cell table:formula="of:=[Sign.AL20]&amp;[Sign.AK20]&amp;[Sign.AJ20]&amp;[Sign.AI20]" office:value-type="string" office:string-value="0001" calcext:value-type="string">
            <text:p>0001</text:p>
          </table:table-cell>
          <table:table-cell table:formula="of:=[Sign.AP20]&amp;[Sign.AO20]&amp;[Sign.AN20]&amp;[Sign.AM20]" office:value-type="string" office:string-value="0000" calcext:value-type="string">
            <text:p>0000</text:p>
          </table:table-cell>
          <table:table-cell table:formula="of:=[Sign.AT20]&amp;[Sign.AS20]&amp;[Sign.AR20]&amp;[Sign.AQ20]" office:value-type="string" office:string-value="0000" calcext:value-type="string">
            <text:p>0000</text:p>
          </table:table-cell>
          <table:table-cell table:formula="of:=[Sign.AX20]&amp;[Sign.AW20]&amp;[Sign.AV20]&amp;[Sign.AU20]" office:value-type="string" office:string-value="0000" calcext:value-type="string">
            <text:p>0000</text:p>
          </table:table-cell>
          <table:table-cell table:formula="of:=[Sign.BB20]&amp;[Sign.BA20]&amp;[Sign.AZ20]&amp;[Sign.AY20]" office:value-type="string" office:string-value="0000" calcext:value-type="string">
            <text:p>0000</text:p>
          </table:table-cell>
          <table:table-cell table:formula="of:=[Sign.BF20]&amp;[Sign.BE20]&amp;[Sign.BD20]&amp;[Sign.BC20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1]&amp;[Sign.I21]&amp;[Sign.H21]&amp;[Sign.G21]" office:value-type="string" office:string-value="0001" calcext:value-type="string">
            <text:p>0001</text:p>
          </table:table-cell>
          <table:table-cell table:formula="of:=[Sign.N21]&amp;[Sign.M21]&amp;[Sign.L21]&amp;[Sign.K21]" office:value-type="string" office:string-value="0001" calcext:value-type="string">
            <text:p>0001</text:p>
          </table:table-cell>
          <table:table-cell table:formula="of:=[Sign.R21]&amp;[Sign.Q21]&amp;[Sign.P21]&amp;[Sign.O21]" office:value-type="string" office:string-value="0000" calcext:value-type="string">
            <text:p>0000</text:p>
          </table:table-cell>
          <table:table-cell table:formula="of:=[Sign.V21]&amp;[Sign.U21]&amp;[Sign.T21]&amp;[Sign.S21]" office:value-type="string" office:string-value="0000" calcext:value-type="string">
            <text:p>0000</text:p>
          </table:table-cell>
          <table:table-cell table:formula="of:=[Sign.Z21]&amp;[Sign.Y21]&amp;[Sign.X21]&amp;[Sign.W21]" office:value-type="string" office:string-value="0001" calcext:value-type="string">
            <text:p>0001</text:p>
          </table:table-cell>
          <table:table-cell table:formula="of:=[Sign.AD21]&amp;[Sign.AC21]&amp;[Sign.AB21]&amp;[Sign.AA21]" office:value-type="string" office:string-value="0000" calcext:value-type="string">
            <text:p>0000</text:p>
          </table:table-cell>
          <table:table-cell table:formula="of:=[Sign.AH21]&amp;[Sign.AG21]&amp;[Sign.AF21]&amp;[Sign.AE21]" office:value-type="string" office:string-value="0000" calcext:value-type="string">
            <text:p>0000</text:p>
          </table:table-cell>
          <table:table-cell table:formula="of:=[Sign.AL21]&amp;[Sign.AK21]&amp;[Sign.AJ21]&amp;[Sign.AI21]" office:value-type="string" office:string-value="0001" calcext:value-type="string">
            <text:p>0001</text:p>
          </table:table-cell>
          <table:table-cell table:formula="of:=[Sign.AP21]&amp;[Sign.AO21]&amp;[Sign.AN21]&amp;[Sign.AM21]" office:value-type="string" office:string-value="0000" calcext:value-type="string">
            <text:p>0000</text:p>
          </table:table-cell>
          <table:table-cell table:formula="of:=[Sign.AT21]&amp;[Sign.AS21]&amp;[Sign.AR21]&amp;[Sign.AQ21]" office:value-type="string" office:string-value="0000" calcext:value-type="string">
            <text:p>0000</text:p>
          </table:table-cell>
          <table:table-cell table:formula="of:=[Sign.AX21]&amp;[Sign.AW21]&amp;[Sign.AV21]&amp;[Sign.AU21]" office:value-type="string" office:string-value="0000" calcext:value-type="string">
            <text:p>0000</text:p>
          </table:table-cell>
          <table:table-cell table:formula="of:=[Sign.BB21]&amp;[Sign.BA21]&amp;[Sign.AZ21]&amp;[Sign.AY21]" office:value-type="string" office:string-value="0000" calcext:value-type="string">
            <text:p>0000</text:p>
          </table:table-cell>
          <table:table-cell table:formula="of:=[Sign.BF21]&amp;[Sign.BE21]&amp;[Sign.BD21]&amp;[Sign.BC21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2]&amp;[Sign.I22]&amp;[Sign.H22]&amp;[Sign.G22]" office:value-type="string" office:string-value="0001" calcext:value-type="string">
            <text:p>0001</text:p>
          </table:table-cell>
          <table:table-cell table:formula="of:=[Sign.N22]&amp;[Sign.M22]&amp;[Sign.L22]&amp;[Sign.K22]" office:value-type="string" office:string-value="0001" calcext:value-type="string">
            <text:p>0001</text:p>
          </table:table-cell>
          <table:table-cell table:formula="of:=[Sign.R22]&amp;[Sign.Q22]&amp;[Sign.P22]&amp;[Sign.O22]" office:value-type="string" office:string-value="0000" calcext:value-type="string">
            <text:p>0000</text:p>
          </table:table-cell>
          <table:table-cell table:formula="of:=[Sign.V22]&amp;[Sign.U22]&amp;[Sign.T22]&amp;[Sign.S22]" office:value-type="string" office:string-value="0000" calcext:value-type="string">
            <text:p>0000</text:p>
          </table:table-cell>
          <table:table-cell table:formula="of:=[Sign.Z22]&amp;[Sign.Y22]&amp;[Sign.X22]&amp;[Sign.W22]" office:value-type="string" office:string-value="0001" calcext:value-type="string">
            <text:p>0001</text:p>
          </table:table-cell>
          <table:table-cell table:formula="of:=[Sign.AD22]&amp;[Sign.AC22]&amp;[Sign.AB22]&amp;[Sign.AA22]" office:value-type="string" office:string-value="0000" calcext:value-type="string">
            <text:p>0000</text:p>
          </table:table-cell>
          <table:table-cell table:formula="of:=[Sign.AH22]&amp;[Sign.AG22]&amp;[Sign.AF22]&amp;[Sign.AE22]" office:value-type="string" office:string-value="0000" calcext:value-type="string">
            <text:p>0000</text:p>
          </table:table-cell>
          <table:table-cell table:formula="of:=[Sign.AL22]&amp;[Sign.AK22]&amp;[Sign.AJ22]&amp;[Sign.AI22]" office:value-type="string" office:string-value="0001" calcext:value-type="string">
            <text:p>0001</text:p>
          </table:table-cell>
          <table:table-cell table:formula="of:=[Sign.AP22]&amp;[Sign.AO22]&amp;[Sign.AN22]&amp;[Sign.AM22]" office:value-type="string" office:string-value="0000" calcext:value-type="string">
            <text:p>0000</text:p>
          </table:table-cell>
          <table:table-cell table:formula="of:=[Sign.AT22]&amp;[Sign.AS22]&amp;[Sign.AR22]&amp;[Sign.AQ22]" office:value-type="string" office:string-value="0000" calcext:value-type="string">
            <text:p>0000</text:p>
          </table:table-cell>
          <table:table-cell table:formula="of:=[Sign.AX22]&amp;[Sign.AW22]&amp;[Sign.AV22]&amp;[Sign.AU22]" office:value-type="string" office:string-value="0000" calcext:value-type="string">
            <text:p>0000</text:p>
          </table:table-cell>
          <table:table-cell table:formula="of:=[Sign.BB22]&amp;[Sign.BA22]&amp;[Sign.AZ22]&amp;[Sign.AY22]" office:value-type="string" office:string-value="0000" calcext:value-type="string">
            <text:p>0000</text:p>
          </table:table-cell>
          <table:table-cell table:formula="of:=[Sign.BF22]&amp;[Sign.BE22]&amp;[Sign.BD22]&amp;[Sign.BC22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3]&amp;[Sign.I23]&amp;[Sign.H23]&amp;[Sign.G23]" office:value-type="string" office:string-value="0001" calcext:value-type="string">
            <text:p>0001</text:p>
          </table:table-cell>
          <table:table-cell table:formula="of:=[Sign.N23]&amp;[Sign.M23]&amp;[Sign.L23]&amp;[Sign.K23]" office:value-type="string" office:string-value="0001" calcext:value-type="string">
            <text:p>0001</text:p>
          </table:table-cell>
          <table:table-cell table:formula="of:=[Sign.R23]&amp;[Sign.Q23]&amp;[Sign.P23]&amp;[Sign.O23]" office:value-type="string" office:string-value="0000" calcext:value-type="string">
            <text:p>0000</text:p>
          </table:table-cell>
          <table:table-cell table:formula="of:=[Sign.V23]&amp;[Sign.U23]&amp;[Sign.T23]&amp;[Sign.S23]" office:value-type="string" office:string-value="0000" calcext:value-type="string">
            <text:p>0000</text:p>
          </table:table-cell>
          <table:table-cell table:formula="of:=[Sign.Z23]&amp;[Sign.Y23]&amp;[Sign.X23]&amp;[Sign.W23]" office:value-type="string" office:string-value="0001" calcext:value-type="string">
            <text:p>0001</text:p>
          </table:table-cell>
          <table:table-cell table:formula="of:=[Sign.AD23]&amp;[Sign.AC23]&amp;[Sign.AB23]&amp;[Sign.AA23]" office:value-type="string" office:string-value="0000" calcext:value-type="string">
            <text:p>0000</text:p>
          </table:table-cell>
          <table:table-cell table:formula="of:=[Sign.AH23]&amp;[Sign.AG23]&amp;[Sign.AF23]&amp;[Sign.AE23]" office:value-type="string" office:string-value="0000" calcext:value-type="string">
            <text:p>0000</text:p>
          </table:table-cell>
          <table:table-cell table:formula="of:=[Sign.AL23]&amp;[Sign.AK23]&amp;[Sign.AJ23]&amp;[Sign.AI23]" office:value-type="string" office:string-value="0001" calcext:value-type="string">
            <text:p>0001</text:p>
          </table:table-cell>
          <table:table-cell table:formula="of:=[Sign.AP23]&amp;[Sign.AO23]&amp;[Sign.AN23]&amp;[Sign.AM23]" office:value-type="string" office:string-value="0000" calcext:value-type="string">
            <text:p>0000</text:p>
          </table:table-cell>
          <table:table-cell table:formula="of:=[Sign.AT23]&amp;[Sign.AS23]&amp;[Sign.AR23]&amp;[Sign.AQ23]" office:value-type="string" office:string-value="0000" calcext:value-type="string">
            <text:p>0000</text:p>
          </table:table-cell>
          <table:table-cell table:formula="of:=[Sign.AX23]&amp;[Sign.AW23]&amp;[Sign.AV23]&amp;[Sign.AU23]" office:value-type="string" office:string-value="0000" calcext:value-type="string">
            <text:p>0000</text:p>
          </table:table-cell>
          <table:table-cell table:formula="of:=[Sign.BB23]&amp;[Sign.BA23]&amp;[Sign.AZ23]&amp;[Sign.AY23]" office:value-type="string" office:string-value="0000" calcext:value-type="string">
            <text:p>0000</text:p>
          </table:table-cell>
          <table:table-cell table:formula="of:=[Sign.BF23]&amp;[Sign.BE23]&amp;[Sign.BD23]&amp;[Sign.BC23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4]&amp;[Sign.I24]&amp;[Sign.H24]&amp;[Sign.G24]" office:value-type="string" office:string-value="0001" calcext:value-type="string">
            <text:p>0001</text:p>
          </table:table-cell>
          <table:table-cell table:formula="of:=[Sign.N24]&amp;[Sign.M24]&amp;[Sign.L24]&amp;[Sign.K24]" office:value-type="string" office:string-value="0010" calcext:value-type="string">
            <text:p>0010</text:p>
          </table:table-cell>
          <table:table-cell table:formula="of:=[Sign.R24]&amp;[Sign.Q24]&amp;[Sign.P24]&amp;[Sign.O24]" office:value-type="string" office:string-value="0000" calcext:value-type="string">
            <text:p>0000</text:p>
          </table:table-cell>
          <table:table-cell table:formula="of:=[Sign.V24]&amp;[Sign.U24]&amp;[Sign.T24]&amp;[Sign.S24]" office:value-type="string" office:string-value="0000" calcext:value-type="string">
            <text:p>0000</text:p>
          </table:table-cell>
          <table:table-cell table:formula="of:=[Sign.Z24]&amp;[Sign.Y24]&amp;[Sign.X24]&amp;[Sign.W24]" office:value-type="string" office:string-value="0000" calcext:value-type="string">
            <text:p>0000</text:p>
          </table:table-cell>
          <table:table-cell table:formula="of:=[Sign.AD24]&amp;[Sign.AC24]&amp;[Sign.AB24]&amp;[Sign.AA24]" office:value-type="string" office:string-value="0110" calcext:value-type="string">
            <text:p>0110</text:p>
          </table:table-cell>
          <table:table-cell table:formula="of:=[Sign.AH24]&amp;[Sign.AG24]&amp;[Sign.AF24]&amp;[Sign.AE24]" office:value-type="string" office:string-value="0011" calcext:value-type="string">
            <text:p>0011</text:p>
          </table:table-cell>
          <table:table-cell table:formula="of:=[Sign.AL24]&amp;[Sign.AK24]&amp;[Sign.AJ24]&amp;[Sign.AI24]" office:value-type="string" office:string-value="0001" calcext:value-type="string">
            <text:p>0001</text:p>
          </table:table-cell>
          <table:table-cell table:formula="of:=[Sign.AP24]&amp;[Sign.AO24]&amp;[Sign.AN24]&amp;[Sign.AM24]" office:value-type="string" office:string-value="0000" calcext:value-type="string">
            <text:p>0000</text:p>
          </table:table-cell>
          <table:table-cell table:formula="of:=[Sign.AT24]&amp;[Sign.AS24]&amp;[Sign.AR24]&amp;[Sign.AQ24]" office:value-type="string" office:string-value="0000" calcext:value-type="string">
            <text:p>0000</text:p>
          </table:table-cell>
          <table:table-cell table:formula="of:=[Sign.AX24]&amp;[Sign.AW24]&amp;[Sign.AV24]&amp;[Sign.AU24]" office:value-type="string" office:string-value="0000" calcext:value-type="string">
            <text:p>0000</text:p>
          </table:table-cell>
          <table:table-cell table:formula="of:=[Sign.BB24]&amp;[Sign.BA24]&amp;[Sign.AZ24]&amp;[Sign.AY24]" office:value-type="string" office:string-value="0000" calcext:value-type="string">
            <text:p>0000</text:p>
          </table:table-cell>
          <table:table-cell table:formula="of:=[Sign.BF24]&amp;[Sign.BE24]&amp;[Sign.BD24]&amp;[Sign.BC24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5]&amp;[Sign.I25]&amp;[Sign.H25]&amp;[Sign.G25]" office:value-type="string" office:string-value="0001" calcext:value-type="string">
            <text:p>0001</text:p>
          </table:table-cell>
          <table:table-cell table:formula="of:=[Sign.N25]&amp;[Sign.M25]&amp;[Sign.L25]&amp;[Sign.K25]" office:value-type="string" office:string-value="0010" calcext:value-type="string">
            <text:p>0010</text:p>
          </table:table-cell>
          <table:table-cell table:formula="of:=[Sign.R25]&amp;[Sign.Q25]&amp;[Sign.P25]&amp;[Sign.O25]" office:value-type="string" office:string-value="0000" calcext:value-type="string">
            <text:p>0000</text:p>
          </table:table-cell>
          <table:table-cell table:formula="of:=[Sign.V25]&amp;[Sign.U25]&amp;[Sign.T25]&amp;[Sign.S25]" office:value-type="string" office:string-value="0000" calcext:value-type="string">
            <text:p>0000</text:p>
          </table:table-cell>
          <table:table-cell table:formula="of:=[Sign.Z25]&amp;[Sign.Y25]&amp;[Sign.X25]&amp;[Sign.W25]" office:value-type="string" office:string-value="0000" calcext:value-type="string">
            <text:p>0000</text:p>
          </table:table-cell>
          <table:table-cell table:formula="of:=[Sign.AD25]&amp;[Sign.AC25]&amp;[Sign.AB25]&amp;[Sign.AA25]" office:value-type="string" office:string-value="1110" calcext:value-type="string">
            <text:p>1110</text:p>
          </table:table-cell>
          <table:table-cell table:formula="of:=[Sign.AH25]&amp;[Sign.AG25]&amp;[Sign.AF25]&amp;[Sign.AE25]" office:value-type="string" office:string-value="0010" calcext:value-type="string">
            <text:p>0010</text:p>
          </table:table-cell>
          <table:table-cell table:formula="of:=[Sign.AL25]&amp;[Sign.AK25]&amp;[Sign.AJ25]&amp;[Sign.AI25]" office:value-type="string" office:string-value="0001" calcext:value-type="string">
            <text:p>0001</text:p>
          </table:table-cell>
          <table:table-cell table:formula="of:=[Sign.AP25]&amp;[Sign.AO25]&amp;[Sign.AN25]&amp;[Sign.AM25]" office:value-type="string" office:string-value="0000" calcext:value-type="string">
            <text:p>0000</text:p>
          </table:table-cell>
          <table:table-cell table:formula="of:=[Sign.AT25]&amp;[Sign.AS25]&amp;[Sign.AR25]&amp;[Sign.AQ25]" office:value-type="string" office:string-value="0000" calcext:value-type="string">
            <text:p>0000</text:p>
          </table:table-cell>
          <table:table-cell table:formula="of:=[Sign.AX25]&amp;[Sign.AW25]&amp;[Sign.AV25]&amp;[Sign.AU25]" office:value-type="string" office:string-value="0000" calcext:value-type="string">
            <text:p>0000</text:p>
          </table:table-cell>
          <table:table-cell table:formula="of:=[Sign.BB25]&amp;[Sign.BA25]&amp;[Sign.AZ25]&amp;[Sign.AY25]" office:value-type="string" office:string-value="0000" calcext:value-type="string">
            <text:p>0000</text:p>
          </table:table-cell>
          <table:table-cell table:formula="of:=[Sign.BF25]&amp;[Sign.BE25]&amp;[Sign.BD25]&amp;[Sign.BC25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6]&amp;[Sign.I26]&amp;[Sign.H26]&amp;[Sign.G26]" office:value-type="string" office:string-value="0001" calcext:value-type="string">
            <text:p>0001</text:p>
          </table:table-cell>
          <table:table-cell table:formula="of:=[Sign.N26]&amp;[Sign.M26]&amp;[Sign.L26]&amp;[Sign.K26]" office:value-type="string" office:string-value="0010" calcext:value-type="string">
            <text:p>0010</text:p>
          </table:table-cell>
          <table:table-cell table:formula="of:=[Sign.R26]&amp;[Sign.Q26]&amp;[Sign.P26]&amp;[Sign.O26]" office:value-type="string" office:string-value="0000" calcext:value-type="string">
            <text:p>0000</text:p>
          </table:table-cell>
          <table:table-cell table:formula="of:=[Sign.V26]&amp;[Sign.U26]&amp;[Sign.T26]&amp;[Sign.S26]" office:value-type="string" office:string-value="0000" calcext:value-type="string">
            <text:p>0000</text:p>
          </table:table-cell>
          <table:table-cell table:formula="of:=[Sign.Z26]&amp;[Sign.Y26]&amp;[Sign.X26]&amp;[Sign.W26]" office:value-type="string" office:string-value="0000" calcext:value-type="string">
            <text:p>0000</text:p>
          </table:table-cell>
          <table:table-cell table:formula="of:=[Sign.AD26]&amp;[Sign.AC26]&amp;[Sign.AB26]&amp;[Sign.AA26]" office:value-type="string" office:string-value="0010" calcext:value-type="string">
            <text:p>0010</text:p>
          </table:table-cell>
          <table:table-cell table:formula="of:=[Sign.AH26]&amp;[Sign.AG26]&amp;[Sign.AF26]&amp;[Sign.AE26]" office:value-type="string" office:string-value="0010" calcext:value-type="string">
            <text:p>0010</text:p>
          </table:table-cell>
          <table:table-cell table:formula="of:=[Sign.AL26]&amp;[Sign.AK26]&amp;[Sign.AJ26]&amp;[Sign.AI26]" office:value-type="string" office:string-value="0001" calcext:value-type="string">
            <text:p>0001</text:p>
          </table:table-cell>
          <table:table-cell table:formula="of:=[Sign.AP26]&amp;[Sign.AO26]&amp;[Sign.AN26]&amp;[Sign.AM26]" office:value-type="string" office:string-value="0000" calcext:value-type="string">
            <text:p>0000</text:p>
          </table:table-cell>
          <table:table-cell table:formula="of:=[Sign.AT26]&amp;[Sign.AS26]&amp;[Sign.AR26]&amp;[Sign.AQ26]" office:value-type="string" office:string-value="0000" calcext:value-type="string">
            <text:p>0000</text:p>
          </table:table-cell>
          <table:table-cell table:formula="of:=[Sign.AX26]&amp;[Sign.AW26]&amp;[Sign.AV26]&amp;[Sign.AU26]" office:value-type="string" office:string-value="0000" calcext:value-type="string">
            <text:p>0000</text:p>
          </table:table-cell>
          <table:table-cell table:formula="of:=[Sign.BB26]&amp;[Sign.BA26]&amp;[Sign.AZ26]&amp;[Sign.AY26]" office:value-type="string" office:string-value="0000" calcext:value-type="string">
            <text:p>0000</text:p>
          </table:table-cell>
          <table:table-cell table:formula="of:=[Sign.BF26]&amp;[Sign.BE26]&amp;[Sign.BD26]&amp;[Sign.BC26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7]&amp;[Sign.I27]&amp;[Sign.H27]&amp;[Sign.G27]" office:value-type="string" office:string-value="0101" calcext:value-type="string">
            <text:p>0101</text:p>
          </table:table-cell>
          <table:table-cell table:formula="of:=[Sign.N27]&amp;[Sign.M27]&amp;[Sign.L27]&amp;[Sign.K27]" office:value-type="string" office:string-value="0010" calcext:value-type="string">
            <text:p>0010</text:p>
          </table:table-cell>
          <table:table-cell table:formula="of:=[Sign.R27]&amp;[Sign.Q27]&amp;[Sign.P27]&amp;[Sign.O27]" office:value-type="string" office:string-value="0000" calcext:value-type="string">
            <text:p>0000</text:p>
          </table:table-cell>
          <table:table-cell table:formula="of:=[Sign.V27]&amp;[Sign.U27]&amp;[Sign.T27]&amp;[Sign.S27]" office:value-type="string" office:string-value="0000" calcext:value-type="string">
            <text:p>0000</text:p>
          </table:table-cell>
          <table:table-cell table:formula="of:=[Sign.Z27]&amp;[Sign.Y27]&amp;[Sign.X27]&amp;[Sign.W27]" office:value-type="string" office:string-value="0000" calcext:value-type="string">
            <text:p>0000</text:p>
          </table:table-cell>
          <table:table-cell table:formula="of:=[Sign.AD27]&amp;[Sign.AC27]&amp;[Sign.AB27]&amp;[Sign.AA27]" office:value-type="string" office:string-value="0001" calcext:value-type="string">
            <text:p>0001</text:p>
          </table:table-cell>
          <table:table-cell table:formula="of:=[Sign.AH27]&amp;[Sign.AG27]&amp;[Sign.AF27]&amp;[Sign.AE27]" office:value-type="string" office:string-value="0011" calcext:value-type="string">
            <text:p>0011</text:p>
          </table:table-cell>
          <table:table-cell table:formula="of:=[Sign.AL27]&amp;[Sign.AK27]&amp;[Sign.AJ27]&amp;[Sign.AI27]" office:value-type="string" office:string-value="0000" calcext:value-type="string">
            <text:p>0000</text:p>
          </table:table-cell>
          <table:table-cell table:formula="of:=[Sign.AP27]&amp;[Sign.AO27]&amp;[Sign.AN27]&amp;[Sign.AM27]" office:value-type="string" office:string-value="0000" calcext:value-type="string">
            <text:p>0000</text:p>
          </table:table-cell>
          <table:table-cell table:formula="of:=[Sign.AT27]&amp;[Sign.AS27]&amp;[Sign.AR27]&amp;[Sign.AQ27]" office:value-type="string" office:string-value="0000" calcext:value-type="string">
            <text:p>0000</text:p>
          </table:table-cell>
          <table:table-cell table:formula="of:=[Sign.AX27]&amp;[Sign.AW27]&amp;[Sign.AV27]&amp;[Sign.AU27]" office:value-type="string" office:string-value="0000" calcext:value-type="string">
            <text:p>0000</text:p>
          </table:table-cell>
          <table:table-cell table:formula="of:=[Sign.BB27]&amp;[Sign.BA27]&amp;[Sign.AZ27]&amp;[Sign.AY27]" office:value-type="string" office:string-value="0000" calcext:value-type="string">
            <text:p>0000</text:p>
          </table:table-cell>
          <table:table-cell table:formula="of:=[Sign.BF27]&amp;[Sign.BE27]&amp;[Sign.BD27]&amp;[Sign.BC27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8]&amp;[Sign.I28]&amp;[Sign.H28]&amp;[Sign.G28]" office:value-type="string" office:string-value="0101" calcext:value-type="string">
            <text:p>0101</text:p>
          </table:table-cell>
          <table:table-cell table:formula="of:=[Sign.N28]&amp;[Sign.M28]&amp;[Sign.L28]&amp;[Sign.K28]" office:value-type="string" office:string-value="0010" calcext:value-type="string">
            <text:p>0010</text:p>
          </table:table-cell>
          <table:table-cell table:formula="of:=[Sign.R28]&amp;[Sign.Q28]&amp;[Sign.P28]&amp;[Sign.O28]" office:value-type="string" office:string-value="0000" calcext:value-type="string">
            <text:p>0000</text:p>
          </table:table-cell>
          <table:table-cell table:formula="of:=[Sign.V28]&amp;[Sign.U28]&amp;[Sign.T28]&amp;[Sign.S28]" office:value-type="string" office:string-value="0000" calcext:value-type="string">
            <text:p>0000</text:p>
          </table:table-cell>
          <table:table-cell table:formula="of:=[Sign.Z28]&amp;[Sign.Y28]&amp;[Sign.X28]&amp;[Sign.W28]" office:value-type="string" office:string-value="0000" calcext:value-type="string">
            <text:p>0000</text:p>
          </table:table-cell>
          <table:table-cell table:formula="of:=[Sign.AD28]&amp;[Sign.AC28]&amp;[Sign.AB28]&amp;[Sign.AA28]" office:value-type="string" office:string-value="1001" calcext:value-type="string">
            <text:p>1001</text:p>
          </table:table-cell>
          <table:table-cell table:formula="of:=[Sign.AH28]&amp;[Sign.AG28]&amp;[Sign.AF28]&amp;[Sign.AE28]" office:value-type="string" office:string-value="0010" calcext:value-type="string">
            <text:p>0010</text:p>
          </table:table-cell>
          <table:table-cell table:formula="of:=[Sign.AL28]&amp;[Sign.AK28]&amp;[Sign.AJ28]&amp;[Sign.AI28]" office:value-type="string" office:string-value="0000" calcext:value-type="string">
            <text:p>0000</text:p>
          </table:table-cell>
          <table:table-cell table:formula="of:=[Sign.AP28]&amp;[Sign.AO28]&amp;[Sign.AN28]&amp;[Sign.AM28]" office:value-type="string" office:string-value="0000" calcext:value-type="string">
            <text:p>0000</text:p>
          </table:table-cell>
          <table:table-cell table:formula="of:=[Sign.AT28]&amp;[Sign.AS28]&amp;[Sign.AR28]&amp;[Sign.AQ28]" office:value-type="string" office:string-value="0000" calcext:value-type="string">
            <text:p>0000</text:p>
          </table:table-cell>
          <table:table-cell table:formula="of:=[Sign.AX28]&amp;[Sign.AW28]&amp;[Sign.AV28]&amp;[Sign.AU28]" office:value-type="string" office:string-value="0000" calcext:value-type="string">
            <text:p>0000</text:p>
          </table:table-cell>
          <table:table-cell table:formula="of:=[Sign.BB28]&amp;[Sign.BA28]&amp;[Sign.AZ28]&amp;[Sign.AY28]" office:value-type="string" office:string-value="0000" calcext:value-type="string">
            <text:p>0000</text:p>
          </table:table-cell>
          <table:table-cell table:formula="of:=[Sign.BF28]&amp;[Sign.BE28]&amp;[Sign.BD28]&amp;[Sign.BC28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29]&amp;[Sign.I29]&amp;[Sign.H29]&amp;[Sign.G29]" office:value-type="string" office:string-value="0101" calcext:value-type="string">
            <text:p>0101</text:p>
          </table:table-cell>
          <table:table-cell table:formula="of:=[Sign.N29]&amp;[Sign.M29]&amp;[Sign.L29]&amp;[Sign.K29]" office:value-type="string" office:string-value="0010" calcext:value-type="string">
            <text:p>0010</text:p>
          </table:table-cell>
          <table:table-cell table:formula="of:=[Sign.R29]&amp;[Sign.Q29]&amp;[Sign.P29]&amp;[Sign.O29]" office:value-type="string" office:string-value="0000" calcext:value-type="string">
            <text:p>0000</text:p>
          </table:table-cell>
          <table:table-cell table:formula="of:=[Sign.V29]&amp;[Sign.U29]&amp;[Sign.T29]&amp;[Sign.S29]" office:value-type="string" office:string-value="0000" calcext:value-type="string">
            <text:p>0000</text:p>
          </table:table-cell>
          <table:table-cell table:formula="of:=[Sign.Z29]&amp;[Sign.Y29]&amp;[Sign.X29]&amp;[Sign.W29]" office:value-type="string" office:string-value="0000" calcext:value-type="string">
            <text:p>0000</text:p>
          </table:table-cell>
          <table:table-cell table:formula="of:=[Sign.AD29]&amp;[Sign.AC29]&amp;[Sign.AB29]&amp;[Sign.AA29]" office:value-type="string" office:string-value="0001" calcext:value-type="string">
            <text:p>0001</text:p>
          </table:table-cell>
          <table:table-cell table:formula="of:=[Sign.AH29]&amp;[Sign.AG29]&amp;[Sign.AF29]&amp;[Sign.AE29]" office:value-type="string" office:string-value="0010" calcext:value-type="string">
            <text:p>0010</text:p>
          </table:table-cell>
          <table:table-cell table:formula="of:=[Sign.AL29]&amp;[Sign.AK29]&amp;[Sign.AJ29]&amp;[Sign.AI29]" office:value-type="string" office:string-value="0000" calcext:value-type="string">
            <text:p>0000</text:p>
          </table:table-cell>
          <table:table-cell table:formula="of:=[Sign.AP29]&amp;[Sign.AO29]&amp;[Sign.AN29]&amp;[Sign.AM29]" office:value-type="string" office:string-value="0000" calcext:value-type="string">
            <text:p>0000</text:p>
          </table:table-cell>
          <table:table-cell table:formula="of:=[Sign.AT29]&amp;[Sign.AS29]&amp;[Sign.AR29]&amp;[Sign.AQ29]" office:value-type="string" office:string-value="0000" calcext:value-type="string">
            <text:p>0000</text:p>
          </table:table-cell>
          <table:table-cell table:formula="of:=[Sign.AX29]&amp;[Sign.AW29]&amp;[Sign.AV29]&amp;[Sign.AU29]" office:value-type="string" office:string-value="0000" calcext:value-type="string">
            <text:p>0000</text:p>
          </table:table-cell>
          <table:table-cell table:formula="of:=[Sign.BB29]&amp;[Sign.BA29]&amp;[Sign.AZ29]&amp;[Sign.AY29]" office:value-type="string" office:string-value="0000" calcext:value-type="string">
            <text:p>0000</text:p>
          </table:table-cell>
          <table:table-cell table:formula="of:=[Sign.BF29]&amp;[Sign.BE29]&amp;[Sign.BD29]&amp;[Sign.BC29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0]&amp;[Sign.I30]&amp;[Sign.H30]&amp;[Sign.G30]" office:value-type="string" office:string-value="0001" calcext:value-type="string">
            <text:p>0001</text:p>
          </table:table-cell>
          <table:table-cell table:formula="of:=[Sign.N30]&amp;[Sign.M30]&amp;[Sign.L30]&amp;[Sign.K30]" office:value-type="string" office:string-value="0010" calcext:value-type="string">
            <text:p>0010</text:p>
          </table:table-cell>
          <table:table-cell table:formula="of:=[Sign.R30]&amp;[Sign.Q30]&amp;[Sign.P30]&amp;[Sign.O30]" office:value-type="string" office:string-value="0000" calcext:value-type="string">
            <text:p>0000</text:p>
          </table:table-cell>
          <table:table-cell table:formula="of:=[Sign.V30]&amp;[Sign.U30]&amp;[Sign.T30]&amp;[Sign.S30]" office:value-type="string" office:string-value="0000" calcext:value-type="string">
            <text:p>0000</text:p>
          </table:table-cell>
          <table:table-cell table:formula="of:=[Sign.Z30]&amp;[Sign.Y30]&amp;[Sign.X30]&amp;[Sign.W30]" office:value-type="string" office:string-value="0000" calcext:value-type="string">
            <text:p>0000</text:p>
          </table:table-cell>
          <table:table-cell table:formula="of:=[Sign.AD30]&amp;[Sign.AC30]&amp;[Sign.AB30]&amp;[Sign.AA30]" office:value-type="string" office:string-value="0010" calcext:value-type="string">
            <text:p>0010</text:p>
          </table:table-cell>
          <table:table-cell table:formula="of:=[Sign.AH30]&amp;[Sign.AG30]&amp;[Sign.AF30]&amp;[Sign.AE30]" office:value-type="string" office:string-value="0011" calcext:value-type="string">
            <text:p>0011</text:p>
          </table:table-cell>
          <table:table-cell table:formula="of:=[Sign.AL30]&amp;[Sign.AK30]&amp;[Sign.AJ30]&amp;[Sign.AI30]" office:value-type="string" office:string-value="0001" calcext:value-type="string">
            <text:p>0001</text:p>
          </table:table-cell>
          <table:table-cell table:formula="of:=[Sign.AP30]&amp;[Sign.AO30]&amp;[Sign.AN30]&amp;[Sign.AM30]" office:value-type="string" office:string-value="0000" calcext:value-type="string">
            <text:p>0000</text:p>
          </table:table-cell>
          <table:table-cell table:formula="of:=[Sign.AT30]&amp;[Sign.AS30]&amp;[Sign.AR30]&amp;[Sign.AQ30]" office:value-type="string" office:string-value="0000" calcext:value-type="string">
            <text:p>0000</text:p>
          </table:table-cell>
          <table:table-cell table:formula="of:=[Sign.AX30]&amp;[Sign.AW30]&amp;[Sign.AV30]&amp;[Sign.AU30]" office:value-type="string" office:string-value="0000" calcext:value-type="string">
            <text:p>0000</text:p>
          </table:table-cell>
          <table:table-cell table:formula="of:=[Sign.BB30]&amp;[Sign.BA30]&amp;[Sign.AZ30]&amp;[Sign.AY30]" office:value-type="string" office:string-value="0000" calcext:value-type="string">
            <text:p>0000</text:p>
          </table:table-cell>
          <table:table-cell table:formula="of:=[Sign.BF30]&amp;[Sign.BE30]&amp;[Sign.BD30]&amp;[Sign.BC30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1]&amp;[Sign.I31]&amp;[Sign.H31]&amp;[Sign.G31]" office:value-type="string" office:string-value="0001" calcext:value-type="string">
            <text:p>0001</text:p>
          </table:table-cell>
          <table:table-cell table:formula="of:=[Sign.N31]&amp;[Sign.M31]&amp;[Sign.L31]&amp;[Sign.K31]" office:value-type="string" office:string-value="0010" calcext:value-type="string">
            <text:p>0010</text:p>
          </table:table-cell>
          <table:table-cell table:formula="of:=[Sign.R31]&amp;[Sign.Q31]&amp;[Sign.P31]&amp;[Sign.O31]" office:value-type="string" office:string-value="0000" calcext:value-type="string">
            <text:p>0000</text:p>
          </table:table-cell>
          <table:table-cell table:formula="of:=[Sign.V31]&amp;[Sign.U31]&amp;[Sign.T31]&amp;[Sign.S31]" office:value-type="string" office:string-value="0000" calcext:value-type="string">
            <text:p>0000</text:p>
          </table:table-cell>
          <table:table-cell table:formula="of:=[Sign.Z31]&amp;[Sign.Y31]&amp;[Sign.X31]&amp;[Sign.W31]" office:value-type="string" office:string-value="0000" calcext:value-type="string">
            <text:p>0000</text:p>
          </table:table-cell>
          <table:table-cell table:formula="of:=[Sign.AD31]&amp;[Sign.AC31]&amp;[Sign.AB31]&amp;[Sign.AA31]" office:value-type="string" office:string-value="1010" calcext:value-type="string">
            <text:p>1010</text:p>
          </table:table-cell>
          <table:table-cell table:formula="of:=[Sign.AH31]&amp;[Sign.AG31]&amp;[Sign.AF31]&amp;[Sign.AE31]" office:value-type="string" office:string-value="0010" calcext:value-type="string">
            <text:p>0010</text:p>
          </table:table-cell>
          <table:table-cell table:formula="of:=[Sign.AL31]&amp;[Sign.AK31]&amp;[Sign.AJ31]&amp;[Sign.AI31]" office:value-type="string" office:string-value="0001" calcext:value-type="string">
            <text:p>0001</text:p>
          </table:table-cell>
          <table:table-cell table:formula="of:=[Sign.AP31]&amp;[Sign.AO31]&amp;[Sign.AN31]&amp;[Sign.AM31]" office:value-type="string" office:string-value="0000" calcext:value-type="string">
            <text:p>0000</text:p>
          </table:table-cell>
          <table:table-cell table:formula="of:=[Sign.AT31]&amp;[Sign.AS31]&amp;[Sign.AR31]&amp;[Sign.AQ31]" office:value-type="string" office:string-value="0000" calcext:value-type="string">
            <text:p>0000</text:p>
          </table:table-cell>
          <table:table-cell table:formula="of:=[Sign.AX31]&amp;[Sign.AW31]&amp;[Sign.AV31]&amp;[Sign.AU31]" office:value-type="string" office:string-value="0000" calcext:value-type="string">
            <text:p>0000</text:p>
          </table:table-cell>
          <table:table-cell table:formula="of:=[Sign.BB31]&amp;[Sign.BA31]&amp;[Sign.AZ31]&amp;[Sign.AY31]" office:value-type="string" office:string-value="0000" calcext:value-type="string">
            <text:p>0000</text:p>
          </table:table-cell>
          <table:table-cell table:formula="of:=[Sign.BF31]&amp;[Sign.BE31]&amp;[Sign.BD31]&amp;[Sign.BC31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2]&amp;[Sign.I32]&amp;[Sign.H32]&amp;[Sign.G32]" office:value-type="string" office:string-value="0000" calcext:value-type="string">
            <text:p>0000</text:p>
          </table:table-cell>
          <table:table-cell table:formula="of:=[Sign.N32]&amp;[Sign.M32]&amp;[Sign.L32]&amp;[Sign.K32]" office:value-type="string" office:string-value="0000" calcext:value-type="string">
            <text:p>0000</text:p>
          </table:table-cell>
          <table:table-cell table:formula="of:=[Sign.R32]&amp;[Sign.Q32]&amp;[Sign.P32]&amp;[Sign.O32]" office:value-type="string" office:string-value="0000" calcext:value-type="string">
            <text:p>0000</text:p>
          </table:table-cell>
          <table:table-cell table:formula="of:=[Sign.V32]&amp;[Sign.U32]&amp;[Sign.T32]&amp;[Sign.S32]" office:value-type="string" office:string-value="0000" calcext:value-type="string">
            <text:p>0000</text:p>
          </table:table-cell>
          <table:table-cell table:formula="of:=[Sign.Z32]&amp;[Sign.Y32]&amp;[Sign.X32]&amp;[Sign.W32]" office:value-type="string" office:string-value="0000" calcext:value-type="string">
            <text:p>0000</text:p>
          </table:table-cell>
          <table:table-cell table:formula="of:=[Sign.AD32]&amp;[Sign.AC32]&amp;[Sign.AB32]&amp;[Sign.AA32]" office:value-type="string" office:string-value="0000" calcext:value-type="string">
            <text:p>0000</text:p>
          </table:table-cell>
          <table:table-cell table:formula="of:=[Sign.AH32]&amp;[Sign.AG32]&amp;[Sign.AF32]&amp;[Sign.AE32]" office:value-type="string" office:string-value="0000" calcext:value-type="string">
            <text:p>0000</text:p>
          </table:table-cell>
          <table:table-cell table:formula="of:=[Sign.AL32]&amp;[Sign.AK32]&amp;[Sign.AJ32]&amp;[Sign.AI32]" office:value-type="string" office:string-value="0000" calcext:value-type="string">
            <text:p>0000</text:p>
          </table:table-cell>
          <table:table-cell table:formula="of:=[Sign.AP32]&amp;[Sign.AO32]&amp;[Sign.AN32]&amp;[Sign.AM32]" office:value-type="string" office:string-value="0000" calcext:value-type="string">
            <text:p>0000</text:p>
          </table:table-cell>
          <table:table-cell table:formula="of:=[Sign.AT32]&amp;[Sign.AS32]&amp;[Sign.AR32]&amp;[Sign.AQ32]" office:value-type="string" office:string-value="0000" calcext:value-type="string">
            <text:p>0000</text:p>
          </table:table-cell>
          <table:table-cell table:formula="of:=[Sign.AX32]&amp;[Sign.AW32]&amp;[Sign.AV32]&amp;[Sign.AU32]" office:value-type="string" office:string-value="0000" calcext:value-type="string">
            <text:p>0000</text:p>
          </table:table-cell>
          <table:table-cell table:formula="of:=[Sign.BB32]&amp;[Sign.BA32]&amp;[Sign.AZ32]&amp;[Sign.AY32]" office:value-type="string" office:string-value="0000" calcext:value-type="string">
            <text:p>0000</text:p>
          </table:table-cell>
          <table:table-cell table:formula="of:=[Sign.BF32]&amp;[Sign.BE32]&amp;[Sign.BD32]&amp;[Sign.BC32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3]&amp;[Sign.I33]&amp;[Sign.H33]&amp;[Sign.G33]" office:value-type="string" office:string-value="0000" calcext:value-type="string">
            <text:p>0000</text:p>
          </table:table-cell>
          <table:table-cell table:formula="of:=[Sign.N33]&amp;[Sign.M33]&amp;[Sign.L33]&amp;[Sign.K33]" office:value-type="string" office:string-value="0000" calcext:value-type="string">
            <text:p>0000</text:p>
          </table:table-cell>
          <table:table-cell table:formula="of:=[Sign.R33]&amp;[Sign.Q33]&amp;[Sign.P33]&amp;[Sign.O33]" office:value-type="string" office:string-value="0000" calcext:value-type="string">
            <text:p>0000</text:p>
          </table:table-cell>
          <table:table-cell table:formula="of:=[Sign.V33]&amp;[Sign.U33]&amp;[Sign.T33]&amp;[Sign.S33]" office:value-type="string" office:string-value="0000" calcext:value-type="string">
            <text:p>0000</text:p>
          </table:table-cell>
          <table:table-cell table:formula="of:=[Sign.Z33]&amp;[Sign.Y33]&amp;[Sign.X33]&amp;[Sign.W33]" office:value-type="string" office:string-value="0000" calcext:value-type="string">
            <text:p>0000</text:p>
          </table:table-cell>
          <table:table-cell table:formula="of:=[Sign.AD33]&amp;[Sign.AC33]&amp;[Sign.AB33]&amp;[Sign.AA33]" office:value-type="string" office:string-value="0000" calcext:value-type="string">
            <text:p>0000</text:p>
          </table:table-cell>
          <table:table-cell table:formula="of:=[Sign.AH33]&amp;[Sign.AG33]&amp;[Sign.AF33]&amp;[Sign.AE33]" office:value-type="string" office:string-value="0000" calcext:value-type="string">
            <text:p>0000</text:p>
          </table:table-cell>
          <table:table-cell table:formula="of:=[Sign.AL33]&amp;[Sign.AK33]&amp;[Sign.AJ33]&amp;[Sign.AI33]" office:value-type="string" office:string-value="0000" calcext:value-type="string">
            <text:p>0000</text:p>
          </table:table-cell>
          <table:table-cell table:formula="of:=[Sign.AP33]&amp;[Sign.AO33]&amp;[Sign.AN33]&amp;[Sign.AM33]" office:value-type="string" office:string-value="0000" calcext:value-type="string">
            <text:p>0000</text:p>
          </table:table-cell>
          <table:table-cell table:formula="of:=[Sign.AT33]&amp;[Sign.AS33]&amp;[Sign.AR33]&amp;[Sign.AQ33]" office:value-type="string" office:string-value="0000" calcext:value-type="string">
            <text:p>0000</text:p>
          </table:table-cell>
          <table:table-cell table:formula="of:=[Sign.AX33]&amp;[Sign.AW33]&amp;[Sign.AV33]&amp;[Sign.AU33]" office:value-type="string" office:string-value="0000" calcext:value-type="string">
            <text:p>0000</text:p>
          </table:table-cell>
          <table:table-cell table:formula="of:=[Sign.BB33]&amp;[Sign.BA33]&amp;[Sign.AZ33]&amp;[Sign.AY33]" office:value-type="string" office:string-value="0000" calcext:value-type="string">
            <text:p>0000</text:p>
          </table:table-cell>
          <table:table-cell table:formula="of:=[Sign.BF33]&amp;[Sign.BE33]&amp;[Sign.BD33]&amp;[Sign.BC33]" office:value-type="string" office:string-value="0001" calcext:value-type="string">
            <text:p>0001</text:p>
          </table:table-cell>
          <table:table-cell table:number-columns-repeated="1011"/>
        </table:table-row>
        <table:table-row table:style-name="ro1">
          <table:table-cell table:formula="of:=[Sign.J34]&amp;[Sign.I34]&amp;[Sign.H34]&amp;[Sign.G34]" office:value-type="string" office:string-value="0000" calcext:value-type="string">
            <text:p>0000</text:p>
          </table:table-cell>
          <table:table-cell table:formula="of:=[Sign.N34]&amp;[Sign.M34]&amp;[Sign.L34]&amp;[Sign.K34]" office:value-type="string" office:string-value="0000" calcext:value-type="string">
            <text:p>0000</text:p>
          </table:table-cell>
          <table:table-cell table:formula="of:=[Sign.R34]&amp;[Sign.Q34]&amp;[Sign.P34]&amp;[Sign.O34]" office:value-type="string" office:string-value="0000" calcext:value-type="string">
            <text:p>0000</text:p>
          </table:table-cell>
          <table:table-cell table:formula="of:=[Sign.V34]&amp;[Sign.U34]&amp;[Sign.T34]&amp;[Sign.S34]" office:value-type="string" office:string-value="0000" calcext:value-type="string">
            <text:p>0000</text:p>
          </table:table-cell>
          <table:table-cell table:formula="of:=[Sign.Z34]&amp;[Sign.Y34]&amp;[Sign.X34]&amp;[Sign.W34]" office:value-type="string" office:string-value="0000" calcext:value-type="string">
            <text:p>0000</text:p>
          </table:table-cell>
          <table:table-cell table:formula="of:=[Sign.AD34]&amp;[Sign.AC34]&amp;[Sign.AB34]&amp;[Sign.AA34]" office:value-type="string" office:string-value="0000" calcext:value-type="string">
            <text:p>0000</text:p>
          </table:table-cell>
          <table:table-cell table:formula="of:=[Sign.AH34]&amp;[Sign.AG34]&amp;[Sign.AF34]&amp;[Sign.AE34]" office:value-type="string" office:string-value="0000" calcext:value-type="string">
            <text:p>0000</text:p>
          </table:table-cell>
          <table:table-cell table:formula="of:=[Sign.AL34]&amp;[Sign.AK34]&amp;[Sign.AJ34]&amp;[Sign.AI34]" office:value-type="string" office:string-value="0000" calcext:value-type="string">
            <text:p>0000</text:p>
          </table:table-cell>
          <table:table-cell table:formula="of:=[Sign.AP34]&amp;[Sign.AO34]&amp;[Sign.AN34]&amp;[Sign.AM34]" office:value-type="string" office:string-value="0000" calcext:value-type="string">
            <text:p>0000</text:p>
          </table:table-cell>
          <table:table-cell table:formula="of:=[Sign.AT34]&amp;[Sign.AS34]&amp;[Sign.AR34]&amp;[Sign.AQ34]" office:value-type="string" office:string-value="0000" calcext:value-type="string">
            <text:p>0000</text:p>
          </table:table-cell>
          <table:table-cell table:formula="of:=[Sign.AX34]&amp;[Sign.AW34]&amp;[Sign.AV34]&amp;[Sign.AU34]" office:value-type="string" office:string-value="0000" calcext:value-type="string">
            <text:p>0000</text:p>
          </table:table-cell>
          <table:table-cell table:formula="of:=[Sign.BB34]&amp;[Sign.BA34]&amp;[Sign.AZ34]&amp;[Sign.AY34]" office:value-type="string" office:string-value="0000" calcext:value-type="string">
            <text:p>0000</text:p>
          </table:table-cell>
          <table:table-cell table:formula="of:=[Sign.BF34]&amp;[Sign.BE34]&amp;[Sign.BD34]&amp;[Sign.BC34]" office:value-type="string" office:string-value="0001" calcext:value-type="string">
            <text:p>0001</text:p>
          </table:table-cell>
          <table:table-cell table:number-columns-repeated="1011"/>
        </table:table-row>
        <table:table-row table:style-name="ro1">
          <table:table-cell table:formula="of:=[Sign.J35]&amp;[Sign.I35]&amp;[Sign.H35]&amp;[Sign.G35]" office:value-type="string" office:string-value="0011" calcext:value-type="string">
            <text:p>0011</text:p>
          </table:table-cell>
          <table:table-cell table:formula="of:=[Sign.N35]&amp;[Sign.M35]&amp;[Sign.L35]&amp;[Sign.K35]" office:value-type="string" office:string-value="0000" calcext:value-type="string">
            <text:p>0000</text:p>
          </table:table-cell>
          <table:table-cell table:formula="of:=[Sign.R35]&amp;[Sign.Q35]&amp;[Sign.P35]&amp;[Sign.O35]" office:value-type="string" office:string-value="0000" calcext:value-type="string">
            <text:p>0000</text:p>
          </table:table-cell>
          <table:table-cell table:formula="of:=[Sign.V35]&amp;[Sign.U35]&amp;[Sign.T35]&amp;[Sign.S35]" office:value-type="string" office:string-value="0000" calcext:value-type="string">
            <text:p>0000</text:p>
          </table:table-cell>
          <table:table-cell table:formula="of:=[Sign.Z35]&amp;[Sign.Y35]&amp;[Sign.X35]&amp;[Sign.W35]" office:value-type="string" office:string-value="0001" calcext:value-type="string">
            <text:p>0001</text:p>
          </table:table-cell>
          <table:table-cell table:formula="of:=[Sign.AD35]&amp;[Sign.AC35]&amp;[Sign.AB35]&amp;[Sign.AA35]" office:value-type="string" office:string-value="0000" calcext:value-type="string">
            <text:p>0000</text:p>
          </table:table-cell>
          <table:table-cell table:formula="of:=[Sign.AH35]&amp;[Sign.AG35]&amp;[Sign.AF35]&amp;[Sign.AE35]" office:value-type="string" office:string-value="0000" calcext:value-type="string">
            <text:p>0000</text:p>
          </table:table-cell>
          <table:table-cell table:formula="of:=[Sign.AL35]&amp;[Sign.AK35]&amp;[Sign.AJ35]&amp;[Sign.AI35]" office:value-type="string" office:string-value="0001" calcext:value-type="string">
            <text:p>0001</text:p>
          </table:table-cell>
          <table:table-cell table:formula="of:=[Sign.AP35]&amp;[Sign.AO35]&amp;[Sign.AN35]&amp;[Sign.AM35]" office:value-type="string" office:string-value="0000" calcext:value-type="string">
            <text:p>0000</text:p>
          </table:table-cell>
          <table:table-cell table:formula="of:=[Sign.AT35]&amp;[Sign.AS35]&amp;[Sign.AR35]&amp;[Sign.AQ35]" office:value-type="string" office:string-value="0000" calcext:value-type="string">
            <text:p>0000</text:p>
          </table:table-cell>
          <table:table-cell table:formula="of:=[Sign.AX35]&amp;[Sign.AW35]&amp;[Sign.AV35]&amp;[Sign.AU35]" office:value-type="string" office:string-value="0000" calcext:value-type="string">
            <text:p>0000</text:p>
          </table:table-cell>
          <table:table-cell table:formula="of:=[Sign.BB35]&amp;[Sign.BA35]&amp;[Sign.AZ35]&amp;[Sign.AY35]" office:value-type="string" office:string-value="0000" calcext:value-type="string">
            <text:p>0000</text:p>
          </table:table-cell>
          <table:table-cell table:formula="of:=[Sign.BF35]&amp;[Sign.BE35]&amp;[Sign.BD35]&amp;[Sign.BC35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6]&amp;[Sign.I36]&amp;[Sign.H36]&amp;[Sign.G36]" office:value-type="string" office:string-value="0011" calcext:value-type="string">
            <text:p>0011</text:p>
          </table:table-cell>
          <table:table-cell table:formula="of:=[Sign.N36]&amp;[Sign.M36]&amp;[Sign.L36]&amp;[Sign.K36]" office:value-type="string" office:string-value="0000" calcext:value-type="string">
            <text:p>0000</text:p>
          </table:table-cell>
          <table:table-cell table:formula="of:=[Sign.R36]&amp;[Sign.Q36]&amp;[Sign.P36]&amp;[Sign.O36]" office:value-type="string" office:string-value="0000" calcext:value-type="string">
            <text:p>0000</text:p>
          </table:table-cell>
          <table:table-cell table:formula="of:=[Sign.V36]&amp;[Sign.U36]&amp;[Sign.T36]&amp;[Sign.S36]" office:value-type="string" office:string-value="0000" calcext:value-type="string">
            <text:p>0000</text:p>
          </table:table-cell>
          <table:table-cell table:formula="of:=[Sign.Z36]&amp;[Sign.Y36]&amp;[Sign.X36]&amp;[Sign.W36]" office:value-type="string" office:string-value="0001" calcext:value-type="string">
            <text:p>0001</text:p>
          </table:table-cell>
          <table:table-cell table:formula="of:=[Sign.AD36]&amp;[Sign.AC36]&amp;[Sign.AB36]&amp;[Sign.AA36]" office:value-type="string" office:string-value="0000" calcext:value-type="string">
            <text:p>0000</text:p>
          </table:table-cell>
          <table:table-cell table:formula="of:=[Sign.AH36]&amp;[Sign.AG36]&amp;[Sign.AF36]&amp;[Sign.AE36]" office:value-type="string" office:string-value="0000" calcext:value-type="string">
            <text:p>0000</text:p>
          </table:table-cell>
          <table:table-cell table:formula="of:=[Sign.AL36]&amp;[Sign.AK36]&amp;[Sign.AJ36]&amp;[Sign.AI36]" office:value-type="string" office:string-value="0001" calcext:value-type="string">
            <text:p>0001</text:p>
          </table:table-cell>
          <table:table-cell table:formula="of:=[Sign.AP36]&amp;[Sign.AO36]&amp;[Sign.AN36]&amp;[Sign.AM36]" office:value-type="string" office:string-value="0000" calcext:value-type="string">
            <text:p>0000</text:p>
          </table:table-cell>
          <table:table-cell table:formula="of:=[Sign.AT36]&amp;[Sign.AS36]&amp;[Sign.AR36]&amp;[Sign.AQ36]" office:value-type="string" office:string-value="0000" calcext:value-type="string">
            <text:p>0000</text:p>
          </table:table-cell>
          <table:table-cell table:formula="of:=[Sign.AX36]&amp;[Sign.AW36]&amp;[Sign.AV36]&amp;[Sign.AU36]" office:value-type="string" office:string-value="0000" calcext:value-type="string">
            <text:p>0000</text:p>
          </table:table-cell>
          <table:table-cell table:formula="of:=[Sign.BB36]&amp;[Sign.BA36]&amp;[Sign.AZ36]&amp;[Sign.AY36]" office:value-type="string" office:string-value="0000" calcext:value-type="string">
            <text:p>0000</text:p>
          </table:table-cell>
          <table:table-cell table:formula="of:=[Sign.BF36]&amp;[Sign.BE36]&amp;[Sign.BD36]&amp;[Sign.BC36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7]&amp;[Sign.I37]&amp;[Sign.H37]&amp;[Sign.G37]" office:value-type="string" office:string-value="0011" calcext:value-type="string">
            <text:p>0011</text:p>
          </table:table-cell>
          <table:table-cell table:formula="of:=[Sign.N37]&amp;[Sign.M37]&amp;[Sign.L37]&amp;[Sign.K37]" office:value-type="string" office:string-value="0000" calcext:value-type="string">
            <text:p>0000</text:p>
          </table:table-cell>
          <table:table-cell table:formula="of:=[Sign.R37]&amp;[Sign.Q37]&amp;[Sign.P37]&amp;[Sign.O37]" office:value-type="string" office:string-value="0000" calcext:value-type="string">
            <text:p>0000</text:p>
          </table:table-cell>
          <table:table-cell table:formula="of:=[Sign.V37]&amp;[Sign.U37]&amp;[Sign.T37]&amp;[Sign.S37]" office:value-type="string" office:string-value="0000" calcext:value-type="string">
            <text:p>0000</text:p>
          </table:table-cell>
          <table:table-cell table:formula="of:=[Sign.Z37]&amp;[Sign.Y37]&amp;[Sign.X37]&amp;[Sign.W37]" office:value-type="string" office:string-value="0001" calcext:value-type="string">
            <text:p>0001</text:p>
          </table:table-cell>
          <table:table-cell table:formula="of:=[Sign.AD37]&amp;[Sign.AC37]&amp;[Sign.AB37]&amp;[Sign.AA37]" office:value-type="string" office:string-value="0000" calcext:value-type="string">
            <text:p>0000</text:p>
          </table:table-cell>
          <table:table-cell table:formula="of:=[Sign.AH37]&amp;[Sign.AG37]&amp;[Sign.AF37]&amp;[Sign.AE37]" office:value-type="string" office:string-value="0000" calcext:value-type="string">
            <text:p>0000</text:p>
          </table:table-cell>
          <table:table-cell table:formula="of:=[Sign.AL37]&amp;[Sign.AK37]&amp;[Sign.AJ37]&amp;[Sign.AI37]" office:value-type="string" office:string-value="0001" calcext:value-type="string">
            <text:p>0001</text:p>
          </table:table-cell>
          <table:table-cell table:formula="of:=[Sign.AP37]&amp;[Sign.AO37]&amp;[Sign.AN37]&amp;[Sign.AM37]" office:value-type="string" office:string-value="0000" calcext:value-type="string">
            <text:p>0000</text:p>
          </table:table-cell>
          <table:table-cell table:formula="of:=[Sign.AT37]&amp;[Sign.AS37]&amp;[Sign.AR37]&amp;[Sign.AQ37]" office:value-type="string" office:string-value="0000" calcext:value-type="string">
            <text:p>0000</text:p>
          </table:table-cell>
          <table:table-cell table:formula="of:=[Sign.AX37]&amp;[Sign.AW37]&amp;[Sign.AV37]&amp;[Sign.AU37]" office:value-type="string" office:string-value="0000" calcext:value-type="string">
            <text:p>0000</text:p>
          </table:table-cell>
          <table:table-cell table:formula="of:=[Sign.BB37]&amp;[Sign.BA37]&amp;[Sign.AZ37]&amp;[Sign.AY37]" office:value-type="string" office:string-value="0000" calcext:value-type="string">
            <text:p>0000</text:p>
          </table:table-cell>
          <table:table-cell table:formula="of:=[Sign.BF37]&amp;[Sign.BE37]&amp;[Sign.BD37]&amp;[Sign.BC37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8]&amp;[Sign.I38]&amp;[Sign.H38]&amp;[Sign.G38]" office:value-type="string" office:string-value="0011" calcext:value-type="string">
            <text:p>0011</text:p>
          </table:table-cell>
          <table:table-cell table:formula="of:=[Sign.N38]&amp;[Sign.M38]&amp;[Sign.L38]&amp;[Sign.K38]" office:value-type="string" office:string-value="0000" calcext:value-type="string">
            <text:p>0000</text:p>
          </table:table-cell>
          <table:table-cell table:formula="of:=[Sign.R38]&amp;[Sign.Q38]&amp;[Sign.P38]&amp;[Sign.O38]" office:value-type="string" office:string-value="0000" calcext:value-type="string">
            <text:p>0000</text:p>
          </table:table-cell>
          <table:table-cell table:formula="of:=[Sign.V38]&amp;[Sign.U38]&amp;[Sign.T38]&amp;[Sign.S38]" office:value-type="string" office:string-value="0000" calcext:value-type="string">
            <text:p>0000</text:p>
          </table:table-cell>
          <table:table-cell table:formula="of:=[Sign.Z38]&amp;[Sign.Y38]&amp;[Sign.X38]&amp;[Sign.W38]" office:value-type="string" office:string-value="0001" calcext:value-type="string">
            <text:p>0001</text:p>
          </table:table-cell>
          <table:table-cell table:formula="of:=[Sign.AD38]&amp;[Sign.AC38]&amp;[Sign.AB38]&amp;[Sign.AA38]" office:value-type="string" office:string-value="0000" calcext:value-type="string">
            <text:p>0000</text:p>
          </table:table-cell>
          <table:table-cell table:formula="of:=[Sign.AH38]&amp;[Sign.AG38]&amp;[Sign.AF38]&amp;[Sign.AE38]" office:value-type="string" office:string-value="0000" calcext:value-type="string">
            <text:p>0000</text:p>
          </table:table-cell>
          <table:table-cell table:formula="of:=[Sign.AL38]&amp;[Sign.AK38]&amp;[Sign.AJ38]&amp;[Sign.AI38]" office:value-type="string" office:string-value="0001" calcext:value-type="string">
            <text:p>0001</text:p>
          </table:table-cell>
          <table:table-cell table:formula="of:=[Sign.AP38]&amp;[Sign.AO38]&amp;[Sign.AN38]&amp;[Sign.AM38]" office:value-type="string" office:string-value="0000" calcext:value-type="string">
            <text:p>0000</text:p>
          </table:table-cell>
          <table:table-cell table:formula="of:=[Sign.AT38]&amp;[Sign.AS38]&amp;[Sign.AR38]&amp;[Sign.AQ38]" office:value-type="string" office:string-value="0000" calcext:value-type="string">
            <text:p>0000</text:p>
          </table:table-cell>
          <table:table-cell table:formula="of:=[Sign.AX38]&amp;[Sign.AW38]&amp;[Sign.AV38]&amp;[Sign.AU38]" office:value-type="string" office:string-value="0000" calcext:value-type="string">
            <text:p>0000</text:p>
          </table:table-cell>
          <table:table-cell table:formula="of:=[Sign.BB38]&amp;[Sign.BA38]&amp;[Sign.AZ38]&amp;[Sign.AY38]" office:value-type="string" office:string-value="0000" calcext:value-type="string">
            <text:p>0000</text:p>
          </table:table-cell>
          <table:table-cell table:formula="of:=[Sign.BF38]&amp;[Sign.BE38]&amp;[Sign.BD38]&amp;[Sign.BC38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39]&amp;[Sign.I39]&amp;[Sign.H39]&amp;[Sign.G39]" office:value-type="string" office:string-value="0011" calcext:value-type="string">
            <text:p>0011</text:p>
          </table:table-cell>
          <table:table-cell table:formula="of:=[Sign.N39]&amp;[Sign.M39]&amp;[Sign.L39]&amp;[Sign.K39]" office:value-type="string" office:string-value="0000" calcext:value-type="string">
            <text:p>0000</text:p>
          </table:table-cell>
          <table:table-cell table:formula="of:=[Sign.R39]&amp;[Sign.Q39]&amp;[Sign.P39]&amp;[Sign.O39]" office:value-type="string" office:string-value="0000" calcext:value-type="string">
            <text:p>0000</text:p>
          </table:table-cell>
          <table:table-cell table:formula="of:=[Sign.V39]&amp;[Sign.U39]&amp;[Sign.T39]&amp;[Sign.S39]" office:value-type="string" office:string-value="0000" calcext:value-type="string">
            <text:p>0000</text:p>
          </table:table-cell>
          <table:table-cell table:formula="of:=[Sign.Z39]&amp;[Sign.Y39]&amp;[Sign.X39]&amp;[Sign.W39]" office:value-type="string" office:string-value="0001" calcext:value-type="string">
            <text:p>0001</text:p>
          </table:table-cell>
          <table:table-cell table:formula="of:=[Sign.AD39]&amp;[Sign.AC39]&amp;[Sign.AB39]&amp;[Sign.AA39]" office:value-type="string" office:string-value="0000" calcext:value-type="string">
            <text:p>0000</text:p>
          </table:table-cell>
          <table:table-cell table:formula="of:=[Sign.AH39]&amp;[Sign.AG39]&amp;[Sign.AF39]&amp;[Sign.AE39]" office:value-type="string" office:string-value="0000" calcext:value-type="string">
            <text:p>0000</text:p>
          </table:table-cell>
          <table:table-cell table:formula="of:=[Sign.AL39]&amp;[Sign.AK39]&amp;[Sign.AJ39]&amp;[Sign.AI39]" office:value-type="string" office:string-value="0001" calcext:value-type="string">
            <text:p>0001</text:p>
          </table:table-cell>
          <table:table-cell table:formula="of:=[Sign.AP39]&amp;[Sign.AO39]&amp;[Sign.AN39]&amp;[Sign.AM39]" office:value-type="string" office:string-value="0000" calcext:value-type="string">
            <text:p>0000</text:p>
          </table:table-cell>
          <table:table-cell table:formula="of:=[Sign.AT39]&amp;[Sign.AS39]&amp;[Sign.AR39]&amp;[Sign.AQ39]" office:value-type="string" office:string-value="0000" calcext:value-type="string">
            <text:p>0000</text:p>
          </table:table-cell>
          <table:table-cell table:formula="of:=[Sign.AX39]&amp;[Sign.AW39]&amp;[Sign.AV39]&amp;[Sign.AU39]" office:value-type="string" office:string-value="0000" calcext:value-type="string">
            <text:p>0000</text:p>
          </table:table-cell>
          <table:table-cell table:formula="of:=[Sign.BB39]&amp;[Sign.BA39]&amp;[Sign.AZ39]&amp;[Sign.AY39]" office:value-type="string" office:string-value="0000" calcext:value-type="string">
            <text:p>0000</text:p>
          </table:table-cell>
          <table:table-cell table:formula="of:=[Sign.BF39]&amp;[Sign.BE39]&amp;[Sign.BD39]&amp;[Sign.BC39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0]&amp;[Sign.I40]&amp;[Sign.H40]&amp;[Sign.G40]" office:value-type="string" office:string-value="0011" calcext:value-type="string">
            <text:p>0011</text:p>
          </table:table-cell>
          <table:table-cell table:formula="of:=[Sign.N40]&amp;[Sign.M40]&amp;[Sign.L40]&amp;[Sign.K40]" office:value-type="string" office:string-value="0000" calcext:value-type="string">
            <text:p>0000</text:p>
          </table:table-cell>
          <table:table-cell table:formula="of:=[Sign.R40]&amp;[Sign.Q40]&amp;[Sign.P40]&amp;[Sign.O40]" office:value-type="string" office:string-value="0000" calcext:value-type="string">
            <text:p>0000</text:p>
          </table:table-cell>
          <table:table-cell table:formula="of:=[Sign.V40]&amp;[Sign.U40]&amp;[Sign.T40]&amp;[Sign.S40]" office:value-type="string" office:string-value="0000" calcext:value-type="string">
            <text:p>0000</text:p>
          </table:table-cell>
          <table:table-cell table:formula="of:=[Sign.Z40]&amp;[Sign.Y40]&amp;[Sign.X40]&amp;[Sign.W40]" office:value-type="string" office:string-value="0001" calcext:value-type="string">
            <text:p>0001</text:p>
          </table:table-cell>
          <table:table-cell table:formula="of:=[Sign.AD40]&amp;[Sign.AC40]&amp;[Sign.AB40]&amp;[Sign.AA40]" office:value-type="string" office:string-value="0000" calcext:value-type="string">
            <text:p>0000</text:p>
          </table:table-cell>
          <table:table-cell table:formula="of:=[Sign.AH40]&amp;[Sign.AG40]&amp;[Sign.AF40]&amp;[Sign.AE40]" office:value-type="string" office:string-value="0000" calcext:value-type="string">
            <text:p>0000</text:p>
          </table:table-cell>
          <table:table-cell table:formula="of:=[Sign.AL40]&amp;[Sign.AK40]&amp;[Sign.AJ40]&amp;[Sign.AI40]" office:value-type="string" office:string-value="0001" calcext:value-type="string">
            <text:p>0001</text:p>
          </table:table-cell>
          <table:table-cell table:formula="of:=[Sign.AP40]&amp;[Sign.AO40]&amp;[Sign.AN40]&amp;[Sign.AM40]" office:value-type="string" office:string-value="0000" calcext:value-type="string">
            <text:p>0000</text:p>
          </table:table-cell>
          <table:table-cell table:formula="of:=[Sign.AT40]&amp;[Sign.AS40]&amp;[Sign.AR40]&amp;[Sign.AQ40]" office:value-type="string" office:string-value="0000" calcext:value-type="string">
            <text:p>0000</text:p>
          </table:table-cell>
          <table:table-cell table:formula="of:=[Sign.AX40]&amp;[Sign.AW40]&amp;[Sign.AV40]&amp;[Sign.AU40]" office:value-type="string" office:string-value="0000" calcext:value-type="string">
            <text:p>0000</text:p>
          </table:table-cell>
          <table:table-cell table:formula="of:=[Sign.BB40]&amp;[Sign.BA40]&amp;[Sign.AZ40]&amp;[Sign.AY40]" office:value-type="string" office:string-value="0000" calcext:value-type="string">
            <text:p>0000</text:p>
          </table:table-cell>
          <table:table-cell table:formula="of:=[Sign.BF40]&amp;[Sign.BE40]&amp;[Sign.BD40]&amp;[Sign.BC40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1]&amp;[Sign.I41]&amp;[Sign.H41]&amp;[Sign.G41]" office:value-type="string" office:string-value="0011" calcext:value-type="string">
            <text:p>0011</text:p>
          </table:table-cell>
          <table:table-cell table:formula="of:=[Sign.N41]&amp;[Sign.M41]&amp;[Sign.L41]&amp;[Sign.K41]" office:value-type="string" office:string-value="0000" calcext:value-type="string">
            <text:p>0000</text:p>
          </table:table-cell>
          <table:table-cell table:formula="of:=[Sign.R41]&amp;[Sign.Q41]&amp;[Sign.P41]&amp;[Sign.O41]" office:value-type="string" office:string-value="0000" calcext:value-type="string">
            <text:p>0000</text:p>
          </table:table-cell>
          <table:table-cell table:formula="of:=[Sign.V41]&amp;[Sign.U41]&amp;[Sign.T41]&amp;[Sign.S41]" office:value-type="string" office:string-value="0000" calcext:value-type="string">
            <text:p>0000</text:p>
          </table:table-cell>
          <table:table-cell table:formula="of:=[Sign.Z41]&amp;[Sign.Y41]&amp;[Sign.X41]&amp;[Sign.W41]" office:value-type="string" office:string-value="0001" calcext:value-type="string">
            <text:p>0001</text:p>
          </table:table-cell>
          <table:table-cell table:formula="of:=[Sign.AD41]&amp;[Sign.AC41]&amp;[Sign.AB41]&amp;[Sign.AA41]" office:value-type="string" office:string-value="0000" calcext:value-type="string">
            <text:p>0000</text:p>
          </table:table-cell>
          <table:table-cell table:formula="of:=[Sign.AH41]&amp;[Sign.AG41]&amp;[Sign.AF41]&amp;[Sign.AE41]" office:value-type="string" office:string-value="0000" calcext:value-type="string">
            <text:p>0000</text:p>
          </table:table-cell>
          <table:table-cell table:formula="of:=[Sign.AL41]&amp;[Sign.AK41]&amp;[Sign.AJ41]&amp;[Sign.AI41]" office:value-type="string" office:string-value="0001" calcext:value-type="string">
            <text:p>0001</text:p>
          </table:table-cell>
          <table:table-cell table:formula="of:=[Sign.AP41]&amp;[Sign.AO41]&amp;[Sign.AN41]&amp;[Sign.AM41]" office:value-type="string" office:string-value="0000" calcext:value-type="string">
            <text:p>0000</text:p>
          </table:table-cell>
          <table:table-cell table:formula="of:=[Sign.AT41]&amp;[Sign.AS41]&amp;[Sign.AR41]&amp;[Sign.AQ41]" office:value-type="string" office:string-value="0000" calcext:value-type="string">
            <text:p>0000</text:p>
          </table:table-cell>
          <table:table-cell table:formula="of:=[Sign.AX41]&amp;[Sign.AW41]&amp;[Sign.AV41]&amp;[Sign.AU41]" office:value-type="string" office:string-value="0000" calcext:value-type="string">
            <text:p>0000</text:p>
          </table:table-cell>
          <table:table-cell table:formula="of:=[Sign.BB41]&amp;[Sign.BA41]&amp;[Sign.AZ41]&amp;[Sign.AY41]" office:value-type="string" office:string-value="0000" calcext:value-type="string">
            <text:p>0000</text:p>
          </table:table-cell>
          <table:table-cell table:formula="of:=[Sign.BF41]&amp;[Sign.BE41]&amp;[Sign.BD41]&amp;[Sign.BC41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2]&amp;[Sign.I42]&amp;[Sign.H42]&amp;[Sign.G42]" office:value-type="string" office:string-value="0011" calcext:value-type="string">
            <text:p>0011</text:p>
          </table:table-cell>
          <table:table-cell table:formula="of:=[Sign.N42]&amp;[Sign.M42]&amp;[Sign.L42]&amp;[Sign.K42]" office:value-type="string" office:string-value="0000" calcext:value-type="string">
            <text:p>0000</text:p>
          </table:table-cell>
          <table:table-cell table:formula="of:=[Sign.R42]&amp;[Sign.Q42]&amp;[Sign.P42]&amp;[Sign.O42]" office:value-type="string" office:string-value="0000" calcext:value-type="string">
            <text:p>0000</text:p>
          </table:table-cell>
          <table:table-cell table:formula="of:=[Sign.V42]&amp;[Sign.U42]&amp;[Sign.T42]&amp;[Sign.S42]" office:value-type="string" office:string-value="0000" calcext:value-type="string">
            <text:p>0000</text:p>
          </table:table-cell>
          <table:table-cell table:formula="of:=[Sign.Z42]&amp;[Sign.Y42]&amp;[Sign.X42]&amp;[Sign.W42]" office:value-type="string" office:string-value="0001" calcext:value-type="string">
            <text:p>0001</text:p>
          </table:table-cell>
          <table:table-cell table:formula="of:=[Sign.AD42]&amp;[Sign.AC42]&amp;[Sign.AB42]&amp;[Sign.AA42]" office:value-type="string" office:string-value="0000" calcext:value-type="string">
            <text:p>0000</text:p>
          </table:table-cell>
          <table:table-cell table:formula="of:=[Sign.AH42]&amp;[Sign.AG42]&amp;[Sign.AF42]&amp;[Sign.AE42]" office:value-type="string" office:string-value="0000" calcext:value-type="string">
            <text:p>0000</text:p>
          </table:table-cell>
          <table:table-cell table:formula="of:=[Sign.AL42]&amp;[Sign.AK42]&amp;[Sign.AJ42]&amp;[Sign.AI42]" office:value-type="string" office:string-value="0001" calcext:value-type="string">
            <text:p>0001</text:p>
          </table:table-cell>
          <table:table-cell table:formula="of:=[Sign.AP42]&amp;[Sign.AO42]&amp;[Sign.AN42]&amp;[Sign.AM42]" office:value-type="string" office:string-value="0000" calcext:value-type="string">
            <text:p>0000</text:p>
          </table:table-cell>
          <table:table-cell table:formula="of:=[Sign.AT42]&amp;[Sign.AS42]&amp;[Sign.AR42]&amp;[Sign.AQ42]" office:value-type="string" office:string-value="0000" calcext:value-type="string">
            <text:p>0000</text:p>
          </table:table-cell>
          <table:table-cell table:formula="of:=[Sign.AX42]&amp;[Sign.AW42]&amp;[Sign.AV42]&amp;[Sign.AU42]" office:value-type="string" office:string-value="0000" calcext:value-type="string">
            <text:p>0000</text:p>
          </table:table-cell>
          <table:table-cell table:formula="of:=[Sign.BB42]&amp;[Sign.BA42]&amp;[Sign.AZ42]&amp;[Sign.AY42]" office:value-type="string" office:string-value="0000" calcext:value-type="string">
            <text:p>0000</text:p>
          </table:table-cell>
          <table:table-cell table:formula="of:=[Sign.BF42]&amp;[Sign.BE42]&amp;[Sign.BD42]&amp;[Sign.BC42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3]&amp;[Sign.I43]&amp;[Sign.H43]&amp;[Sign.G43]" office:value-type="string" office:string-value="0011" calcext:value-type="string">
            <text:p>0011</text:p>
          </table:table-cell>
          <table:table-cell table:formula="of:=[Sign.N43]&amp;[Sign.M43]&amp;[Sign.L43]&amp;[Sign.K43]" office:value-type="string" office:string-value="0000" calcext:value-type="string">
            <text:p>0000</text:p>
          </table:table-cell>
          <table:table-cell table:formula="of:=[Sign.R43]&amp;[Sign.Q43]&amp;[Sign.P43]&amp;[Sign.O43]" office:value-type="string" office:string-value="0000" calcext:value-type="string">
            <text:p>0000</text:p>
          </table:table-cell>
          <table:table-cell table:formula="of:=[Sign.V43]&amp;[Sign.U43]&amp;[Sign.T43]&amp;[Sign.S43]" office:value-type="string" office:string-value="0000" calcext:value-type="string">
            <text:p>0000</text:p>
          </table:table-cell>
          <table:table-cell table:formula="of:=[Sign.Z43]&amp;[Sign.Y43]&amp;[Sign.X43]&amp;[Sign.W43]" office:value-type="string" office:string-value="0001" calcext:value-type="string">
            <text:p>0001</text:p>
          </table:table-cell>
          <table:table-cell table:formula="of:=[Sign.AD43]&amp;[Sign.AC43]&amp;[Sign.AB43]&amp;[Sign.AA43]" office:value-type="string" office:string-value="0000" calcext:value-type="string">
            <text:p>0000</text:p>
          </table:table-cell>
          <table:table-cell table:formula="of:=[Sign.AH43]&amp;[Sign.AG43]&amp;[Sign.AF43]&amp;[Sign.AE43]" office:value-type="string" office:string-value="0000" calcext:value-type="string">
            <text:p>0000</text:p>
          </table:table-cell>
          <table:table-cell table:formula="of:=[Sign.AL43]&amp;[Sign.AK43]&amp;[Sign.AJ43]&amp;[Sign.AI43]" office:value-type="string" office:string-value="0001" calcext:value-type="string">
            <text:p>0001</text:p>
          </table:table-cell>
          <table:table-cell table:formula="of:=[Sign.AP43]&amp;[Sign.AO43]&amp;[Sign.AN43]&amp;[Sign.AM43]" office:value-type="string" office:string-value="0000" calcext:value-type="string">
            <text:p>0000</text:p>
          </table:table-cell>
          <table:table-cell table:formula="of:=[Sign.AT43]&amp;[Sign.AS43]&amp;[Sign.AR43]&amp;[Sign.AQ43]" office:value-type="string" office:string-value="0000" calcext:value-type="string">
            <text:p>0000</text:p>
          </table:table-cell>
          <table:table-cell table:formula="of:=[Sign.AX43]&amp;[Sign.AW43]&amp;[Sign.AV43]&amp;[Sign.AU43]" office:value-type="string" office:string-value="0000" calcext:value-type="string">
            <text:p>0000</text:p>
          </table:table-cell>
          <table:table-cell table:formula="of:=[Sign.BB43]&amp;[Sign.BA43]&amp;[Sign.AZ43]&amp;[Sign.AY43]" office:value-type="string" office:string-value="0000" calcext:value-type="string">
            <text:p>0000</text:p>
          </table:table-cell>
          <table:table-cell table:formula="of:=[Sign.BF43]&amp;[Sign.BE43]&amp;[Sign.BD43]&amp;[Sign.BC43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4]&amp;[Sign.I44]&amp;[Sign.H44]&amp;[Sign.G44]" office:value-type="string" office:string-value="0011" calcext:value-type="string">
            <text:p>0011</text:p>
          </table:table-cell>
          <table:table-cell table:formula="of:=[Sign.N44]&amp;[Sign.M44]&amp;[Sign.L44]&amp;[Sign.K44]" office:value-type="string" office:string-value="0000" calcext:value-type="string">
            <text:p>0000</text:p>
          </table:table-cell>
          <table:table-cell table:formula="of:=[Sign.R44]&amp;[Sign.Q44]&amp;[Sign.P44]&amp;[Sign.O44]" office:value-type="string" office:string-value="0000" calcext:value-type="string">
            <text:p>0000</text:p>
          </table:table-cell>
          <table:table-cell table:formula="of:=[Sign.V44]&amp;[Sign.U44]&amp;[Sign.T44]&amp;[Sign.S44]" office:value-type="string" office:string-value="0000" calcext:value-type="string">
            <text:p>0000</text:p>
          </table:table-cell>
          <table:table-cell table:formula="of:=[Sign.Z44]&amp;[Sign.Y44]&amp;[Sign.X44]&amp;[Sign.W44]" office:value-type="string" office:string-value="0001" calcext:value-type="string">
            <text:p>0001</text:p>
          </table:table-cell>
          <table:table-cell table:formula="of:=[Sign.AD44]&amp;[Sign.AC44]&amp;[Sign.AB44]&amp;[Sign.AA44]" office:value-type="string" office:string-value="0000" calcext:value-type="string">
            <text:p>0000</text:p>
          </table:table-cell>
          <table:table-cell table:formula="of:=[Sign.AH44]&amp;[Sign.AG44]&amp;[Sign.AF44]&amp;[Sign.AE44]" office:value-type="string" office:string-value="0000" calcext:value-type="string">
            <text:p>0000</text:p>
          </table:table-cell>
          <table:table-cell table:formula="of:=[Sign.AL44]&amp;[Sign.AK44]&amp;[Sign.AJ44]&amp;[Sign.AI44]" office:value-type="string" office:string-value="0001" calcext:value-type="string">
            <text:p>0001</text:p>
          </table:table-cell>
          <table:table-cell table:formula="of:=[Sign.AP44]&amp;[Sign.AO44]&amp;[Sign.AN44]&amp;[Sign.AM44]" office:value-type="string" office:string-value="0000" calcext:value-type="string">
            <text:p>0000</text:p>
          </table:table-cell>
          <table:table-cell table:formula="of:=[Sign.AT44]&amp;[Sign.AS44]&amp;[Sign.AR44]&amp;[Sign.AQ44]" office:value-type="string" office:string-value="0000" calcext:value-type="string">
            <text:p>0000</text:p>
          </table:table-cell>
          <table:table-cell table:formula="of:=[Sign.AX44]&amp;[Sign.AW44]&amp;[Sign.AV44]&amp;[Sign.AU44]" office:value-type="string" office:string-value="0000" calcext:value-type="string">
            <text:p>0000</text:p>
          </table:table-cell>
          <table:table-cell table:formula="of:=[Sign.BB44]&amp;[Sign.BA44]&amp;[Sign.AZ44]&amp;[Sign.AY44]" office:value-type="string" office:string-value="0000" calcext:value-type="string">
            <text:p>0000</text:p>
          </table:table-cell>
          <table:table-cell table:formula="of:=[Sign.BF44]&amp;[Sign.BE44]&amp;[Sign.BD44]&amp;[Sign.BC44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5]&amp;[Sign.I45]&amp;[Sign.H45]&amp;[Sign.G45]" office:value-type="string" office:string-value="0011" calcext:value-type="string">
            <text:p>0011</text:p>
          </table:table-cell>
          <table:table-cell table:formula="of:=[Sign.N45]&amp;[Sign.M45]&amp;[Sign.L45]&amp;[Sign.K45]" office:value-type="string" office:string-value="0000" calcext:value-type="string">
            <text:p>0000</text:p>
          </table:table-cell>
          <table:table-cell table:formula="of:=[Sign.R45]&amp;[Sign.Q45]&amp;[Sign.P45]&amp;[Sign.O45]" office:value-type="string" office:string-value="0000" calcext:value-type="string">
            <text:p>0000</text:p>
          </table:table-cell>
          <table:table-cell table:formula="of:=[Sign.V45]&amp;[Sign.U45]&amp;[Sign.T45]&amp;[Sign.S45]" office:value-type="string" office:string-value="0000" calcext:value-type="string">
            <text:p>0000</text:p>
          </table:table-cell>
          <table:table-cell table:formula="of:=[Sign.Z45]&amp;[Sign.Y45]&amp;[Sign.X45]&amp;[Sign.W45]" office:value-type="string" office:string-value="0001" calcext:value-type="string">
            <text:p>0001</text:p>
          </table:table-cell>
          <table:table-cell table:formula="of:=[Sign.AD45]&amp;[Sign.AC45]&amp;[Sign.AB45]&amp;[Sign.AA45]" office:value-type="string" office:string-value="0000" calcext:value-type="string">
            <text:p>0000</text:p>
          </table:table-cell>
          <table:table-cell table:formula="of:=[Sign.AH45]&amp;[Sign.AG45]&amp;[Sign.AF45]&amp;[Sign.AE45]" office:value-type="string" office:string-value="0000" calcext:value-type="string">
            <text:p>0000</text:p>
          </table:table-cell>
          <table:table-cell table:formula="of:=[Sign.AL45]&amp;[Sign.AK45]&amp;[Sign.AJ45]&amp;[Sign.AI45]" office:value-type="string" office:string-value="0001" calcext:value-type="string">
            <text:p>0001</text:p>
          </table:table-cell>
          <table:table-cell table:formula="of:=[Sign.AP45]&amp;[Sign.AO45]&amp;[Sign.AN45]&amp;[Sign.AM45]" office:value-type="string" office:string-value="0000" calcext:value-type="string">
            <text:p>0000</text:p>
          </table:table-cell>
          <table:table-cell table:formula="of:=[Sign.AT45]&amp;[Sign.AS45]&amp;[Sign.AR45]&amp;[Sign.AQ45]" office:value-type="string" office:string-value="0000" calcext:value-type="string">
            <text:p>0000</text:p>
          </table:table-cell>
          <table:table-cell table:formula="of:=[Sign.AX45]&amp;[Sign.AW45]&amp;[Sign.AV45]&amp;[Sign.AU45]" office:value-type="string" office:string-value="0000" calcext:value-type="string">
            <text:p>0000</text:p>
          </table:table-cell>
          <table:table-cell table:formula="of:=[Sign.BB45]&amp;[Sign.BA45]&amp;[Sign.AZ45]&amp;[Sign.AY45]" office:value-type="string" office:string-value="0000" calcext:value-type="string">
            <text:p>0000</text:p>
          </table:table-cell>
          <table:table-cell table:formula="of:=[Sign.BF45]&amp;[Sign.BE45]&amp;[Sign.BD45]&amp;[Sign.BC45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6]&amp;[Sign.I46]&amp;[Sign.H46]&amp;[Sign.G46]" office:value-type="string" office:string-value="0011" calcext:value-type="string">
            <text:p>0011</text:p>
          </table:table-cell>
          <table:table-cell table:formula="of:=[Sign.N46]&amp;[Sign.M46]&amp;[Sign.L46]&amp;[Sign.K46]" office:value-type="string" office:string-value="0000" calcext:value-type="string">
            <text:p>0000</text:p>
          </table:table-cell>
          <table:table-cell table:formula="of:=[Sign.R46]&amp;[Sign.Q46]&amp;[Sign.P46]&amp;[Sign.O46]" office:value-type="string" office:string-value="0000" calcext:value-type="string">
            <text:p>0000</text:p>
          </table:table-cell>
          <table:table-cell table:formula="of:=[Sign.V46]&amp;[Sign.U46]&amp;[Sign.T46]&amp;[Sign.S46]" office:value-type="string" office:string-value="0000" calcext:value-type="string">
            <text:p>0000</text:p>
          </table:table-cell>
          <table:table-cell table:formula="of:=[Sign.Z46]&amp;[Sign.Y46]&amp;[Sign.X46]&amp;[Sign.W46]" office:value-type="string" office:string-value="0001" calcext:value-type="string">
            <text:p>0001</text:p>
          </table:table-cell>
          <table:table-cell table:formula="of:=[Sign.AD46]&amp;[Sign.AC46]&amp;[Sign.AB46]&amp;[Sign.AA46]" office:value-type="string" office:string-value="0000" calcext:value-type="string">
            <text:p>0000</text:p>
          </table:table-cell>
          <table:table-cell table:formula="of:=[Sign.AH46]&amp;[Sign.AG46]&amp;[Sign.AF46]&amp;[Sign.AE46]" office:value-type="string" office:string-value="0000" calcext:value-type="string">
            <text:p>0000</text:p>
          </table:table-cell>
          <table:table-cell table:formula="of:=[Sign.AL46]&amp;[Sign.AK46]&amp;[Sign.AJ46]&amp;[Sign.AI46]" office:value-type="string" office:string-value="0001" calcext:value-type="string">
            <text:p>0001</text:p>
          </table:table-cell>
          <table:table-cell table:formula="of:=[Sign.AP46]&amp;[Sign.AO46]&amp;[Sign.AN46]&amp;[Sign.AM46]" office:value-type="string" office:string-value="0000" calcext:value-type="string">
            <text:p>0000</text:p>
          </table:table-cell>
          <table:table-cell table:formula="of:=[Sign.AT46]&amp;[Sign.AS46]&amp;[Sign.AR46]&amp;[Sign.AQ46]" office:value-type="string" office:string-value="0000" calcext:value-type="string">
            <text:p>0000</text:p>
          </table:table-cell>
          <table:table-cell table:formula="of:=[Sign.AX46]&amp;[Sign.AW46]&amp;[Sign.AV46]&amp;[Sign.AU46]" office:value-type="string" office:string-value="0000" calcext:value-type="string">
            <text:p>0000</text:p>
          </table:table-cell>
          <table:table-cell table:formula="of:=[Sign.BB46]&amp;[Sign.BA46]&amp;[Sign.AZ46]&amp;[Sign.AY46]" office:value-type="string" office:string-value="0000" calcext:value-type="string">
            <text:p>0000</text:p>
          </table:table-cell>
          <table:table-cell table:formula="of:=[Sign.BF46]&amp;[Sign.BE46]&amp;[Sign.BD46]&amp;[Sign.BC46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7]&amp;[Sign.I47]&amp;[Sign.H47]&amp;[Sign.G47]" office:value-type="string" office:string-value="0011" calcext:value-type="string">
            <text:p>0011</text:p>
          </table:table-cell>
          <table:table-cell table:formula="of:=[Sign.N47]&amp;[Sign.M47]&amp;[Sign.L47]&amp;[Sign.K47]" office:value-type="string" office:string-value="0000" calcext:value-type="string">
            <text:p>0000</text:p>
          </table:table-cell>
          <table:table-cell table:formula="of:=[Sign.R47]&amp;[Sign.Q47]&amp;[Sign.P47]&amp;[Sign.O47]" office:value-type="string" office:string-value="0000" calcext:value-type="string">
            <text:p>0000</text:p>
          </table:table-cell>
          <table:table-cell table:formula="of:=[Sign.V47]&amp;[Sign.U47]&amp;[Sign.T47]&amp;[Sign.S47]" office:value-type="string" office:string-value="0000" calcext:value-type="string">
            <text:p>0000</text:p>
          </table:table-cell>
          <table:table-cell table:formula="of:=[Sign.Z47]&amp;[Sign.Y47]&amp;[Sign.X47]&amp;[Sign.W47]" office:value-type="string" office:string-value="0010" calcext:value-type="string">
            <text:p>0010</text:p>
          </table:table-cell>
          <table:table-cell table:formula="of:=[Sign.AD47]&amp;[Sign.AC47]&amp;[Sign.AB47]&amp;[Sign.AA47]" office:value-type="string" office:string-value="0000" calcext:value-type="string">
            <text:p>0000</text:p>
          </table:table-cell>
          <table:table-cell table:formula="of:=[Sign.AH47]&amp;[Sign.AG47]&amp;[Sign.AF47]&amp;[Sign.AE47]" office:value-type="string" office:string-value="0000" calcext:value-type="string">
            <text:p>0000</text:p>
          </table:table-cell>
          <table:table-cell table:formula="of:=[Sign.AL47]&amp;[Sign.AK47]&amp;[Sign.AJ47]&amp;[Sign.AI47]" office:value-type="string" office:string-value="0001" calcext:value-type="string">
            <text:p>0001</text:p>
          </table:table-cell>
          <table:table-cell table:formula="of:=[Sign.AP47]&amp;[Sign.AO47]&amp;[Sign.AN47]&amp;[Sign.AM47]" office:value-type="string" office:string-value="0000" calcext:value-type="string">
            <text:p>0000</text:p>
          </table:table-cell>
          <table:table-cell table:formula="of:=[Sign.AT47]&amp;[Sign.AS47]&amp;[Sign.AR47]&amp;[Sign.AQ47]" office:value-type="string" office:string-value="0000" calcext:value-type="string">
            <text:p>0000</text:p>
          </table:table-cell>
          <table:table-cell table:formula="of:=[Sign.AX47]&amp;[Sign.AW47]&amp;[Sign.AV47]&amp;[Sign.AU47]" office:value-type="string" office:string-value="0000" calcext:value-type="string">
            <text:p>0000</text:p>
          </table:table-cell>
          <table:table-cell table:formula="of:=[Sign.BB47]&amp;[Sign.BA47]&amp;[Sign.AZ47]&amp;[Sign.AY47]" office:value-type="string" office:string-value="0000" calcext:value-type="string">
            <text:p>0000</text:p>
          </table:table-cell>
          <table:table-cell table:formula="of:=[Sign.BF47]&amp;[Sign.BE47]&amp;[Sign.BD47]&amp;[Sign.BC47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8]&amp;[Sign.I48]&amp;[Sign.H48]&amp;[Sign.G48]" office:value-type="string" office:string-value="0011" calcext:value-type="string">
            <text:p>0011</text:p>
          </table:table-cell>
          <table:table-cell table:formula="of:=[Sign.N48]&amp;[Sign.M48]&amp;[Sign.L48]&amp;[Sign.K48]" office:value-type="string" office:string-value="0000" calcext:value-type="string">
            <text:p>0000</text:p>
          </table:table-cell>
          <table:table-cell table:formula="of:=[Sign.R48]&amp;[Sign.Q48]&amp;[Sign.P48]&amp;[Sign.O48]" office:value-type="string" office:string-value="0000" calcext:value-type="string">
            <text:p>0000</text:p>
          </table:table-cell>
          <table:table-cell table:formula="of:=[Sign.V48]&amp;[Sign.U48]&amp;[Sign.T48]&amp;[Sign.S48]" office:value-type="string" office:string-value="0000" calcext:value-type="string">
            <text:p>0000</text:p>
          </table:table-cell>
          <table:table-cell table:formula="of:=[Sign.Z48]&amp;[Sign.Y48]&amp;[Sign.X48]&amp;[Sign.W48]" office:value-type="string" office:string-value="0010" calcext:value-type="string">
            <text:p>0010</text:p>
          </table:table-cell>
          <table:table-cell table:formula="of:=[Sign.AD48]&amp;[Sign.AC48]&amp;[Sign.AB48]&amp;[Sign.AA48]" office:value-type="string" office:string-value="0000" calcext:value-type="string">
            <text:p>0000</text:p>
          </table:table-cell>
          <table:table-cell table:formula="of:=[Sign.AH48]&amp;[Sign.AG48]&amp;[Sign.AF48]&amp;[Sign.AE48]" office:value-type="string" office:string-value="0000" calcext:value-type="string">
            <text:p>0000</text:p>
          </table:table-cell>
          <table:table-cell table:formula="of:=[Sign.AL48]&amp;[Sign.AK48]&amp;[Sign.AJ48]&amp;[Sign.AI48]" office:value-type="string" office:string-value="0001" calcext:value-type="string">
            <text:p>0001</text:p>
          </table:table-cell>
          <table:table-cell table:formula="of:=[Sign.AP48]&amp;[Sign.AO48]&amp;[Sign.AN48]&amp;[Sign.AM48]" office:value-type="string" office:string-value="0000" calcext:value-type="string">
            <text:p>0000</text:p>
          </table:table-cell>
          <table:table-cell table:formula="of:=[Sign.AT48]&amp;[Sign.AS48]&amp;[Sign.AR48]&amp;[Sign.AQ48]" office:value-type="string" office:string-value="0000" calcext:value-type="string">
            <text:p>0000</text:p>
          </table:table-cell>
          <table:table-cell table:formula="of:=[Sign.AX48]&amp;[Sign.AW48]&amp;[Sign.AV48]&amp;[Sign.AU48]" office:value-type="string" office:string-value="0000" calcext:value-type="string">
            <text:p>0000</text:p>
          </table:table-cell>
          <table:table-cell table:formula="of:=[Sign.BB48]&amp;[Sign.BA48]&amp;[Sign.AZ48]&amp;[Sign.AY48]" office:value-type="string" office:string-value="0000" calcext:value-type="string">
            <text:p>0000</text:p>
          </table:table-cell>
          <table:table-cell table:formula="of:=[Sign.BF48]&amp;[Sign.BE48]&amp;[Sign.BD48]&amp;[Sign.BC48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49]&amp;[Sign.I49]&amp;[Sign.H49]&amp;[Sign.G49]" office:value-type="string" office:string-value="0011" calcext:value-type="string">
            <text:p>0011</text:p>
          </table:table-cell>
          <table:table-cell table:formula="of:=[Sign.N49]&amp;[Sign.M49]&amp;[Sign.L49]&amp;[Sign.K49]" office:value-type="string" office:string-value="0000" calcext:value-type="string">
            <text:p>0000</text:p>
          </table:table-cell>
          <table:table-cell table:formula="of:=[Sign.R49]&amp;[Sign.Q49]&amp;[Sign.P49]&amp;[Sign.O49]" office:value-type="string" office:string-value="0000" calcext:value-type="string">
            <text:p>0000</text:p>
          </table:table-cell>
          <table:table-cell table:formula="of:=[Sign.V49]&amp;[Sign.U49]&amp;[Sign.T49]&amp;[Sign.S49]" office:value-type="string" office:string-value="0000" calcext:value-type="string">
            <text:p>0000</text:p>
          </table:table-cell>
          <table:table-cell table:formula="of:=[Sign.Z49]&amp;[Sign.Y49]&amp;[Sign.X49]&amp;[Sign.W49]" office:value-type="string" office:string-value="0010" calcext:value-type="string">
            <text:p>0010</text:p>
          </table:table-cell>
          <table:table-cell table:formula="of:=[Sign.AD49]&amp;[Sign.AC49]&amp;[Sign.AB49]&amp;[Sign.AA49]" office:value-type="string" office:string-value="0000" calcext:value-type="string">
            <text:p>0000</text:p>
          </table:table-cell>
          <table:table-cell table:formula="of:=[Sign.AH49]&amp;[Sign.AG49]&amp;[Sign.AF49]&amp;[Sign.AE49]" office:value-type="string" office:string-value="0000" calcext:value-type="string">
            <text:p>0000</text:p>
          </table:table-cell>
          <table:table-cell table:formula="of:=[Sign.AL49]&amp;[Sign.AK49]&amp;[Sign.AJ49]&amp;[Sign.AI49]" office:value-type="string" office:string-value="0001" calcext:value-type="string">
            <text:p>0001</text:p>
          </table:table-cell>
          <table:table-cell table:formula="of:=[Sign.AP49]&amp;[Sign.AO49]&amp;[Sign.AN49]&amp;[Sign.AM49]" office:value-type="string" office:string-value="0000" calcext:value-type="string">
            <text:p>0000</text:p>
          </table:table-cell>
          <table:table-cell table:formula="of:=[Sign.AT49]&amp;[Sign.AS49]&amp;[Sign.AR49]&amp;[Sign.AQ49]" office:value-type="string" office:string-value="0000" calcext:value-type="string">
            <text:p>0000</text:p>
          </table:table-cell>
          <table:table-cell table:formula="of:=[Sign.AX49]&amp;[Sign.AW49]&amp;[Sign.AV49]&amp;[Sign.AU49]" office:value-type="string" office:string-value="0000" calcext:value-type="string">
            <text:p>0000</text:p>
          </table:table-cell>
          <table:table-cell table:formula="of:=[Sign.BB49]&amp;[Sign.BA49]&amp;[Sign.AZ49]&amp;[Sign.AY49]" office:value-type="string" office:string-value="0000" calcext:value-type="string">
            <text:p>0000</text:p>
          </table:table-cell>
          <table:table-cell table:formula="of:=[Sign.BF49]&amp;[Sign.BE49]&amp;[Sign.BD49]&amp;[Sign.BC49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0]&amp;[Sign.I50]&amp;[Sign.H50]&amp;[Sign.G50]" office:value-type="string" office:string-value="0011" calcext:value-type="string">
            <text:p>0011</text:p>
          </table:table-cell>
          <table:table-cell table:formula="of:=[Sign.N50]&amp;[Sign.M50]&amp;[Sign.L50]&amp;[Sign.K50]" office:value-type="string" office:string-value="0000" calcext:value-type="string">
            <text:p>0000</text:p>
          </table:table-cell>
          <table:table-cell table:formula="of:=[Sign.R50]&amp;[Sign.Q50]&amp;[Sign.P50]&amp;[Sign.O50]" office:value-type="string" office:string-value="0000" calcext:value-type="string">
            <text:p>0000</text:p>
          </table:table-cell>
          <table:table-cell table:formula="of:=[Sign.V50]&amp;[Sign.U50]&amp;[Sign.T50]&amp;[Sign.S50]" office:value-type="string" office:string-value="0000" calcext:value-type="string">
            <text:p>0000</text:p>
          </table:table-cell>
          <table:table-cell table:formula="of:=[Sign.Z50]&amp;[Sign.Y50]&amp;[Sign.X50]&amp;[Sign.W50]" office:value-type="string" office:string-value="0001" calcext:value-type="string">
            <text:p>0001</text:p>
          </table:table-cell>
          <table:table-cell table:formula="of:=[Sign.AD50]&amp;[Sign.AC50]&amp;[Sign.AB50]&amp;[Sign.AA50]" office:value-type="string" office:string-value="0000" calcext:value-type="string">
            <text:p>0000</text:p>
          </table:table-cell>
          <table:table-cell table:formula="of:=[Sign.AH50]&amp;[Sign.AG50]&amp;[Sign.AF50]&amp;[Sign.AE50]" office:value-type="string" office:string-value="0000" calcext:value-type="string">
            <text:p>0000</text:p>
          </table:table-cell>
          <table:table-cell table:formula="of:=[Sign.AL50]&amp;[Sign.AK50]&amp;[Sign.AJ50]&amp;[Sign.AI50]" office:value-type="string" office:string-value="0001" calcext:value-type="string">
            <text:p>0001</text:p>
          </table:table-cell>
          <table:table-cell table:formula="of:=[Sign.AP50]&amp;[Sign.AO50]&amp;[Sign.AN50]&amp;[Sign.AM50]" office:value-type="string" office:string-value="0000" calcext:value-type="string">
            <text:p>0000</text:p>
          </table:table-cell>
          <table:table-cell table:formula="of:=[Sign.AT50]&amp;[Sign.AS50]&amp;[Sign.AR50]&amp;[Sign.AQ50]" office:value-type="string" office:string-value="0000" calcext:value-type="string">
            <text:p>0000</text:p>
          </table:table-cell>
          <table:table-cell table:formula="of:=[Sign.AX50]&amp;[Sign.AW50]&amp;[Sign.AV50]&amp;[Sign.AU50]" office:value-type="string" office:string-value="0000" calcext:value-type="string">
            <text:p>0000</text:p>
          </table:table-cell>
          <table:table-cell table:formula="of:=[Sign.BB50]&amp;[Sign.BA50]&amp;[Sign.AZ50]&amp;[Sign.AY50]" office:value-type="string" office:string-value="0000" calcext:value-type="string">
            <text:p>0000</text:p>
          </table:table-cell>
          <table:table-cell table:formula="of:=[Sign.BF50]&amp;[Sign.BE50]&amp;[Sign.BD50]&amp;[Sign.BC50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1]&amp;[Sign.I51]&amp;[Sign.H51]&amp;[Sign.G51]" office:value-type="string" office:string-value="0011" calcext:value-type="string">
            <text:p>0011</text:p>
          </table:table-cell>
          <table:table-cell table:formula="of:=[Sign.N51]&amp;[Sign.M51]&amp;[Sign.L51]&amp;[Sign.K51]" office:value-type="string" office:string-value="0000" calcext:value-type="string">
            <text:p>0000</text:p>
          </table:table-cell>
          <table:table-cell table:formula="of:=[Sign.R51]&amp;[Sign.Q51]&amp;[Sign.P51]&amp;[Sign.O51]" office:value-type="string" office:string-value="0000" calcext:value-type="string">
            <text:p>0000</text:p>
          </table:table-cell>
          <table:table-cell table:formula="of:=[Sign.V51]&amp;[Sign.U51]&amp;[Sign.T51]&amp;[Sign.S51]" office:value-type="string" office:string-value="0000" calcext:value-type="string">
            <text:p>0000</text:p>
          </table:table-cell>
          <table:table-cell table:formula="of:=[Sign.Z51]&amp;[Sign.Y51]&amp;[Sign.X51]&amp;[Sign.W51]" office:value-type="string" office:string-value="0010" calcext:value-type="string">
            <text:p>0010</text:p>
          </table:table-cell>
          <table:table-cell table:formula="of:=[Sign.AD51]&amp;[Sign.AC51]&amp;[Sign.AB51]&amp;[Sign.AA51]" office:value-type="string" office:string-value="0000" calcext:value-type="string">
            <text:p>0000</text:p>
          </table:table-cell>
          <table:table-cell table:formula="of:=[Sign.AH51]&amp;[Sign.AG51]&amp;[Sign.AF51]&amp;[Sign.AE51]" office:value-type="string" office:string-value="0000" calcext:value-type="string">
            <text:p>0000</text:p>
          </table:table-cell>
          <table:table-cell table:formula="of:=[Sign.AL51]&amp;[Sign.AK51]&amp;[Sign.AJ51]&amp;[Sign.AI51]" office:value-type="string" office:string-value="0001" calcext:value-type="string">
            <text:p>0001</text:p>
          </table:table-cell>
          <table:table-cell table:formula="of:=[Sign.AP51]&amp;[Sign.AO51]&amp;[Sign.AN51]&amp;[Sign.AM51]" office:value-type="string" office:string-value="0000" calcext:value-type="string">
            <text:p>0000</text:p>
          </table:table-cell>
          <table:table-cell table:formula="of:=[Sign.AT51]&amp;[Sign.AS51]&amp;[Sign.AR51]&amp;[Sign.AQ51]" office:value-type="string" office:string-value="0000" calcext:value-type="string">
            <text:p>0000</text:p>
          </table:table-cell>
          <table:table-cell table:formula="of:=[Sign.AX51]&amp;[Sign.AW51]&amp;[Sign.AV51]&amp;[Sign.AU51]" office:value-type="string" office:string-value="0000" calcext:value-type="string">
            <text:p>0000</text:p>
          </table:table-cell>
          <table:table-cell table:formula="of:=[Sign.BB51]&amp;[Sign.BA51]&amp;[Sign.AZ51]&amp;[Sign.AY51]" office:value-type="string" office:string-value="0000" calcext:value-type="string">
            <text:p>0000</text:p>
          </table:table-cell>
          <table:table-cell table:formula="of:=[Sign.BF51]&amp;[Sign.BE51]&amp;[Sign.BD51]&amp;[Sign.BC51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2]&amp;[Sign.I52]&amp;[Sign.H52]&amp;[Sign.G52]" office:value-type="string" office:string-value="0011" calcext:value-type="string">
            <text:p>0011</text:p>
          </table:table-cell>
          <table:table-cell table:formula="of:=[Sign.N52]&amp;[Sign.M52]&amp;[Sign.L52]&amp;[Sign.K52]" office:value-type="string" office:string-value="0000" calcext:value-type="string">
            <text:p>0000</text:p>
          </table:table-cell>
          <table:table-cell table:formula="of:=[Sign.R52]&amp;[Sign.Q52]&amp;[Sign.P52]&amp;[Sign.O52]" office:value-type="string" office:string-value="0000" calcext:value-type="string">
            <text:p>0000</text:p>
          </table:table-cell>
          <table:table-cell table:formula="of:=[Sign.V52]&amp;[Sign.U52]&amp;[Sign.T52]&amp;[Sign.S52]" office:value-type="string" office:string-value="0000" calcext:value-type="string">
            <text:p>0000</text:p>
          </table:table-cell>
          <table:table-cell table:formula="of:=[Sign.Z52]&amp;[Sign.Y52]&amp;[Sign.X52]&amp;[Sign.W52]" office:value-type="string" office:string-value="0001" calcext:value-type="string">
            <text:p>0001</text:p>
          </table:table-cell>
          <table:table-cell table:formula="of:=[Sign.AD52]&amp;[Sign.AC52]&amp;[Sign.AB52]&amp;[Sign.AA52]" office:value-type="string" office:string-value="0000" calcext:value-type="string">
            <text:p>0000</text:p>
          </table:table-cell>
          <table:table-cell table:formula="of:=[Sign.AH52]&amp;[Sign.AG52]&amp;[Sign.AF52]&amp;[Sign.AE52]" office:value-type="string" office:string-value="0000" calcext:value-type="string">
            <text:p>0000</text:p>
          </table:table-cell>
          <table:table-cell table:formula="of:=[Sign.AL52]&amp;[Sign.AK52]&amp;[Sign.AJ52]&amp;[Sign.AI52]" office:value-type="string" office:string-value="0001" calcext:value-type="string">
            <text:p>0001</text:p>
          </table:table-cell>
          <table:table-cell table:formula="of:=[Sign.AP52]&amp;[Sign.AO52]&amp;[Sign.AN52]&amp;[Sign.AM52]" office:value-type="string" office:string-value="0000" calcext:value-type="string">
            <text:p>0000</text:p>
          </table:table-cell>
          <table:table-cell table:formula="of:=[Sign.AT52]&amp;[Sign.AS52]&amp;[Sign.AR52]&amp;[Sign.AQ52]" office:value-type="string" office:string-value="0000" calcext:value-type="string">
            <text:p>0000</text:p>
          </table:table-cell>
          <table:table-cell table:formula="of:=[Sign.AX52]&amp;[Sign.AW52]&amp;[Sign.AV52]&amp;[Sign.AU52]" office:value-type="string" office:string-value="0000" calcext:value-type="string">
            <text:p>0000</text:p>
          </table:table-cell>
          <table:table-cell table:formula="of:=[Sign.BB52]&amp;[Sign.BA52]&amp;[Sign.AZ52]&amp;[Sign.AY52]" office:value-type="string" office:string-value="0000" calcext:value-type="string">
            <text:p>0000</text:p>
          </table:table-cell>
          <table:table-cell table:formula="of:=[Sign.BF52]&amp;[Sign.BE52]&amp;[Sign.BD52]&amp;[Sign.BC52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3]&amp;[Sign.I53]&amp;[Sign.H53]&amp;[Sign.G53]" office:value-type="string" office:string-value="0000" calcext:value-type="string">
            <text:p>0000</text:p>
          </table:table-cell>
          <table:table-cell table:formula="of:=[Sign.N53]&amp;[Sign.M53]&amp;[Sign.L53]&amp;[Sign.K53]" office:value-type="string" office:string-value="0000" calcext:value-type="string">
            <text:p>0000</text:p>
          </table:table-cell>
          <table:table-cell table:formula="of:=[Sign.R53]&amp;[Sign.Q53]&amp;[Sign.P53]&amp;[Sign.O53]" office:value-type="string" office:string-value="0000" calcext:value-type="string">
            <text:p>0000</text:p>
          </table:table-cell>
          <table:table-cell table:formula="of:=[Sign.V53]&amp;[Sign.U53]&amp;[Sign.T53]&amp;[Sign.S53]" office:value-type="string" office:string-value="0000" calcext:value-type="string">
            <text:p>0000</text:p>
          </table:table-cell>
          <table:table-cell table:formula="of:=[Sign.Z53]&amp;[Sign.Y53]&amp;[Sign.X53]&amp;[Sign.W53]" office:value-type="string" office:string-value="0000" calcext:value-type="string">
            <text:p>0000</text:p>
          </table:table-cell>
          <table:table-cell table:formula="of:=[Sign.AD53]&amp;[Sign.AC53]&amp;[Sign.AB53]&amp;[Sign.AA53]" office:value-type="string" office:string-value="0000" calcext:value-type="string">
            <text:p>0000</text:p>
          </table:table-cell>
          <table:table-cell table:formula="of:=[Sign.AH53]&amp;[Sign.AG53]&amp;[Sign.AF53]&amp;[Sign.AE53]" office:value-type="string" office:string-value="0000" calcext:value-type="string">
            <text:p>0000</text:p>
          </table:table-cell>
          <table:table-cell table:formula="of:=[Sign.AL53]&amp;[Sign.AK53]&amp;[Sign.AJ53]&amp;[Sign.AI53]" office:value-type="string" office:string-value="0000" calcext:value-type="string">
            <text:p>0000</text:p>
          </table:table-cell>
          <table:table-cell table:formula="of:=[Sign.AP53]&amp;[Sign.AO53]&amp;[Sign.AN53]&amp;[Sign.AM53]" office:value-type="string" office:string-value="0000" calcext:value-type="string">
            <text:p>0000</text:p>
          </table:table-cell>
          <table:table-cell table:formula="of:=[Sign.AT53]&amp;[Sign.AS53]&amp;[Sign.AR53]&amp;[Sign.AQ53]" office:value-type="string" office:string-value="0000" calcext:value-type="string">
            <text:p>0000</text:p>
          </table:table-cell>
          <table:table-cell table:formula="of:=[Sign.AX53]&amp;[Sign.AW53]&amp;[Sign.AV53]&amp;[Sign.AU53]" office:value-type="string" office:string-value="0000" calcext:value-type="string">
            <text:p>0000</text:p>
          </table:table-cell>
          <table:table-cell table:formula="of:=[Sign.BB53]&amp;[Sign.BA53]&amp;[Sign.AZ53]&amp;[Sign.AY53]" office:value-type="string" office:string-value="0001" calcext:value-type="string">
            <text:p>0001</text:p>
          </table:table-cell>
          <table:table-cell table:formula="of:=[Sign.BF53]&amp;[Sign.BE53]&amp;[Sign.BD53]&amp;[Sign.BC53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4]&amp;[Sign.I54]&amp;[Sign.H54]&amp;[Sign.G54]" office:value-type="string" office:string-value="0000" calcext:value-type="string">
            <text:p>0000</text:p>
          </table:table-cell>
          <table:table-cell table:formula="of:=[Sign.N54]&amp;[Sign.M54]&amp;[Sign.L54]&amp;[Sign.K54]" office:value-type="string" office:string-value="0000" calcext:value-type="string">
            <text:p>0000</text:p>
          </table:table-cell>
          <table:table-cell table:formula="of:=[Sign.R54]&amp;[Sign.Q54]&amp;[Sign.P54]&amp;[Sign.O54]" office:value-type="string" office:string-value="0000" calcext:value-type="string">
            <text:p>0000</text:p>
          </table:table-cell>
          <table:table-cell table:formula="of:=[Sign.V54]&amp;[Sign.U54]&amp;[Sign.T54]&amp;[Sign.S54]" office:value-type="string" office:string-value="0000" calcext:value-type="string">
            <text:p>0000</text:p>
          </table:table-cell>
          <table:table-cell table:formula="of:=[Sign.Z54]&amp;[Sign.Y54]&amp;[Sign.X54]&amp;[Sign.W54]" office:value-type="string" office:string-value="0000" calcext:value-type="string">
            <text:p>0000</text:p>
          </table:table-cell>
          <table:table-cell table:formula="of:=[Sign.AD54]&amp;[Sign.AC54]&amp;[Sign.AB54]&amp;[Sign.AA54]" office:value-type="string" office:string-value="0000" calcext:value-type="string">
            <text:p>0000</text:p>
          </table:table-cell>
          <table:table-cell table:formula="of:=[Sign.AH54]&amp;[Sign.AG54]&amp;[Sign.AF54]&amp;[Sign.AE54]" office:value-type="string" office:string-value="0000" calcext:value-type="string">
            <text:p>0000</text:p>
          </table:table-cell>
          <table:table-cell table:formula="of:=[Sign.AL54]&amp;[Sign.AK54]&amp;[Sign.AJ54]&amp;[Sign.AI54]" office:value-type="string" office:string-value="0000" calcext:value-type="string">
            <text:p>0000</text:p>
          </table:table-cell>
          <table:table-cell table:formula="of:=[Sign.AP54]&amp;[Sign.AO54]&amp;[Sign.AN54]&amp;[Sign.AM54]" office:value-type="string" office:string-value="0000" calcext:value-type="string">
            <text:p>0000</text:p>
          </table:table-cell>
          <table:table-cell table:formula="of:=[Sign.AT54]&amp;[Sign.AS54]&amp;[Sign.AR54]&amp;[Sign.AQ54]" office:value-type="string" office:string-value="0000" calcext:value-type="string">
            <text:p>0000</text:p>
          </table:table-cell>
          <table:table-cell table:formula="of:=[Sign.AX54]&amp;[Sign.AW54]&amp;[Sign.AV54]&amp;[Sign.AU54]" office:value-type="string" office:string-value="0000" calcext:value-type="string">
            <text:p>0000</text:p>
          </table:table-cell>
          <table:table-cell table:formula="of:=[Sign.BB54]&amp;[Sign.BA54]&amp;[Sign.AZ54]&amp;[Sign.AY54]" office:value-type="string" office:string-value="0010" calcext:value-type="string">
            <text:p>0010</text:p>
          </table:table-cell>
          <table:table-cell table:formula="of:=[Sign.BF54]&amp;[Sign.BE54]&amp;[Sign.BD54]&amp;[Sign.BC54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5]&amp;[Sign.I55]&amp;[Sign.H55]&amp;[Sign.G55]" office:value-type="string" office:string-value="0001" calcext:value-type="string">
            <text:p>0001</text:p>
          </table:table-cell>
          <table:table-cell table:formula="of:=[Sign.N55]&amp;[Sign.M55]&amp;[Sign.L55]&amp;[Sign.K55]" office:value-type="string" office:string-value="0100" calcext:value-type="string">
            <text:p>0100</text:p>
          </table:table-cell>
          <table:table-cell table:formula="of:=[Sign.R55]&amp;[Sign.Q55]&amp;[Sign.P55]&amp;[Sign.O55]" office:value-type="string" office:string-value="0000" calcext:value-type="string">
            <text:p>0000</text:p>
          </table:table-cell>
          <table:table-cell table:formula="of:=[Sign.V55]&amp;[Sign.U55]&amp;[Sign.T55]&amp;[Sign.S55]" office:value-type="string" office:string-value="0000" calcext:value-type="string">
            <text:p>0000</text:p>
          </table:table-cell>
          <table:table-cell table:formula="of:=[Sign.Z55]&amp;[Sign.Y55]&amp;[Sign.X55]&amp;[Sign.W55]" office:value-type="string" office:string-value="0001" calcext:value-type="string">
            <text:p>0001</text:p>
          </table:table-cell>
          <table:table-cell table:formula="of:=[Sign.AD55]&amp;[Sign.AC55]&amp;[Sign.AB55]&amp;[Sign.AA55]" office:value-type="string" office:string-value="0000" calcext:value-type="string">
            <text:p>0000</text:p>
          </table:table-cell>
          <table:table-cell table:formula="of:=[Sign.AH55]&amp;[Sign.AG55]&amp;[Sign.AF55]&amp;[Sign.AE55]" office:value-type="string" office:string-value="0000" calcext:value-type="string">
            <text:p>0000</text:p>
          </table:table-cell>
          <table:table-cell table:formula="of:=[Sign.AL55]&amp;[Sign.AK55]&amp;[Sign.AJ55]&amp;[Sign.AI55]" office:value-type="string" office:string-value="0001" calcext:value-type="string">
            <text:p>0001</text:p>
          </table:table-cell>
          <table:table-cell table:formula="of:=[Sign.AP55]&amp;[Sign.AO55]&amp;[Sign.AN55]&amp;[Sign.AM55]" office:value-type="string" office:string-value="0000" calcext:value-type="string">
            <text:p>0000</text:p>
          </table:table-cell>
          <table:table-cell table:formula="of:=[Sign.AT55]&amp;[Sign.AS55]&amp;[Sign.AR55]&amp;[Sign.AQ55]" office:value-type="string" office:string-value="0000" calcext:value-type="string">
            <text:p>0000</text:p>
          </table:table-cell>
          <table:table-cell table:formula="of:=[Sign.AX55]&amp;[Sign.AW55]&amp;[Sign.AV55]&amp;[Sign.AU55]" office:value-type="string" office:string-value="0000" calcext:value-type="string">
            <text:p>0000</text:p>
          </table:table-cell>
          <table:table-cell table:formula="of:=[Sign.BB55]&amp;[Sign.BA55]&amp;[Sign.AZ55]&amp;[Sign.AY55]" office:value-type="string" office:string-value="0000" calcext:value-type="string">
            <text:p>0000</text:p>
          </table:table-cell>
          <table:table-cell table:formula="of:=[Sign.BF55]&amp;[Sign.BE55]&amp;[Sign.BD55]&amp;[Sign.BC55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6]&amp;[Sign.I56]&amp;[Sign.H56]&amp;[Sign.G56]" office:value-type="string" office:string-value="0001" calcext:value-type="string">
            <text:p>0001</text:p>
          </table:table-cell>
          <table:table-cell table:formula="of:=[Sign.N56]&amp;[Sign.M56]&amp;[Sign.L56]&amp;[Sign.K56]" office:value-type="string" office:string-value="0100" calcext:value-type="string">
            <text:p>0100</text:p>
          </table:table-cell>
          <table:table-cell table:formula="of:=[Sign.R56]&amp;[Sign.Q56]&amp;[Sign.P56]&amp;[Sign.O56]" office:value-type="string" office:string-value="0000" calcext:value-type="string">
            <text:p>0000</text:p>
          </table:table-cell>
          <table:table-cell table:formula="of:=[Sign.V56]&amp;[Sign.U56]&amp;[Sign.T56]&amp;[Sign.S56]" office:value-type="string" office:string-value="0000" calcext:value-type="string">
            <text:p>0000</text:p>
          </table:table-cell>
          <table:table-cell table:formula="of:=[Sign.Z56]&amp;[Sign.Y56]&amp;[Sign.X56]&amp;[Sign.W56]" office:value-type="string" office:string-value="0001" calcext:value-type="string">
            <text:p>0001</text:p>
          </table:table-cell>
          <table:table-cell table:formula="of:=[Sign.AD56]&amp;[Sign.AC56]&amp;[Sign.AB56]&amp;[Sign.AA56]" office:value-type="string" office:string-value="0000" calcext:value-type="string">
            <text:p>0000</text:p>
          </table:table-cell>
          <table:table-cell table:formula="of:=[Sign.AH56]&amp;[Sign.AG56]&amp;[Sign.AF56]&amp;[Sign.AE56]" office:value-type="string" office:string-value="0000" calcext:value-type="string">
            <text:p>0000</text:p>
          </table:table-cell>
          <table:table-cell table:formula="of:=[Sign.AL56]&amp;[Sign.AK56]&amp;[Sign.AJ56]&amp;[Sign.AI56]" office:value-type="string" office:string-value="0001" calcext:value-type="string">
            <text:p>0001</text:p>
          </table:table-cell>
          <table:table-cell table:formula="of:=[Sign.AP56]&amp;[Sign.AO56]&amp;[Sign.AN56]&amp;[Sign.AM56]" office:value-type="string" office:string-value="0000" calcext:value-type="string">
            <text:p>0000</text:p>
          </table:table-cell>
          <table:table-cell table:formula="of:=[Sign.AT56]&amp;[Sign.AS56]&amp;[Sign.AR56]&amp;[Sign.AQ56]" office:value-type="string" office:string-value="0000" calcext:value-type="string">
            <text:p>0000</text:p>
          </table:table-cell>
          <table:table-cell table:formula="of:=[Sign.AX56]&amp;[Sign.AW56]&amp;[Sign.AV56]&amp;[Sign.AU56]" office:value-type="string" office:string-value="0000" calcext:value-type="string">
            <text:p>0000</text:p>
          </table:table-cell>
          <table:table-cell table:formula="of:=[Sign.BB56]&amp;[Sign.BA56]&amp;[Sign.AZ56]&amp;[Sign.AY56]" office:value-type="string" office:string-value="0000" calcext:value-type="string">
            <text:p>0000</text:p>
          </table:table-cell>
          <table:table-cell table:formula="of:=[Sign.BF56]&amp;[Sign.BE56]&amp;[Sign.BD56]&amp;[Sign.BC56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7]&amp;[Sign.I57]&amp;[Sign.H57]&amp;[Sign.G57]" office:value-type="string" office:string-value="0001" calcext:value-type="string">
            <text:p>0001</text:p>
          </table:table-cell>
          <table:table-cell table:formula="of:=[Sign.N57]&amp;[Sign.M57]&amp;[Sign.L57]&amp;[Sign.K57]" office:value-type="string" office:string-value="0100" calcext:value-type="string">
            <text:p>0100</text:p>
          </table:table-cell>
          <table:table-cell table:formula="of:=[Sign.R57]&amp;[Sign.Q57]&amp;[Sign.P57]&amp;[Sign.O57]" office:value-type="string" office:string-value="0000" calcext:value-type="string">
            <text:p>0000</text:p>
          </table:table-cell>
          <table:table-cell table:formula="of:=[Sign.V57]&amp;[Sign.U57]&amp;[Sign.T57]&amp;[Sign.S57]" office:value-type="string" office:string-value="0000" calcext:value-type="string">
            <text:p>0000</text:p>
          </table:table-cell>
          <table:table-cell table:formula="of:=[Sign.Z57]&amp;[Sign.Y57]&amp;[Sign.X57]&amp;[Sign.W57]" office:value-type="string" office:string-value="0001" calcext:value-type="string">
            <text:p>0001</text:p>
          </table:table-cell>
          <table:table-cell table:formula="of:=[Sign.AD57]&amp;[Sign.AC57]&amp;[Sign.AB57]&amp;[Sign.AA57]" office:value-type="string" office:string-value="0000" calcext:value-type="string">
            <text:p>0000</text:p>
          </table:table-cell>
          <table:table-cell table:formula="of:=[Sign.AH57]&amp;[Sign.AG57]&amp;[Sign.AF57]&amp;[Sign.AE57]" office:value-type="string" office:string-value="0000" calcext:value-type="string">
            <text:p>0000</text:p>
          </table:table-cell>
          <table:table-cell table:formula="of:=[Sign.AL57]&amp;[Sign.AK57]&amp;[Sign.AJ57]&amp;[Sign.AI57]" office:value-type="string" office:string-value="0001" calcext:value-type="string">
            <text:p>0001</text:p>
          </table:table-cell>
          <table:table-cell table:formula="of:=[Sign.AP57]&amp;[Sign.AO57]&amp;[Sign.AN57]&amp;[Sign.AM57]" office:value-type="string" office:string-value="0000" calcext:value-type="string">
            <text:p>0000</text:p>
          </table:table-cell>
          <table:table-cell table:formula="of:=[Sign.AT57]&amp;[Sign.AS57]&amp;[Sign.AR57]&amp;[Sign.AQ57]" office:value-type="string" office:string-value="0000" calcext:value-type="string">
            <text:p>0000</text:p>
          </table:table-cell>
          <table:table-cell table:formula="of:=[Sign.AX57]&amp;[Sign.AW57]&amp;[Sign.AV57]&amp;[Sign.AU57]" office:value-type="string" office:string-value="0000" calcext:value-type="string">
            <text:p>0000</text:p>
          </table:table-cell>
          <table:table-cell table:formula="of:=[Sign.BB57]&amp;[Sign.BA57]&amp;[Sign.AZ57]&amp;[Sign.AY57]" office:value-type="string" office:string-value="0000" calcext:value-type="string">
            <text:p>0000</text:p>
          </table:table-cell>
          <table:table-cell table:formula="of:=[Sign.BF57]&amp;[Sign.BE57]&amp;[Sign.BD57]&amp;[Sign.BC57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8]&amp;[Sign.I58]&amp;[Sign.H58]&amp;[Sign.G58]" office:value-type="string" office:string-value="0000" calcext:value-type="string">
            <text:p>0000</text:p>
          </table:table-cell>
          <table:table-cell table:formula="of:=[Sign.N58]&amp;[Sign.M58]&amp;[Sign.L58]&amp;[Sign.K58]" office:value-type="string" office:string-value="1000" calcext:value-type="string">
            <text:p>1000</text:p>
          </table:table-cell>
          <table:table-cell table:formula="of:=[Sign.R58]&amp;[Sign.Q58]&amp;[Sign.P58]&amp;[Sign.O58]" office:value-type="string" office:string-value="1000" calcext:value-type="string">
            <text:p>1000</text:p>
          </table:table-cell>
          <table:table-cell table:formula="of:=[Sign.V58]&amp;[Sign.U58]&amp;[Sign.T58]&amp;[Sign.S58]" office:value-type="string" office:string-value="0000" calcext:value-type="string">
            <text:p>0000</text:p>
          </table:table-cell>
          <table:table-cell table:formula="of:=[Sign.Z58]&amp;[Sign.Y58]&amp;[Sign.X58]&amp;[Sign.W58]" office:value-type="string" office:string-value="0000" calcext:value-type="string">
            <text:p>0000</text:p>
          </table:table-cell>
          <table:table-cell table:formula="of:=[Sign.AD58]&amp;[Sign.AC58]&amp;[Sign.AB58]&amp;[Sign.AA58]" office:value-type="string" office:string-value="0000" calcext:value-type="string">
            <text:p>0000</text:p>
          </table:table-cell>
          <table:table-cell table:formula="of:=[Sign.AH58]&amp;[Sign.AG58]&amp;[Sign.AF58]&amp;[Sign.AE58]" office:value-type="string" office:string-value="0000" calcext:value-type="string">
            <text:p>0000</text:p>
          </table:table-cell>
          <table:table-cell table:formula="of:=[Sign.AL58]&amp;[Sign.AK58]&amp;[Sign.AJ58]&amp;[Sign.AI58]" office:value-type="string" office:string-value="1001" calcext:value-type="string">
            <text:p>1001</text:p>
          </table:table-cell>
          <table:table-cell table:formula="of:=[Sign.AP58]&amp;[Sign.AO58]&amp;[Sign.AN58]&amp;[Sign.AM58]" office:value-type="string" office:string-value="0000" calcext:value-type="string">
            <text:p>0000</text:p>
          </table:table-cell>
          <table:table-cell table:formula="of:=[Sign.AT58]&amp;[Sign.AS58]&amp;[Sign.AR58]&amp;[Sign.AQ58]" office:value-type="string" office:string-value="0000" calcext:value-type="string">
            <text:p>0000</text:p>
          </table:table-cell>
          <table:table-cell table:formula="of:=[Sign.AX58]&amp;[Sign.AW58]&amp;[Sign.AV58]&amp;[Sign.AU58]" office:value-type="string" office:string-value="0000" calcext:value-type="string">
            <text:p>0000</text:p>
          </table:table-cell>
          <table:table-cell table:formula="of:=[Sign.BB58]&amp;[Sign.BA58]&amp;[Sign.AZ58]&amp;[Sign.AY58]" office:value-type="string" office:string-value="0000" calcext:value-type="string">
            <text:p>0000</text:p>
          </table:table-cell>
          <table:table-cell table:formula="of:=[Sign.BF58]&amp;[Sign.BE58]&amp;[Sign.BD58]&amp;[Sign.BC58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59]&amp;[Sign.I59]&amp;[Sign.H59]&amp;[Sign.G59]" office:value-type="string" office:string-value="0000" calcext:value-type="string">
            <text:p>0000</text:p>
          </table:table-cell>
          <table:table-cell table:formula="of:=[Sign.N59]&amp;[Sign.M59]&amp;[Sign.L59]&amp;[Sign.K59]" office:value-type="string" office:string-value="0000" calcext:value-type="string">
            <text:p>0000</text:p>
          </table:table-cell>
          <table:table-cell table:formula="of:=[Sign.R59]&amp;[Sign.Q59]&amp;[Sign.P59]&amp;[Sign.O59]" office:value-type="string" office:string-value="0100" calcext:value-type="string">
            <text:p>0100</text:p>
          </table:table-cell>
          <table:table-cell table:formula="of:=[Sign.V59]&amp;[Sign.U59]&amp;[Sign.T59]&amp;[Sign.S59]" office:value-type="string" office:string-value="0000" calcext:value-type="string">
            <text:p>0000</text:p>
          </table:table-cell>
          <table:table-cell table:formula="of:=[Sign.Z59]&amp;[Sign.Y59]&amp;[Sign.X59]&amp;[Sign.W59]" office:value-type="string" office:string-value="0000" calcext:value-type="string">
            <text:p>0000</text:p>
          </table:table-cell>
          <table:table-cell table:formula="of:=[Sign.AD59]&amp;[Sign.AC59]&amp;[Sign.AB59]&amp;[Sign.AA59]" office:value-type="string" office:string-value="0000" calcext:value-type="string">
            <text:p>0000</text:p>
          </table:table-cell>
          <table:table-cell table:formula="of:=[Sign.AH59]&amp;[Sign.AG59]&amp;[Sign.AF59]&amp;[Sign.AE59]" office:value-type="string" office:string-value="0000" calcext:value-type="string">
            <text:p>0000</text:p>
          </table:table-cell>
          <table:table-cell table:formula="of:=[Sign.AL59]&amp;[Sign.AK59]&amp;[Sign.AJ59]&amp;[Sign.AI59]" office:value-type="string" office:string-value="0001" calcext:value-type="string">
            <text:p>0001</text:p>
          </table:table-cell>
          <table:table-cell table:formula="of:=[Sign.AP59]&amp;[Sign.AO59]&amp;[Sign.AN59]&amp;[Sign.AM59]" office:value-type="string" office:string-value="0000" calcext:value-type="string">
            <text:p>0000</text:p>
          </table:table-cell>
          <table:table-cell table:formula="of:=[Sign.AT59]&amp;[Sign.AS59]&amp;[Sign.AR59]&amp;[Sign.AQ59]" office:value-type="string" office:string-value="0000" calcext:value-type="string">
            <text:p>0000</text:p>
          </table:table-cell>
          <table:table-cell table:formula="of:=[Sign.AX59]&amp;[Sign.AW59]&amp;[Sign.AV59]&amp;[Sign.AU59]" office:value-type="string" office:string-value="0000" calcext:value-type="string">
            <text:p>0000</text:p>
          </table:table-cell>
          <table:table-cell table:formula="of:=[Sign.BB59]&amp;[Sign.BA59]&amp;[Sign.AZ59]&amp;[Sign.AY59]" office:value-type="string" office:string-value="0000" calcext:value-type="string">
            <text:p>0000</text:p>
          </table:table-cell>
          <table:table-cell table:formula="of:=[Sign.BF59]&amp;[Sign.BE59]&amp;[Sign.BD59]&amp;[Sign.BC59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0]&amp;[Sign.I60]&amp;[Sign.H60]&amp;[Sign.G60]" office:value-type="string" office:string-value="0000" calcext:value-type="string">
            <text:p>0000</text:p>
          </table:table-cell>
          <table:table-cell table:formula="of:=[Sign.N60]&amp;[Sign.M60]&amp;[Sign.L60]&amp;[Sign.K60]" office:value-type="string" office:string-value="0000" calcext:value-type="string">
            <text:p>0000</text:p>
          </table:table-cell>
          <table:table-cell table:formula="of:=[Sign.R60]&amp;[Sign.Q60]&amp;[Sign.P60]&amp;[Sign.O60]" office:value-type="string" office:string-value="0110" calcext:value-type="string">
            <text:p>0110</text:p>
          </table:table-cell>
          <table:table-cell table:formula="of:=[Sign.V60]&amp;[Sign.U60]&amp;[Sign.T60]&amp;[Sign.S60]" office:value-type="string" office:string-value="0000" calcext:value-type="string">
            <text:p>0000</text:p>
          </table:table-cell>
          <table:table-cell table:formula="of:=[Sign.Z60]&amp;[Sign.Y60]&amp;[Sign.X60]&amp;[Sign.W60]" office:value-type="string" office:string-value="0000" calcext:value-type="string">
            <text:p>0000</text:p>
          </table:table-cell>
          <table:table-cell table:formula="of:=[Sign.AD60]&amp;[Sign.AC60]&amp;[Sign.AB60]&amp;[Sign.AA60]" office:value-type="string" office:string-value="0000" calcext:value-type="string">
            <text:p>0000</text:p>
          </table:table-cell>
          <table:table-cell table:formula="of:=[Sign.AH60]&amp;[Sign.AG60]&amp;[Sign.AF60]&amp;[Sign.AE60]" office:value-type="string" office:string-value="0000" calcext:value-type="string">
            <text:p>0000</text:p>
          </table:table-cell>
          <table:table-cell table:formula="of:=[Sign.AL60]&amp;[Sign.AK60]&amp;[Sign.AJ60]&amp;[Sign.AI60]" office:value-type="string" office:string-value="0001" calcext:value-type="string">
            <text:p>0001</text:p>
          </table:table-cell>
          <table:table-cell table:formula="of:=[Sign.AP60]&amp;[Sign.AO60]&amp;[Sign.AN60]&amp;[Sign.AM60]" office:value-type="string" office:string-value="0000" calcext:value-type="string">
            <text:p>0000</text:p>
          </table:table-cell>
          <table:table-cell table:formula="of:=[Sign.AT60]&amp;[Sign.AS60]&amp;[Sign.AR60]&amp;[Sign.AQ60]" office:value-type="string" office:string-value="0000" calcext:value-type="string">
            <text:p>0000</text:p>
          </table:table-cell>
          <table:table-cell table:formula="of:=[Sign.AX60]&amp;[Sign.AW60]&amp;[Sign.AV60]&amp;[Sign.AU60]" office:value-type="string" office:string-value="0000" calcext:value-type="string">
            <text:p>0000</text:p>
          </table:table-cell>
          <table:table-cell table:formula="of:=[Sign.BB60]&amp;[Sign.BA60]&amp;[Sign.AZ60]&amp;[Sign.AY60]" office:value-type="string" office:string-value="0000" calcext:value-type="string">
            <text:p>0000</text:p>
          </table:table-cell>
          <table:table-cell table:formula="of:=[Sign.BF60]&amp;[Sign.BE60]&amp;[Sign.BD60]&amp;[Sign.BC60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1]&amp;[Sign.I61]&amp;[Sign.H61]&amp;[Sign.G61]" office:value-type="string" office:string-value="0000" calcext:value-type="string">
            <text:p>0000</text:p>
          </table:table-cell>
          <table:table-cell table:formula="of:=[Sign.N61]&amp;[Sign.M61]&amp;[Sign.L61]&amp;[Sign.K61]" office:value-type="string" office:string-value="0000" calcext:value-type="string">
            <text:p>0000</text:p>
          </table:table-cell>
          <table:table-cell table:formula="of:=[Sign.R61]&amp;[Sign.Q61]&amp;[Sign.P61]&amp;[Sign.O61]" office:value-type="string" office:string-value="1010" calcext:value-type="string">
            <text:p>1010</text:p>
          </table:table-cell>
          <table:table-cell table:formula="of:=[Sign.V61]&amp;[Sign.U61]&amp;[Sign.T61]&amp;[Sign.S61]" office:value-type="string" office:string-value="0100" calcext:value-type="string">
            <text:p>0100</text:p>
          </table:table-cell>
          <table:table-cell table:formula="of:=[Sign.Z61]&amp;[Sign.Y61]&amp;[Sign.X61]&amp;[Sign.W61]" office:value-type="string" office:string-value="0000" calcext:value-type="string">
            <text:p>0000</text:p>
          </table:table-cell>
          <table:table-cell table:formula="of:=[Sign.AD61]&amp;[Sign.AC61]&amp;[Sign.AB61]&amp;[Sign.AA61]" office:value-type="string" office:string-value="0000" calcext:value-type="string">
            <text:p>0000</text:p>
          </table:table-cell>
          <table:table-cell table:formula="of:=[Sign.AH61]&amp;[Sign.AG61]&amp;[Sign.AF61]&amp;[Sign.AE61]" office:value-type="string" office:string-value="0000" calcext:value-type="string">
            <text:p>0000</text:p>
          </table:table-cell>
          <table:table-cell table:formula="of:=[Sign.AL61]&amp;[Sign.AK61]&amp;[Sign.AJ61]&amp;[Sign.AI61]" office:value-type="string" office:string-value="1001" calcext:value-type="string">
            <text:p>1001</text:p>
          </table:table-cell>
          <table:table-cell table:formula="of:=[Sign.AP61]&amp;[Sign.AO61]&amp;[Sign.AN61]&amp;[Sign.AM61]" office:value-type="string" office:string-value="0000" calcext:value-type="string">
            <text:p>0000</text:p>
          </table:table-cell>
          <table:table-cell table:formula="of:=[Sign.AT61]&amp;[Sign.AS61]&amp;[Sign.AR61]&amp;[Sign.AQ61]" office:value-type="string" office:string-value="0000" calcext:value-type="string">
            <text:p>0000</text:p>
          </table:table-cell>
          <table:table-cell table:formula="of:=[Sign.AX61]&amp;[Sign.AW61]&amp;[Sign.AV61]&amp;[Sign.AU61]" office:value-type="string" office:string-value="0000" calcext:value-type="string">
            <text:p>0000</text:p>
          </table:table-cell>
          <table:table-cell table:formula="of:=[Sign.BB61]&amp;[Sign.BA61]&amp;[Sign.AZ61]&amp;[Sign.AY61]" office:value-type="string" office:string-value="1000" calcext:value-type="string">
            <text:p>1000</text:p>
          </table:table-cell>
          <table:table-cell table:formula="of:=[Sign.BF61]&amp;[Sign.BE61]&amp;[Sign.BD61]&amp;[Sign.BC61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2]&amp;[Sign.I62]&amp;[Sign.H62]&amp;[Sign.G62]" office:value-type="string" office:string-value="0100" calcext:value-type="string">
            <text:p>0100</text:p>
          </table:table-cell>
          <table:table-cell table:formula="of:=[Sign.N62]&amp;[Sign.M62]&amp;[Sign.L62]&amp;[Sign.K62]" office:value-type="string" office:string-value="0000" calcext:value-type="string">
            <text:p>0000</text:p>
          </table:table-cell>
          <table:table-cell table:formula="of:=[Sign.R62]&amp;[Sign.Q62]&amp;[Sign.P62]&amp;[Sign.O62]" office:value-type="string" office:string-value="1010" calcext:value-type="string">
            <text:p>1010</text:p>
          </table:table-cell>
          <table:table-cell table:formula="of:=[Sign.V62]&amp;[Sign.U62]&amp;[Sign.T62]&amp;[Sign.S62]" office:value-type="string" office:string-value="0100" calcext:value-type="string">
            <text:p>0100</text:p>
          </table:table-cell>
          <table:table-cell table:formula="of:=[Sign.Z62]&amp;[Sign.Y62]&amp;[Sign.X62]&amp;[Sign.W62]" office:value-type="string" office:string-value="0000" calcext:value-type="string">
            <text:p>0000</text:p>
          </table:table-cell>
          <table:table-cell table:formula="of:=[Sign.AD62]&amp;[Sign.AC62]&amp;[Sign.AB62]&amp;[Sign.AA62]" office:value-type="string" office:string-value="0000" calcext:value-type="string">
            <text:p>0000</text:p>
          </table:table-cell>
          <table:table-cell table:formula="of:=[Sign.AH62]&amp;[Sign.AG62]&amp;[Sign.AF62]&amp;[Sign.AE62]" office:value-type="string" office:string-value="0000" calcext:value-type="string">
            <text:p>0000</text:p>
          </table:table-cell>
          <table:table-cell table:formula="of:=[Sign.AL62]&amp;[Sign.AK62]&amp;[Sign.AJ62]&amp;[Sign.AI62]" office:value-type="string" office:string-value="1011" calcext:value-type="string">
            <text:p>1011</text:p>
          </table:table-cell>
          <table:table-cell table:formula="of:=[Sign.AP62]&amp;[Sign.AO62]&amp;[Sign.AN62]&amp;[Sign.AM62]" office:value-type="string" office:string-value="0000" calcext:value-type="string">
            <text:p>0000</text:p>
          </table:table-cell>
          <table:table-cell table:formula="of:=[Sign.AT62]&amp;[Sign.AS62]&amp;[Sign.AR62]&amp;[Sign.AQ62]" office:value-type="string" office:string-value="0000" calcext:value-type="string">
            <text:p>0000</text:p>
          </table:table-cell>
          <table:table-cell table:formula="of:=[Sign.AX62]&amp;[Sign.AW62]&amp;[Sign.AV62]&amp;[Sign.AU62]" office:value-type="string" office:string-value="0000" calcext:value-type="string">
            <text:p>0000</text:p>
          </table:table-cell>
          <table:table-cell table:formula="of:=[Sign.BB62]&amp;[Sign.BA62]&amp;[Sign.AZ62]&amp;[Sign.AY62]" office:value-type="string" office:string-value="1000" calcext:value-type="string">
            <text:p>1000</text:p>
          </table:table-cell>
          <table:table-cell table:formula="of:=[Sign.BF62]&amp;[Sign.BE62]&amp;[Sign.BD62]&amp;[Sign.BC62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3]&amp;[Sign.I63]&amp;[Sign.H63]&amp;[Sign.G63]" office:value-type="string" office:string-value="0101" calcext:value-type="string">
            <text:p>0101</text:p>
          </table:table-cell>
          <table:table-cell table:formula="of:=[Sign.N63]&amp;[Sign.M63]&amp;[Sign.L63]&amp;[Sign.K63]" office:value-type="string" office:string-value="0000" calcext:value-type="string">
            <text:p>0000</text:p>
          </table:table-cell>
          <table:table-cell table:formula="of:=[Sign.R63]&amp;[Sign.Q63]&amp;[Sign.P63]&amp;[Sign.O63]" office:value-type="string" office:string-value="1010" calcext:value-type="string">
            <text:p>1010</text:p>
          </table:table-cell>
          <table:table-cell table:formula="of:=[Sign.V63]&amp;[Sign.U63]&amp;[Sign.T63]&amp;[Sign.S63]" office:value-type="string" office:string-value="0110" calcext:value-type="string">
            <text:p>0110</text:p>
          </table:table-cell>
          <table:table-cell table:formula="of:=[Sign.Z63]&amp;[Sign.Y63]&amp;[Sign.X63]&amp;[Sign.W63]" office:value-type="string" office:string-value="0000" calcext:value-type="string">
            <text:p>0000</text:p>
          </table:table-cell>
          <table:table-cell table:formula="of:=[Sign.AD63]&amp;[Sign.AC63]&amp;[Sign.AB63]&amp;[Sign.AA63]" office:value-type="string" office:string-value="0000" calcext:value-type="string">
            <text:p>0000</text:p>
          </table:table-cell>
          <table:table-cell table:formula="of:=[Sign.AH63]&amp;[Sign.AG63]&amp;[Sign.AF63]&amp;[Sign.AE63]" office:value-type="string" office:string-value="0000" calcext:value-type="string">
            <text:p>0000</text:p>
          </table:table-cell>
          <table:table-cell table:formula="of:=[Sign.AL63]&amp;[Sign.AK63]&amp;[Sign.AJ63]&amp;[Sign.AI63]" office:value-type="string" office:string-value="1011" calcext:value-type="string">
            <text:p>1011</text:p>
          </table:table-cell>
          <table:table-cell table:formula="of:=[Sign.AP63]&amp;[Sign.AO63]&amp;[Sign.AN63]&amp;[Sign.AM63]" office:value-type="string" office:string-value="0000" calcext:value-type="string">
            <text:p>0000</text:p>
          </table:table-cell>
          <table:table-cell table:formula="of:=[Sign.AT63]&amp;[Sign.AS63]&amp;[Sign.AR63]&amp;[Sign.AQ63]" office:value-type="string" office:string-value="0000" calcext:value-type="string">
            <text:p>0000</text:p>
          </table:table-cell>
          <table:table-cell table:formula="of:=[Sign.AX63]&amp;[Sign.AW63]&amp;[Sign.AV63]&amp;[Sign.AU63]" office:value-type="string" office:string-value="0000" calcext:value-type="string">
            <text:p>0000</text:p>
          </table:table-cell>
          <table:table-cell table:formula="of:=[Sign.BB63]&amp;[Sign.BA63]&amp;[Sign.AZ63]&amp;[Sign.AY63]" office:value-type="string" office:string-value="1000" calcext:value-type="string">
            <text:p>1000</text:p>
          </table:table-cell>
          <table:table-cell table:formula="of:=[Sign.BF63]&amp;[Sign.BE63]&amp;[Sign.BD63]&amp;[Sign.BC63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4]&amp;[Sign.I64]&amp;[Sign.H64]&amp;[Sign.G64]" office:value-type="string" office:string-value="0000" calcext:value-type="string">
            <text:p>0000</text:p>
          </table:table-cell>
          <table:table-cell table:formula="of:=[Sign.N64]&amp;[Sign.M64]&amp;[Sign.L64]&amp;[Sign.K64]" office:value-type="string" office:string-value="0000" calcext:value-type="string">
            <text:p>0000</text:p>
          </table:table-cell>
          <table:table-cell table:formula="of:=[Sign.R64]&amp;[Sign.Q64]&amp;[Sign.P64]&amp;[Sign.O64]" office:value-type="string" office:string-value="0000" calcext:value-type="string">
            <text:p>0000</text:p>
          </table:table-cell>
          <table:table-cell table:formula="of:=[Sign.V64]&amp;[Sign.U64]&amp;[Sign.T64]&amp;[Sign.S64]" office:value-type="string" office:string-value="0000" calcext:value-type="string">
            <text:p>0000</text:p>
          </table:table-cell>
          <table:table-cell table:formula="of:=[Sign.Z64]&amp;[Sign.Y64]&amp;[Sign.X64]&amp;[Sign.W64]" office:value-type="string" office:string-value="0000" calcext:value-type="string">
            <text:p>0000</text:p>
          </table:table-cell>
          <table:table-cell table:formula="of:=[Sign.AD64]&amp;[Sign.AC64]&amp;[Sign.AB64]&amp;[Sign.AA64]" office:value-type="string" office:string-value="0000" calcext:value-type="string">
            <text:p>0000</text:p>
          </table:table-cell>
          <table:table-cell table:formula="of:=[Sign.AH64]&amp;[Sign.AG64]&amp;[Sign.AF64]&amp;[Sign.AE64]" office:value-type="string" office:string-value="0000" calcext:value-type="string">
            <text:p>0000</text:p>
          </table:table-cell>
          <table:table-cell table:formula="of:=[Sign.AL64]&amp;[Sign.AK64]&amp;[Sign.AJ64]&amp;[Sign.AI64]" office:value-type="string" office:string-value="0000" calcext:value-type="string">
            <text:p>0000</text:p>
          </table:table-cell>
          <table:table-cell table:formula="of:=[Sign.AP64]&amp;[Sign.AO64]&amp;[Sign.AN64]&amp;[Sign.AM64]" office:value-type="string" office:string-value="0000" calcext:value-type="string">
            <text:p>0000</text:p>
          </table:table-cell>
          <table:table-cell table:formula="of:=[Sign.AT64]&amp;[Sign.AS64]&amp;[Sign.AR64]&amp;[Sign.AQ64]" office:value-type="string" office:string-value="0000" calcext:value-type="string">
            <text:p>0000</text:p>
          </table:table-cell>
          <table:table-cell table:formula="of:=[Sign.AX64]&amp;[Sign.AW64]&amp;[Sign.AV64]&amp;[Sign.AU64]" office:value-type="string" office:string-value="0000" calcext:value-type="string">
            <text:p>0000</text:p>
          </table:table-cell>
          <table:table-cell table:formula="of:=[Sign.BB64]&amp;[Sign.BA64]&amp;[Sign.AZ64]&amp;[Sign.AY64]" office:value-type="string" office:string-value="1000" calcext:value-type="string">
            <text:p>1000</text:p>
          </table:table-cell>
          <table:table-cell table:formula="of:=[Sign.BF64]&amp;[Sign.BE64]&amp;[Sign.BD64]&amp;[Sign.BC64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5]&amp;[Sign.I65]&amp;[Sign.H65]&amp;[Sign.G65]" office:value-type="string" office:string-value="0011" calcext:value-type="string">
            <text:p>0011</text:p>
          </table:table-cell>
          <table:table-cell table:formula="of:=[Sign.N65]&amp;[Sign.M65]&amp;[Sign.L65]&amp;[Sign.K65]" office:value-type="string" office:string-value="0000" calcext:value-type="string">
            <text:p>0000</text:p>
          </table:table-cell>
          <table:table-cell table:formula="of:=[Sign.R65]&amp;[Sign.Q65]&amp;[Sign.P65]&amp;[Sign.O65]" office:value-type="string" office:string-value="0000" calcext:value-type="string">
            <text:p>0000</text:p>
          </table:table-cell>
          <table:table-cell table:formula="of:=[Sign.V65]&amp;[Sign.U65]&amp;[Sign.T65]&amp;[Sign.S65]" office:value-type="string" office:string-value="0000" calcext:value-type="string">
            <text:p>0000</text:p>
          </table:table-cell>
          <table:table-cell table:formula="of:=[Sign.Z65]&amp;[Sign.Y65]&amp;[Sign.X65]&amp;[Sign.W65]" office:value-type="string" office:string-value="0000" calcext:value-type="string">
            <text:p>0000</text:p>
          </table:table-cell>
          <table:table-cell table:formula="of:=[Sign.AD65]&amp;[Sign.AC65]&amp;[Sign.AB65]&amp;[Sign.AA65]" office:value-type="string" office:string-value="0000" calcext:value-type="string">
            <text:p>0000</text:p>
          </table:table-cell>
          <table:table-cell table:formula="of:=[Sign.AH65]&amp;[Sign.AG65]&amp;[Sign.AF65]&amp;[Sign.AE65]" office:value-type="string" office:string-value="0000" calcext:value-type="string">
            <text:p>0000</text:p>
          </table:table-cell>
          <table:table-cell table:formula="of:=[Sign.AL65]&amp;[Sign.AK65]&amp;[Sign.AJ65]&amp;[Sign.AI65]" office:value-type="string" office:string-value="0000" calcext:value-type="string">
            <text:p>0000</text:p>
          </table:table-cell>
          <table:table-cell table:formula="of:=[Sign.AP65]&amp;[Sign.AO65]&amp;[Sign.AN65]&amp;[Sign.AM65]" office:value-type="string" office:string-value="0100" calcext:value-type="string">
            <text:p>0100</text:p>
          </table:table-cell>
          <table:table-cell table:formula="of:=[Sign.AT65]&amp;[Sign.AS65]&amp;[Sign.AR65]&amp;[Sign.AQ65]" office:value-type="string" office:string-value="0000" calcext:value-type="string">
            <text:p>0000</text:p>
          </table:table-cell>
          <table:table-cell table:formula="of:=[Sign.AX65]&amp;[Sign.AW65]&amp;[Sign.AV65]&amp;[Sign.AU65]" office:value-type="string" office:string-value="0000" calcext:value-type="string">
            <text:p>0000</text:p>
          </table:table-cell>
          <table:table-cell table:formula="of:=[Sign.BB65]&amp;[Sign.BA65]&amp;[Sign.AZ65]&amp;[Sign.AY65]" office:value-type="string" office:string-value="1000" calcext:value-type="string">
            <text:p>1000</text:p>
          </table:table-cell>
          <table:table-cell table:formula="of:=[Sign.BF65]&amp;[Sign.BE65]&amp;[Sign.BD65]&amp;[Sign.BC65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6]&amp;[Sign.I66]&amp;[Sign.H66]&amp;[Sign.G66]" office:value-type="string" office:string-value="0000" calcext:value-type="string">
            <text:p>0000</text:p>
          </table:table-cell>
          <table:table-cell table:formula="of:=[Sign.N66]&amp;[Sign.M66]&amp;[Sign.L66]&amp;[Sign.K66]" office:value-type="string" office:string-value="0000" calcext:value-type="string">
            <text:p>0000</text:p>
          </table:table-cell>
          <table:table-cell table:formula="of:=[Sign.R66]&amp;[Sign.Q66]&amp;[Sign.P66]&amp;[Sign.O66]" office:value-type="string" office:string-value="0000" calcext:value-type="string">
            <text:p>0000</text:p>
          </table:table-cell>
          <table:table-cell table:formula="of:=[Sign.V66]&amp;[Sign.U66]&amp;[Sign.T66]&amp;[Sign.S66]" office:value-type="string" office:string-value="0000" calcext:value-type="string">
            <text:p>0000</text:p>
          </table:table-cell>
          <table:table-cell table:formula="of:=[Sign.Z66]&amp;[Sign.Y66]&amp;[Sign.X66]&amp;[Sign.W66]" office:value-type="string" office:string-value="0100" calcext:value-type="string">
            <text:p>0100</text:p>
          </table:table-cell>
          <table:table-cell table:formula="of:=[Sign.AD66]&amp;[Sign.AC66]&amp;[Sign.AB66]&amp;[Sign.AA66]" office:value-type="string" office:string-value="0000" calcext:value-type="string">
            <text:p>0000</text:p>
          </table:table-cell>
          <table:table-cell table:formula="of:=[Sign.AH66]&amp;[Sign.AG66]&amp;[Sign.AF66]&amp;[Sign.AE66]" office:value-type="string" office:string-value="0000" calcext:value-type="string">
            <text:p>0000</text:p>
          </table:table-cell>
          <table:table-cell table:formula="of:=[Sign.AL66]&amp;[Sign.AK66]&amp;[Sign.AJ66]&amp;[Sign.AI66]" office:value-type="string" office:string-value="0000" calcext:value-type="string">
            <text:p>0000</text:p>
          </table:table-cell>
          <table:table-cell table:formula="of:=[Sign.AP66]&amp;[Sign.AO66]&amp;[Sign.AN66]&amp;[Sign.AM66]" office:value-type="string" office:string-value="0000" calcext:value-type="string">
            <text:p>0000</text:p>
          </table:table-cell>
          <table:table-cell table:formula="of:=[Sign.AT66]&amp;[Sign.AS66]&amp;[Sign.AR66]&amp;[Sign.AQ66]" office:value-type="string" office:string-value="0000" calcext:value-type="string">
            <text:p>0000</text:p>
          </table:table-cell>
          <table:table-cell table:formula="of:=[Sign.AX66]&amp;[Sign.AW66]&amp;[Sign.AV66]&amp;[Sign.AU66]" office:value-type="string" office:string-value="0000" calcext:value-type="string">
            <text:p>0000</text:p>
          </table:table-cell>
          <table:table-cell table:formula="of:=[Sign.BB66]&amp;[Sign.BA66]&amp;[Sign.AZ66]&amp;[Sign.AY66]" office:value-type="string" office:string-value="1000" calcext:value-type="string">
            <text:p>1000</text:p>
          </table:table-cell>
          <table:table-cell table:formula="of:=[Sign.BF66]&amp;[Sign.BE66]&amp;[Sign.BD66]&amp;[Sign.BC66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7]&amp;[Sign.I67]&amp;[Sign.H67]&amp;[Sign.G67]" office:value-type="string" office:string-value="0000" calcext:value-type="string">
            <text:p>0000</text:p>
          </table:table-cell>
          <table:table-cell table:formula="of:=[Sign.N67]&amp;[Sign.M67]&amp;[Sign.L67]&amp;[Sign.K67]" office:value-type="string" office:string-value="0000" calcext:value-type="string">
            <text:p>0000</text:p>
          </table:table-cell>
          <table:table-cell table:formula="of:=[Sign.R67]&amp;[Sign.Q67]&amp;[Sign.P67]&amp;[Sign.O67]" office:value-type="string" office:string-value="0000" calcext:value-type="string">
            <text:p>0000</text:p>
          </table:table-cell>
          <table:table-cell table:formula="of:=[Sign.V67]&amp;[Sign.U67]&amp;[Sign.T67]&amp;[Sign.S67]" office:value-type="string" office:string-value="0000" calcext:value-type="string">
            <text:p>0000</text:p>
          </table:table-cell>
          <table:table-cell table:formula="of:=[Sign.Z67]&amp;[Sign.Y67]&amp;[Sign.X67]&amp;[Sign.W67]" office:value-type="string" office:string-value="0000" calcext:value-type="string">
            <text:p>0000</text:p>
          </table:table-cell>
          <table:table-cell table:formula="of:=[Sign.AD67]&amp;[Sign.AC67]&amp;[Sign.AB67]&amp;[Sign.AA67]" office:value-type="string" office:string-value="0000" calcext:value-type="string">
            <text:p>0000</text:p>
          </table:table-cell>
          <table:table-cell table:formula="of:=[Sign.AH67]&amp;[Sign.AG67]&amp;[Sign.AF67]&amp;[Sign.AE67]" office:value-type="string" office:string-value="0000" calcext:value-type="string">
            <text:p>0000</text:p>
          </table:table-cell>
          <table:table-cell table:formula="of:=[Sign.AL67]&amp;[Sign.AK67]&amp;[Sign.AJ67]&amp;[Sign.AI67]" office:value-type="string" office:string-value="0000" calcext:value-type="string">
            <text:p>0000</text:p>
          </table:table-cell>
          <table:table-cell table:formula="of:=[Sign.AP67]&amp;[Sign.AO67]&amp;[Sign.AN67]&amp;[Sign.AM67]" office:value-type="string" office:string-value="0001" calcext:value-type="string">
            <text:p>0001</text:p>
          </table:table-cell>
          <table:table-cell table:formula="of:=[Sign.AT67]&amp;[Sign.AS67]&amp;[Sign.AR67]&amp;[Sign.AQ67]" office:value-type="string" office:string-value="0000" calcext:value-type="string">
            <text:p>0000</text:p>
          </table:table-cell>
          <table:table-cell table:formula="of:=[Sign.AX67]&amp;[Sign.AW67]&amp;[Sign.AV67]&amp;[Sign.AU67]" office:value-type="string" office:string-value="0000" calcext:value-type="string">
            <text:p>0000</text:p>
          </table:table-cell>
          <table:table-cell table:formula="of:=[Sign.BB67]&amp;[Sign.BA67]&amp;[Sign.AZ67]&amp;[Sign.AY67]" office:value-type="string" office:string-value="1000" calcext:value-type="string">
            <text:p>1000</text:p>
          </table:table-cell>
          <table:table-cell table:formula="of:=[Sign.BF67]&amp;[Sign.BE67]&amp;[Sign.BD67]&amp;[Sign.BC67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8]&amp;[Sign.I68]&amp;[Sign.H68]&amp;[Sign.G68]" office:value-type="string" office:string-value="0000" calcext:value-type="string">
            <text:p>0000</text:p>
          </table:table-cell>
          <table:table-cell table:formula="of:=[Sign.N68]&amp;[Sign.M68]&amp;[Sign.L68]&amp;[Sign.K68]" office:value-type="string" office:string-value="0000" calcext:value-type="string">
            <text:p>0000</text:p>
          </table:table-cell>
          <table:table-cell table:formula="of:=[Sign.R68]&amp;[Sign.Q68]&amp;[Sign.P68]&amp;[Sign.O68]" office:value-type="string" office:string-value="0000" calcext:value-type="string">
            <text:p>0000</text:p>
          </table:table-cell>
          <table:table-cell table:formula="of:=[Sign.V68]&amp;[Sign.U68]&amp;[Sign.T68]&amp;[Sign.S68]" office:value-type="string" office:string-value="0000" calcext:value-type="string">
            <text:p>0000</text:p>
          </table:table-cell>
          <table:table-cell table:formula="of:=[Sign.Z68]&amp;[Sign.Y68]&amp;[Sign.X68]&amp;[Sign.W68]" office:value-type="string" office:string-value="0000" calcext:value-type="string">
            <text:p>0000</text:p>
          </table:table-cell>
          <table:table-cell table:formula="of:=[Sign.AD68]&amp;[Sign.AC68]&amp;[Sign.AB68]&amp;[Sign.AA68]" office:value-type="string" office:string-value="0000" calcext:value-type="string">
            <text:p>0000</text:p>
          </table:table-cell>
          <table:table-cell table:formula="of:=[Sign.AH68]&amp;[Sign.AG68]&amp;[Sign.AF68]&amp;[Sign.AE68]" office:value-type="string" office:string-value="0000" calcext:value-type="string">
            <text:p>0000</text:p>
          </table:table-cell>
          <table:table-cell table:formula="of:=[Sign.AL68]&amp;[Sign.AK68]&amp;[Sign.AJ68]&amp;[Sign.AI68]" office:value-type="string" office:string-value="0000" calcext:value-type="string">
            <text:p>0000</text:p>
          </table:table-cell>
          <table:table-cell table:formula="of:=[Sign.AP68]&amp;[Sign.AO68]&amp;[Sign.AN68]&amp;[Sign.AM68]" office:value-type="string" office:string-value="0010" calcext:value-type="string">
            <text:p>0010</text:p>
          </table:table-cell>
          <table:table-cell table:formula="of:=[Sign.AT68]&amp;[Sign.AS68]&amp;[Sign.AR68]&amp;[Sign.AQ68]" office:value-type="string" office:string-value="0000" calcext:value-type="string">
            <text:p>0000</text:p>
          </table:table-cell>
          <table:table-cell table:formula="of:=[Sign.AX68]&amp;[Sign.AW68]&amp;[Sign.AV68]&amp;[Sign.AU68]" office:value-type="string" office:string-value="0000" calcext:value-type="string">
            <text:p>0000</text:p>
          </table:table-cell>
          <table:table-cell table:formula="of:=[Sign.BB68]&amp;[Sign.BA68]&amp;[Sign.AZ68]&amp;[Sign.AY68]" office:value-type="string" office:string-value="1000" calcext:value-type="string">
            <text:p>1000</text:p>
          </table:table-cell>
          <table:table-cell table:formula="of:=[Sign.BF68]&amp;[Sign.BE68]&amp;[Sign.BD68]&amp;[Sign.BC68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69]&amp;[Sign.I69]&amp;[Sign.H69]&amp;[Sign.G69]" office:value-type="string" office:string-value="0000" calcext:value-type="string">
            <text:p>0000</text:p>
          </table:table-cell>
          <table:table-cell table:formula="of:=[Sign.N69]&amp;[Sign.M69]&amp;[Sign.L69]&amp;[Sign.K69]" office:value-type="string" office:string-value="0000" calcext:value-type="string">
            <text:p>0000</text:p>
          </table:table-cell>
          <table:table-cell table:formula="of:=[Sign.R69]&amp;[Sign.Q69]&amp;[Sign.P69]&amp;[Sign.O69]" office:value-type="string" office:string-value="0000" calcext:value-type="string">
            <text:p>0000</text:p>
          </table:table-cell>
          <table:table-cell table:formula="of:=[Sign.V69]&amp;[Sign.U69]&amp;[Sign.T69]&amp;[Sign.S69]" office:value-type="string" office:string-value="0000" calcext:value-type="string">
            <text:p>0000</text:p>
          </table:table-cell>
          <table:table-cell table:formula="of:=[Sign.Z69]&amp;[Sign.Y69]&amp;[Sign.X69]&amp;[Sign.W69]" office:value-type="string" office:string-value="0000" calcext:value-type="string">
            <text:p>0000</text:p>
          </table:table-cell>
          <table:table-cell table:formula="of:=[Sign.AD69]&amp;[Sign.AC69]&amp;[Sign.AB69]&amp;[Sign.AA69]" office:value-type="string" office:string-value="0000" calcext:value-type="string">
            <text:p>0000</text:p>
          </table:table-cell>
          <table:table-cell table:formula="of:=[Sign.AH69]&amp;[Sign.AG69]&amp;[Sign.AF69]&amp;[Sign.AE69]" office:value-type="string" office:string-value="0000" calcext:value-type="string">
            <text:p>0000</text:p>
          </table:table-cell>
          <table:table-cell table:formula="of:=[Sign.AL69]&amp;[Sign.AK69]&amp;[Sign.AJ69]&amp;[Sign.AI69]" office:value-type="string" office:string-value="0000" calcext:value-type="string">
            <text:p>0000</text:p>
          </table:table-cell>
          <table:table-cell table:formula="of:=[Sign.AP69]&amp;[Sign.AO69]&amp;[Sign.AN69]&amp;[Sign.AM69]" office:value-type="string" office:string-value="1000" calcext:value-type="string">
            <text:p>1000</text:p>
          </table:table-cell>
          <table:table-cell table:formula="of:=[Sign.AT69]&amp;[Sign.AS69]&amp;[Sign.AR69]&amp;[Sign.AQ69]" office:value-type="string" office:string-value="0000" calcext:value-type="string">
            <text:p>0000</text:p>
          </table:table-cell>
          <table:table-cell table:formula="of:=[Sign.AX69]&amp;[Sign.AW69]&amp;[Sign.AV69]&amp;[Sign.AU69]" office:value-type="string" office:string-value="0000" calcext:value-type="string">
            <text:p>0000</text:p>
          </table:table-cell>
          <table:table-cell table:formula="of:=[Sign.BB69]&amp;[Sign.BA69]&amp;[Sign.AZ69]&amp;[Sign.AY69]" office:value-type="string" office:string-value="1000" calcext:value-type="string">
            <text:p>1000</text:p>
          </table:table-cell>
          <table:table-cell table:formula="of:=[Sign.BF69]&amp;[Sign.BE69]&amp;[Sign.BD69]&amp;[Sign.BC69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70]&amp;[Sign.I70]&amp;[Sign.H70]&amp;[Sign.G70]" office:value-type="string" office:string-value="0000" calcext:value-type="string">
            <text:p>0000</text:p>
          </table:table-cell>
          <table:table-cell table:formula="of:=[Sign.N70]&amp;[Sign.M70]&amp;[Sign.L70]&amp;[Sign.K70]" office:value-type="string" office:string-value="0000" calcext:value-type="string">
            <text:p>0000</text:p>
          </table:table-cell>
          <table:table-cell table:formula="of:=[Sign.R70]&amp;[Sign.Q70]&amp;[Sign.P70]&amp;[Sign.O70]" office:value-type="string" office:string-value="0000" calcext:value-type="string">
            <text:p>0000</text:p>
          </table:table-cell>
          <table:table-cell table:formula="of:=[Sign.V70]&amp;[Sign.U70]&amp;[Sign.T70]&amp;[Sign.S70]" office:value-type="string" office:string-value="0000" calcext:value-type="string">
            <text:p>0000</text:p>
          </table:table-cell>
          <table:table-cell table:formula="of:=[Sign.Z70]&amp;[Sign.Y70]&amp;[Sign.X70]&amp;[Sign.W70]" office:value-type="string" office:string-value="0000" calcext:value-type="string">
            <text:p>0000</text:p>
          </table:table-cell>
          <table:table-cell table:formula="of:=[Sign.AD70]&amp;[Sign.AC70]&amp;[Sign.AB70]&amp;[Sign.AA70]" office:value-type="string" office:string-value="0000" calcext:value-type="string">
            <text:p>0000</text:p>
          </table:table-cell>
          <table:table-cell table:formula="of:=[Sign.AH70]&amp;[Sign.AG70]&amp;[Sign.AF70]&amp;[Sign.AE70]" office:value-type="string" office:string-value="0000" calcext:value-type="string">
            <text:p>0000</text:p>
          </table:table-cell>
          <table:table-cell table:formula="of:=[Sign.AL70]&amp;[Sign.AK70]&amp;[Sign.AJ70]&amp;[Sign.AI70]" office:value-type="string" office:string-value="0000" calcext:value-type="string">
            <text:p>0000</text:p>
          </table:table-cell>
          <table:table-cell table:formula="of:=[Sign.AP70]&amp;[Sign.AO70]&amp;[Sign.AN70]&amp;[Sign.AM70]" office:value-type="string" office:string-value="0000" calcext:value-type="string">
            <text:p>0000</text:p>
          </table:table-cell>
          <table:table-cell table:formula="of:=[Sign.AT70]&amp;[Sign.AS70]&amp;[Sign.AR70]&amp;[Sign.AQ70]" office:value-type="string" office:string-value="0000" calcext:value-type="string">
            <text:p>0000</text:p>
          </table:table-cell>
          <table:table-cell table:formula="of:=[Sign.AX70]&amp;[Sign.AW70]&amp;[Sign.AV70]&amp;[Sign.AU70]" office:value-type="string" office:string-value="0000" calcext:value-type="string">
            <text:p>0000</text:p>
          </table:table-cell>
          <table:table-cell table:formula="of:=[Sign.BB70]&amp;[Sign.BA70]&amp;[Sign.AZ70]&amp;[Sign.AY70]" office:value-type="string" office:string-value="1100" calcext:value-type="string">
            <text:p>1100</text:p>
          </table:table-cell>
          <table:table-cell table:formula="of:=[Sign.BF70]&amp;[Sign.BE70]&amp;[Sign.BD70]&amp;[Sign.BC70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1">
          <table:table-cell table:formula="of:=[Sign.J71]&amp;[Sign.I71]&amp;[Sign.H71]&amp;[Sign.G71]" office:value-type="string" office:string-value="0000" calcext:value-type="string">
            <text:p>0000</text:p>
          </table:table-cell>
          <table:table-cell table:formula="of:=[Sign.N71]&amp;[Sign.M71]&amp;[Sign.L71]&amp;[Sign.K71]" office:value-type="string" office:string-value="0000" calcext:value-type="string">
            <text:p>0000</text:p>
          </table:table-cell>
          <table:table-cell table:formula="of:=[Sign.R71]&amp;[Sign.Q71]&amp;[Sign.P71]&amp;[Sign.O71]" office:value-type="string" office:string-value="0000" calcext:value-type="string">
            <text:p>0000</text:p>
          </table:table-cell>
          <table:table-cell table:formula="of:=[Sign.V71]&amp;[Sign.U71]&amp;[Sign.T71]&amp;[Sign.S71]" office:value-type="string" office:string-value="0000" calcext:value-type="string">
            <text:p>0000</text:p>
          </table:table-cell>
          <table:table-cell table:formula="of:=[Sign.Z71]&amp;[Sign.Y71]&amp;[Sign.X71]&amp;[Sign.W71]" office:value-type="string" office:string-value="0000" calcext:value-type="string">
            <text:p>0000</text:p>
          </table:table-cell>
          <table:table-cell table:formula="of:=[Sign.AD71]&amp;[Sign.AC71]&amp;[Sign.AB71]&amp;[Sign.AA71]" office:value-type="string" office:string-value="0000" calcext:value-type="string">
            <text:p>0000</text:p>
          </table:table-cell>
          <table:table-cell table:formula="of:=[Sign.AH71]&amp;[Sign.AG71]&amp;[Sign.AF71]&amp;[Sign.AE71]" office:value-type="string" office:string-value="0000" calcext:value-type="string">
            <text:p>0000</text:p>
          </table:table-cell>
          <table:table-cell table:formula="of:=[Sign.AL71]&amp;[Sign.AK71]&amp;[Sign.AJ71]&amp;[Sign.AI71]" office:value-type="string" office:string-value="0000" calcext:value-type="string">
            <text:p>0000</text:p>
          </table:table-cell>
          <table:table-cell table:formula="of:=[Sign.AP71]&amp;[Sign.AO71]&amp;[Sign.AN71]&amp;[Sign.AM71]" office:value-type="string" office:string-value="0000" calcext:value-type="string">
            <text:p>0000</text:p>
          </table:table-cell>
          <table:table-cell table:formula="of:=[Sign.AT71]&amp;[Sign.AS71]&amp;[Sign.AR71]&amp;[Sign.AQ71]" office:value-type="string" office:string-value="0000" calcext:value-type="string">
            <text:p>0000</text:p>
          </table:table-cell>
          <table:table-cell table:formula="of:=[Sign.AX71]&amp;[Sign.AW71]&amp;[Sign.AV71]&amp;[Sign.AU71]" office:value-type="string" office:string-value="0000" calcext:value-type="string">
            <text:p>0000</text:p>
          </table:table-cell>
          <table:table-cell table:formula="of:=[Sign.BB71]&amp;[Sign.BA71]&amp;[Sign.AZ71]&amp;[Sign.AY71]" office:value-type="string" office:string-value="1011" calcext:value-type="string">
            <text:p>1011</text:p>
          </table:table-cell>
          <table:table-cell table:formula="of:=[Sign.BF71]&amp;[Sign.BE71]&amp;[Sign.BD71]&amp;[Sign.BC71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3">
          <table:table-cell table:formula="of:=[Sign.J72]&amp;[Sign.I72]&amp;[Sign.H72]&amp;[Sign.G72]" office:value-type="string" office:string-value="0000" calcext:value-type="string">
            <text:p>0000</text:p>
          </table:table-cell>
          <table:table-cell table:formula="of:=[Sign.N72]&amp;[Sign.M72]&amp;[Sign.L72]&amp;[Sign.K72]" office:value-type="string" office:string-value="0000" calcext:value-type="string">
            <text:p>0000</text:p>
          </table:table-cell>
          <table:table-cell table:formula="of:=[Sign.R72]&amp;[Sign.Q72]&amp;[Sign.P72]&amp;[Sign.O72]" office:value-type="string" office:string-value="0000" calcext:value-type="string">
            <text:p>0000</text:p>
          </table:table-cell>
          <table:table-cell table:formula="of:=[Sign.V72]&amp;[Sign.U72]&amp;[Sign.T72]&amp;[Sign.S72]" office:value-type="string" office:string-value="0000" calcext:value-type="string">
            <text:p>0000</text:p>
          </table:table-cell>
          <table:table-cell table:formula="of:=[Sign.Z72]&amp;[Sign.Y72]&amp;[Sign.X72]&amp;[Sign.W72]" office:value-type="string" office:string-value="0000" calcext:value-type="string">
            <text:p>0000</text:p>
          </table:table-cell>
          <table:table-cell table:formula="of:=[Sign.AD72]&amp;[Sign.AC72]&amp;[Sign.AB72]&amp;[Sign.AA72]" office:value-type="string" office:string-value="0000" calcext:value-type="string">
            <text:p>0000</text:p>
          </table:table-cell>
          <table:table-cell table:formula="of:=[Sign.AH72]&amp;[Sign.AG72]&amp;[Sign.AF72]&amp;[Sign.AE72]" office:value-type="string" office:string-value="0000" calcext:value-type="string">
            <text:p>0000</text:p>
          </table:table-cell>
          <table:table-cell table:formula="of:=[Sign.AL72]&amp;[Sign.AK72]&amp;[Sign.AJ72]&amp;[Sign.AI72]" office:value-type="string" office:string-value="0000" calcext:value-type="string">
            <text:p>0000</text:p>
          </table:table-cell>
          <table:table-cell table:formula="of:=[Sign.AP72]&amp;[Sign.AO72]&amp;[Sign.AN72]&amp;[Sign.AM72]" office:value-type="string" office:string-value="0000" calcext:value-type="string">
            <text:p>0000</text:p>
          </table:table-cell>
          <table:table-cell table:formula="of:=[Sign.AT72]&amp;[Sign.AS72]&amp;[Sign.AR72]&amp;[Sign.AQ72]" office:value-type="string" office:string-value="0000" calcext:value-type="string">
            <text:p>0000</text:p>
          </table:table-cell>
          <table:table-cell table:formula="of:=[Sign.AX72]&amp;[Sign.AW72]&amp;[Sign.AV72]&amp;[Sign.AU72]" office:value-type="string" office:string-value="0000" calcext:value-type="string">
            <text:p>0000</text:p>
          </table:table-cell>
          <table:table-cell table:formula="of:=[Sign.BB72]&amp;[Sign.BA72]&amp;[Sign.AZ72]&amp;[Sign.AY72]" office:value-type="string" office:string-value="0101" calcext:value-type="string">
            <text:p>0101</text:p>
          </table:table-cell>
          <table:table-cell table:formula="of:=[Sign.BF72]&amp;[Sign.BE72]&amp;[Sign.BD72]&amp;[Sign.BC72]" office:value-type="string" office:string-value="0000" calcext:value-type="string">
            <text:p>0000</text:p>
          </table:table-cell>
          <table:table-cell table:number-columns-repeated="1011"/>
        </table:table-row>
        <table:table-row table:style-name="ro3">
          <table:table-cell table:formula="of:=[Sign.J73]&amp;[Sign.I73]&amp;[Sign.H73]&amp;[Sign.G73]">
            <text:p/>
          </table:table-cell>
          <table:table-cell table:formula="of:=[Sign.N73]&amp;[Sign.M73]&amp;[Sign.L73]&amp;[Sign.K73]">
            <text:p/>
          </table:table-cell>
          <table:table-cell/>
          <table:table-cell table:formula="of:=[Sign.V73]&amp;[Sign.U73]&amp;[Sign.T73]&amp;[Sign.S73]">
            <text:p/>
          </table:table-cell>
          <table:table-cell table:formula="of:=[Sign.Z73]&amp;[Sign.Y73]&amp;[Sign.X73]&amp;[Sign.W73]">
            <text:p/>
          </table:table-cell>
          <table:table-cell table:formula="of:=[Sign.AD73]&amp;[Sign.AC73]&amp;[Sign.AB73]&amp;[Sign.AA73]">
            <text:p/>
          </table:table-cell>
          <table:table-cell table:formula="of:=[Sign.AH73]&amp;[Sign.AG73]&amp;[Sign.AF73]&amp;[Sign.AE73]">
            <text:p/>
          </table:table-cell>
          <table:table-cell table:formula="of:=[Sign.AL73]&amp;[Sign.AK73]&amp;[Sign.AJ73]&amp;[Sign.AI73]">
            <text:p/>
          </table:table-cell>
          <table:table-cell table:formula="of:=[Sign.AP73]&amp;[Sign.AO73]&amp;[Sign.AN73]&amp;[Sign.AM73]">
            <text:p/>
          </table:table-cell>
          <table:table-cell table:formula="of:=[Sign.AT73]&amp;[Sign.AS73]&amp;[Sign.AR73]&amp;[Sign.AQ73]">
            <text:p/>
          </table:table-cell>
          <table:table-cell table:number-columns-repeated="1014"/>
        </table:table-row>
        <table:table-row table:style-name="ro3">
          <table:table-cell table:formula="of:=[Sign.J74]&amp;[Sign.I74]&amp;[Sign.H74]&amp;[Sign.G74]">
            <text:p/>
          </table:table-cell>
          <table:table-cell table:formula="of:=[Sign.N74]&amp;[Sign.M74]&amp;[Sign.L74]&amp;[Sign.K74]">
            <text:p/>
          </table:table-cell>
          <table:table-cell/>
          <table:table-cell table:formula="of:=[Sign.V74]&amp;[Sign.U74]&amp;[Sign.T74]&amp;[Sign.S74]">
            <text:p/>
          </table:table-cell>
          <table:table-cell table:formula="of:=[Sign.Z74]&amp;[Sign.Y74]&amp;[Sign.X74]&amp;[Sign.W74]">
            <text:p/>
          </table:table-cell>
          <table:table-cell table:formula="of:=[Sign.AD74]&amp;[Sign.AC74]&amp;[Sign.AB74]&amp;[Sign.AA74]">
            <text:p/>
          </table:table-cell>
          <table:table-cell table:formula="of:=[Sign.AH74]&amp;[Sign.AG74]&amp;[Sign.AF74]&amp;[Sign.AE74]">
            <text:p/>
          </table:table-cell>
          <table:table-cell table:formula="of:=[Sign.AL74]&amp;[Sign.AK74]&amp;[Sign.AJ74]&amp;[Sign.AI74]">
            <text:p/>
          </table:table-cell>
          <table:table-cell table:formula="of:=[Sign.AP74]&amp;[Sign.AO74]&amp;[Sign.AN74]&amp;[Sign.AM74]">
            <text:p/>
          </table:table-cell>
          <table:table-cell table:formula="of:=[Sign.AT74]&amp;[Sign.AS74]&amp;[Sign.AR74]&amp;[Sign.AQ74]">
            <text:p/>
          </table:table-cell>
          <table:table-cell table:number-columns-repeated="1014"/>
        </table:table-row>
        <table:table-row table:style-name="ro3">
          <table:table-cell table:formula="of:=[Sign.J75]&amp;[Sign.I75]&amp;[Sign.H75]&amp;[Sign.G75]">
            <text:p/>
          </table:table-cell>
          <table:table-cell table:formula="of:=[Sign.N75]&amp;[Sign.M75]&amp;[Sign.L75]&amp;[Sign.K75]">
            <text:p/>
          </table:table-cell>
          <table:table-cell/>
          <table:table-cell table:formula="of:=[Sign.V75]&amp;[Sign.U75]&amp;[Sign.T75]&amp;[Sign.S75]">
            <text:p/>
          </table:table-cell>
          <table:table-cell table:formula="of:=[Sign.Z75]&amp;[Sign.Y75]&amp;[Sign.X75]&amp;[Sign.W75]">
            <text:p/>
          </table:table-cell>
          <table:table-cell table:formula="of:=[Sign.AD75]&amp;[Sign.AC75]&amp;[Sign.AB75]&amp;[Sign.AA75]">
            <text:p/>
          </table:table-cell>
          <table:table-cell table:formula="of:=[Sign.AH75]&amp;[Sign.AG75]&amp;[Sign.AF75]&amp;[Sign.AE75]">
            <text:p/>
          </table:table-cell>
          <table:table-cell table:formula="of:=[Sign.AL75]&amp;[Sign.AK75]&amp;[Sign.AJ75]&amp;[Sign.AI75]">
            <text:p/>
          </table:table-cell>
          <table:table-cell table:formula="of:=[Sign.AP75]&amp;[Sign.AO75]&amp;[Sign.AN75]&amp;[Sign.AM75]">
            <text:p/>
          </table:table-cell>
          <table:table-cell table:formula="of:=[Sign.AT75]&amp;[Sign.AS75]&amp;[Sign.AR75]&amp;[Sign.AQ75]">
            <text:p/>
          </table:table-cell>
          <table:table-cell table:number-columns-repeated="1014"/>
        </table:table-row>
        <table:table-row table:style-name="ro3">
          <table:table-cell table:formula="of:=[Sign.J76]&amp;[Sign.I76]&amp;[Sign.H76]&amp;[Sign.G76]">
            <text:p/>
          </table:table-cell>
          <table:table-cell table:formula="of:=[Sign.N76]&amp;[Sign.M76]&amp;[Sign.L76]&amp;[Sign.K76]">
            <text:p/>
          </table:table-cell>
          <table:table-cell/>
          <table:table-cell table:formula="of:=[Sign.V76]&amp;[Sign.U76]&amp;[Sign.T76]&amp;[Sign.S76]">
            <text:p/>
          </table:table-cell>
          <table:table-cell table:formula="of:=[Sign.Z76]&amp;[Sign.Y76]&amp;[Sign.X76]&amp;[Sign.W76]">
            <text:p/>
          </table:table-cell>
          <table:table-cell table:formula="of:=[Sign.AD76]&amp;[Sign.AC76]&amp;[Sign.AB76]&amp;[Sign.AA76]">
            <text:p/>
          </table:table-cell>
          <table:table-cell table:formula="of:=[Sign.AH76]&amp;[Sign.AG76]&amp;[Sign.AF76]&amp;[Sign.AE76]">
            <text:p/>
          </table:table-cell>
          <table:table-cell table:formula="of:=[Sign.AL76]&amp;[Sign.AK76]&amp;[Sign.AJ76]&amp;[Sign.AI76]">
            <text:p/>
          </table:table-cell>
          <table:table-cell table:formula="of:=[Sign.AP76]&amp;[Sign.AO76]&amp;[Sign.AN76]&amp;[Sign.AM76]">
            <text:p/>
          </table:table-cell>
          <table:table-cell table:formula="of:=[Sign.AT76]&amp;[Sign.AS76]&amp;[Sign.AR76]&amp;[Sign.AQ76]">
            <text:p/>
          </table:table-cell>
          <table:table-cell table:number-columns-repeated="1014"/>
        </table:table-row>
        <table:table-row table:style-name="ro3">
          <table:table-cell table:formula="of:=[Sign.J77]&amp;[Sign.I77]&amp;[Sign.H77]&amp;[Sign.G77]">
            <text:p/>
          </table:table-cell>
          <table:table-cell table:formula="of:=[Sign.N77]&amp;[Sign.M77]&amp;[Sign.L77]&amp;[Sign.K77]">
            <text:p/>
          </table:table-cell>
          <table:table-cell/>
          <table:table-cell table:formula="of:=[Sign.V77]&amp;[Sign.U77]&amp;[Sign.T77]&amp;[Sign.S77]">
            <text:p/>
          </table:table-cell>
          <table:table-cell table:formula="of:=[Sign.Z77]&amp;[Sign.Y77]&amp;[Sign.X77]&amp;[Sign.W77]">
            <text:p/>
          </table:table-cell>
          <table:table-cell table:formula="of:=[Sign.AD77]&amp;[Sign.AC77]&amp;[Sign.AB77]&amp;[Sign.AA77]">
            <text:p/>
          </table:table-cell>
          <table:table-cell table:formula="of:=[Sign.AH77]&amp;[Sign.AG77]&amp;[Sign.AF77]&amp;[Sign.AE77]">
            <text:p/>
          </table:table-cell>
          <table:table-cell table:formula="of:=[Sign.AL77]&amp;[Sign.AK77]&amp;[Sign.AJ77]&amp;[Sign.AI77]">
            <text:p/>
          </table:table-cell>
          <table:table-cell table:formula="of:=[Sign.AP77]&amp;[Sign.AO77]&amp;[Sign.AN77]&amp;[Sign.AM77]">
            <text:p/>
          </table:table-cell>
          <table:table-cell table:formula="of:=[Sign.AT77]&amp;[Sign.AS77]&amp;[Sign.AR77]&amp;[Sign.AQ77]">
            <text:p/>
          </table:table-cell>
          <table:table-cell table:number-columns-repeated="1014"/>
        </table:table-row>
        <table:table-row table:style-name="ro3">
          <table:table-cell table:formula="of:=[Sign.J78]&amp;[Sign.I78]&amp;[Sign.H78]&amp;[Sign.G78]">
            <text:p/>
          </table:table-cell>
          <table:table-cell table:formula="of:=[Sign.N78]&amp;[Sign.M78]&amp;[Sign.L78]&amp;[Sign.K78]">
            <text:p/>
          </table:table-cell>
          <table:table-cell/>
          <table:table-cell table:formula="of:=[Sign.V78]&amp;[Sign.U78]&amp;[Sign.T78]&amp;[Sign.S78]">
            <text:p/>
          </table:table-cell>
          <table:table-cell table:formula="of:=[Sign.Z78]&amp;[Sign.Y78]&amp;[Sign.X78]&amp;[Sign.W78]">
            <text:p/>
          </table:table-cell>
          <table:table-cell table:formula="of:=[Sign.AD78]&amp;[Sign.AC78]&amp;[Sign.AB78]&amp;[Sign.AA78]">
            <text:p/>
          </table:table-cell>
          <table:table-cell table:formula="of:=[Sign.AH78]&amp;[Sign.AG78]&amp;[Sign.AF78]&amp;[Sign.AE78]">
            <text:p/>
          </table:table-cell>
          <table:table-cell table:formula="of:=[Sign.AL78]&amp;[Sign.AK78]&amp;[Sign.AJ78]&amp;[Sign.AI78]">
            <text:p/>
          </table:table-cell>
          <table:table-cell table:formula="of:=[Sign.AP78]&amp;[Sign.AO78]&amp;[Sign.AN78]&amp;[Sign.AM78]">
            <text:p/>
          </table:table-cell>
          <table:table-cell table:formula="of:=[Sign.AT78]&amp;[Sign.AS78]&amp;[Sign.AR78]&amp;[Sign.AQ78]">
            <text:p/>
          </table:table-cell>
          <table:table-cell table:number-columns-repeated="1014"/>
        </table:table-row>
        <table:table-row table:style-name="ro3">
          <table:table-cell table:formula="of:=[Sign.J79]&amp;[Sign.I79]&amp;[Sign.H79]&amp;[Sign.G79]">
            <text:p/>
          </table:table-cell>
          <table:table-cell table:formula="of:=[Sign.N79]&amp;[Sign.M79]&amp;[Sign.L79]&amp;[Sign.K79]">
            <text:p/>
          </table:table-cell>
          <table:table-cell/>
          <table:table-cell table:formula="of:=[Sign.V79]&amp;[Sign.U79]&amp;[Sign.T79]&amp;[Sign.S79]">
            <text:p/>
          </table:table-cell>
          <table:table-cell table:formula="of:=[Sign.Z79]&amp;[Sign.Y79]&amp;[Sign.X79]&amp;[Sign.W79]">
            <text:p/>
          </table:table-cell>
          <table:table-cell table:formula="of:=[Sign.AD79]&amp;[Sign.AC79]&amp;[Sign.AB79]&amp;[Sign.AA79]">
            <text:p/>
          </table:table-cell>
          <table:table-cell table:formula="of:=[Sign.AH79]&amp;[Sign.AG79]&amp;[Sign.AF79]&amp;[Sign.AE79]">
            <text:p/>
          </table:table-cell>
          <table:table-cell table:formula="of:=[Sign.AL79]&amp;[Sign.AK79]&amp;[Sign.AJ79]&amp;[Sign.AI79]">
            <text:p/>
          </table:table-cell>
          <table:table-cell table:formula="of:=[Sign.AP79]&amp;[Sign.AO79]&amp;[Sign.AN79]&amp;[Sign.AM79]">
            <text:p/>
          </table:table-cell>
          <table:table-cell table:formula="of:=[Sign.AT79]&amp;[Sign.AS79]&amp;[Sign.AR79]&amp;[Sign.AQ79]">
            <text:p/>
          </table:table-cell>
          <table:table-cell table:number-columns-repeated="1014"/>
        </table:table-row>
        <table:table-row table:style-name="ro3">
          <table:table-cell table:formula="of:=[Sign.J80]&amp;[Sign.I80]&amp;[Sign.H80]&amp;[Sign.G80]">
            <text:p/>
          </table:table-cell>
          <table:table-cell table:formula="of:=[Sign.N80]&amp;[Sign.M80]&amp;[Sign.L80]&amp;[Sign.K80]">
            <text:p/>
          </table:table-cell>
          <table:table-cell/>
          <table:table-cell table:formula="of:=[Sign.V80]&amp;[Sign.U80]&amp;[Sign.T80]&amp;[Sign.S80]">
            <text:p/>
          </table:table-cell>
          <table:table-cell table:formula="of:=[Sign.Z80]&amp;[Sign.Y80]&amp;[Sign.X80]&amp;[Sign.W80]">
            <text:p/>
          </table:table-cell>
          <table:table-cell table:formula="of:=[Sign.AD80]&amp;[Sign.AC80]&amp;[Sign.AB80]&amp;[Sign.AA80]">
            <text:p/>
          </table:table-cell>
          <table:table-cell table:formula="of:=[Sign.AH80]&amp;[Sign.AG80]&amp;[Sign.AF80]&amp;[Sign.AE80]">
            <text:p/>
          </table:table-cell>
          <table:table-cell table:formula="of:=[Sign.AL80]&amp;[Sign.AK80]&amp;[Sign.AJ80]&amp;[Sign.AI80]">
            <text:p/>
          </table:table-cell>
          <table:table-cell table:formula="of:=[Sign.AP80]&amp;[Sign.AO80]&amp;[Sign.AN80]&amp;[Sign.AM80]">
            <text:p/>
          </table:table-cell>
          <table:table-cell table:formula="of:=[Sign.AT80]&amp;[Sign.AS80]&amp;[Sign.AR80]&amp;[Sign.AQ80]">
            <text:p/>
          </table:table-cell>
          <table:table-cell table:number-columns-repeated="1014"/>
        </table:table-row>
        <table:table-row table:style-name="ro3">
          <table:table-cell table:formula="of:=[Sign.J81]&amp;[Sign.I81]&amp;[Sign.H81]&amp;[Sign.G81]">
            <text:p/>
          </table:table-cell>
          <table:table-cell table:formula="of:=[Sign.N81]&amp;[Sign.M81]&amp;[Sign.L81]&amp;[Sign.K81]">
            <text:p/>
          </table:table-cell>
          <table:table-cell/>
          <table:table-cell table:formula="of:=[Sign.V81]&amp;[Sign.U81]&amp;[Sign.T81]&amp;[Sign.S81]">
            <text:p/>
          </table:table-cell>
          <table:table-cell table:formula="of:=[Sign.Z81]&amp;[Sign.Y81]&amp;[Sign.X81]&amp;[Sign.W81]">
            <text:p/>
          </table:table-cell>
          <table:table-cell table:formula="of:=[Sign.AD81]&amp;[Sign.AC81]&amp;[Sign.AB81]&amp;[Sign.AA81]">
            <text:p/>
          </table:table-cell>
          <table:table-cell table:formula="of:=[Sign.AH81]&amp;[Sign.AG81]&amp;[Sign.AF81]&amp;[Sign.AE81]">
            <text:p/>
          </table:table-cell>
          <table:table-cell table:formula="of:=[Sign.AL81]&amp;[Sign.AK81]&amp;[Sign.AJ81]&amp;[Sign.AI81]">
            <text:p/>
          </table:table-cell>
          <table:table-cell table:formula="of:=[Sign.AP81]&amp;[Sign.AO81]&amp;[Sign.AN81]&amp;[Sign.AM81]">
            <text:p/>
          </table:table-cell>
          <table:table-cell table:formula="of:=[Sign.AT81]&amp;[Sign.AS81]&amp;[Sign.AR81]&amp;[Sign.AQ81]">
            <text:p/>
          </table:table-cell>
          <table:table-cell table:number-columns-repeated="1014"/>
        </table:table-row>
        <table:table-row table:style-name="ro3">
          <table:table-cell table:formula="of:=[Sign.J82]&amp;[Sign.I82]&amp;[Sign.H82]&amp;[Sign.G82]">
            <text:p/>
          </table:table-cell>
          <table:table-cell table:formula="of:=[Sign.N82]&amp;[Sign.M82]&amp;[Sign.L82]&amp;[Sign.K82]">
            <text:p/>
          </table:table-cell>
          <table:table-cell/>
          <table:table-cell table:formula="of:=[Sign.V82]&amp;[Sign.U82]&amp;[Sign.T82]&amp;[Sign.S82]">
            <text:p/>
          </table:table-cell>
          <table:table-cell table:formula="of:=[Sign.Z82]&amp;[Sign.Y82]&amp;[Sign.X82]&amp;[Sign.W82]">
            <text:p/>
          </table:table-cell>
          <table:table-cell table:formula="of:=[Sign.AD82]&amp;[Sign.AC82]&amp;[Sign.AB82]&amp;[Sign.AA82]">
            <text:p/>
          </table:table-cell>
          <table:table-cell table:formula="of:=[Sign.AH82]&amp;[Sign.AG82]&amp;[Sign.AF82]&amp;[Sign.AE82]">
            <text:p/>
          </table:table-cell>
          <table:table-cell table:formula="of:=[Sign.AL82]&amp;[Sign.AK82]&amp;[Sign.AJ82]&amp;[Sign.AI82]">
            <text:p/>
          </table:table-cell>
          <table:table-cell table:formula="of:=[Sign.AP82]&amp;[Sign.AO82]&amp;[Sign.AN82]&amp;[Sign.AM82]">
            <text:p/>
          </table:table-cell>
          <table:table-cell table:formula="of:=[Sign.AT82]&amp;[Sign.AS82]&amp;[Sign.AR82]&amp;[Sign.AQ82]">
            <text:p/>
          </table:table-cell>
          <table:table-cell table:number-columns-repeated="1014"/>
        </table:table-row>
        <table:table-row table:style-name="ro3">
          <table:table-cell table:formula="of:=[Sign.J83]&amp;[Sign.I83]&amp;[Sign.H83]&amp;[Sign.G83]">
            <text:p/>
          </table:table-cell>
          <table:table-cell table:formula="of:=[Sign.N83]&amp;[Sign.M83]&amp;[Sign.L83]&amp;[Sign.K83]">
            <text:p/>
          </table:table-cell>
          <table:table-cell/>
          <table:table-cell table:formula="of:=[Sign.V83]&amp;[Sign.U83]&amp;[Sign.T83]&amp;[Sign.S83]">
            <text:p/>
          </table:table-cell>
          <table:table-cell table:formula="of:=[Sign.Z83]&amp;[Sign.Y83]&amp;[Sign.X83]&amp;[Sign.W83]">
            <text:p/>
          </table:table-cell>
          <table:table-cell table:formula="of:=[Sign.AD83]&amp;[Sign.AC83]&amp;[Sign.AB83]&amp;[Sign.AA83]">
            <text:p/>
          </table:table-cell>
          <table:table-cell table:formula="of:=[Sign.AH83]&amp;[Sign.AG83]&amp;[Sign.AF83]&amp;[Sign.AE83]">
            <text:p/>
          </table:table-cell>
          <table:table-cell table:formula="of:=[Sign.AL83]&amp;[Sign.AK83]&amp;[Sign.AJ83]&amp;[Sign.AI83]">
            <text:p/>
          </table:table-cell>
          <table:table-cell table:formula="of:=[Sign.AP83]&amp;[Sign.AO83]&amp;[Sign.AN83]&amp;[Sign.AM83]">
            <text:p/>
          </table:table-cell>
          <table:table-cell table:formula="of:=[Sign.AT83]&amp;[Sign.AS83]&amp;[Sign.AR83]&amp;[Sign.AQ83]">
            <text:p/>
          </table:table-cell>
          <table:table-cell table:number-columns-repeated="1014"/>
        </table:table-row>
        <table:table-row table:style-name="ro3">
          <table:table-cell table:formula="of:=[Sign.J84]&amp;[Sign.I84]&amp;[Sign.H84]&amp;[Sign.G84]">
            <text:p/>
          </table:table-cell>
          <table:table-cell table:formula="of:=[Sign.N84]&amp;[Sign.M84]&amp;[Sign.L84]&amp;[Sign.K84]">
            <text:p/>
          </table:table-cell>
          <table:table-cell/>
          <table:table-cell table:formula="of:=[Sign.V84]&amp;[Sign.U84]&amp;[Sign.T84]&amp;[Sign.S84]">
            <text:p/>
          </table:table-cell>
          <table:table-cell table:formula="of:=[Sign.Z84]&amp;[Sign.Y84]&amp;[Sign.X84]&amp;[Sign.W84]">
            <text:p/>
          </table:table-cell>
          <table:table-cell table:formula="of:=[Sign.AD84]&amp;[Sign.AC84]&amp;[Sign.AB84]&amp;[Sign.AA84]">
            <text:p/>
          </table:table-cell>
          <table:table-cell table:formula="of:=[Sign.AH84]&amp;[Sign.AG84]&amp;[Sign.AF84]&amp;[Sign.AE84]">
            <text:p/>
          </table:table-cell>
          <table:table-cell table:formula="of:=[Sign.AL84]&amp;[Sign.AK84]&amp;[Sign.AJ84]&amp;[Sign.AI84]">
            <text:p/>
          </table:table-cell>
          <table:table-cell table:formula="of:=[Sign.AP84]&amp;[Sign.AO84]&amp;[Sign.AN84]&amp;[Sign.AM84]">
            <text:p/>
          </table:table-cell>
          <table:table-cell table:formula="of:=[Sign.AT84]&amp;[Sign.AS84]&amp;[Sign.AR84]&amp;[Sign.AQ84]">
            <text:p/>
          </table:table-cell>
          <table:table-cell table:number-columns-repeated="1014"/>
        </table:table-row>
        <table:table-row table:style-name="ro3">
          <table:table-cell table:formula="of:=[Sign.J85]&amp;[Sign.I85]&amp;[Sign.H85]&amp;[Sign.G85]">
            <text:p/>
          </table:table-cell>
          <table:table-cell table:formula="of:=[Sign.N85]&amp;[Sign.M85]&amp;[Sign.L85]&amp;[Sign.K85]">
            <text:p/>
          </table:table-cell>
          <table:table-cell/>
          <table:table-cell table:formula="of:=[Sign.V85]&amp;[Sign.U85]&amp;[Sign.T85]&amp;[Sign.S85]">
            <text:p/>
          </table:table-cell>
          <table:table-cell table:formula="of:=[Sign.Z85]&amp;[Sign.Y85]&amp;[Sign.X85]&amp;[Sign.W85]">
            <text:p/>
          </table:table-cell>
          <table:table-cell table:formula="of:=[Sign.AD85]&amp;[Sign.AC85]&amp;[Sign.AB85]&amp;[Sign.AA85]">
            <text:p/>
          </table:table-cell>
          <table:table-cell table:formula="of:=[Sign.AH85]&amp;[Sign.AG85]&amp;[Sign.AF85]&amp;[Sign.AE85]">
            <text:p/>
          </table:table-cell>
          <table:table-cell table:formula="of:=[Sign.AL85]&amp;[Sign.AK85]&amp;[Sign.AJ85]&amp;[Sign.AI85]">
            <text:p/>
          </table:table-cell>
          <table:table-cell table:formula="of:=[Sign.AP85]&amp;[Sign.AO85]&amp;[Sign.AN85]&amp;[Sign.AM85]">
            <text:p/>
          </table:table-cell>
          <table:table-cell table:formula="of:=[Sign.AT85]&amp;[Sign.AS85]&amp;[Sign.AR85]&amp;[Sign.AQ85]">
            <text:p/>
          </table:table-cell>
          <table:table-cell table:number-columns-repeated="1014"/>
        </table:table-row>
        <table:table-row table:style-name="ro3">
          <table:table-cell table:formula="of:=[Sign.J86]&amp;[Sign.I86]&amp;[Sign.H86]&amp;[Sign.G86]">
            <text:p/>
          </table:table-cell>
          <table:table-cell table:formula="of:=[Sign.N86]&amp;[Sign.M86]&amp;[Sign.L86]&amp;[Sign.K86]">
            <text:p/>
          </table:table-cell>
          <table:table-cell/>
          <table:table-cell table:formula="of:=[Sign.V86]&amp;[Sign.U86]&amp;[Sign.T86]&amp;[Sign.S86]">
            <text:p/>
          </table:table-cell>
          <table:table-cell table:formula="of:=[Sign.Z86]&amp;[Sign.Y86]&amp;[Sign.X86]&amp;[Sign.W86]">
            <text:p/>
          </table:table-cell>
          <table:table-cell table:formula="of:=[Sign.AD86]&amp;[Sign.AC86]&amp;[Sign.AB86]&amp;[Sign.AA86]">
            <text:p/>
          </table:table-cell>
          <table:table-cell table:formula="of:=[Sign.AH86]&amp;[Sign.AG86]&amp;[Sign.AF86]&amp;[Sign.AE86]">
            <text:p/>
          </table:table-cell>
          <table:table-cell table:formula="of:=[Sign.AL86]&amp;[Sign.AK86]&amp;[Sign.AJ86]&amp;[Sign.AI86]">
            <text:p/>
          </table:table-cell>
          <table:table-cell table:formula="of:=[Sign.AP86]&amp;[Sign.AO86]&amp;[Sign.AN86]&amp;[Sign.AM86]">
            <text:p/>
          </table:table-cell>
          <table:table-cell table:formula="of:=[Sign.AT86]&amp;[Sign.AS86]&amp;[Sign.AR86]&amp;[Sign.AQ86]">
            <text:p/>
          </table:table-cell>
          <table:table-cell table:number-columns-repeated="1014"/>
        </table:table-row>
        <table:table-row table:style-name="ro3">
          <table:table-cell table:formula="of:=[Sign.J87]&amp;[Sign.I87]&amp;[Sign.H87]&amp;[Sign.G87]">
            <text:p/>
          </table:table-cell>
          <table:table-cell table:formula="of:=[Sign.N87]&amp;[Sign.M87]&amp;[Sign.L87]&amp;[Sign.K87]">
            <text:p/>
          </table:table-cell>
          <table:table-cell/>
          <table:table-cell table:formula="of:=[Sign.V87]&amp;[Sign.U87]&amp;[Sign.T87]&amp;[Sign.S87]">
            <text:p/>
          </table:table-cell>
          <table:table-cell table:formula="of:=[Sign.Z87]&amp;[Sign.Y87]&amp;[Sign.X87]&amp;[Sign.W87]">
            <text:p/>
          </table:table-cell>
          <table:table-cell table:formula="of:=[Sign.AD87]&amp;[Sign.AC87]&amp;[Sign.AB87]&amp;[Sign.AA87]">
            <text:p/>
          </table:table-cell>
          <table:table-cell table:formula="of:=[Sign.AH87]&amp;[Sign.AG87]&amp;[Sign.AF87]&amp;[Sign.AE87]">
            <text:p/>
          </table:table-cell>
          <table:table-cell table:formula="of:=[Sign.AL87]&amp;[Sign.AK87]&amp;[Sign.AJ87]&amp;[Sign.AI87]">
            <text:p/>
          </table:table-cell>
          <table:table-cell table:formula="of:=[Sign.AP87]&amp;[Sign.AO87]&amp;[Sign.AN87]&amp;[Sign.AM87]">
            <text:p/>
          </table:table-cell>
          <table:table-cell table:formula="of:=[Sign.AT87]&amp;[Sign.AS87]&amp;[Sign.AR87]&amp;[Sign.AQ87]">
            <text:p/>
          </table:table-cell>
          <table:table-cell table:number-columns-repeated="1014"/>
        </table:table-row>
        <table:table-row table:style-name="ro3">
          <table:table-cell table:formula="of:=[Sign.J88]&amp;[Sign.I88]&amp;[Sign.H88]&amp;[Sign.G88]">
            <text:p/>
          </table:table-cell>
          <table:table-cell table:formula="of:=[Sign.N88]&amp;[Sign.M88]&amp;[Sign.L88]&amp;[Sign.K88]">
            <text:p/>
          </table:table-cell>
          <table:table-cell/>
          <table:table-cell table:formula="of:=[Sign.V88]&amp;[Sign.U88]&amp;[Sign.T88]&amp;[Sign.S88]">
            <text:p/>
          </table:table-cell>
          <table:table-cell table:formula="of:=[Sign.Z88]&amp;[Sign.Y88]&amp;[Sign.X88]&amp;[Sign.W88]">
            <text:p/>
          </table:table-cell>
          <table:table-cell table:formula="of:=[Sign.AD88]&amp;[Sign.AC88]&amp;[Sign.AB88]&amp;[Sign.AA88]">
            <text:p/>
          </table:table-cell>
          <table:table-cell table:formula="of:=[Sign.AH88]&amp;[Sign.AG88]&amp;[Sign.AF88]&amp;[Sign.AE88]">
            <text:p/>
          </table:table-cell>
          <table:table-cell table:formula="of:=[Sign.AL88]&amp;[Sign.AK88]&amp;[Sign.AJ88]&amp;[Sign.AI88]">
            <text:p/>
          </table:table-cell>
          <table:table-cell table:formula="of:=[Sign.AP88]&amp;[Sign.AO88]&amp;[Sign.AN88]&amp;[Sign.AM88]">
            <text:p/>
          </table:table-cell>
          <table:table-cell table:formula="of:=[Sign.AT88]&amp;[Sign.AS88]&amp;[Sign.AR88]&amp;[Sign.AQ88]">
            <text:p/>
          </table:table-cell>
          <table:table-cell table:number-columns-repeated="1014"/>
        </table:table-row>
        <table:table-row table:style-name="ro3">
          <table:table-cell table:formula="of:=[Sign.J89]&amp;[Sign.I89]&amp;[Sign.H89]&amp;[Sign.G89]">
            <text:p/>
          </table:table-cell>
          <table:table-cell table:formula="of:=[Sign.N89]&amp;[Sign.M89]&amp;[Sign.L89]&amp;[Sign.K89]">
            <text:p/>
          </table:table-cell>
          <table:table-cell/>
          <table:table-cell table:formula="of:=[Sign.V89]&amp;[Sign.U89]&amp;[Sign.T89]&amp;[Sign.S89]">
            <text:p/>
          </table:table-cell>
          <table:table-cell table:formula="of:=[Sign.Z89]&amp;[Sign.Y89]&amp;[Sign.X89]&amp;[Sign.W89]">
            <text:p/>
          </table:table-cell>
          <table:table-cell table:formula="of:=[Sign.AD89]&amp;[Sign.AC89]&amp;[Sign.AB89]&amp;[Sign.AA89]">
            <text:p/>
          </table:table-cell>
          <table:table-cell table:formula="of:=[Sign.AH89]&amp;[Sign.AG89]&amp;[Sign.AF89]&amp;[Sign.AE89]">
            <text:p/>
          </table:table-cell>
          <table:table-cell table:formula="of:=[Sign.AL89]&amp;[Sign.AK89]&amp;[Sign.AJ89]&amp;[Sign.AI89]">
            <text:p/>
          </table:table-cell>
          <table:table-cell table:formula="of:=[Sign.AP89]&amp;[Sign.AO89]&amp;[Sign.AN89]&amp;[Sign.AM89]">
            <text:p/>
          </table:table-cell>
          <table:table-cell table:formula="of:=[Sign.AT89]&amp;[Sign.AS89]&amp;[Sign.AR89]&amp;[Sign.AQ89]">
            <text:p/>
          </table:table-cell>
          <table:table-cell table:number-columns-repeated="1014"/>
        </table:table-row>
        <table:table-row table:style-name="ro3">
          <table:table-cell table:formula="of:=[Sign.J90]&amp;[Sign.I90]&amp;[Sign.H90]&amp;[Sign.G90]">
            <text:p/>
          </table:table-cell>
          <table:table-cell table:formula="of:=[Sign.N90]&amp;[Sign.M90]&amp;[Sign.L90]&amp;[Sign.K90]">
            <text:p/>
          </table:table-cell>
          <table:table-cell/>
          <table:table-cell table:formula="of:=[Sign.V90]&amp;[Sign.U90]&amp;[Sign.T90]&amp;[Sign.S90]">
            <text:p/>
          </table:table-cell>
          <table:table-cell table:formula="of:=[Sign.Z90]&amp;[Sign.Y90]&amp;[Sign.X90]&amp;[Sign.W90]">
            <text:p/>
          </table:table-cell>
          <table:table-cell table:formula="of:=[Sign.AD90]&amp;[Sign.AC90]&amp;[Sign.AB90]&amp;[Sign.AA90]">
            <text:p/>
          </table:table-cell>
          <table:table-cell table:formula="of:=[Sign.AH90]&amp;[Sign.AG90]&amp;[Sign.AF90]&amp;[Sign.AE90]">
            <text:p/>
          </table:table-cell>
          <table:table-cell table:formula="of:=[Sign.AL90]&amp;[Sign.AK90]&amp;[Sign.AJ90]&amp;[Sign.AI90]">
            <text:p/>
          </table:table-cell>
          <table:table-cell table:formula="of:=[Sign.AP90]&amp;[Sign.AO90]&amp;[Sign.AN90]&amp;[Sign.AM90]">
            <text:p/>
          </table:table-cell>
          <table:table-cell table:formula="of:=[Sign.AT90]&amp;[Sign.AS90]&amp;[Sign.AR90]&amp;[Sign.AQ90]">
            <text:p/>
          </table:table-cell>
          <table:table-cell table:number-columns-repeated="1014"/>
        </table:table-row>
        <table:table-row table:style-name="ro3">
          <table:table-cell table:formula="of:=[Sign.J91]&amp;[Sign.I91]&amp;[Sign.H91]&amp;[Sign.G91]">
            <text:p/>
          </table:table-cell>
          <table:table-cell table:number-columns-repeated="2"/>
          <table:table-cell table:formula="of:=[Sign.V91]&amp;[Sign.U91]&amp;[Sign.T91]&amp;[Sign.S91]">
            <text:p/>
          </table:table-cell>
          <table:table-cell table:formula="of:=[Sign.Z91]&amp;[Sign.Y91]&amp;[Sign.X91]&amp;[Sign.W91]">
            <text:p/>
          </table:table-cell>
          <table:table-cell table:formula="of:=[Sign.AD91]&amp;[Sign.AC91]&amp;[Sign.AB91]&amp;[Sign.AA91]">
            <text:p/>
          </table:table-cell>
          <table:table-cell table:formula="of:=[Sign.AH91]&amp;[Sign.AG91]&amp;[Sign.AF91]&amp;[Sign.AE91]">
            <text:p/>
          </table:table-cell>
          <table:table-cell table:formula="of:=[Sign.AL91]&amp;[Sign.AK91]&amp;[Sign.AJ91]&amp;[Sign.AI91]">
            <text:p/>
          </table:table-cell>
          <table:table-cell table:formula="of:=[Sign.AP91]&amp;[Sign.AO91]&amp;[Sign.AN91]&amp;[Sign.AM91]">
            <text:p/>
          </table:table-cell>
          <table:table-cell table:formula="of:=[Sign.AT91]&amp;[Sign.AS91]&amp;[Sign.AR91]&amp;[Sign.AQ91]">
            <text:p/>
          </table:table-cell>
          <table:table-cell table:number-columns-repeated="1014"/>
        </table:table-row>
        <table:table-row table:style-name="ro3">
          <table:table-cell table:formula="of:=[Sign.J92]&amp;[Sign.I92]&amp;[Sign.H92]&amp;[Sign.G92]">
            <text:p/>
          </table:table-cell>
          <table:table-cell table:number-columns-repeated="2"/>
          <table:table-cell table:formula="of:=[Sign.V92]&amp;[Sign.U92]&amp;[Sign.T92]&amp;[Sign.S92]">
            <text:p/>
          </table:table-cell>
          <table:table-cell table:formula="of:=[Sign.Z92]&amp;[Sign.Y92]&amp;[Sign.X92]&amp;[Sign.W92]">
            <text:p/>
          </table:table-cell>
          <table:table-cell table:formula="of:=[Sign.AD92]&amp;[Sign.AC92]&amp;[Sign.AB92]&amp;[Sign.AA92]">
            <text:p/>
          </table:table-cell>
          <table:table-cell table:formula="of:=[Sign.AH92]&amp;[Sign.AG92]&amp;[Sign.AF92]&amp;[Sign.AE92]">
            <text:p/>
          </table:table-cell>
          <table:table-cell table:formula="of:=[Sign.AL92]&amp;[Sign.AK92]&amp;[Sign.AJ92]&amp;[Sign.AI92]">
            <text:p/>
          </table:table-cell>
          <table:table-cell table:formula="of:=[Sign.AP92]&amp;[Sign.AO92]&amp;[Sign.AN92]&amp;[Sign.AM92]">
            <text:p/>
          </table:table-cell>
          <table:table-cell table:formula="of:=[Sign.AT92]&amp;[Sign.AS92]&amp;[Sign.AR92]&amp;[Sign.AQ92]">
            <text:p/>
          </table:table-cell>
          <table:table-cell table:number-columns-repeated="1014"/>
        </table:table-row>
        <table:table-row table:style-name="ro3">
          <table:table-cell table:formula="of:=[Sign.J93]&amp;[Sign.I93]&amp;[Sign.H93]&amp;[Sign.G93]">
            <text:p/>
          </table:table-cell>
          <table:table-cell table:number-columns-repeated="2"/>
          <table:table-cell table:formula="of:=[Sign.V93]&amp;[Sign.U93]&amp;[Sign.T93]&amp;[Sign.S93]">
            <text:p/>
          </table:table-cell>
          <table:table-cell table:formula="of:=[Sign.Z93]&amp;[Sign.Y93]&amp;[Sign.X93]&amp;[Sign.W93]">
            <text:p/>
          </table:table-cell>
          <table:table-cell table:formula="of:=[Sign.AD93]&amp;[Sign.AC93]&amp;[Sign.AB93]&amp;[Sign.AA93]">
            <text:p/>
          </table:table-cell>
          <table:table-cell table:formula="of:=[Sign.AH93]&amp;[Sign.AG93]&amp;[Sign.AF93]&amp;[Sign.AE93]">
            <text:p/>
          </table:table-cell>
          <table:table-cell table:formula="of:=[Sign.AL93]&amp;[Sign.AK93]&amp;[Sign.AJ93]&amp;[Sign.AI93]">
            <text:p/>
          </table:table-cell>
          <table:table-cell table:formula="of:=[Sign.AP93]&amp;[Sign.AO93]&amp;[Sign.AN93]&amp;[Sign.AM93]">
            <text:p/>
          </table:table-cell>
          <table:table-cell table:formula="of:=[Sign.AT93]&amp;[Sign.AS93]&amp;[Sign.AR93]&amp;[Sign.AQ93]">
            <text:p/>
          </table:table-cell>
          <table:table-cell table:number-columns-repeated="1014"/>
        </table:table-row>
        <table:table-row table:style-name="ro3">
          <table:table-cell table:formula="of:=[Sign.J94]&amp;[Sign.I94]&amp;[Sign.H94]&amp;[Sign.G94]">
            <text:p/>
          </table:table-cell>
          <table:table-cell table:number-columns-repeated="2"/>
          <table:table-cell table:formula="of:=[Sign.V94]&amp;[Sign.U94]&amp;[Sign.T94]&amp;[Sign.S94]">
            <text:p/>
          </table:table-cell>
          <table:table-cell table:formula="of:=[Sign.Z94]&amp;[Sign.Y94]&amp;[Sign.X94]&amp;[Sign.W94]">
            <text:p/>
          </table:table-cell>
          <table:table-cell table:formula="of:=[Sign.AD94]&amp;[Sign.AC94]&amp;[Sign.AB94]&amp;[Sign.AA94]">
            <text:p/>
          </table:table-cell>
          <table:table-cell table:formula="of:=[Sign.AH94]&amp;[Sign.AG94]&amp;[Sign.AF94]&amp;[Sign.AE94]">
            <text:p/>
          </table:table-cell>
          <table:table-cell table:formula="of:=[Sign.AL94]&amp;[Sign.AK94]&amp;[Sign.AJ94]&amp;[Sign.AI94]">
            <text:p/>
          </table:table-cell>
          <table:table-cell table:formula="of:=[Sign.AP94]&amp;[Sign.AO94]&amp;[Sign.AN94]&amp;[Sign.AM94]">
            <text:p/>
          </table:table-cell>
          <table:table-cell table:formula="of:=[Sign.AT94]&amp;[Sign.AS94]&amp;[Sign.AR94]&amp;[Sign.AQ94]">
            <text:p/>
          </table:table-cell>
          <table:table-cell table:number-columns-repeated="1014"/>
        </table:table-row>
        <table:table-row table:style-name="ro3">
          <table:table-cell table:formula="of:=[Sign.J95]&amp;[Sign.I95]&amp;[Sign.H95]&amp;[Sign.G95]">
            <text:p/>
          </table:table-cell>
          <table:table-cell table:number-columns-repeated="2"/>
          <table:table-cell table:formula="of:=[Sign.V95]&amp;[Sign.U95]&amp;[Sign.T95]&amp;[Sign.S95]">
            <text:p/>
          </table:table-cell>
          <table:table-cell table:formula="of:=[Sign.Z95]&amp;[Sign.Y95]&amp;[Sign.X95]&amp;[Sign.W95]">
            <text:p/>
          </table:table-cell>
          <table:table-cell table:formula="of:=[Sign.AD95]&amp;[Sign.AC95]&amp;[Sign.AB95]&amp;[Sign.AA95]">
            <text:p/>
          </table:table-cell>
          <table:table-cell table:formula="of:=[Sign.AH95]&amp;[Sign.AG95]&amp;[Sign.AF95]&amp;[Sign.AE95]">
            <text:p/>
          </table:table-cell>
          <table:table-cell table:formula="of:=[Sign.AL95]&amp;[Sign.AK95]&amp;[Sign.AJ95]&amp;[Sign.AI95]">
            <text:p/>
          </table:table-cell>
          <table:table-cell table:formula="of:=[Sign.AP95]&amp;[Sign.AO95]&amp;[Sign.AN95]&amp;[Sign.AM95]">
            <text:p/>
          </table:table-cell>
          <table:table-cell table:formula="of:=[Sign.AT95]&amp;[Sign.AS95]&amp;[Sign.AR95]&amp;[Sign.AQ95]">
            <text:p/>
          </table:table-cell>
          <table:table-cell table:number-columns-repeated="1014"/>
        </table:table-row>
        <table:table-row table:style-name="ro3">
          <table:table-cell table:formula="of:=[Sign.J96]&amp;[Sign.I96]&amp;[Sign.H96]&amp;[Sign.G96]">
            <text:p/>
          </table:table-cell>
          <table:table-cell table:number-columns-repeated="2"/>
          <table:table-cell table:formula="of:=[Sign.V96]&amp;[Sign.U96]&amp;[Sign.T96]&amp;[Sign.S96]">
            <text:p/>
          </table:table-cell>
          <table:table-cell table:formula="of:=[Sign.Z96]&amp;[Sign.Y96]&amp;[Sign.X96]&amp;[Sign.W96]">
            <text:p/>
          </table:table-cell>
          <table:table-cell table:formula="of:=[Sign.AD96]&amp;[Sign.AC96]&amp;[Sign.AB96]&amp;[Sign.AA96]">
            <text:p/>
          </table:table-cell>
          <table:table-cell table:formula="of:=[Sign.AH96]&amp;[Sign.AG96]&amp;[Sign.AF96]&amp;[Sign.AE96]">
            <text:p/>
          </table:table-cell>
          <table:table-cell table:formula="of:=[Sign.AL96]&amp;[Sign.AK96]&amp;[Sign.AJ96]&amp;[Sign.AI96]">
            <text:p/>
          </table:table-cell>
          <table:table-cell table:formula="of:=[Sign.AP96]&amp;[Sign.AO96]&amp;[Sign.AN96]&amp;[Sign.AM96]">
            <text:p/>
          </table:table-cell>
          <table:table-cell table:formula="of:=[Sign.AT96]&amp;[Sign.AS96]&amp;[Sign.AR96]&amp;[Sign.AQ96]">
            <text:p/>
          </table:table-cell>
          <table:table-cell table:number-columns-repeated="1014"/>
        </table:table-row>
        <table:table-row table:style-name="ro3">
          <table:table-cell table:formula="of:=[Sign.J97]&amp;[Sign.I97]&amp;[Sign.H97]&amp;[Sign.G97]">
            <text:p/>
          </table:table-cell>
          <table:table-cell table:number-columns-repeated="2"/>
          <table:table-cell table:formula="of:=[Sign.V97]&amp;[Sign.U97]&amp;[Sign.T97]&amp;[Sign.S97]">
            <text:p/>
          </table:table-cell>
          <table:table-cell table:formula="of:=[Sign.Z97]&amp;[Sign.Y97]&amp;[Sign.X97]&amp;[Sign.W97]">
            <text:p/>
          </table:table-cell>
          <table:table-cell table:formula="of:=[Sign.AD97]&amp;[Sign.AC97]&amp;[Sign.AB97]&amp;[Sign.AA97]">
            <text:p/>
          </table:table-cell>
          <table:table-cell table:formula="of:=[Sign.AH97]&amp;[Sign.AG97]&amp;[Sign.AF97]&amp;[Sign.AE97]">
            <text:p/>
          </table:table-cell>
          <table:table-cell table:formula="of:=[Sign.AL97]&amp;[Sign.AK97]&amp;[Sign.AJ97]&amp;[Sign.AI97]">
            <text:p/>
          </table:table-cell>
          <table:table-cell table:formula="of:=[Sign.AP97]&amp;[Sign.AO97]&amp;[Sign.AN97]&amp;[Sign.AM97]">
            <text:p/>
          </table:table-cell>
          <table:table-cell table:number-columns-repeated="1015"/>
        </table:table-row>
        <table:table-row table:style-name="ro3">
          <table:table-cell table:formula="of:=[Sign.J98]&amp;[Sign.I98]&amp;[Sign.H98]&amp;[Sign.G98]">
            <text:p/>
          </table:table-cell>
          <table:table-cell table:number-columns-repeated="2"/>
          <table:table-cell table:formula="of:=[Sign.V98]&amp;[Sign.U98]&amp;[Sign.T98]&amp;[Sign.S98]">
            <text:p/>
          </table:table-cell>
          <table:table-cell table:formula="of:=[Sign.Z98]&amp;[Sign.Y98]&amp;[Sign.X98]&amp;[Sign.W98]">
            <text:p/>
          </table:table-cell>
          <table:table-cell table:formula="of:=[Sign.AD98]&amp;[Sign.AC98]&amp;[Sign.AB98]&amp;[Sign.AA98]">
            <text:p/>
          </table:table-cell>
          <table:table-cell table:formula="of:=[Sign.AH98]&amp;[Sign.AG98]&amp;[Sign.AF98]&amp;[Sign.AE98]">
            <text:p/>
          </table:table-cell>
          <table:table-cell table:formula="of:=[Sign.AL98]&amp;[Sign.AK98]&amp;[Sign.AJ98]&amp;[Sign.AI98]">
            <text:p/>
          </table:table-cell>
          <table:table-cell table:formula="of:=[Sign.AP98]&amp;[Sign.AO98]&amp;[Sign.AN98]&amp;[Sign.AM98]">
            <text:p/>
          </table:table-cell>
          <table:table-cell table:number-columns-repeated="1015"/>
        </table:table-row>
        <table:table-row table:style-name="ro3">
          <table:table-cell table:formula="of:=[Sign.J99]&amp;[Sign.I99]&amp;[Sign.H99]&amp;[Sign.G99]">
            <text:p/>
          </table:table-cell>
          <table:table-cell table:number-columns-repeated="2"/>
          <table:table-cell table:formula="of:=[Sign.V99]&amp;[Sign.U99]&amp;[Sign.T99]&amp;[Sign.S99]">
            <text:p/>
          </table:table-cell>
          <table:table-cell table:formula="of:=[Sign.Z99]&amp;[Sign.Y99]&amp;[Sign.X99]&amp;[Sign.W99]">
            <text:p/>
          </table:table-cell>
          <table:table-cell table:formula="of:=[Sign.AD99]&amp;[Sign.AC99]&amp;[Sign.AB99]&amp;[Sign.AA99]">
            <text:p/>
          </table:table-cell>
          <table:table-cell table:formula="of:=[Sign.AH99]&amp;[Sign.AG99]&amp;[Sign.AF99]&amp;[Sign.AE99]">
            <text:p/>
          </table:table-cell>
          <table:table-cell table:formula="of:=[Sign.AL99]&amp;[Sign.AK99]&amp;[Sign.AJ99]&amp;[Sign.AI99]">
            <text:p/>
          </table:table-cell>
          <table:table-cell table:formula="of:=[Sign.AP99]&amp;[Sign.AO99]&amp;[Sign.AN99]&amp;[Sign.AM99]">
            <text:p/>
          </table:table-cell>
          <table:table-cell table:number-columns-repeated="1015"/>
        </table:table-row>
        <table:table-row table:style-name="ro3">
          <table:table-cell table:formula="of:=[Sign.J100]&amp;[Sign.I100]&amp;[Sign.H100]&amp;[Sign.G100]">
            <text:p/>
          </table:table-cell>
          <table:table-cell table:number-columns-repeated="2"/>
          <table:table-cell table:formula="of:=[Sign.V100]&amp;[Sign.U100]&amp;[Sign.T100]&amp;[Sign.S100]">
            <text:p/>
          </table:table-cell>
          <table:table-cell table:formula="of:=[Sign.Z100]&amp;[Sign.Y100]&amp;[Sign.X100]&amp;[Sign.W100]">
            <text:p/>
          </table:table-cell>
          <table:table-cell table:formula="of:=[Sign.AD100]&amp;[Sign.AC100]&amp;[Sign.AB100]&amp;[Sign.AA100]">
            <text:p/>
          </table:table-cell>
          <table:table-cell table:formula="of:=[Sign.AH100]&amp;[Sign.AG100]&amp;[Sign.AF100]&amp;[Sign.AE100]">
            <text:p/>
          </table:table-cell>
          <table:table-cell table:formula="of:=[Sign.AL100]&amp;[Sign.AK100]&amp;[Sign.AJ100]&amp;[Sign.AI100]">
            <text:p/>
          </table:table-cell>
          <table:table-cell table:formula="of:=[Sign.AP100]&amp;[Sign.AO100]&amp;[Sign.AN100]&amp;[Sign.AM100]">
            <text:p/>
          </table:table-cell>
          <table:table-cell table:number-columns-repeated="1015"/>
        </table:table-row>
        <table:table-row table:style-name="ro3">
          <table:table-cell table:formula="of:=[Sign.J101]&amp;[Sign.I101]&amp;[Sign.H101]&amp;[Sign.G101]">
            <text:p/>
          </table:table-cell>
          <table:table-cell table:number-columns-repeated="2"/>
          <table:table-cell table:formula="of:=[Sign.V101]&amp;[Sign.U101]&amp;[Sign.T101]&amp;[Sign.S101]">
            <text:p/>
          </table:table-cell>
          <table:table-cell table:formula="of:=[Sign.Z101]&amp;[Sign.Y101]&amp;[Sign.X101]&amp;[Sign.W101]">
            <text:p/>
          </table:table-cell>
          <table:table-cell table:formula="of:=[Sign.AD101]&amp;[Sign.AC101]&amp;[Sign.AB101]&amp;[Sign.AA101]">
            <text:p/>
          </table:table-cell>
          <table:table-cell table:formula="of:=[Sign.AH101]&amp;[Sign.AG101]&amp;[Sign.AF101]&amp;[Sign.AE101]">
            <text:p/>
          </table:table-cell>
          <table:table-cell table:formula="of:=[Sign.AL101]&amp;[Sign.AK101]&amp;[Sign.AJ101]&amp;[Sign.AI101]">
            <text:p/>
          </table:table-cell>
          <table:table-cell table:formula="of:=[Sign.AP101]&amp;[Sign.AO101]&amp;[Sign.AN101]&amp;[Sign.AM101]">
            <text:p/>
          </table:table-cell>
          <table:table-cell table:number-columns-repeated="1015"/>
        </table:table-row>
        <table:table-row table:style-name="ro3">
          <table:table-cell table:formula="of:=[Sign.J102]&amp;[Sign.I102]&amp;[Sign.H102]&amp;[Sign.G102]">
            <text:p/>
          </table:table-cell>
          <table:table-cell table:number-columns-repeated="2"/>
          <table:table-cell table:formula="of:=[Sign.V102]&amp;[Sign.U102]&amp;[Sign.T102]&amp;[Sign.S102]">
            <text:p/>
          </table:table-cell>
          <table:table-cell table:formula="of:=[Sign.Z102]&amp;[Sign.Y102]&amp;[Sign.X102]&amp;[Sign.W102]">
            <text:p/>
          </table:table-cell>
          <table:table-cell table:formula="of:=[Sign.AD102]&amp;[Sign.AC102]&amp;[Sign.AB102]&amp;[Sign.AA102]">
            <text:p/>
          </table:table-cell>
          <table:table-cell table:formula="of:=[Sign.AH102]&amp;[Sign.AG102]&amp;[Sign.AF102]&amp;[Sign.AE102]">
            <text:p/>
          </table:table-cell>
          <table:table-cell table:formula="of:=[Sign.AL102]&amp;[Sign.AK102]&amp;[Sign.AJ102]&amp;[Sign.AI102]">
            <text:p/>
          </table:table-cell>
          <table:table-cell table:formula="of:=[Sign.AP102]&amp;[Sign.AO102]&amp;[Sign.AN102]&amp;[Sign.AM102]">
            <text:p/>
          </table:table-cell>
          <table:table-cell table:number-columns-repeated="1015"/>
        </table:table-row>
        <table:table-row table:style-name="ro3">
          <table:table-cell table:formula="of:=[Sign.J103]&amp;[Sign.I103]&amp;[Sign.H103]&amp;[Sign.G103]">
            <text:p/>
          </table:table-cell>
          <table:table-cell table:number-columns-repeated="2"/>
          <table:table-cell table:formula="of:=[Sign.V103]&amp;[Sign.U103]&amp;[Sign.T103]&amp;[Sign.S103]">
            <text:p/>
          </table:table-cell>
          <table:table-cell table:formula="of:=[Sign.Z103]&amp;[Sign.Y103]&amp;[Sign.X103]&amp;[Sign.W103]">
            <text:p/>
          </table:table-cell>
          <table:table-cell table:formula="of:=[Sign.AD103]&amp;[Sign.AC103]&amp;[Sign.AB103]&amp;[Sign.AA103]">
            <text:p/>
          </table:table-cell>
          <table:table-cell table:formula="of:=[Sign.AH103]&amp;[Sign.AG103]&amp;[Sign.AF103]&amp;[Sign.AE103]">
            <text:p/>
          </table:table-cell>
          <table:table-cell table:formula="of:=[Sign.AL103]&amp;[Sign.AK103]&amp;[Sign.AJ103]&amp;[Sign.AI103]">
            <text:p/>
          </table:table-cell>
          <table:table-cell table:formula="of:=[Sign.AP103]&amp;[Sign.AO103]&amp;[Sign.AN103]&amp;[Sign.AM103]">
            <text:p/>
          </table:table-cell>
          <table:table-cell table:number-columns-repeated="1015"/>
        </table:table-row>
        <table:table-row table:style-name="ro3">
          <table:table-cell table:number-columns-repeated="3"/>
          <table:table-cell table:formula="of:=[Sign.V104]&amp;[Sign.U104]&amp;[Sign.T104]&amp;[Sign.S104]">
            <text:p/>
          </table:table-cell>
          <table:table-cell/>
          <table:table-cell table:formula="of:=[Sign.AD104]&amp;[Sign.AC104]&amp;[Sign.AB104]&amp;[Sign.AA104]">
            <text:p/>
          </table:table-cell>
          <table:table-cell table:formula="of:=[Sign.AH104]&amp;[Sign.AG104]&amp;[Sign.AF104]&amp;[Sign.AE104]">
            <text:p/>
          </table:table-cell>
          <table:table-cell table:formula="of:=[Sign.AL104]&amp;[Sign.AK104]&amp;[Sign.AJ104]&amp;[Sign.AI104]">
            <text:p/>
          </table:table-cell>
          <table:table-cell table:number-columns-repeated="1016"/>
        </table:table-row>
        <table:table-row table:style-name="ro3">
          <table:table-cell table:number-columns-repeated="3"/>
          <table:table-cell table:formula="of:=[Sign.V105]&amp;[Sign.U105]&amp;[Sign.T105]&amp;[Sign.S105]">
            <text:p/>
          </table:table-cell>
          <table:table-cell/>
          <table:table-cell table:formula="of:=[Sign.AD105]&amp;[Sign.AC105]&amp;[Sign.AB105]&amp;[Sign.AA105]">
            <text:p/>
          </table:table-cell>
          <table:table-cell table:formula="of:=[Sign.AH105]&amp;[Sign.AG105]&amp;[Sign.AF105]&amp;[Sign.AE105]">
            <text:p/>
          </table:table-cell>
          <table:table-cell table:formula="of:=[Sign.AL105]&amp;[Sign.AK105]&amp;[Sign.AJ105]&amp;[Sign.AI105]">
            <text:p/>
          </table:table-cell>
          <table:table-cell table:number-columns-repeated="1016"/>
        </table:table-row>
        <table:table-row table:style-name="ro3">
          <table:table-cell table:number-columns-repeated="5"/>
          <table:table-cell table:formula="of:=[Sign.AD106]&amp;[Sign.AC106]&amp;[Sign.AB106]&amp;[Sign.AA106]">
            <text:p/>
          </table:table-cell>
          <table:table-cell table:formula="of:=[Sign.AH106]&amp;[Sign.AG106]&amp;[Sign.AF106]&amp;[Sign.AE106]">
            <text:p/>
          </table:table-cell>
          <table:table-cell table:formula="of:=[Sign.AL106]&amp;[Sign.AK106]&amp;[Sign.AJ106]&amp;[Sign.AI106]">
            <text:p/>
          </table:table-cell>
          <table:table-cell table:number-columns-repeated="1016"/>
        </table:table-row>
        <table:table-row table:style-name="ro3">
          <table:table-cell table:number-columns-repeated="5"/>
          <table:table-cell table:formula="of:=[Sign.AD107]&amp;[Sign.AC107]&amp;[Sign.AB107]&amp;[Sign.AA107]">
            <text:p/>
          </table:table-cell>
          <table:table-cell table:formula="of:=[Sign.AH107]&amp;[Sign.AG107]&amp;[Sign.AF107]&amp;[Sign.AE107]">
            <text:p/>
          </table:table-cell>
          <table:table-cell table:formula="of:=[Sign.AL107]&amp;[Sign.AK107]&amp;[Sign.AJ107]&amp;[Sign.AI107]">
            <text:p/>
          </table:table-cell>
          <table:table-cell table:number-columns-repeated="1016"/>
        </table:table-row>
        <table:table-row table:style-name="ro3">
          <table:table-cell table:number-columns-repeated="5"/>
          <table:table-cell table:formula="of:=[Sign.AD108]&amp;[Sign.AC108]&amp;[Sign.AB108]&amp;[Sign.AA108]">
            <text:p/>
          </table:table-cell>
          <table:table-cell table:formula="of:=[Sign.AH108]&amp;[Sign.AG108]&amp;[Sign.AF108]&amp;[Sign.AE108]">
            <text:p/>
          </table:table-cell>
          <table:table-cell table:formula="of:=[Sign.AL108]&amp;[Sign.AK108]&amp;[Sign.AJ108]&amp;[Sign.AI108]">
            <text:p/>
          </table:table-cell>
          <table:table-cell table:number-columns-repeated="1016"/>
        </table:table-row>
        <table:table-row table:style-name="ro3">
          <table:table-cell table:number-columns-repeated="5"/>
          <table:table-cell table:formula="of:=[Sign.AD109]&amp;[Sign.AC109]&amp;[Sign.AB109]&amp;[Sign.AA109]">
            <text:p/>
          </table:table-cell>
          <table:table-cell table:formula="of:=[Sign.AH109]&amp;[Sign.AG109]&amp;[Sign.AF109]&amp;[Sign.AE109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0]&amp;[Sign.AC110]&amp;[Sign.AB110]&amp;[Sign.AA110]">
            <text:p/>
          </table:table-cell>
          <table:table-cell table:formula="of:=[Sign.AH110]&amp;[Sign.AG110]&amp;[Sign.AF110]&amp;[Sign.AE110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1]&amp;[Sign.AC111]&amp;[Sign.AB111]&amp;[Sign.AA111]">
            <text:p/>
          </table:table-cell>
          <table:table-cell table:formula="of:=[Sign.AH111]&amp;[Sign.AG111]&amp;[Sign.AF111]&amp;[Sign.AE111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2]&amp;[Sign.AC112]&amp;[Sign.AB112]&amp;[Sign.AA112]">
            <text:p/>
          </table:table-cell>
          <table:table-cell table:formula="of:=[Sign.AH112]&amp;[Sign.AG112]&amp;[Sign.AF112]&amp;[Sign.AE112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3]&amp;[Sign.AC113]&amp;[Sign.AB113]&amp;[Sign.AA113]">
            <text:p/>
          </table:table-cell>
          <table:table-cell table:formula="of:=[Sign.AH113]&amp;[Sign.AG113]&amp;[Sign.AF113]&amp;[Sign.AE113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4]&amp;[Sign.AC114]&amp;[Sign.AB114]&amp;[Sign.AA114]">
            <text:p/>
          </table:table-cell>
          <table:table-cell table:formula="of:=[Sign.AH114]&amp;[Sign.AG114]&amp;[Sign.AF114]&amp;[Sign.AE114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5]&amp;[Sign.AC115]&amp;[Sign.AB115]&amp;[Sign.AA115]">
            <text:p/>
          </table:table-cell>
          <table:table-cell table:formula="of:=[Sign.AH115]&amp;[Sign.AG115]&amp;[Sign.AF115]&amp;[Sign.AE115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6]&amp;[Sign.AC116]&amp;[Sign.AB116]&amp;[Sign.AA116]">
            <text:p/>
          </table:table-cell>
          <table:table-cell table:formula="of:=[Sign.AH116]&amp;[Sign.AG116]&amp;[Sign.AF116]&amp;[Sign.AE116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7]&amp;[Sign.AC117]&amp;[Sign.AB117]&amp;[Sign.AA117]">
            <text:p/>
          </table:table-cell>
          <table:table-cell table:formula="of:=[Sign.AH117]&amp;[Sign.AG117]&amp;[Sign.AF117]&amp;[Sign.AE117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8]&amp;[Sign.AC118]&amp;[Sign.AB118]&amp;[Sign.AA118]">
            <text:p/>
          </table:table-cell>
          <table:table-cell table:formula="of:=[Sign.AH118]&amp;[Sign.AG118]&amp;[Sign.AF118]&amp;[Sign.AE118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19]&amp;[Sign.AC119]&amp;[Sign.AB119]&amp;[Sign.AA119]">
            <text:p/>
          </table:table-cell>
          <table:table-cell table:formula="of:=[Sign.AH119]&amp;[Sign.AG119]&amp;[Sign.AF119]&amp;[Sign.AE119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0]&amp;[Sign.AC120]&amp;[Sign.AB120]&amp;[Sign.AA120]">
            <text:p/>
          </table:table-cell>
          <table:table-cell table:formula="of:=[Sign.AH120]&amp;[Sign.AG120]&amp;[Sign.AF120]&amp;[Sign.AE120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1]&amp;[Sign.AC121]&amp;[Sign.AB121]&amp;[Sign.AA121]">
            <text:p/>
          </table:table-cell>
          <table:table-cell table:formula="of:=[Sign.AH121]&amp;[Sign.AG121]&amp;[Sign.AF121]&amp;[Sign.AE121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2]&amp;[Sign.AC122]&amp;[Sign.AB122]&amp;[Sign.AA122]">
            <text:p/>
          </table:table-cell>
          <table:table-cell table:formula="of:=[Sign.AH122]&amp;[Sign.AG122]&amp;[Sign.AF122]&amp;[Sign.AE122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3]&amp;[Sign.AC123]&amp;[Sign.AB123]&amp;[Sign.AA123]">
            <text:p/>
          </table:table-cell>
          <table:table-cell table:formula="of:=[Sign.AH123]&amp;[Sign.AG123]&amp;[Sign.AF123]&amp;[Sign.AE123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4]&amp;[Sign.AC124]&amp;[Sign.AB124]&amp;[Sign.AA124]">
            <text:p/>
          </table:table-cell>
          <table:table-cell table:formula="of:=[Sign.AH124]&amp;[Sign.AG124]&amp;[Sign.AF124]&amp;[Sign.AE124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5]&amp;[Sign.AC125]&amp;[Sign.AB125]&amp;[Sign.AA125]">
            <text:p/>
          </table:table-cell>
          <table:table-cell table:formula="of:=[Sign.AH125]&amp;[Sign.AG125]&amp;[Sign.AF125]&amp;[Sign.AE125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6]&amp;[Sign.AC126]&amp;[Sign.AB126]&amp;[Sign.AA126]">
            <text:p/>
          </table:table-cell>
          <table:table-cell table:formula="of:=[Sign.AH126]&amp;[Sign.AG126]&amp;[Sign.AF126]&amp;[Sign.AE126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7]&amp;[Sign.AC127]&amp;[Sign.AB127]&amp;[Sign.AA127]">
            <text:p/>
          </table:table-cell>
          <table:table-cell table:formula="of:=[Sign.AH127]&amp;[Sign.AG127]&amp;[Sign.AF127]&amp;[Sign.AE127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8]&amp;[Sign.AC128]&amp;[Sign.AB128]&amp;[Sign.AA128]">
            <text:p/>
          </table:table-cell>
          <table:table-cell table:formula="of:=[Sign.AH128]&amp;[Sign.AG128]&amp;[Sign.AF128]&amp;[Sign.AE128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29]&amp;[Sign.AC129]&amp;[Sign.AB129]&amp;[Sign.AA129]">
            <text:p/>
          </table:table-cell>
          <table:table-cell table:formula="of:=[Sign.AH129]&amp;[Sign.AG129]&amp;[Sign.AF129]&amp;[Sign.AE129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0]&amp;[Sign.AC130]&amp;[Sign.AB130]&amp;[Sign.AA130]">
            <text:p/>
          </table:table-cell>
          <table:table-cell table:formula="of:=[Sign.AH130]&amp;[Sign.AG130]&amp;[Sign.AF130]&amp;[Sign.AE130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1]&amp;[Sign.AC131]&amp;[Sign.AB131]&amp;[Sign.AA131]">
            <text:p/>
          </table:table-cell>
          <table:table-cell table:formula="of:=[Sign.AH131]&amp;[Sign.AG131]&amp;[Sign.AF131]&amp;[Sign.AE131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2]&amp;[Sign.AC132]&amp;[Sign.AB132]&amp;[Sign.AA132]">
            <text:p/>
          </table:table-cell>
          <table:table-cell table:formula="of:=[Sign.AH132]&amp;[Sign.AG132]&amp;[Sign.AF132]&amp;[Sign.AE132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3]&amp;[Sign.AC133]&amp;[Sign.AB133]&amp;[Sign.AA133]">
            <text:p/>
          </table:table-cell>
          <table:table-cell table:formula="of:=[Sign.AH133]&amp;[Sign.AG133]&amp;[Sign.AF133]&amp;[Sign.AE133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4]&amp;[Sign.AC134]&amp;[Sign.AB134]&amp;[Sign.AA134]">
            <text:p/>
          </table:table-cell>
          <table:table-cell table:formula="of:=[Sign.AH134]&amp;[Sign.AG134]&amp;[Sign.AF134]&amp;[Sign.AE134]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formula="of:=[Sign.AD135]&amp;[Sign.AC135]&amp;[Sign.AB135]&amp;[Sign.AA135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36]&amp;[Sign.AC136]&amp;[Sign.AB136]&amp;[Sign.AA136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37]&amp;[Sign.AC137]&amp;[Sign.AB137]&amp;[Sign.AA137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38]&amp;[Sign.AC138]&amp;[Sign.AB138]&amp;[Sign.AA138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39]&amp;[Sign.AC139]&amp;[Sign.AB139]&amp;[Sign.AA139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0]&amp;[Sign.AC140]&amp;[Sign.AB140]&amp;[Sign.AA140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1]&amp;[Sign.AC141]&amp;[Sign.AB141]&amp;[Sign.AA141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2]&amp;[Sign.AC142]&amp;[Sign.AB142]&amp;[Sign.AA142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3]&amp;[Sign.AC143]&amp;[Sign.AB143]&amp;[Sign.AA143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4]&amp;[Sign.AC144]&amp;[Sign.AB144]&amp;[Sign.AA144]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Sign.AD145]&amp;[Sign.AC145]&amp;[Sign.AB145]&amp;[Sign.AA145]">
            <text:p/>
          </table:table-cell>
          <table:table-cell table:number-columns-repeated="1018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gn" table:style-name="ta1"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4" table:default-cell-style-name="ce66"/>
        <table:table-column table:style-name="co6" table:default-cell-style-name="ce66"/>
        <table:table-column table:style-name="co3" table:default-cell-style-name="ce66"/>
        <table:table-column table:style-name="co7" table:default-cell-style-name="ce66"/>
        <table:table-column table:style-name="co8" table:default-cell-style-name="ce66"/>
        <table:table-column table:style-name="co9" table:number-columns-repeated="8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number-columns-repeated="4" table:default-cell-style-name="ce66"/>
        <table:table-column table:style-name="co9" table:default-cell-style-name="ce66"/>
        <table:table-column table:style-name="co12" table:number-columns-repeated="2" table:default-cell-style-name="ce66"/>
        <table:table-column table:style-name="co13" table:default-cell-style-name="ce66"/>
        <table:table-column table:style-name="co9" table:number-columns-repeated="3" table:default-cell-style-name="ce66"/>
        <table:table-column table:style-name="co14" table:default-cell-style-name="ce66"/>
        <table:table-column table:style-name="co12" table:number-columns-repeated="3" table:default-cell-style-name="ce66"/>
        <table:table-column table:style-name="co9" table:number-columns-repeated="3" table:default-cell-style-name="ce66"/>
        <table:table-column table:style-name="co15" table:default-cell-style-name="ce66"/>
        <table:table-column table:style-name="co12" table:number-columns-repeated="2" table:default-cell-style-name="ce66"/>
        <table:table-column table:style-name="co16" table:default-cell-style-name="ce66"/>
        <table:table-column table:style-name="co12" table:default-cell-style-name="ce66"/>
        <table:table-column table:style-name="co17" table:number-columns-repeated="978" table:default-cell-style-name="ce66"/>
        <table:table-column table:style-name="co17" table:number-columns-repeated="4" table:default-cell-style-name="Default"/>
        <table:table-row table:style-name="ro4">
          <table:table-cell office:value-type="string" calcext:value-type="string" table:number-columns-spanned="3" table:number-rows-spanned="1">
            <text:p>修改表格选用插入就行，但是必须以4为单位</text:p>
          </table:table-cell>
          <table:covered-table-cell table:number-columns-repeated="2"/>
          <table:table-cell table:style-name="ce72" office:value-type="string" calcext:value-type="string">
            <text:p>取指</text:p>
          </table:table-cell>
          <table:table-cell table:style-name="ce72" table:number-columns-repeated="2"/>
          <table:table-cell table:style-name="ce79" office:value-type="string" calcext:value-type="string" table:number-columns-spanned="4" table:number-rows-spanned="1">
            <text:p>ID <text:s/>0:3</text:p>
          </table:table-cell>
          <table:covered-table-cell table:number-columns-repeated="3"/>
          <table:table-cell table:style-name="ce79" office:value-type="string" calcext:value-type="string" table:number-columns-spanned="4" table:number-rows-spanned="1">
            <text:p>ID <text:s/>4:7</text:p>
          </table:table-cell>
          <table:covered-table-cell table:number-columns-repeated="3"/>
          <table:table-cell table:style-name="ce79" office:value-type="string" calcext:value-type="string" table:number-columns-spanned="4" table:number-rows-spanned="1">
            <text:p>ID <text:s/>8:11</text:p>
          </table:table-cell>
          <table:covered-table-cell table:number-columns-repeated="3"/>
          <table:table-cell table:style-name="ce79" office:value-type="string" calcext:value-type="string" table:number-columns-spanned="4" table:number-rows-spanned="1">
            <text:p>ID <text:s/>12:15</text:p>
          </table:table-cell>
          <table:covered-table-cell table:number-columns-repeated="3"/>
          <table:table-cell table:style-name="ce87" office:value-type="string" calcext:value-type="string" table:number-columns-spanned="4" table:number-rows-spanned="1">
            <text:p>EXE12:15</text:p>
          </table:table-cell>
          <table:covered-table-cell table:number-columns-repeated="3"/>
          <table:table-cell table:style-name="ce80" office:value-type="string" calcext:value-type="string" table:number-columns-spanned="8" table:number-rows-spanned="1">
            <text:p>MEM16:23</text:p>
          </table:table-cell>
          <table:covered-table-cell table:number-columns-repeated="4" table:style-name="Default"/>
          <table:covered-table-cell table:number-columns-repeated="3"/>
          <table:table-cell table:style-name="ce87" office:value-type="string" calcext:value-type="string" table:number-columns-spanned="4" table:number-rows-spanned="1">
            <text:p>WB24:27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LB</text:p>
          </table:table-cell>
          <table:covered-table-cell table:number-columns-repeated="3"/>
          <table:table-cell table:style-name="ce80" office:value-type="string" calcext:value-type="string" table:number-columns-spanned="4" table:number-rows-spanned="1">
            <text:p>PC修改有条件跳转28:31</text:p>
          </table:table-cell>
          <table:covered-table-cell table:number-columns-repeated="3" table:style-name="ce80"/>
          <table:table-cell table:style-name="ce92" office:value-type="time" office:time-value="PT32H35M00S" calcext:value-type="time" table:number-columns-spanned="4" table:number-rows-spanned="1">
            <text:p>32:35:00</text:p>
          </table:table-cell>
          <table:covered-table-cell table:style-name="ce80"/>
          <table:covered-table-cell table:number-columns-repeated="2"/>
          <table:table-cell table:style-name="ce93" office:value-type="string" calcext:value-type="string" table:number-columns-spanned="4" table:number-rows-spanned="1">
            <text:p>例外信号</text:p>
          </table:table-cell>
          <table:covered-table-cell table:number-columns-repeated="3"/>
          <table:table-cell table:number-columns-repeated="966"/>
          <table:table-cell table:style-name="ce66" table:number-columns-repeated="4"/>
        </table:table-row>
        <table:table-row table:style-name="ro5">
          <table:table-cell table:number-columns-repeated="3"/>
          <table:table-cell table:style-name="ce72" table:number-columns-repeated="3"/>
          <table:table-cell table:style-name="ce80" office:value-type="string" calcext:value-type="string">
            <text:p>寄存器组读1地址,最低位</text:p>
          </table:table-cell>
          <table:table-cell table:style-name="ce80" office:value-type="string" calcext:value-type="string" table:number-columns-spanned="2" table:number-rows-spanned="1">
            <text:p>寄存器组读2地址,最低位</text:p>
          </table:table-cell>
          <table:covered-table-cell table:style-name="Default"/>
          <table:table-cell table:style-name="ce80" office:value-type="string" calcext:value-type="string">
            <text:p>A运算数来源</text:p>
          </table:table-cell>
          <table:table-cell table:style-name="ce79" office:value-type="string" calcext:value-type="string" table:number-columns-spanned="3" table:number-rows-spanned="1">
            <text:p>B运算数来源</text:p>
          </table:table-cell>
          <table:covered-table-cell table:number-columns-repeated="2"/>
          <table:table-cell table:style-name="ce79" office:value-type="string" calcext:value-type="string" table:number-columns-spanned="2" table:number-rows-spanned="1">
            <text:p>寄存器写回地址</text:p>
          </table:table-cell>
          <table:covered-table-cell/>
          <table:table-cell table:style-name="ce79"/>
          <table:table-cell table:style-name="ce80" office:value-type="string" calcext:value-type="string" table:number-columns-spanned="2" table:number-rows-spanned="1">
            <text:p>寄存器组</text:p>
            <text:p>写回数据来源</text:p>
          </table:table-cell>
          <table:covered-table-cell/>
          <table:table-cell table:style-name="ce80" office:value-type="string" calcext:value-type="string">
            <text:p>llbit写数据控制</text:p>
          </table:table-cell>
          <table:table-cell table:style-name="ce80" office:value-type="string" calcext:value-type="string">
            <text:p>csr写数据控制</text:p>
          </table:table-cell>
          <table:table-cell table:style-name="ce80" office:value-type="string" calcext:value-type="string">
            <text:p>csr读地址选择</text:p>
          </table:table-cell>
          <table:table-cell table:style-name="ce80"/>
          <table:table-cell table:style-name="ce72" office:value-type="string" calcext:value-type="string">
            <text:p>寄存器写回数据</text:p>
          </table:table-cell>
          <table:table-cell table:style-name="ce72"/>
          <table:table-cell table:style-name="ce72" office:value-type="string" calcext:value-type="string">
            <text:p>tlb查找指令</text:p>
          </table:table-cell>
          <table:table-cell table:style-name="ce72"/>
          <table:table-cell table:style-name="ce80" office:value-type="string" calcext:value-type="string">
            <text:p>存储器写入使能</text:p>
          </table:table-cell>
          <table:table-cell table:style-name="Default"/>
          <table:table-cell table:style-name="ce80" office:value-type="string" calcext:value-type="string" table:number-columns-spanned="3" table:number-rows-spanned="1">
            <text:p>寄存器写回数据</text:p>
          </table:table-cell>
          <table:covered-table-cell table:number-columns-repeated="2"/>
          <table:table-cell table:style-name="Default" table:number-columns-repeated="3"/>
          <table:table-cell table:style-name="ce72" table:number-columns-repeated="2"/>
          <table:table-cell table:style-name="ce72" office:value-type="string" calcext:value-type="string">
            <text:p>llbitWe</text:p>
          </table:table-cell>
          <table:table-cell table:style-name="ce72" office:value-type="string" calcext:value-type="string">
            <text:p>寄存器数据选择</text:p>
          </table:table-cell>
          <table:table-cell table:style-name="ce72" office:value-type="string" calcext:value-type="string">
            <text:p>tlb读</text:p>
          </table:table-cell>
          <table:table-cell table:style-name="ce72" office:value-type="string" calcext:value-type="string">
            <text:p>tlb写</text:p>
          </table:table-cell>
          <table:table-cell table:style-name="ce72" office:value-type="string" calcext:value-type="string">
            <text:p>tlb取消</text:p>
          </table:table-cell>
          <table:table-cell table:style-name="ce72" office:value-type="string" calcext:value-type="string">
            <text:p>tlbfill</text:p>
          </table:table-cell>
          <table:table-cell table:style-name="ce80" office:value-type="string" calcext:value-type="string" table:number-columns-spanned="3" table:number-rows-spanned="1">
            <text:p>B类跳转信号</text:p>
          </table:table-cell>
          <table:covered-table-cell table:number-columns-repeated="2" table:style-name="ce80"/>
          <table:table-cell table:style-name="ce80"/>
          <table:table-cell table:style-name="ce80" office:value-type="string" calcext:value-type="string" table:number-columns-spanned="2" table:number-rows-spanned="1">
            <text:p>跳转地址</text:p>
          </table:table-cell>
          <table:covered-table-cell table:style-name="ce80"/>
          <table:table-cell/>
          <table:table-cell table:style-name="ce87"/>
          <table:table-cell table:number-columns-repeated="3"/>
          <table:table-cell office:value-type="string" calcext:value-type="string">
            <text:p>是不是特权指令</text:p>
          </table:table-cell>
          <table:table-cell table:number-columns-repeated="966"/>
          <table:table-cell table:style-name="ce66" table:number-columns-repeated="4"/>
        </table:table-row>
        <table:table-row table:style-name="ro6">
          <table:table-cell table:number-columns-repeated="3"/>
          <table:table-cell table:style-name="ce72" table:number-columns-repeated="3"/>
          <table:table-cell table:style-name="ce80" office:value-type="string" calcext:value-type="string">
            <text:p>1、rj</text:p>
            <text:p>0、不读</text:p>
          </table:table-cell>
          <table:table-cell table:style-name="ce80" office:value-type="string" calcext:value-type="string" table:number-columns-spanned="2" table:number-rows-spanned="1">
            <text:p>10、rk</text:p>
            <text:p>01、rd</text:p>
            <text:p>0、不读</text:p>
          </table:table-cell>
          <table:covered-table-cell table:style-name="Default"/>
          <table:table-cell table:style-name="ce80" office:value-type="string" calcext:value-type="string">
            <text:p>1、PC</text:p>
            <text:p>0、R[rj]</text:p>
          </table:table-cell>
          <table:table-cell table:style-name="ce80" office:value-type="string" calcext:value-type="string" table:number-columns-spanned="3" table:number-rows-spanned="1">
            <text:p>000、R[rk] 100、Zero[imm12]</text:p>
            <text:p>010、Sign[imm12]</text:p>
            <text:p>110、Sign[imm20]</text:p>
            <text:p>001、ui5，</text:p>
            <text:p>101、S(imm14&lt;&lt;2)</text:p>
            <text:p>011、32’h4</text:p>
          </table:table-cell>
          <table:covered-table-cell table:number-columns-repeated="2"/>
          <table:table-cell table:style-name="ce80" office:value-type="string" calcext:value-type="string" table:number-columns-spanned="2" table:number-rows-spanned="1">
            <text:p>00、rd 10、rj</text:p>
            <text:p>01、$1</text:p>
          </table:table-cell>
          <table:covered-table-cell/>
          <table:table-cell table:style-name="ce80" office:value-type="string" calcext:value-type="string" table:number-columns-spanned="3" table:number-rows-spanned="1">
            <text:p>000、写回立即数装载,100、写回返回地址</text:p>
            <text:p>010、Count[31:0]，110、Count[32:63]</text:p>
            <text:p>001、counterID,</text:p>
            <text:p>101 csr_rdata</text:p>
            <text:p/>
          </table:table-cell>
          <table:covered-table-cell table:number-columns-repeated="2"/>
          <table:table-cell table:style-name="ce80" office:value-type="string" calcext:value-type="string">
            <text:p>1、表示写1</text:p>
          </table:table-cell>
          <table:table-cell table:style-name="ce80" office:value-type="string" calcext:value-type="string">
            <text:p>0、gr[rd]</text:p>
            <text:p>1、gr[rj]&amp;&amp;gr[rd]</text:p>
          </table:table-cell>
          <table:table-cell table:style-name="ce80" office:value-type="string" calcext:value-type="string">
            <text:p>0、tid1、imm14</text:p>
          </table:table-cell>
          <table:table-cell table:style-name="ce80"/>
          <table:table-cell table:style-name="ce87" office:value-type="string" calcext:value-type="string" table:number-columns-spanned="2" table:number-rows-spanned="1">
            <text:p>00、id阶段写回数据</text:p>
            <text:p>10、alu的result[31:0]</text:p>
            <text:p>01、alu的resutl[61:32]</text:p>
          </table:table-cell>
          <table:covered-table-cell/>
          <table:table-cell table:style-name="ce87" office:value-type="string" calcext:value-type="string">
            <text:p>1、查找</text:p>
          </table:table-cell>
          <table:table-cell table:style-name="ce87" office:value-type="string" calcext:value-type="string">
            <text:p>NULL</text:p>
          </table:table-cell>
          <table:table-cell table:style-name="ce80" office:value-type="string" calcext:value-type="string">
            <text:p>1、写使能</text:p>
          </table:table-cell>
          <table:table-cell table:style-name="Default" office:value-type="string" calcext:value-type="string">
            <text:p>1、寄存器写回数据</text:p>
            <text:p>来着mem</text:p>
          </table:table-cell>
          <table:table-cell table:style-name="ce88" office:value-type="string" calcext:value-type="string">
            <text:p>1、符号扩展</text:p>
          </table:table-cell>
          <table:table-cell office:value-type="string" calcext:value-type="string">
            <text:p>1、半字选择</text:p>
          </table:table-cell>
          <table:table-cell office:value-type="string" calcext:value-type="string">
            <text:p>1、字节选择</text:p>
          </table:table-cell>
          <table:table-cell table:style-name="Default" table:number-columns-repeated="3"/>
          <table:table-cell table:style-name="ce72" office:value-type="string" calcext:value-type="string">
            <text:p>寄存器组</text:p>
            <text:p>写入使能</text:p>
          </table:table-cell>
          <table:table-cell table:style-name="ce72" office:value-type="string" calcext:value-type="string">
            <text:p>CSR写使能</text:p>
          </table:table-cell>
          <table:table-cell table:style-name="ce72" office:value-type="string" calcext:value-type="string">
            <text:p>1、写</text:p>
          </table:table-cell>
          <table:table-cell table:style-name="ce72" office:value-type="string" calcext:value-type="string">
            <text:p>1.csr</text:p>
            <text:p>0.mem</text:p>
          </table:table-cell>
          <table:table-cell table:style-name="ce72" office:value-type="string" calcext:value-type="string">
            <text:p>1、读</text:p>
          </table:table-cell>
          <table:table-cell table:style-name="ce72" office:value-type="string" calcext:value-type="string">
            <text:p>1、写</text:p>
          </table:table-cell>
          <table:table-cell table:style-name="ce72" office:value-type="string" calcext:value-type="string">
            <text:p>1、取消</text:p>
          </table:table-cell>
          <table:table-cell table:style-name="ce72"/>
          <table:table-cell table:style-name="ce80" office:value-type="string" calcext:value-type="string" table:number-columns-spanned="3" table:number-rows-spanned="1">
            <text:p>100、beq , 010、bne， 110、blt</text:p>
            <text:p>001、bge ，101、bltu, 011 、bgeu</text:p>
          </table:table-cell>
          <table:covered-table-cell table:number-columns-repeated="2" table:style-name="ce80"/>
          <table:table-cell table:style-name="ce80" office:value-type="string" calcext:value-type="string">
            <text:p>1、表示这条指令必跳转</text:p>
          </table:table-cell>
          <table:table-cell table:style-name="ce80" office:value-type="string" calcext:value-type="string">
            <text:p>基地址</text:p>
            <text:p>0、pc</text:p>
            <text:p>1、R[rj]</text:p>
          </table:table-cell>
          <table:table-cell table:style-name="ce80" office:value-type="string" calcext:value-type="string">
            <text:p>偏移地址</text:p>
            <text:p>0、sign(imm16&lt;&lt;2)</text:p>
            <text:p>1、sign(imm26)</text:p>
          </table:table-cell>
          <table:table-cell table:style-name="ce72" office:value-type="string" calcext:value-type="string">
            <text:p>冲刷流水线信号</text:p>
          </table:table-cell>
          <table:table-cell table:style-name="ce72"/>
          <table:table-cell office:value-type="string" calcext:value-type="string">
            <text:p>中断指令</text:p>
          </table:table-cell>
          <table:table-cell table:number-columns-repeated="2"/>
          <table:table-cell office:value-type="string" calcext:value-type="string">
            <text:p>1、是</text:p>
          </table:table-cell>
          <table:table-cell office:value-type="string" calcext:value-type="string">
            <text:p>冲刷流水线</text:p>
          </table:table-cell>
          <table:table-cell table:number-columns-repeated="965"/>
          <table:table-cell table:style-name="ce66" table:number-columns-repeated="4"/>
        </table:table-row>
        <table:table-row table:style-name="ro4">
          <table:table-cell office:value-type="string" calcext:value-type="string">
            <text:p>op长度</text:p>
          </table:table-cell>
          <table:table-cell office:value-type="string" calcext:value-type="string">
            <text:p>类别</text:p>
          </table:table-cell>
          <table:table-cell table:style-name="ce71" office:value-type="string" calcext:value-type="string">
            <text:p>微指令功能</text:p>
          </table:table-cell>
          <table:table-cell table:style-name="ce71" office:value-type="string" calcext:value-type="string">
            <text:p>指令简称</text:p>
          </table:table-cell>
          <table:table-cell table:style-name="ce71" office:value-type="string" calcext:value-type="string">
            <text:p>OP</text:p>
          </table:table-cell>
          <table:table-cell table:style-name="ce71" office:value-type="string" calcext:value-type="string">
            <text:p>Alu_op</text:p>
          </table:table-cell>
          <table:table-cell table:style-name="ce71" office:value-type="string" calcext:value-type="string">
            <text:p>IdRegsReadSrc1</text:p>
          </table:table-cell>
          <table:table-cell table:style-name="ce82" office:value-type="string" calcext:value-type="string">
            <text:p>IdRegsReadSrc2</text:p>
          </table:table-cell>
          <table:table-cell table:style-name="Default"/>
          <table:table-cell table:style-name="ce71" office:value-type="string" calcext:value-type="string">
            <text:p>IdAluOpaSrc</text:p>
          </table:table-cell>
          <table:table-cell table:style-name="ce86" office:value-type="string" calcext:value-type="string" table:number-columns-spanned="3" table:number-rows-spanned="1">
            <text:p>IdAluOpbSrc</text:p>
          </table:table-cell>
          <table:covered-table-cell table:number-columns-repeated="2"/>
          <table:table-cell table:style-name="ce86" office:value-type="string" calcext:value-type="string" table:number-columns-spanned="2" table:number-rows-spanned="1">
            <text:p>IdRegsWaddrSrc</text:p>
          </table:table-cell>
          <table:covered-table-cell/>
          <table:table-cell table:style-name="ce86" office:value-type="string" calcext:value-type="string" table:number-columns-spanned="3" table:number-rows-spanned="1">
            <text:p>IdRegsWdataSrc</text:p>
          </table:table-cell>
          <table:covered-table-cell table:number-columns-repeated="2"/>
          <table:table-cell table:style-name="ce71" office:value-type="string" calcext:value-type="string">
            <text:p>llbit_wdata_src</text:p>
          </table:table-cell>
          <table:table-cell table:style-name="ce71" office:value-type="string" calcext:value-type="string">
            <text:p>csr_wdata_src</text:p>
          </table:table-cell>
          <table:table-cell table:style-name="ce71" office:value-type="string" calcext:value-type="string">
            <text:p>csr_raddr_src</text:p>
          </table:table-cell>
          <table:table-cell table:style-name="ce71"/>
          <table:table-cell table:style-name="ce86" office:value-type="string" calcext:value-type="string" table:number-columns-spanned="2" table:number-rows-spanned="1">
            <text:p>ExeRegsWdataSrc</text:p>
          </table:table-cell>
          <table:covered-table-cell/>
          <table:table-cell table:style-name="ce71" office:value-type="string" calcext:value-type="string">
            <text:p>TlbSe</text:p>
          </table:table-cell>
          <table:table-cell table:style-name="ce71"/>
          <table:table-cell table:style-name="ce71" office:value-type="string" calcext:value-type="string">
            <text:p>MemMemWe</text:p>
          </table:table-cell>
          <table:table-cell table:style-name="Default" office:value-type="string" calcext:value-type="string">
            <text:p>MEMRegWdata</text:p>
          </table:table-cell>
          <table:table-cell table:style-name="ce86" office:value-type="string" calcext:value-type="string" table:number-columns-spanned="3" table:number-rows-spanned="1">
            <text:p>MemDataSrc</text:p>
          </table:table-cell>
          <table:covered-table-cell table:number-columns-repeated="2"/>
          <table:table-cell table:style-name="Default" office:value-type="string" calcext:value-type="string">
            <text:p>mem_req</text:p>
          </table:table-cell>
          <table:table-cell table:style-name="Default" table:number-columns-repeated="2"/>
          <table:table-cell table:style-name="ce71" office:value-type="string" calcext:value-type="string">
            <text:p>WbRegsWe</text:p>
          </table:table-cell>
          <table:table-cell table:style-name="ce71" office:value-type="string" calcext:value-type="string">
            <text:p>CsrWe</text:p>
          </table:table-cell>
          <table:table-cell table:style-name="ce71" table:number-columns-repeated="2"/>
          <table:table-cell table:style-name="ce71" office:value-type="string" calcext:value-type="string">
            <text:p>tlb_re</text:p>
          </table:table-cell>
          <table:table-cell table:style-name="ce71" office:value-type="string" calcext:value-type="string">
            <text:p>tlb_we</text:p>
          </table:table-cell>
          <table:table-cell table:style-name="ce71" office:value-type="string" calcext:value-type="string">
            <text:p>tlb_i</text:p>
          </table:table-cell>
          <table:table-cell table:style-name="ce71" office:value-type="string" calcext:value-type="string">
            <text:p>NULL</text:p>
          </table:table-cell>
          <table:table-cell table:style-name="ce89" office:value-type="string" calcext:value-type="string" table:number-columns-spanned="3" table:number-rows-spanned="1">
            <text:p>Btype</text:p>
          </table:table-cell>
          <table:covered-table-cell table:number-columns-repeated="2"/>
          <table:table-cell table:style-name="ce90" office:value-type="string" calcext:value-type="string">
            <text:p>JmpSr</text:p>
          </table:table-cell>
          <table:table-cell table:style-name="ce71" office:value-type="string" calcext:value-type="string">
            <text:p>IdJmpBaseAddrSrc</text:p>
          </table:table-cell>
          <table:table-cell table:style-name="ce71" office:value-type="string" calcext:value-type="string">
            <text:p>IdJmpOffsAddrSrc</text:p>
          </table:table-cell>
          <table:table-cell table:style-name="ce90" office:value-type="string" calcext:value-type="string">
            <text:p>B</text:p>
          </table:table-cell>
          <table:table-cell table:style-name="ce90"/>
          <table:table-cell table:number-columns-repeated="3"/>
          <table:table-cell office:value-type="string" calcext:value-type="string">
            <text:p>kernelInst</text:p>
          </table:table-cell>
          <table:table-cell table:number-columns-repeated="966"/>
          <table:table-cell table:style-name="ce66" table:number-columns-repeated="4"/>
        </table:table-row>
        <table:table-row table:style-name="ro8">
          <table:table-cell table:style-name="ce67" office:value-type="string" calcext:value-type="string" table:number-columns-spanned="1" table:number-rows-spanned="9">
            <text:p>op6</text:p>
            <text:p>9</text:p>
          </table:table-cell>
          <table:table-cell table:style-name="ce69" office:value-type="string" calcext:value-type="string" table:number-columns-spanned="1" table:number-rows-spanned="3">
            <text:p>无条件跳转3</text:p>
          </table:table-cell>
          <table:table-cell table:style-name="ce65" office:value-type="string" calcext:value-type="string">
            <text:p>无条件间接跳转b offs26</text:p>
          </table:table-cell>
          <table:table-cell table:style-name="ce73" office:value-type="string" calcext:value-type="string">
            <text:p>b\j实现</text:p>
          </table:table-cell>
          <table:table-cell table:style-name="ce77" office:value-type="string" calcext:value-type="string">
            <text:p>0101_00</text:p>
          </table:table-cell>
          <table:table-cell table:style-name="ce65" office:value-type="string" calcext:value-type="string">
            <text:p>NULL</text:p>
          </table:table-cell>
          <table:table-cell table:number-columns-repeated="39" table:style-name="ce81" office:value-type="float" office:value="0" calcext:value-type="float">
            <text:p>0 </text:p>
          </table:table-cell>
          <table:table-cell table:style-name="ce91" office:value-type="float" office:value="1" calcext:value-type="float">
            <text:p>1 </text:p>
          </table:table-cell>
          <table:table-cell table:style-name="ce91" office:value-type="float" office:value="0" calcext:value-type="float">
            <text:p>0 </text:p>
          </table:table-cell>
          <table:table-cell table:style-name="ce91" office:value-type="float" office:value="1" calcext:value-type="float">
            <text:p>1 </text:p>
          </table:table-cell>
          <table:table-cell table:style-name="ce91" office:value-type="float" office:value="0" calcext:value-type="float">
            <text:p>0 </text:p>
          </table:table-cell>
          <table:table-cell table:number-columns-repeated="9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bl offs26</text:p>
          </table:table-cell>
          <table:table-cell table:style-name="ce73" office:value-type="string" calcext:value-type="string">
            <text:p>bl\jal实现</text:p>
          </table:table-cell>
          <table:table-cell table:style-name="ce77" office:value-type="string" calcext:value-type="string">
            <text:p>0101_01</text:p>
          </table:table-cell>
          <table:table-cell table:style-name="ce65" office:value-type="string" calcext:value-type="string">
            <text:p>NULL</text:p>
          </table:table-cell>
          <table:table-cell table:number-columns-repeated="5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6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91" office:value-type="float" office:value="1" calcext:value-type="float">
            <text:p>1 </text:p>
          </table:table-cell>
          <table:table-cell table:number-columns-repeated="3" table:style-name="ce91" office:value-type="float" office:value="0" calcext:value-type="float">
            <text:p>0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number-columns-repeated="4" table:style-name="ce9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jirl\jr,jalr实现</text:p>
          </table:table-cell>
          <table:table-cell table:style-name="ce77" office:value-type="string" calcext:value-type="string">
            <text:p>0100_11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6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/>
          <table:table-cell table:style-name="ce69" office:value-type="string" calcext:value-type="string" table:number-columns-spanned="1" table:number-rows-spanned="6">
            <text:p>条件分支指令6</text:p>
          </table:table-cell>
          <table:table-cell table:style-name="ce65" office:value-type="string" calcext:value-type="string">
            <text:p>相等跳转</text:p>
          </table:table-cell>
          <table:table-cell table:style-name="ce73" office:value-type="string" calcext:value-type="string">
            <text:p>beq\beq实现</text:p>
          </table:table-cell>
          <table:table-cell table:style-name="ce77" office:value-type="string" calcext:value-type="string">
            <text:p>0101_10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不等跳转</text:p>
          </table:table-cell>
          <table:table-cell table:style-name="ce73" office:value-type="string" calcext:value-type="string">
            <text:p>bne\bne实现</text:p>
          </table:table-cell>
          <table:table-cell table:style-name="ce77" office:value-type="string" calcext:value-type="string">
            <text:p>0101_11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小于跳转</text:p>
          </table:table-cell>
          <table:table-cell table:style-name="ce73" office:value-type="string" calcext:value-type="string">
            <text:p>blt实现</text:p>
          </table:table-cell>
          <table:table-cell table:style-name="ce77" office:value-type="string" calcext:value-type="string">
            <text:p>0110_00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3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&gt;=跳转</text:p>
          </table:table-cell>
          <table:table-cell table:style-name="ce73" office:value-type="string" calcext:value-type="string">
            <text:p>bge实现</text:p>
          </table:table-cell>
          <table:table-cell table:style-name="ce77" office:value-type="string" calcext:value-type="string">
            <text:p>0110_01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小于跳转</text:p>
          </table:table-cell>
          <table:table-cell table:style-name="ce73" office:value-type="string" calcext:value-type="string">
            <text:p>bltu实现</text:p>
          </table:table-cell>
          <table:table-cell table:style-name="ce77" office:value-type="string" calcext:value-type="string">
            <text:p>0110_10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&gt;=跳转</text:p>
          </table:table-cell>
          <table:table-cell table:style-name="ce73" office:value-type="string" calcext:value-type="string">
            <text:p>bgeu实现</text:p>
          </table:table-cell>
          <table:table-cell table:style-name="ce77" office:value-type="string" calcext:value-type="string">
            <text:p>0110_11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4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table-cell table:style-name="ce67" office:value-type="string" calcext:value-type="string" table:number-columns-spanned="1" table:number-rows-spanned="2">
            <text:p>op7</text:p>
            <text:p>2</text:p>
          </table:table-cell>
          <table:table-cell table:style-name="ce65" office:value-type="string" calcext:value-type="string">
            <text:p>立即数装载</text:p>
          </table:table-cell>
          <table:table-cell table:style-name="ce65"/>
          <table:table-cell table:style-name="ce74" office:value-type="string" calcext:value-type="string">
            <text:p>lu12i.w\lui实现在id阶段</text:p>
          </table:table-cell>
          <table:table-cell table:style-name="ce77" office:value-type="string" calcext:value-type="string">
            <text:p>0001_010</text:p>
          </table:table-cell>
          <table:table-cell table:style-name="ce65" office:value-type="string" calcext:value-type="string">
            <text:p>NULL</text:p>
          </table:table-cell>
          <table:table-cell table:number-columns-repeated="28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/>
          <table:table-cell table:style-name="ce65" office:value-type="string" calcext:value-type="string">
            <text:p>pc相对计算</text:p>
          </table:table-cell>
          <table:table-cell table:style-name="ce65"/>
          <table:table-cell table:style-name="ce73" office:value-type="string" calcext:value-type="string">
            <text:p>pcaddu12i\没有 实现</text:p>
          </table:table-cell>
          <table:table-cell table:style-name="ce77" office:value-type="string" calcext:value-type="string">
            <text:p>0001_110</text:p>
          </table:table-cell>
          <table:table-cell table:style-name="ce65" office:value-type="string" calcext:value-type="string">
            <text:p>add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number-columns-repeated="3"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table-cell table:style-name="ce67" office:value-type="string" calcext:value-type="string" table:number-columns-spanned="1" table:number-rows-spanned="2">
            <text:p>op8</text:p>
            <text:p>2</text:p>
          </table:table-cell>
          <table:table-cell table:style-name="ce69" office:value-type="string" calcext:value-type="string" table:number-columns-spanned="1" table:number-rows-spanned="2">
            <text:p>原子访存指令2</text:p>
          </table:table-cell>
          <table:table-cell table:style-name="ce65"/>
          <table:table-cell table:style-name="ce73" office:value-type="string" calcext:value-type="string">
            <text:p>ll.w\ll</text:p>
          </table:table-cell>
          <table:table-cell table:style-name="ce77" office:value-type="string" calcext:value-type="string">
            <text:p>0010_0000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8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1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sc.w\sc</text:p>
          </table:table-cell>
          <table:table-cell table:style-name="ce77" office:value-type="string" calcext:value-type="string">
            <text:p>0010_0001</text:p>
          </table:table-cell>
          <table:table-cell table:style-name="ce65" office:value-type="string" calcext:value-type="string">
            <text:p>NULL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1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table-cell table:style-name="ce67" office:value-type="string" calcext:value-type="string" table:number-columns-spanned="1" table:number-rows-spanned="15">
            <text:p>op10</text:p>
            <text:p>15</text:p>
          </table:table-cell>
          <table:table-cell table:style-name="ce69" office:value-type="string" calcext:value-type="string" table:number-columns-spanned="1" table:number-rows-spanned="2">
            <text:p>比较指令2</text:p>
          </table:table-cell>
          <table:table-cell table:style-name="ce65"/>
          <table:table-cell table:style-name="ce73" office:value-type="string" calcext:value-type="string">
            <text:p>slti\slti实现</text:p>
          </table:table-cell>
          <table:table-cell table:style-name="ce77" office:value-type="string" calcext:value-type="string">
            <text:p>0000_0010_00</text:p>
          </table:table-cell>
          <table:table-cell table:style-name="ce65" office:value-type="string" calcext:value-type="string">
            <text:p>Slt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sltui\sltui实现</text:p>
          </table:table-cell>
          <table:table-cell table:style-name="ce77" office:value-type="string" calcext:value-type="string">
            <text:p>0000_0010_01</text:p>
          </table:table-cell>
          <table:table-cell table:style-name="ce65" office:value-type="string" calcext:value-type="string">
            <text:p>sltu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/>
          <table:table-cell table:style-name="ce65" office:value-type="string" calcext:value-type="string">
            <text:p>运算指令</text:p>
          </table:table-cell>
          <table:table-cell table:style-name="ce65"/>
          <table:table-cell table:style-name="ce75" office:value-type="string" calcext:value-type="string">
            <text:p>addiw\addiu实现</text:p>
          </table:table-cell>
          <table:table-cell table:style-name="ce77" office:value-type="string" calcext:value-type="string">
            <text:p>0000_0010_10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/>
          <table:table-cell table:style-name="ce69" office:value-type="string" calcext:value-type="string" table:number-columns-spanned="1" table:number-rows-spanned="3">
            <text:p>逻辑指令3</text:p>
          </table:table-cell>
          <table:table-cell table:style-name="ce65"/>
          <table:table-cell table:style-name="ce73" office:value-type="string" calcext:value-type="string">
            <text:p>andi\andi实现</text:p>
          </table:table-cell>
          <table:table-cell table:style-name="ce77" office:value-type="string" calcext:value-type="string">
            <text:p>0000_0011_01</text:p>
          </table:table-cell>
          <table:table-cell table:style-name="ce65" office:value-type="string" calcext:value-type="string">
            <text:p>and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ori\ori实现</text:p>
          </table:table-cell>
          <table:table-cell table:style-name="ce77" office:value-type="string" calcext:value-type="string">
            <text:p>0000_0011_10</text:p>
          </table:table-cell>
          <table:table-cell table:style-name="ce65" office:value-type="string" calcext:value-type="string">
            <text:p>or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xori\xori实现</text:p>
          </table:table-cell>
          <table:table-cell table:style-name="ce77" office:value-type="string" calcext:value-type="string">
            <text:p>0000_0011_11</text:p>
          </table:table-cell>
          <table:table-cell table:style-name="ce65" office:value-type="string" calcext:value-type="string">
            <text:p>xor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/>
          <table:table-cell table:style-name="ce69" office:value-type="string" calcext:value-type="string" table:number-columns-spanned="1" table:number-rows-spanned="8">
            <text:p>访存指令8</text:p>
          </table:table-cell>
          <table:table-cell table:style-name="ce65"/>
          <table:table-cell table:style-name="ce73" office:value-type="string" calcext:value-type="string">
            <text:p>ld.b\lb实现</text:p>
          </table:table-cell>
          <table:table-cell table:style-name="ce77" office:value-type="string" calcext:value-type="string">
            <text:p>0010_1000_00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ld.h\lh实现</text:p>
          </table:table-cell>
          <table:table-cell table:style-name="ce77" office:value-type="string" calcext:value-type="string">
            <text:p>0010_1000_01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number-columns-repeated="3"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ld.w\lw实现</text:p>
          </table:table-cell>
          <table:table-cell table:style-name="ce77" office:value-type="string" calcext:value-type="string">
            <text:p>0010_1000_10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st.b\sb实现</text:p>
          </table:table-cell>
          <table:table-cell table:style-name="ce77" office:value-type="string" calcext:value-type="string">
            <text:p>0010_1001_00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26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st.h\sh实现</text:p>
          </table:table-cell>
          <table:table-cell table:style-name="ce77" office:value-type="string" calcext:value-type="string">
            <text:p>0010_1001_01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6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st.w\sw实现</text:p>
          </table:table-cell>
          <table:table-cell table:style-name="ce77" office:value-type="string" calcext:value-type="string">
            <text:p>0010_1001_10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6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ld.bu\lbu实现</text:p>
          </table:table-cell>
          <table:table-cell table:style-name="ce77" office:value-type="string" calcext:value-type="string">
            <text:p>0010_1010_00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ld.hu\lhu实现</text:p>
          </table:table-cell>
          <table:table-cell table:style-name="ce77" office:value-type="string" calcext:value-type="string">
            <text:p>0010_1010_01</text:p>
          </table:table-cell>
          <table:table-cell table:style-name="ce65" office:value-type="string" calcext:value-type="string">
            <text:p>add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/>
          <table:table-cell table:style-name="ce65" office:value-type="string" calcext:value-type="string">
            <text:p>cache预取指令</text:p>
          </table:table-cell>
          <table:table-cell table:style-name="ce65"/>
          <table:table-cell table:style-name="ce73" office:value-type="string" calcext:value-type="string">
            <text:p>preld</text:p>
          </table:table-cell>
          <table:table-cell table:style-name="ce77" office:value-type="string" calcext:value-type="string">
            <text:p>0010_1010_11</text:p>
          </table:table-cell>
          <table:table-cell table:style-name="ce65" office:value-type="string" calcext:value-type="string">
            <text:p>add</text:p>
          </table:table-cell>
          <table:table-cell table:number-columns-repeated="52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table-cell table:style-name="ce67" office:value-type="string" calcext:value-type="string" table:number-columns-spanned="1" table:number-rows-spanned="25">
            <text:p>op17</text:p>
            <text:p>25</text:p>
          </table:table-cell>
          <table:table-cell table:style-name="ce69" office:value-type="string" calcext:value-type="string" table:number-columns-spanned="1" table:number-rows-spanned="2">
            <text:p>栅障指令2</text:p>
          </table:table-cell>
          <table:table-cell table:style-name="ce65"/>
          <table:table-cell table:style-name="ce73" office:value-type="string" calcext:value-type="string">
            <text:p>dbar\sync</text:p>
          </table:table-cell>
          <table:table-cell table:style-name="ce77" office:value-type="string" calcext:value-type="string">
            <text:p>0011_1000_0111_0010_0</text:p>
          </table:table-cell>
          <table:table-cell table:style-name="ce65"/>
          <table:table-cell table:number-columns-repeated="48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ibar\无</text:p>
          </table:table-cell>
          <table:table-cell table:style-name="ce77" office:value-type="string" calcext:value-type="string">
            <text:p>0011_1000_0111_0010_1</text:p>
          </table:table-cell>
          <table:table-cell table:style-name="ce65" office:value-type="string" calcext:value-type="string">
            <text:p>null</text:p>
          </table:table-cell>
          <table:table-cell table:number-columns-repeated="48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/>
          <table:table-cell table:style-name="ce69" office:value-type="string" calcext:value-type="string" table:number-columns-spanned="1" table:number-rows-spanned="2">
            <text:p>算术运算类2</text:p>
          </table:table-cell>
          <table:table-cell table:style-name="ce65" office:value-type="string" calcext:value-type="string">
            <text:p>加法</text:p>
          </table:table-cell>
          <table:table-cell table:style-name="ce73" office:value-type="string" calcext:value-type="string">
            <text:p>add.w\addu</text:p>
          </table:table-cell>
          <table:table-cell table:style-name="ce77" office:value-type="string" calcext:value-type="string">
            <text:p>0000_0000_0001_0000_0</text:p>
          </table:table-cell>
          <table:table-cell table:style-name="ce65" office:value-type="string" calcext:value-type="string">
            <text:p>add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减法</text:p>
          </table:table-cell>
          <table:table-cell table:style-name="ce73" office:value-type="string" calcext:value-type="string">
            <text:p>sub.w\sub</text:p>
          </table:table-cell>
          <table:table-cell table:style-name="ce77" office:value-type="string" calcext:value-type="string">
            <text:p>0000_0000_0001_0001_0</text:p>
          </table:table-cell>
          <table:table-cell table:style-name="ce65" office:value-type="string" calcext:value-type="string">
            <text:p>sub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/>
          <table:table-cell table:style-name="ce69" office:value-type="string" calcext:value-type="string" table:number-columns-spanned="1" table:number-rows-spanned="2">
            <text:p>比较指令2</text:p>
          </table:table-cell>
          <table:table-cell table:style-name="ce65" office:value-type="string" calcext:value-type="string">
            <text:p>有符号比较</text:p>
          </table:table-cell>
          <table:table-cell table:style-name="ce73" office:value-type="string" calcext:value-type="string">
            <text:p>slt\slt实现</text:p>
          </table:table-cell>
          <table:table-cell table:style-name="ce77" office:value-type="string" calcext:value-type="string">
            <text:p>0000_0000_0001_0010_0</text:p>
          </table:table-cell>
          <table:table-cell table:style-name="ce65" office:value-type="string" calcext:value-type="string">
            <text:p>slt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无符号比较</text:p>
          </table:table-cell>
          <table:table-cell table:style-name="ce73" office:value-type="string" calcext:value-type="string">
            <text:p>sltu\sltu实现</text:p>
          </table:table-cell>
          <table:table-cell table:style-name="ce77" office:value-type="string" calcext:value-type="string">
            <text:p>0000_0000_0001_0010_1</text:p>
          </table:table-cell>
          <table:table-cell table:style-name="ce65" office:value-type="string" calcext:value-type="string">
            <text:p>sltu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/>
          <table:table-cell table:style-name="ce69" office:value-type="string" calcext:value-type="string" table:number-columns-spanned="1" table:number-rows-spanned="4">
            <text:p>逻辑运算4</text:p>
          </table:table-cell>
          <table:table-cell table:style-name="ce65" office:value-type="string" calcext:value-type="string">
            <text:p>异或</text:p>
          </table:table-cell>
          <table:table-cell table:style-name="ce73" office:value-type="string" calcext:value-type="string">
            <text:p>nor\nor实现</text:p>
          </table:table-cell>
          <table:table-cell table:style-name="ce77" office:value-type="string" calcext:value-type="string">
            <text:p>0000_0000_0001_0100_0</text:p>
          </table:table-cell>
          <table:table-cell table:style-name="ce65" office:value-type="string" calcext:value-type="string">
            <text:p>nor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与</text:p>
          </table:table-cell>
          <table:table-cell table:style-name="ce73" office:value-type="string" calcext:value-type="string">
            <text:p>and\and实现</text:p>
          </table:table-cell>
          <table:table-cell table:style-name="ce77" office:value-type="string" calcext:value-type="string">
            <text:p>0000_0000_0001_0100_1</text:p>
          </table:table-cell>
          <table:table-cell table:style-name="ce65" office:value-type="string" calcext:value-type="string">
            <text:p>A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或</text:p>
          </table:table-cell>
          <table:table-cell table:style-name="ce73" office:value-type="string" calcext:value-type="string">
            <text:p>or\or实现</text:p>
          </table:table-cell>
          <table:table-cell table:style-name="ce77" office:value-type="string" calcext:value-type="string">
            <text:p>0000_0000_0001_0101_0</text:p>
          </table:table-cell>
          <table:table-cell table:style-name="ce65" office:value-type="string" calcext:value-type="string">
            <text:p>or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取反按位与</text:p>
          </table:table-cell>
          <table:table-cell table:style-name="ce73" office:value-type="string" calcext:value-type="string">
            <text:p>xor\xor实现</text:p>
          </table:table-cell>
          <table:table-cell table:style-name="ce77" office:value-type="string" calcext:value-type="string">
            <text:p>0000_0000_0001_0101_1</text:p>
          </table:table-cell>
          <table:table-cell table:style-name="ce65" office:value-type="string" calcext:value-type="string">
            <text:p>xor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/>
          <table:table-cell table:style-name="ce69" office:value-type="string" calcext:value-type="string" table:number-columns-spanned="1" table:number-rows-spanned="3">
            <text:p>移位运算3</text:p>
          </table:table-cell>
          <table:table-cell table:style-name="ce65" office:value-type="string" calcext:value-type="string">
            <text:p>逻辑左移</text:p>
          </table:table-cell>
          <table:table-cell table:style-name="ce73" office:value-type="string" calcext:value-type="string">
            <text:p>sll.w\sllv实现</text:p>
          </table:table-cell>
          <table:table-cell table:style-name="ce77" office:value-type="string" calcext:value-type="string">
            <text:p>0000_0000_0001_0111_0</text:p>
          </table:table-cell>
          <table:table-cell table:style-name="ce65" office:value-type="string" calcext:value-type="string">
            <text:p>sll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逻辑右移</text:p>
          </table:table-cell>
          <table:table-cell table:style-name="ce73" office:value-type="string" calcext:value-type="string">
            <text:p>srl.w\srlv实现</text:p>
          </table:table-cell>
          <table:table-cell table:style-name="ce77" office:value-type="string" calcext:value-type="string">
            <text:p>0000_0000_0001_0111_1</text:p>
          </table:table-cell>
          <table:table-cell table:style-name="ce65" office:value-type="string" calcext:value-type="string">
            <text:p>srl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算术右移</text:p>
          </table:table-cell>
          <table:table-cell table:style-name="ce73" office:value-type="string" calcext:value-type="string">
            <text:p>sra.w\srav实现</text:p>
          </table:table-cell>
          <table:table-cell table:style-name="ce77" office:value-type="string" calcext:value-type="string">
            <text:p>0000_0000_0001_1000_0</text:p>
          </table:table-cell>
          <table:table-cell table:style-name="ce65" office:value-type="string" calcext:value-type="string">
            <text:p>sra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/>
          <table:table-cell table:style-name="ce69" office:value-type="string" calcext:value-type="string" table:number-columns-spanned="1" table:number-rows-spanned="3">
            <text:p>乘法运算3要实现乘除法就必须实现握手</text:p>
          </table:table-cell>
          <table:table-cell table:style-name="ce65" office:value-type="string" calcext:value-type="string">
            <text:p>有符号乘低位</text:p>
          </table:table-cell>
          <table:table-cell table:style-name="ce73" office:value-type="string" calcext:value-type="string">
            <text:p>mul.w\mult</text:p>
          </table:table-cell>
          <table:table-cell table:style-name="ce77" office:value-type="string" calcext:value-type="string">
            <text:p>0000_0000_0001_1100_0</text:p>
          </table:table-cell>
          <table:table-cell table:style-name="ce65" office:value-type="string" calcext:value-type="string">
            <text:p>mul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有符号乘高位</text:p>
          </table:table-cell>
          <table:table-cell table:style-name="ce73" office:value-type="string" calcext:value-type="string">
            <text:p>mulh.w\mult</text:p>
          </table:table-cell>
          <table:table-cell table:style-name="ce77" office:value-type="string" calcext:value-type="string">
            <text:p>0000_0000_0001_1100_1</text:p>
          </table:table-cell>
          <table:table-cell table:style-name="ce65" office:value-type="string" calcext:value-type="string">
            <text:p>mul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无符号乘，高位</text:p>
          </table:table-cell>
          <table:table-cell table:style-name="ce73" office:value-type="string" calcext:value-type="string">
            <text:p>mulh.wu\multu</text:p>
          </table:table-cell>
          <table:table-cell table:style-name="ce77" office:value-type="string" calcext:value-type="string">
            <text:p>0000_0000_0001_1101_0</text:p>
          </table:table-cell>
          <table:table-cell table:style-name="ce65" office:value-type="string" calcext:value-type="string">
            <text:p>mulu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/>
          <table:table-cell table:style-name="ce70" office:value-type="string" calcext:value-type="string" table:number-columns-spanned="1" table:number-rows-spanned="4">
            <text:p>除法指令4</text:p>
          </table:table-cell>
          <table:table-cell table:style-name="ce65" office:value-type="string" calcext:value-type="string">
            <text:p>有符号除法</text:p>
          </table:table-cell>
          <table:table-cell table:style-name="ce73" office:value-type="string" calcext:value-type="string">
            <text:p>div.w\div</text:p>
          </table:table-cell>
          <table:table-cell table:style-name="ce77" office:value-type="string" calcext:value-type="string">
            <text:p>0000_0000_0010_0000_0</text:p>
          </table:table-cell>
          <table:table-cell table:style-name="ce65" office:value-type="string" calcext:value-type="string">
            <text:p>div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有符号取余</text:p>
          </table:table-cell>
          <table:table-cell table:style-name="ce73" office:value-type="string" calcext:value-type="string">
            <text:p>mod.w\div</text:p>
          </table:table-cell>
          <table:table-cell table:style-name="ce77" office:value-type="string" calcext:value-type="string">
            <text:p>0000_0000_0010_0000_1</text:p>
          </table:table-cell>
          <table:table-cell table:style-name="ce65" office:value-type="string" calcext:value-type="string">
            <text:p>mod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无符号除法</text:p>
          </table:table-cell>
          <table:table-cell table:style-name="ce73" office:value-type="string" calcext:value-type="string">
            <text:p>div.wu\divu</text:p>
          </table:table-cell>
          <table:table-cell table:style-name="ce77" office:value-type="string" calcext:value-type="string">
            <text:p>0000_0000_0010_0001_0</text:p>
          </table:table-cell>
          <table:table-cell table:style-name="ce65" office:value-type="string" calcext:value-type="string">
            <text:p>divu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 office:value-type="string" calcext:value-type="string">
            <text:p>无符号取余</text:p>
          </table:table-cell>
          <table:table-cell table:style-name="ce73" office:value-type="string" calcext:value-type="string">
            <text:p>mod.wu\divu</text:p>
          </table:table-cell>
          <table:table-cell table:style-name="ce77" office:value-type="string" calcext:value-type="string">
            <text:p>0000_0000_0010_0001_1</text:p>
          </table:table-cell>
          <table:table-cell table:style-name="ce65" office:value-type="string" calcext:value-type="string">
            <text:p>modu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/>
          <table:table-cell table:style-name="ce69" office:value-type="string" calcext:value-type="string" table:number-columns-spanned="1" table:number-rows-spanned="2">
            <text:p>杂项2</text:p>
          </table:table-cell>
          <table:table-cell table:style-name="ce65"/>
          <table:table-cell table:style-name="ce73" office:value-type="string" calcext:value-type="string">
            <text:p>break\break</text:p>
          </table:table-cell>
          <table:table-cell table:style-name="ce77" office:value-type="string" calcext:value-type="string">
            <text:p>0000_0000_0010_1010_0</text:p>
          </table:table-cell>
          <table:table-cell table:style-name="ce65" office:value-type="string" calcext:value-type="string">
            <text:p>null</text:p>
          </table:table-cell>
          <table:table-cell table:number-columns-repeated="4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7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syscall\syscall</text:p>
          </table:table-cell>
          <table:table-cell table:style-name="ce77" office:value-type="string" calcext:value-type="string">
            <text:p>0000_0000_0010_1011_0</text:p>
          </table:table-cell>
          <table:table-cell table:style-name="ce65" office:value-type="string" calcext:value-type="string">
            <text:p>null</text:p>
          </table:table-cell>
          <table:table-cell table:number-columns-repeated="4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6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/>
          <table:table-cell table:style-name="ce69" office:value-type="string" calcext:value-type="string" table:number-columns-spanned="1" table:number-rows-spanned="3">
            <text:p>移位指令3</text:p>
          </table:table-cell>
          <table:table-cell table:style-name="ce65"/>
          <table:table-cell table:style-name="ce73" office:value-type="string" calcext:value-type="string">
            <text:p>slli.w\sll</text:p>
          </table:table-cell>
          <table:table-cell table:style-name="ce77" office:value-type="string" calcext:value-type="string">
            <text:p>0000_0000_0100_0000_1</text:p>
          </table:table-cell>
          <table:table-cell table:style-name="ce65" office:value-type="string" calcext:value-type="string">
            <text:p>sll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9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srli.w\srl</text:p>
          </table:table-cell>
          <table:table-cell table:style-name="ce77" office:value-type="string" calcext:value-type="string">
            <text:p>0000_0000_0100_0100_1</text:p>
          </table:table-cell>
          <table:table-cell table:style-name="ce65" office:value-type="string" calcext:value-type="string">
            <text:p>srl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9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srai.w\sra</text:p>
          </table:table-cell>
          <table:table-cell table:style-name="ce77" office:value-type="string" calcext:value-type="string">
            <text:p>0000_0000_0100_1000_1</text:p>
          </table:table-cell>
          <table:table-cell table:style-name="ce65" office:value-type="string" calcext:value-type="string">
            <text:p>sri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9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table-cell table:style-name="ce67" office:value-type="string" calcext:value-type="string" table:number-columns-spanned="1" table:number-rows-spanned="3">
            <text:p>op22</text:p>
            <text:p>3</text:p>
          </table:table-cell>
          <table:table-cell table:style-name="ce69" office:value-type="string" calcext:value-type="string" table:number-columns-spanned="1" table:number-rows-spanned="3">
            <text:p>时间预取指令3</text:p>
          </table:table-cell>
          <table:table-cell table:style-name="ce65"/>
          <table:table-cell table:style-name="ce73" office:value-type="string" calcext:value-type="string">
            <text:p>rdcntid.w\无</text:p>
          </table:table-cell>
          <table:table-cell table:style-name="ce77" office:value-type="string" calcext:value-type="string">
            <text:p>0000_0000_0000_0000_0110_00</text:p>
          </table:table-cell>
          <table:table-cell table:style-name="ce65" office:value-type="string" calcext:value-type="string">
            <text:p>null</text:p>
          </table:table-cell>
          <table:table-cell table:number-columns-repeated="7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6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0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rdcntvl.w\无</text:p>
          </table:table-cell>
          <table:table-cell table:style-name="ce77" office:value-type="string" calcext:value-type="string">
            <text:p>0000_0000_0000_0000_0110_00</text:p>
          </table:table-cell>
          <table:table-cell table:style-name="ce65" office:value-type="string" calcext:value-type="string">
            <text:p>null</text:p>
          </table:table-cell>
          <table:table-cell table:number-columns-repeated="10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7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rdcntvh.w\无</text:p>
          </table:table-cell>
          <table:table-cell table:style-name="ce77" office:value-type="string" calcext:value-type="string">
            <text:p>0000_0000_0000_0000_0110_01</text:p>
          </table:table-cell>
          <table:table-cell table:style-name="ce65" office:value-type="string" calcext:value-type="string">
            <text:p>null</text:p>
          </table:table-cell>
          <table:table-cell table:number-columns-repeated="9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7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3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table-cell table:style-name="ce67" office:value-type="string" calcext:value-type="string" table:number-columns-spanned="1" table:number-rows-spanned="3">
            <text:p>op8</text:p>
            <text:p>3</text:p>
          </table:table-cell>
          <table:table-cell table:style-name="ce69" office:value-type="string" calcext:value-type="string" table:number-columns-spanned="1" table:number-rows-spanned="3">
            <text:p>核心态指令</text:p>
            <text:p>Csr访问控制3</text:p>
          </table:table-cell>
          <table:table-cell table:style-name="ce65"/>
          <table:table-cell table:style-name="ce73" office:value-type="string" calcext:value-type="string">
            <text:p>csrrd</text:p>
          </table:table-cell>
          <table:table-cell table:style-name="ce77" office:value-type="string" calcext:value-type="string">
            <text:p>0000_0100</text:p>
          </table:table-cell>
          <table:table-cell table:style-name="ce65"/>
          <table:table-cell table:number-columns-repeated="9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csrwr</text:p>
          </table:table-cell>
          <table:table-cell table:style-name="ce77" office:value-type="string" calcext:value-type="string">
            <text:p>0000_0100</text:p>
          </table:table-cell>
          <table:table-cell table:style-name="ce65"/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6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csrxchg</text:p>
          </table:table-cell>
          <table:table-cell table:style-name="ce77" office:value-type="string" calcext:value-type="string">
            <text:p>0000_0100</text:p>
          </table:table-cell>
          <table:table-cell table:style-name="ce65"/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6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table-cell table:style-name="ce68" office:value-type="string" calcext:value-type="string">
            <text:p>op10</text:p>
          </table:table-cell>
          <table:table-cell table:style-name="ce70" office:value-type="string" calcext:value-type="string">
            <text:p>核心态指令</text:p>
            <text:p>cache访问</text:p>
          </table:table-cell>
          <table:table-cell table:style-name="ce65"/>
          <table:table-cell table:style-name="ce73" office:value-type="string" calcext:value-type="string">
            <text:p>cacop</text:p>
          </table:table-cell>
          <table:table-cell table:style-name="ce77" office:value-type="string" calcext:value-type="string">
            <text:p>0000_0110_00</text:p>
          </table:table-cell>
          <table:table-cell table:style-name="ce65"/>
          <table:table-cell table:number-columns-repeated="47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table-cell table:style-name="ce65" office:value-type="string" calcext:value-type="string">
            <text:p>op17</text:p>
          </table:table-cell>
          <table:table-cell table:style-name="ce69" office:value-type="string" calcext:value-type="string" table:number-columns-spanned="1" table:number-rows-spanned="5">
            <text:p>核心态指令</text:p>
            <text:p>TLB访问</text:p>
          </table:table-cell>
          <table:table-cell table:style-name="ce65"/>
          <table:table-cell table:style-name="ce74" office:value-type="string" calcext:value-type="string">
            <text:p>invtlb</text:p>
          </table:table-cell>
          <table:table-cell table:style-name="ce77" office:value-type="string" calcext:value-type="string">
            <text:p>0000_0110_0100_1001_1</text:p>
          </table:table-cell>
          <table:table-cell table:style-name="ce65"/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3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table-cell table:style-name="ce67" office:value-type="string" calcext:value-type="string" table:number-columns-spanned="1" table:number-rows-spanned="4">
            <text:p>op22</text:p>
            <text:p>4</text:p>
          </table:table-cell>
          <table:covered-table-cell/>
          <table:table-cell table:style-name="ce65"/>
          <table:table-cell table:style-name="ce73" office:value-type="string" calcext:value-type="string">
            <text:p>tlbsrch</text:p>
          </table:table-cell>
          <table:table-cell table:style-name="ce77" office:value-type="string" calcext:value-type="string">
            <text:p>0000_0110_0100_1000_0010_10</text:p>
          </table:table-cell>
          <table:table-cell table:style-name="ce65"/>
          <table:table-cell table:number-columns-repeated="18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28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tlbrd</text:p>
          </table:table-cell>
          <table:table-cell table:style-name="ce77" office:value-type="string" calcext:value-type="string">
            <text:p>0000_0110_0100_1000_0010_11</text:p>
          </table:table-cell>
          <table:table-cell table:style-name="ce65"/>
          <table:table-cell table:number-columns-repeated="32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tlbwr</text:p>
          </table:table-cell>
          <table:table-cell table:style-name="ce77" office:value-type="string" calcext:value-type="string">
            <text:p>0000_0110_0100_1000_0011_00</text:p>
          </table:table-cell>
          <table:table-cell table:style-name="ce65"/>
          <table:table-cell table:number-columns-repeated="3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3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covered-table-cell table:number-columns-repeated="2"/>
          <table:table-cell table:style-name="ce65"/>
          <table:table-cell table:style-name="ce73" office:value-type="string" calcext:value-type="string">
            <text:p>tlbfill</text:p>
          </table:table-cell>
          <table:table-cell table:style-name="ce77" office:value-type="string" calcext:value-type="string">
            <text:p>0000_0110_0100_1000_0011_01</text:p>
          </table:table-cell>
          <table:table-cell table:style-name="ce65"/>
          <table:table-cell table:number-columns-repeated="35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11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table-cell table:style-name="ce65" office:value-type="string" calcext:value-type="string">
            <text:p>op17</text:p>
          </table:table-cell>
          <table:table-cell table:style-name="ce69" office:value-type="string" calcext:value-type="string" table:number-columns-spanned="1" table:number-rows-spanned="2">
            <text:p>核心态指令</text:p>
            <text:p>其他指令</text:p>
          </table:table-cell>
          <table:table-cell table:style-name="ce65"/>
          <table:table-cell table:style-name="ce73" office:value-type="string" calcext:value-type="string">
            <text:p>idle</text:p>
          </table:table-cell>
          <table:table-cell table:style-name="ce77" office:value-type="string" calcext:value-type="string">
            <text:p>0000_0110_0100_1000_1</text:p>
          </table:table-cell>
          <table:table-cell table:style-name="ce65"/>
          <table:table-cell table:number-columns-repeated="46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table-cell table:style-name="ce65" office:value-type="string" calcext:value-type="string">
            <text:p>op22</text:p>
          </table:table-cell>
          <table:covered-table-cell/>
          <table:table-cell table:style-name="ce65"/>
          <table:table-cell table:style-name="ce73" office:value-type="string" calcext:value-type="string">
            <text:p>ertn</text:p>
          </table:table-cell>
          <table:table-cell table:style-name="ce77" office:value-type="string" calcext:value-type="string">
            <text:p>0000_0110_0100_1000_0011_10</text:p>
          </table:table-cell>
          <table:table-cell table:style-name="ce65"/>
          <table:table-cell table:number-columns-repeated="44" table:style-name="ce81" office:value-type="float" office:value="0" calcext:value-type="float">
            <text:p>0 </text:p>
          </table:table-cell>
          <table:table-cell table:number-columns-repeated="2"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4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8">
          <table:table-cell table:style-name="ce65"/>
          <table:table-cell table:number-columns-repeated="2"/>
          <table:table-cell table:style-name="ce76" office:value-type="string" calcext:value-type="string">
            <text:p>no_exit</text:p>
          </table:table-cell>
          <table:table-cell table:style-name="ce77"/>
          <table:table-cell/>
          <table:table-cell table:number-columns-repeated="44"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style-name="ce81" office:value-type="float" office:value="0" calcext:value-type="float">
            <text:p>0 </text:p>
          </table:table-cell>
          <table:table-cell table:style-name="ce81" office:value-type="float" office:value="1" calcext:value-type="float">
            <text:p>1 </text:p>
          </table:table-cell>
          <table:table-cell table:number-columns-repeated="5" table:style-name="ce81" office:value-type="float" office:value="0" calcext:value-type="float">
            <text:p>0 </text:p>
          </table:table-cell>
          <table:table-cell table:number-columns-repeated="962"/>
          <table:table-cell table:style-name="ce66" table:number-columns-repeated="4"/>
        </table:table-row>
        <table:table-row table:style-name="ro10">
          <table:table-cell table:style-name="ce65"/>
          <table:table-cell table:number-columns-repeated="3"/>
          <table:table-cell table:style-name="ce78"/>
          <table:table-cell table:number-columns-repeated="3"/>
          <table:table-cell table:style-name="ce83" table:number-columns-repeated="42"/>
          <table:table-cell/>
          <table:table-cell table:style-name="ce83" table:number-columns-repeated="3"/>
          <table:table-cell table:number-columns-repeated="970"/>
        </table:table-row>
        <table:table-row table:style-name="ro10" table:number-rows-repeated="3">
          <table:table-cell table:style-name="ce65"/>
          <table:table-cell table:number-columns-repeated="7"/>
          <table:table-cell table:style-name="ce83" table:number-columns-repeated="46"/>
          <table:table-cell table:number-columns-repeated="970"/>
        </table:table-row>
        <table:table-row table:style-name="ro10" table:number-rows-repeated="3">
          <table:table-cell table:style-name="ce65"/>
          <table:table-cell table:number-columns-repeated="7"/>
          <table:table-cell table:style-name="ce84" table:number-columns-repeated="38"/>
          <table:table-cell table:style-name="ce85" table:number-columns-repeated="3"/>
          <table:table-cell table:number-columns-repeated="975"/>
        </table:table-row>
        <table:table-row table:style-name="ro10">
          <table:table-cell table:style-name="ce65"/>
          <table:table-cell table:number-columns-repeated="7"/>
          <table:table-cell table:style-name="ce85" table:number-columns-repeated="41"/>
          <table:table-cell table:number-columns-repeated="975"/>
        </table:table-row>
        <table:table-row table:style-name="ro10">
          <table:table-cell table:number-columns-repeated="8"/>
          <table:table-cell table:style-name="ce85" table:number-columns-repeated="41"/>
          <table:table-cell table:number-columns-repeated="975"/>
        </table:table-row>
        <table:table-row table:style-name="ro10" table:number-rows-repeated="1048494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Sign.AZ5:Sign.BB73 Sign.AX73:Sign.AX73 Sign.AX74:Sign.BB76 Sign.I73:Sign.AW76 Sign.AQ7:Sign.AY71 Sign.AX5:Sign.AY5 Sign.AQ72:Sign.BB72 Sign.AQ5:Sign.AS6 Sign.AQ6:Sign.AU6 Sign.G5:Sign.AP72 Sign.BC7:Sign.BF72 Sign.BC5:Sign.BF5">
            <calcext:condition calcext:apply-style-name="cf7" calcext:value="&gt;1" calcext:base-cell-address="Sign.G5"/>
            <calcext:condition calcext:apply-style-name="cf7" calcext:value="&gt;0" calcext:base-cell-address="Sign.G5"/>
          </calcext:conditional-format>
          <calcext:conditional-format calcext:target-range-address="Sign.I77:Sign.AT79">
            <calcext:condition calcext:apply-style-name="cf7" calcext:value="&gt;1" calcext:base-cell-address="Sign.I77"/>
          </calcext:conditional-format>
        </calcext:conditional-formats>
      </table:table>
      <table:table table:name="Hex" table:style-name="ta1">
        <table:table-column table:style-name="co18" table:number-columns-repeated="2" table:default-cell-style-name="ce65"/>
        <table:table-column table:style-name="co19" table:default-cell-style-name="ce65"/>
        <table:table-column table:style-name="co20" table:number-columns-repeated="7" table:default-cell-style-name="ce65"/>
        <table:table-column table:style-name="co2" table:number-columns-repeated="1014" table:default-cell-style-name="ce65"/>
        <table:table-row table:style-name="ro1">
          <table:table-cell office:value-type="string" calcext:value-type="string" table:number-columns-spanned="4" table:number-rows-spanned="1">
            <text:p>ID</text:p>
          </table:table-cell>
          <table:covered-table-cell table:number-columns-repeated="3"/>
          <table:table-cell office:value-type="string" calcext:value-type="string">
            <text:p>EXE</text:p>
          </table:table-cell>
          <table:table-cell office:value-type="string" calcext:value-type="string" table:number-columns-spanned="2" table:number-rows-spanned="1">
            <text:p>MEM</text:p>
          </table:table-cell>
          <table:covered-table-cell/>
          <table:table-cell office:value-type="string" calcext:value-type="string">
            <text:p>WB</text:p>
          </table:table-cell>
          <table:table-cell table:style-name="Default"/>
          <table:table-cell office:value-type="string" calcext:value-type="string" table:number-columns-spanned="2" table:number-rows-spanned="1">
            <text:p>BJ</text:p>
          </table:table-cell>
          <table:covered-table-cell/>
          <table:table-cell office:value-type="string" calcext:value-type="string">
            <text:p>EXCEP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16进制1-4</text:p>
          </table:table-cell>
          <table:table-cell office:value-type="string" calcext:value-type="string">
            <text:p>16进制5-8</text:p>
          </table:table-cell>
          <table:table-cell office:value-type="string" calcext:value-type="string">
            <text:p>16进制9-12</text:p>
          </table:table-cell>
          <table:table-cell office:value-type="string" calcext:value-type="string">
            <text:p>16进制13-16</text:p>
          </table:table-cell>
          <table:table-cell office:value-type="string" calcext:value-type="string">
            <text:p>16进制17-20</text:p>
          </table:table-cell>
          <table:table-cell office:value-type="string" calcext:value-type="string">
            <text:p>16进制21-24</text:p>
          </table:table-cell>
          <table:table-cell office:value-type="string" calcext:value-type="string">
            <text:p>16进制25-28</text:p>
          </table:table-cell>
          <table:table-cell office:value-type="string" calcext:value-type="string">
            <text:p>16进制29-32</text:p>
          </table:table-cell>
          <table:table-cell office:value-type="string" calcext:value-type="string">
            <text:p>16进制33-36</text:p>
          </table:table-cell>
          <table:table-cell office:value-type="string" calcext:value-type="string">
            <text:p>16进制37-40</text:p>
          </table:table-cell>
          <table:table-cell table:style-name="Default" office:value-type="string" calcext:value-type="string">
            <text:p>41-44</text:p>
          </table:table-cell>
          <table:table-cell office:value-type="string" calcext:value-type="string">
            <text:p>45-48</text:p>
          </table:table-cell>
          <table:table-cell table:number-columns-repeated="1012"/>
        </table:table-row>
        <table:table-row table:style-name="ro1">
          <table:table-cell table:formula="of:=BIN2HEX([Bin.A3])" office:value-type="string" office:string-value="0" calcext:value-type="string">
            <text:p>0</text:p>
          </table:table-cell>
          <table:table-cell table:formula="of:=BIN2HEX([Bin.B3])" office:value-type="string" office:string-value="0" calcext:value-type="string">
            <text:p>0</text:p>
          </table:table-cell>
          <table:table-cell table:formula="of:=BIN2HEX([Bin.C3])" office:value-type="string" office:string-value="0" calcext:value-type="string">
            <text:p>0</text:p>
          </table:table-cell>
          <table:table-cell table:formula="of:=BIN2HEX([Bin.D3])" office:value-type="string" office:string-value="0" calcext:value-type="string">
            <text:p>0</text:p>
          </table:table-cell>
          <table:table-cell table:formula="of:=BIN2HEX([Bin.E3])" office:value-type="string" office:string-value="0" calcext:value-type="string">
            <text:p>0</text:p>
          </table:table-cell>
          <table:table-cell table:formula="of:=BIN2HEX([Bin.F3])" office:value-type="string" office:string-value="0" calcext:value-type="string">
            <text:p>0</text:p>
          </table:table-cell>
          <table:table-cell table:formula="of:=BIN2HEX([Bin.G3])" office:value-type="string" office:string-value="0" calcext:value-type="string">
            <text:p>0</text:p>
          </table:table-cell>
          <table:table-cell table:formula="of:=BIN2HEX([Bin.H3])" office:value-type="string" office:string-value="0" calcext:value-type="string">
            <text:p>0</text:p>
          </table:table-cell>
          <table:table-cell table:formula="of:=BIN2HEX([Bin.I3])" office:value-type="string" office:string-value="0" calcext:value-type="string">
            <text:p>0</text:p>
          </table:table-cell>
          <table:table-cell table:formula="of:=BIN2HEX([Bin.J3])" office:value-type="string" office:string-value="8" calcext:value-type="string">
            <text:p>8</text:p>
          </table:table-cell>
          <table:table-cell table:formula="of:=BIN2HEX([Bin.K3])" office:value-type="string" office:string-value="2" calcext:value-type="string">
            <text:p>2</text:p>
          </table:table-cell>
          <table:table-cell table:formula="of:=BIN2HEX([Bin.L3])" office:value-type="string" office:string-value="0" calcext:value-type="string">
            <text:p>0</text:p>
          </table:table-cell>
          <table:table-cell table:formula="of:=BIN2HEX([Bin.M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])" office:value-type="string" office:string-value="0" calcext:value-type="string">
            <text:p>0</text:p>
          </table:table-cell>
          <table:table-cell table:formula="of:=BIN2HEX([Bin.B4])" office:value-type="string" office:string-value="6" calcext:value-type="string">
            <text:p>6</text:p>
          </table:table-cell>
          <table:table-cell table:formula="of:=BIN2HEX([Bin.C4])" office:value-type="string" office:string-value="3" calcext:value-type="string">
            <text:p>3</text:p>
          </table:table-cell>
          <table:table-cell table:formula="of:=BIN2HEX([Bin.D4])" office:value-type="string" office:string-value="0" calcext:value-type="string">
            <text:p>0</text:p>
          </table:table-cell>
          <table:table-cell table:formula="of:=BIN2HEX([Bin.E4])" office:value-type="string" office:string-value="1" calcext:value-type="string">
            <text:p>1</text:p>
          </table:table-cell>
          <table:table-cell table:formula="of:=BIN2HEX([Bin.F4])" office:value-type="string" office:string-value="0" calcext:value-type="string">
            <text:p>0</text:p>
          </table:table-cell>
          <table:table-cell table:formula="of:=BIN2HEX([Bin.G4])" office:value-type="string" office:string-value="0" calcext:value-type="string">
            <text:p>0</text:p>
          </table:table-cell>
          <table:table-cell table:formula="of:=BIN2HEX([Bin.H4])" office:value-type="string" office:string-value="1" calcext:value-type="string">
            <text:p>1</text:p>
          </table:table-cell>
          <table:table-cell table:formula="of:=BIN2HEX([Bin.I4])" office:value-type="string" office:string-value="0" calcext:value-type="string">
            <text:p>0</text:p>
          </table:table-cell>
          <table:table-cell table:formula="of:=BIN2HEX([Bin.J4])" office:value-type="string" office:string-value="8" calcext:value-type="string">
            <text:p>8</text:p>
          </table:table-cell>
          <table:table-cell table:formula="of:=BIN2HEX([Bin.K4])" office:value-type="string" office:string-value="2" calcext:value-type="string">
            <text:p>2</text:p>
          </table:table-cell>
          <table:table-cell table:formula="of:=BIN2HEX([Bin.L4])" office:value-type="string" office:string-value="0" calcext:value-type="string">
            <text:p>0</text:p>
          </table:table-cell>
          <table:table-cell table:formula="of:=BIN2HEX([Bin.M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])" office:value-type="string" office:string-value="1" calcext:value-type="string">
            <text:p>1</text:p>
          </table:table-cell>
          <table:table-cell table:formula="of:=BIN2HEX([Bin.B5])" office:value-type="string" office:string-value="6" calcext:value-type="string">
            <text:p>6</text:p>
          </table:table-cell>
          <table:table-cell table:formula="of:=BIN2HEX([Bin.C5])" office:value-type="string" office:string-value="2" calcext:value-type="string">
            <text:p>2</text:p>
          </table:table-cell>
          <table:table-cell table:formula="of:=BIN2HEX([Bin.D5])" office:value-type="string" office:string-value="0" calcext:value-type="string">
            <text:p>0</text:p>
          </table:table-cell>
          <table:table-cell table:formula="of:=BIN2HEX([Bin.E5])" office:value-type="string" office:string-value="1" calcext:value-type="string">
            <text:p>1</text:p>
          </table:table-cell>
          <table:table-cell table:formula="of:=BIN2HEX([Bin.F5])" office:value-type="string" office:string-value="0" calcext:value-type="string">
            <text:p>0</text:p>
          </table:table-cell>
          <table:table-cell table:formula="of:=BIN2HEX([Bin.G5])" office:value-type="string" office:string-value="0" calcext:value-type="string">
            <text:p>0</text:p>
          </table:table-cell>
          <table:table-cell table:formula="of:=BIN2HEX([Bin.H5])" office:value-type="string" office:string-value="1" calcext:value-type="string">
            <text:p>1</text:p>
          </table:table-cell>
          <table:table-cell table:formula="of:=BIN2HEX([Bin.I5])" office:value-type="string" office:string-value="0" calcext:value-type="string">
            <text:p>0</text:p>
          </table:table-cell>
          <table:table-cell table:formula="of:=BIN2HEX([Bin.J5])" office:value-type="string" office:string-value="8" calcext:value-type="string">
            <text:p>8</text:p>
          </table:table-cell>
          <table:table-cell table:formula="of:=BIN2HEX([Bin.K5])" office:value-type="string" office:string-value="1" calcext:value-type="string">
            <text:p>1</text:p>
          </table:table-cell>
          <table:table-cell table:formula="of:=BIN2HEX([Bin.L5])" office:value-type="string" office:string-value="0" calcext:value-type="string">
            <text:p>0</text:p>
          </table:table-cell>
          <table:table-cell table:formula="of:=BIN2HEX([Bin.M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])" office:value-type="string" office:string-value="5" calcext:value-type="string">
            <text:p>5</text:p>
          </table:table-cell>
          <table:table-cell table:formula="of:=BIN2HEX([Bin.B6])" office:value-type="string" office:string-value="0" calcext:value-type="string">
            <text:p>0</text:p>
          </table:table-cell>
          <table:table-cell table:formula="of:=BIN2HEX([Bin.C6])" office:value-type="string" office:string-value="0" calcext:value-type="string">
            <text:p>0</text:p>
          </table:table-cell>
          <table:table-cell table:formula="of:=BIN2HEX([Bin.D6])" office:value-type="string" office:string-value="0" calcext:value-type="string">
            <text:p>0</text:p>
          </table:table-cell>
          <table:table-cell table:formula="of:=BIN2HEX([Bin.E6])" office:value-type="string" office:string-value="0" calcext:value-type="string">
            <text:p>0</text:p>
          </table:table-cell>
          <table:table-cell table:formula="of:=BIN2HEX([Bin.F6])" office:value-type="string" office:string-value="0" calcext:value-type="string">
            <text:p>0</text:p>
          </table:table-cell>
          <table:table-cell table:formula="of:=BIN2HEX([Bin.G6])" office:value-type="string" office:string-value="0" calcext:value-type="string">
            <text:p>0</text:p>
          </table:table-cell>
          <table:table-cell table:formula="of:=BIN2HEX([Bin.H6])" office:value-type="string" office:string-value="0" calcext:value-type="string">
            <text:p>0</text:p>
          </table:table-cell>
          <table:table-cell table:formula="of:=BIN2HEX([Bin.I6])" office:value-type="string" office:string-value="0" calcext:value-type="string">
            <text:p>0</text:p>
          </table:table-cell>
          <table:table-cell table:formula="of:=BIN2HEX([Bin.J6])" office:value-type="string" office:string-value="1" calcext:value-type="string">
            <text:p>1</text:p>
          </table:table-cell>
          <table:table-cell table:formula="of:=BIN2HEX([Bin.K6])" office:value-type="string" office:string-value="0" calcext:value-type="string">
            <text:p>0</text:p>
          </table:table-cell>
          <table:table-cell table:formula="of:=BIN2HEX([Bin.L6])" office:value-type="string" office:string-value="0" calcext:value-type="string">
            <text:p>0</text:p>
          </table:table-cell>
          <table:table-cell table:formula="of:=BIN2HEX([Bin.M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])" office:value-type="string" office:string-value="5" calcext:value-type="string">
            <text:p>5</text:p>
          </table:table-cell>
          <table:table-cell table:formula="of:=BIN2HEX([Bin.B7])" office:value-type="string" office:string-value="0" calcext:value-type="string">
            <text:p>0</text:p>
          </table:table-cell>
          <table:table-cell table:formula="of:=BIN2HEX([Bin.C7])" office:value-type="string" office:string-value="0" calcext:value-type="string">
            <text:p>0</text:p>
          </table:table-cell>
          <table:table-cell table:formula="of:=BIN2HEX([Bin.D7])" office:value-type="string" office:string-value="0" calcext:value-type="string">
            <text:p>0</text:p>
          </table:table-cell>
          <table:table-cell table:formula="of:=BIN2HEX([Bin.E7])" office:value-type="string" office:string-value="0" calcext:value-type="string">
            <text:p>0</text:p>
          </table:table-cell>
          <table:table-cell table:formula="of:=BIN2HEX([Bin.F7])" office:value-type="string" office:string-value="0" calcext:value-type="string">
            <text:p>0</text:p>
          </table:table-cell>
          <table:table-cell table:formula="of:=BIN2HEX([Bin.G7])" office:value-type="string" office:string-value="0" calcext:value-type="string">
            <text:p>0</text:p>
          </table:table-cell>
          <table:table-cell table:formula="of:=BIN2HEX([Bin.H7])" office:value-type="string" office:string-value="0" calcext:value-type="string">
            <text:p>0</text:p>
          </table:table-cell>
          <table:table-cell table:formula="of:=BIN2HEX([Bin.I7])" office:value-type="string" office:string-value="0" calcext:value-type="string">
            <text:p>0</text:p>
          </table:table-cell>
          <table:table-cell table:formula="of:=BIN2HEX([Bin.J7])" office:value-type="string" office:string-value="2" calcext:value-type="string">
            <text:p>2</text:p>
          </table:table-cell>
          <table:table-cell table:formula="of:=BIN2HEX([Bin.K7])" office:value-type="string" office:string-value="0" calcext:value-type="string">
            <text:p>0</text:p>
          </table:table-cell>
          <table:table-cell table:formula="of:=BIN2HEX([Bin.L7])" office:value-type="string" office:string-value="0" calcext:value-type="string">
            <text:p>0</text:p>
          </table:table-cell>
          <table:table-cell table:formula="of:=BIN2HEX([Bin.M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])" office:value-type="string" office:string-value="5" calcext:value-type="string">
            <text:p>5</text:p>
          </table:table-cell>
          <table:table-cell table:formula="of:=BIN2HEX([Bin.B8])" office:value-type="string" office:string-value="0" calcext:value-type="string">
            <text:p>0</text:p>
          </table:table-cell>
          <table:table-cell table:formula="of:=BIN2HEX([Bin.C8])" office:value-type="string" office:string-value="0" calcext:value-type="string">
            <text:p>0</text:p>
          </table:table-cell>
          <table:table-cell table:formula="of:=BIN2HEX([Bin.D8])" office:value-type="string" office:string-value="0" calcext:value-type="string">
            <text:p>0</text:p>
          </table:table-cell>
          <table:table-cell table:formula="of:=BIN2HEX([Bin.E8])" office:value-type="string" office:string-value="0" calcext:value-type="string">
            <text:p>0</text:p>
          </table:table-cell>
          <table:table-cell table:formula="of:=BIN2HEX([Bin.F8])" office:value-type="string" office:string-value="0" calcext:value-type="string">
            <text:p>0</text:p>
          </table:table-cell>
          <table:table-cell table:formula="of:=BIN2HEX([Bin.G8])" office:value-type="string" office:string-value="0" calcext:value-type="string">
            <text:p>0</text:p>
          </table:table-cell>
          <table:table-cell table:formula="of:=BIN2HEX([Bin.H8])" office:value-type="string" office:string-value="0" calcext:value-type="string">
            <text:p>0</text:p>
          </table:table-cell>
          <table:table-cell table:formula="of:=BIN2HEX([Bin.I8])" office:value-type="string" office:string-value="0" calcext:value-type="string">
            <text:p>0</text:p>
          </table:table-cell>
          <table:table-cell table:formula="of:=BIN2HEX([Bin.J8])" office:value-type="string" office:string-value="3" calcext:value-type="string">
            <text:p>3</text:p>
          </table:table-cell>
          <table:table-cell table:formula="of:=BIN2HEX([Bin.K8])" office:value-type="string" office:string-value="0" calcext:value-type="string">
            <text:p>0</text:p>
          </table:table-cell>
          <table:table-cell table:formula="of:=BIN2HEX([Bin.L8])" office:value-type="string" office:string-value="0" calcext:value-type="string">
            <text:p>0</text:p>
          </table:table-cell>
          <table:table-cell table:formula="of:=BIN2HEX([Bin.M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])" office:value-type="string" office:string-value="5" calcext:value-type="string">
            <text:p>5</text:p>
          </table:table-cell>
          <table:table-cell table:formula="of:=BIN2HEX([Bin.B9])" office:value-type="string" office:string-value="0" calcext:value-type="string">
            <text:p>0</text:p>
          </table:table-cell>
          <table:table-cell table:formula="of:=BIN2HEX([Bin.C9])" office:value-type="string" office:string-value="0" calcext:value-type="string">
            <text:p>0</text:p>
          </table:table-cell>
          <table:table-cell table:formula="of:=BIN2HEX([Bin.D9])" office:value-type="string" office:string-value="0" calcext:value-type="string">
            <text:p>0</text:p>
          </table:table-cell>
          <table:table-cell table:formula="of:=BIN2HEX([Bin.E9])" office:value-type="string" office:string-value="0" calcext:value-type="string">
            <text:p>0</text:p>
          </table:table-cell>
          <table:table-cell table:formula="of:=BIN2HEX([Bin.F9])" office:value-type="string" office:string-value="0" calcext:value-type="string">
            <text:p>0</text:p>
          </table:table-cell>
          <table:table-cell table:formula="of:=BIN2HEX([Bin.G9])" office:value-type="string" office:string-value="0" calcext:value-type="string">
            <text:p>0</text:p>
          </table:table-cell>
          <table:table-cell table:formula="of:=BIN2HEX([Bin.H9])" office:value-type="string" office:string-value="0" calcext:value-type="string">
            <text:p>0</text:p>
          </table:table-cell>
          <table:table-cell table:formula="of:=BIN2HEX([Bin.I9])" office:value-type="string" office:string-value="0" calcext:value-type="string">
            <text:p>0</text:p>
          </table:table-cell>
          <table:table-cell table:formula="of:=BIN2HEX([Bin.J9])" office:value-type="string" office:string-value="4" calcext:value-type="string">
            <text:p>4</text:p>
          </table:table-cell>
          <table:table-cell table:formula="of:=BIN2HEX([Bin.K9])" office:value-type="string" office:string-value="0" calcext:value-type="string">
            <text:p>0</text:p>
          </table:table-cell>
          <table:table-cell table:formula="of:=BIN2HEX([Bin.L9])" office:value-type="string" office:string-value="0" calcext:value-type="string">
            <text:p>0</text:p>
          </table:table-cell>
          <table:table-cell table:formula="of:=BIN2HEX([Bin.M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])" office:value-type="string" office:string-value="5" calcext:value-type="string">
            <text:p>5</text:p>
          </table:table-cell>
          <table:table-cell table:formula="of:=BIN2HEX([Bin.B10])" office:value-type="string" office:string-value="0" calcext:value-type="string">
            <text:p>0</text:p>
          </table:table-cell>
          <table:table-cell table:formula="of:=BIN2HEX([Bin.C10])" office:value-type="string" office:string-value="0" calcext:value-type="string">
            <text:p>0</text:p>
          </table:table-cell>
          <table:table-cell table:formula="of:=BIN2HEX([Bin.D10])" office:value-type="string" office:string-value="0" calcext:value-type="string">
            <text:p>0</text:p>
          </table:table-cell>
          <table:table-cell table:formula="of:=BIN2HEX([Bin.E10])" office:value-type="string" office:string-value="0" calcext:value-type="string">
            <text:p>0</text:p>
          </table:table-cell>
          <table:table-cell table:formula="of:=BIN2HEX([Bin.F10])" office:value-type="string" office:string-value="0" calcext:value-type="string">
            <text:p>0</text:p>
          </table:table-cell>
          <table:table-cell table:formula="of:=BIN2HEX([Bin.G10])" office:value-type="string" office:string-value="0" calcext:value-type="string">
            <text:p>0</text:p>
          </table:table-cell>
          <table:table-cell table:formula="of:=BIN2HEX([Bin.H10])" office:value-type="string" office:string-value="0" calcext:value-type="string">
            <text:p>0</text:p>
          </table:table-cell>
          <table:table-cell table:formula="of:=BIN2HEX([Bin.I10])" office:value-type="string" office:string-value="0" calcext:value-type="string">
            <text:p>0</text:p>
          </table:table-cell>
          <table:table-cell table:formula="of:=BIN2HEX([Bin.J10])" office:value-type="string" office:string-value="5" calcext:value-type="string">
            <text:p>5</text:p>
          </table:table-cell>
          <table:table-cell table:formula="of:=BIN2HEX([Bin.K10])" office:value-type="string" office:string-value="0" calcext:value-type="string">
            <text:p>0</text:p>
          </table:table-cell>
          <table:table-cell table:formula="of:=BIN2HEX([Bin.L10])" office:value-type="string" office:string-value="0" calcext:value-type="string">
            <text:p>0</text:p>
          </table:table-cell>
          <table:table-cell table:formula="of:=BIN2HEX([Bin.M1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])" office:value-type="string" office:string-value="5" calcext:value-type="string">
            <text:p>5</text:p>
          </table:table-cell>
          <table:table-cell table:formula="of:=BIN2HEX([Bin.B11])" office:value-type="string" office:string-value="0" calcext:value-type="string">
            <text:p>0</text:p>
          </table:table-cell>
          <table:table-cell table:formula="of:=BIN2HEX([Bin.C11])" office:value-type="string" office:string-value="0" calcext:value-type="string">
            <text:p>0</text:p>
          </table:table-cell>
          <table:table-cell table:formula="of:=BIN2HEX([Bin.D11])" office:value-type="string" office:string-value="0" calcext:value-type="string">
            <text:p>0</text:p>
          </table:table-cell>
          <table:table-cell table:formula="of:=BIN2HEX([Bin.E11])" office:value-type="string" office:string-value="0" calcext:value-type="string">
            <text:p>0</text:p>
          </table:table-cell>
          <table:table-cell table:formula="of:=BIN2HEX([Bin.F11])" office:value-type="string" office:string-value="0" calcext:value-type="string">
            <text:p>0</text:p>
          </table:table-cell>
          <table:table-cell table:formula="of:=BIN2HEX([Bin.G11])" office:value-type="string" office:string-value="0" calcext:value-type="string">
            <text:p>0</text:p>
          </table:table-cell>
          <table:table-cell table:formula="of:=BIN2HEX([Bin.H11])" office:value-type="string" office:string-value="0" calcext:value-type="string">
            <text:p>0</text:p>
          </table:table-cell>
          <table:table-cell table:formula="of:=BIN2HEX([Bin.I11])" office:value-type="string" office:string-value="0" calcext:value-type="string">
            <text:p>0</text:p>
          </table:table-cell>
          <table:table-cell table:formula="of:=BIN2HEX([Bin.J11])" office:value-type="string" office:string-value="6" calcext:value-type="string">
            <text:p>6</text:p>
          </table:table-cell>
          <table:table-cell table:formula="of:=BIN2HEX([Bin.K11])" office:value-type="string" office:string-value="0" calcext:value-type="string">
            <text:p>0</text:p>
          </table:table-cell>
          <table:table-cell table:formula="of:=BIN2HEX([Bin.L11])" office:value-type="string" office:string-value="0" calcext:value-type="string">
            <text:p>0</text:p>
          </table:table-cell>
          <table:table-cell table:formula="of:=BIN2HEX([Bin.M1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])" office:value-type="string" office:string-value="0" calcext:value-type="string">
            <text:p>0</text:p>
          </table:table-cell>
          <table:table-cell table:formula="of:=BIN2HEX([Bin.B12])" office:value-type="string" office:string-value="0" calcext:value-type="string">
            <text:p>0</text:p>
          </table:table-cell>
          <table:table-cell table:formula="of:=BIN2HEX([Bin.C12])" office:value-type="string" office:string-value="0" calcext:value-type="string">
            <text:p>0</text:p>
          </table:table-cell>
          <table:table-cell table:formula="of:=BIN2HEX([Bin.D12])" office:value-type="string" office:string-value="0" calcext:value-type="string">
            <text:p>0</text:p>
          </table:table-cell>
          <table:table-cell table:formula="of:=BIN2HEX([Bin.E12])" office:value-type="string" office:string-value="0" calcext:value-type="string">
            <text:p>0</text:p>
          </table:table-cell>
          <table:table-cell table:formula="of:=BIN2HEX([Bin.F12])" office:value-type="string" office:string-value="0" calcext:value-type="string">
            <text:p>0</text:p>
          </table:table-cell>
          <table:table-cell table:formula="of:=BIN2HEX([Bin.G12])" office:value-type="string" office:string-value="0" calcext:value-type="string">
            <text:p>0</text:p>
          </table:table-cell>
          <table:table-cell table:formula="of:=BIN2HEX([Bin.H12])" office:value-type="string" office:string-value="1" calcext:value-type="string">
            <text:p>1</text:p>
          </table:table-cell>
          <table:table-cell table:formula="of:=BIN2HEX([Bin.I12])" office:value-type="string" office:string-value="0" calcext:value-type="string">
            <text:p>0</text:p>
          </table:table-cell>
          <table:table-cell table:formula="of:=BIN2HEX([Bin.J12])" office:value-type="string" office:string-value="0" calcext:value-type="string">
            <text:p>0</text:p>
          </table:table-cell>
          <table:table-cell table:formula="of:=BIN2HEX([Bin.K12])" office:value-type="string" office:string-value="0" calcext:value-type="string">
            <text:p>0</text:p>
          </table:table-cell>
          <table:table-cell table:formula="of:=BIN2HEX([Bin.L12])" office:value-type="string" office:string-value="0" calcext:value-type="string">
            <text:p>0</text:p>
          </table:table-cell>
          <table:table-cell table:formula="of:=BIN2HEX([Bin.M1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3])" office:value-type="string" office:string-value="8" calcext:value-type="string">
            <text:p>8</text:p>
          </table:table-cell>
          <table:table-cell table:formula="of:=BIN2HEX([Bin.B13])" office:value-type="string" office:string-value="3" calcext:value-type="string">
            <text:p>3</text:p>
          </table:table-cell>
          <table:table-cell table:formula="of:=BIN2HEX([Bin.C13])" office:value-type="string" office:string-value="0" calcext:value-type="string">
            <text:p>0</text:p>
          </table:table-cell>
          <table:table-cell table:formula="of:=BIN2HEX([Bin.D13])" office:value-type="string" office:string-value="0" calcext:value-type="string">
            <text:p>0</text:p>
          </table:table-cell>
          <table:table-cell table:formula="of:=BIN2HEX([Bin.E13])" office:value-type="string" office:string-value="1" calcext:value-type="string">
            <text:p>1</text:p>
          </table:table-cell>
          <table:table-cell table:formula="of:=BIN2HEX([Bin.F13])" office:value-type="string" office:string-value="0" calcext:value-type="string">
            <text:p>0</text:p>
          </table:table-cell>
          <table:table-cell table:formula="of:=BIN2HEX([Bin.G13])" office:value-type="string" office:string-value="0" calcext:value-type="string">
            <text:p>0</text:p>
          </table:table-cell>
          <table:table-cell table:formula="of:=BIN2HEX([Bin.H13])" office:value-type="string" office:string-value="1" calcext:value-type="string">
            <text:p>1</text:p>
          </table:table-cell>
          <table:table-cell table:formula="of:=BIN2HEX([Bin.I13])" office:value-type="string" office:string-value="0" calcext:value-type="string">
            <text:p>0</text:p>
          </table:table-cell>
          <table:table-cell table:formula="of:=BIN2HEX([Bin.J13])" office:value-type="string" office:string-value="0" calcext:value-type="string">
            <text:p>0</text:p>
          </table:table-cell>
          <table:table-cell table:formula="of:=BIN2HEX([Bin.K13])" office:value-type="string" office:string-value="0" calcext:value-type="string">
            <text:p>0</text:p>
          </table:table-cell>
          <table:table-cell table:formula="of:=BIN2HEX([Bin.L13])" office:value-type="string" office:string-value="0" calcext:value-type="string">
            <text:p>0</text:p>
          </table:table-cell>
          <table:table-cell table:formula="of:=BIN2HEX([Bin.M1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4])" office:value-type="string" office:string-value="1" calcext:value-type="string">
            <text:p>1</text:p>
          </table:table-cell>
          <table:table-cell table:formula="of:=BIN2HEX([Bin.B14])" office:value-type="string" office:string-value="5" calcext:value-type="string">
            <text:p>5</text:p>
          </table:table-cell>
          <table:table-cell table:formula="of:=BIN2HEX([Bin.C14])" office:value-type="string" office:string-value="0" calcext:value-type="string">
            <text:p>0</text:p>
          </table:table-cell>
          <table:table-cell table:formula="of:=BIN2HEX([Bin.D14])" office:value-type="string" office:string-value="1" calcext:value-type="string">
            <text:p>1</text:p>
          </table:table-cell>
          <table:table-cell table:formula="of:=BIN2HEX([Bin.E14])" office:value-type="string" office:string-value="0" calcext:value-type="string">
            <text:p>0</text:p>
          </table:table-cell>
          <table:table-cell table:formula="of:=BIN2HEX([Bin.F14])" office:value-type="string" office:string-value="2" calcext:value-type="string">
            <text:p>2</text:p>
          </table:table-cell>
          <table:table-cell table:formula="of:=BIN2HEX([Bin.G14])" office:value-type="string" office:string-value="2" calcext:value-type="string">
            <text:p>2</text:p>
          </table:table-cell>
          <table:table-cell table:formula="of:=BIN2HEX([Bin.H14])" office:value-type="string" office:string-value="5" calcext:value-type="string">
            <text:p>5</text:p>
          </table:table-cell>
          <table:table-cell table:formula="of:=BIN2HEX([Bin.I14])" office:value-type="string" office:string-value="0" calcext:value-type="string">
            <text:p>0</text:p>
          </table:table-cell>
          <table:table-cell table:formula="of:=BIN2HEX([Bin.J14])" office:value-type="string" office:string-value="0" calcext:value-type="string">
            <text:p>0</text:p>
          </table:table-cell>
          <table:table-cell table:formula="of:=BIN2HEX([Bin.K14])" office:value-type="string" office:string-value="0" calcext:value-type="string">
            <text:p>0</text:p>
          </table:table-cell>
          <table:table-cell table:formula="of:=BIN2HEX([Bin.L14])" office:value-type="string" office:string-value="0" calcext:value-type="string">
            <text:p>0</text:p>
          </table:table-cell>
          <table:table-cell table:formula="of:=BIN2HEX([Bin.M1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5])" office:value-type="string" office:string-value="1" calcext:value-type="string">
            <text:p>1</text:p>
          </table:table-cell>
          <table:table-cell table:formula="of:=BIN2HEX([Bin.B15])" office:value-type="string" office:string-value="5" calcext:value-type="string">
            <text:p>5</text:p>
          </table:table-cell>
          <table:table-cell table:formula="of:=BIN2HEX([Bin.C15])" office:value-type="string" office:string-value="0" calcext:value-type="string">
            <text:p>0</text:p>
          </table:table-cell>
          <table:table-cell table:formula="of:=BIN2HEX([Bin.D15])" office:value-type="string" office:string-value="0" calcext:value-type="string">
            <text:p>0</text:p>
          </table:table-cell>
          <table:table-cell table:formula="of:=BIN2HEX([Bin.E15])" office:value-type="string" office:string-value="0" calcext:value-type="string">
            <text:p>0</text:p>
          </table:table-cell>
          <table:table-cell table:formula="of:=BIN2HEX([Bin.F15])" office:value-type="string" office:string-value="1" calcext:value-type="string">
            <text:p>1</text:p>
          </table:table-cell>
          <table:table-cell table:formula="of:=BIN2HEX([Bin.G15])" office:value-type="string" office:string-value="2" calcext:value-type="string">
            <text:p>2</text:p>
          </table:table-cell>
          <table:table-cell table:formula="of:=BIN2HEX([Bin.H15])" office:value-type="string" office:string-value="4" calcext:value-type="string">
            <text:p>4</text:p>
          </table:table-cell>
          <table:table-cell table:formula="of:=BIN2HEX([Bin.I15])" office:value-type="string" office:string-value="0" calcext:value-type="string">
            <text:p>0</text:p>
          </table:table-cell>
          <table:table-cell table:formula="of:=BIN2HEX([Bin.J15])" office:value-type="string" office:string-value="0" calcext:value-type="string">
            <text:p>0</text:p>
          </table:table-cell>
          <table:table-cell table:formula="of:=BIN2HEX([Bin.K15])" office:value-type="string" office:string-value="0" calcext:value-type="string">
            <text:p>0</text:p>
          </table:table-cell>
          <table:table-cell table:formula="of:=BIN2HEX([Bin.L15])" office:value-type="string" office:string-value="0" calcext:value-type="string">
            <text:p>0</text:p>
          </table:table-cell>
          <table:table-cell table:formula="of:=BIN2HEX([Bin.M1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6])" office:value-type="string" office:string-value="1" calcext:value-type="string">
            <text:p>1</text:p>
          </table:table-cell>
          <table:table-cell table:formula="of:=BIN2HEX([Bin.B16])" office:value-type="string" office:string-value="2" calcext:value-type="string">
            <text:p>2</text:p>
          </table:table-cell>
          <table:table-cell table:formula="of:=BIN2HEX([Bin.C16])" office:value-type="string" office:string-value="0" calcext:value-type="string">
            <text:p>0</text:p>
          </table:table-cell>
          <table:table-cell table:formula="of:=BIN2HEX([Bin.D16])" office:value-type="string" office:string-value="0" calcext:value-type="string">
            <text:p>0</text:p>
          </table:table-cell>
          <table:table-cell table:formula="of:=BIN2HEX([Bin.E16])" office:value-type="string" office:string-value="1" calcext:value-type="string">
            <text:p>1</text:p>
          </table:table-cell>
          <table:table-cell table:formula="of:=BIN2HEX([Bin.F16])" office:value-type="string" office:string-value="0" calcext:value-type="string">
            <text:p>0</text:p>
          </table:table-cell>
          <table:table-cell table:formula="of:=BIN2HEX([Bin.G16])" office:value-type="string" office:string-value="0" calcext:value-type="string">
            <text:p>0</text:p>
          </table:table-cell>
          <table:table-cell table:formula="of:=BIN2HEX([Bin.H16])" office:value-type="string" office:string-value="1" calcext:value-type="string">
            <text:p>1</text:p>
          </table:table-cell>
          <table:table-cell table:formula="of:=BIN2HEX([Bin.I16])" office:value-type="string" office:string-value="0" calcext:value-type="string">
            <text:p>0</text:p>
          </table:table-cell>
          <table:table-cell table:formula="of:=BIN2HEX([Bin.J16])" office:value-type="string" office:string-value="0" calcext:value-type="string">
            <text:p>0</text:p>
          </table:table-cell>
          <table:table-cell table:formula="of:=BIN2HEX([Bin.K16])" office:value-type="string" office:string-value="0" calcext:value-type="string">
            <text:p>0</text:p>
          </table:table-cell>
          <table:table-cell table:formula="of:=BIN2HEX([Bin.L16])" office:value-type="string" office:string-value="0" calcext:value-type="string">
            <text:p>0</text:p>
          </table:table-cell>
          <table:table-cell table:formula="of:=BIN2HEX([Bin.M1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7])" office:value-type="string" office:string-value="1" calcext:value-type="string">
            <text:p>1</text:p>
          </table:table-cell>
          <table:table-cell table:formula="of:=BIN2HEX([Bin.B17])" office:value-type="string" office:string-value="2" calcext:value-type="string">
            <text:p>2</text:p>
          </table:table-cell>
          <table:table-cell table:formula="of:=BIN2HEX([Bin.C17])" office:value-type="string" office:string-value="0" calcext:value-type="string">
            <text:p>0</text:p>
          </table:table-cell>
          <table:table-cell table:formula="of:=BIN2HEX([Bin.D17])" office:value-type="string" office:string-value="0" calcext:value-type="string">
            <text:p>0</text:p>
          </table:table-cell>
          <table:table-cell table:formula="of:=BIN2HEX([Bin.E17])" office:value-type="string" office:string-value="1" calcext:value-type="string">
            <text:p>1</text:p>
          </table:table-cell>
          <table:table-cell table:formula="of:=BIN2HEX([Bin.F17])" office:value-type="string" office:string-value="0" calcext:value-type="string">
            <text:p>0</text:p>
          </table:table-cell>
          <table:table-cell table:formula="of:=BIN2HEX([Bin.G17])" office:value-type="string" office:string-value="0" calcext:value-type="string">
            <text:p>0</text:p>
          </table:table-cell>
          <table:table-cell table:formula="of:=BIN2HEX([Bin.H17])" office:value-type="string" office:string-value="1" calcext:value-type="string">
            <text:p>1</text:p>
          </table:table-cell>
          <table:table-cell table:formula="of:=BIN2HEX([Bin.I17])" office:value-type="string" office:string-value="0" calcext:value-type="string">
            <text:p>0</text:p>
          </table:table-cell>
          <table:table-cell table:formula="of:=BIN2HEX([Bin.J17])" office:value-type="string" office:string-value="0" calcext:value-type="string">
            <text:p>0</text:p>
          </table:table-cell>
          <table:table-cell table:formula="of:=BIN2HEX([Bin.K17])" office:value-type="string" office:string-value="0" calcext:value-type="string">
            <text:p>0</text:p>
          </table:table-cell>
          <table:table-cell table:formula="of:=BIN2HEX([Bin.L17])" office:value-type="string" office:string-value="0" calcext:value-type="string">
            <text:p>0</text:p>
          </table:table-cell>
          <table:table-cell table:formula="of:=BIN2HEX([Bin.M1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8])" office:value-type="string" office:string-value="1" calcext:value-type="string">
            <text:p>1</text:p>
          </table:table-cell>
          <table:table-cell table:formula="of:=BIN2HEX([Bin.B18])" office:value-type="string" office:string-value="2" calcext:value-type="string">
            <text:p>2</text:p>
          </table:table-cell>
          <table:table-cell table:formula="of:=BIN2HEX([Bin.C18])" office:value-type="string" office:string-value="0" calcext:value-type="string">
            <text:p>0</text:p>
          </table:table-cell>
          <table:table-cell table:formula="of:=BIN2HEX([Bin.D18])" office:value-type="string" office:string-value="0" calcext:value-type="string">
            <text:p>0</text:p>
          </table:table-cell>
          <table:table-cell table:formula="of:=BIN2HEX([Bin.E18])" office:value-type="string" office:string-value="1" calcext:value-type="string">
            <text:p>1</text:p>
          </table:table-cell>
          <table:table-cell table:formula="of:=BIN2HEX([Bin.F18])" office:value-type="string" office:string-value="0" calcext:value-type="string">
            <text:p>0</text:p>
          </table:table-cell>
          <table:table-cell table:formula="of:=BIN2HEX([Bin.G18])" office:value-type="string" office:string-value="0" calcext:value-type="string">
            <text:p>0</text:p>
          </table:table-cell>
          <table:table-cell table:formula="of:=BIN2HEX([Bin.H18])" office:value-type="string" office:string-value="1" calcext:value-type="string">
            <text:p>1</text:p>
          </table:table-cell>
          <table:table-cell table:formula="of:=BIN2HEX([Bin.I18])" office:value-type="string" office:string-value="0" calcext:value-type="string">
            <text:p>0</text:p>
          </table:table-cell>
          <table:table-cell table:formula="of:=BIN2HEX([Bin.J18])" office:value-type="string" office:string-value="0" calcext:value-type="string">
            <text:p>0</text:p>
          </table:table-cell>
          <table:table-cell table:formula="of:=BIN2HEX([Bin.K18])" office:value-type="string" office:string-value="0" calcext:value-type="string">
            <text:p>0</text:p>
          </table:table-cell>
          <table:table-cell table:formula="of:=BIN2HEX([Bin.L18])" office:value-type="string" office:string-value="0" calcext:value-type="string">
            <text:p>0</text:p>
          </table:table-cell>
          <table:table-cell table:formula="of:=BIN2HEX([Bin.M1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9])" office:value-type="string" office:string-value="1" calcext:value-type="string">
            <text:p>1</text:p>
          </table:table-cell>
          <table:table-cell table:formula="of:=BIN2HEX([Bin.B19])" office:value-type="string" office:string-value="1" calcext:value-type="string">
            <text:p>1</text:p>
          </table:table-cell>
          <table:table-cell table:formula="of:=BIN2HEX([Bin.C19])" office:value-type="string" office:string-value="0" calcext:value-type="string">
            <text:p>0</text:p>
          </table:table-cell>
          <table:table-cell table:formula="of:=BIN2HEX([Bin.D19])" office:value-type="string" office:string-value="0" calcext:value-type="string">
            <text:p>0</text:p>
          </table:table-cell>
          <table:table-cell table:formula="of:=BIN2HEX([Bin.E19])" office:value-type="string" office:string-value="1" calcext:value-type="string">
            <text:p>1</text:p>
          </table:table-cell>
          <table:table-cell table:formula="of:=BIN2HEX([Bin.F19])" office:value-type="string" office:string-value="0" calcext:value-type="string">
            <text:p>0</text:p>
          </table:table-cell>
          <table:table-cell table:formula="of:=BIN2HEX([Bin.G19])" office:value-type="string" office:string-value="0" calcext:value-type="string">
            <text:p>0</text:p>
          </table:table-cell>
          <table:table-cell table:formula="of:=BIN2HEX([Bin.H19])" office:value-type="string" office:string-value="1" calcext:value-type="string">
            <text:p>1</text:p>
          </table:table-cell>
          <table:table-cell table:formula="of:=BIN2HEX([Bin.I19])" office:value-type="string" office:string-value="0" calcext:value-type="string">
            <text:p>0</text:p>
          </table:table-cell>
          <table:table-cell table:formula="of:=BIN2HEX([Bin.J19])" office:value-type="string" office:string-value="0" calcext:value-type="string">
            <text:p>0</text:p>
          </table:table-cell>
          <table:table-cell table:formula="of:=BIN2HEX([Bin.K19])" office:value-type="string" office:string-value="0" calcext:value-type="string">
            <text:p>0</text:p>
          </table:table-cell>
          <table:table-cell table:formula="of:=BIN2HEX([Bin.L19])" office:value-type="string" office:string-value="0" calcext:value-type="string">
            <text:p>0</text:p>
          </table:table-cell>
          <table:table-cell table:formula="of:=BIN2HEX([Bin.M1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0])" office:value-type="string" office:string-value="1" calcext:value-type="string">
            <text:p>1</text:p>
          </table:table-cell>
          <table:table-cell table:formula="of:=BIN2HEX([Bin.B20])" office:value-type="string" office:string-value="1" calcext:value-type="string">
            <text:p>1</text:p>
          </table:table-cell>
          <table:table-cell table:formula="of:=BIN2HEX([Bin.C20])" office:value-type="string" office:string-value="0" calcext:value-type="string">
            <text:p>0</text:p>
          </table:table-cell>
          <table:table-cell table:formula="of:=BIN2HEX([Bin.D20])" office:value-type="string" office:string-value="0" calcext:value-type="string">
            <text:p>0</text:p>
          </table:table-cell>
          <table:table-cell table:formula="of:=BIN2HEX([Bin.E20])" office:value-type="string" office:string-value="1" calcext:value-type="string">
            <text:p>1</text:p>
          </table:table-cell>
          <table:table-cell table:formula="of:=BIN2HEX([Bin.F20])" office:value-type="string" office:string-value="0" calcext:value-type="string">
            <text:p>0</text:p>
          </table:table-cell>
          <table:table-cell table:formula="of:=BIN2HEX([Bin.G20])" office:value-type="string" office:string-value="0" calcext:value-type="string">
            <text:p>0</text:p>
          </table:table-cell>
          <table:table-cell table:formula="of:=BIN2HEX([Bin.H20])" office:value-type="string" office:string-value="1" calcext:value-type="string">
            <text:p>1</text:p>
          </table:table-cell>
          <table:table-cell table:formula="of:=BIN2HEX([Bin.I20])" office:value-type="string" office:string-value="0" calcext:value-type="string">
            <text:p>0</text:p>
          </table:table-cell>
          <table:table-cell table:formula="of:=BIN2HEX([Bin.J20])" office:value-type="string" office:string-value="0" calcext:value-type="string">
            <text:p>0</text:p>
          </table:table-cell>
          <table:table-cell table:formula="of:=BIN2HEX([Bin.K20])" office:value-type="string" office:string-value="0" calcext:value-type="string">
            <text:p>0</text:p>
          </table:table-cell>
          <table:table-cell table:formula="of:=BIN2HEX([Bin.L20])" office:value-type="string" office:string-value="0" calcext:value-type="string">
            <text:p>0</text:p>
          </table:table-cell>
          <table:table-cell table:formula="of:=BIN2HEX([Bin.M2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1])" office:value-type="string" office:string-value="1" calcext:value-type="string">
            <text:p>1</text:p>
          </table:table-cell>
          <table:table-cell table:formula="of:=BIN2HEX([Bin.B21])" office:value-type="string" office:string-value="1" calcext:value-type="string">
            <text:p>1</text:p>
          </table:table-cell>
          <table:table-cell table:formula="of:=BIN2HEX([Bin.C21])" office:value-type="string" office:string-value="0" calcext:value-type="string">
            <text:p>0</text:p>
          </table:table-cell>
          <table:table-cell table:formula="of:=BIN2HEX([Bin.D21])" office:value-type="string" office:string-value="0" calcext:value-type="string">
            <text:p>0</text:p>
          </table:table-cell>
          <table:table-cell table:formula="of:=BIN2HEX([Bin.E21])" office:value-type="string" office:string-value="1" calcext:value-type="string">
            <text:p>1</text:p>
          </table:table-cell>
          <table:table-cell table:formula="of:=BIN2HEX([Bin.F21])" office:value-type="string" office:string-value="0" calcext:value-type="string">
            <text:p>0</text:p>
          </table:table-cell>
          <table:table-cell table:formula="of:=BIN2HEX([Bin.G21])" office:value-type="string" office:string-value="0" calcext:value-type="string">
            <text:p>0</text:p>
          </table:table-cell>
          <table:table-cell table:formula="of:=BIN2HEX([Bin.H21])" office:value-type="string" office:string-value="1" calcext:value-type="string">
            <text:p>1</text:p>
          </table:table-cell>
          <table:table-cell table:formula="of:=BIN2HEX([Bin.I21])" office:value-type="string" office:string-value="0" calcext:value-type="string">
            <text:p>0</text:p>
          </table:table-cell>
          <table:table-cell table:formula="of:=BIN2HEX([Bin.J21])" office:value-type="string" office:string-value="0" calcext:value-type="string">
            <text:p>0</text:p>
          </table:table-cell>
          <table:table-cell table:formula="of:=BIN2HEX([Bin.K21])" office:value-type="string" office:string-value="0" calcext:value-type="string">
            <text:p>0</text:p>
          </table:table-cell>
          <table:table-cell table:formula="of:=BIN2HEX([Bin.L21])" office:value-type="string" office:string-value="0" calcext:value-type="string">
            <text:p>0</text:p>
          </table:table-cell>
          <table:table-cell table:formula="of:=BIN2HEX([Bin.M2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2])" office:value-type="string" office:string-value="1" calcext:value-type="string">
            <text:p>1</text:p>
          </table:table-cell>
          <table:table-cell table:formula="of:=BIN2HEX([Bin.B22])" office:value-type="string" office:string-value="2" calcext:value-type="string">
            <text:p>2</text:p>
          </table:table-cell>
          <table:table-cell table:formula="of:=BIN2HEX([Bin.C22])" office:value-type="string" office:string-value="0" calcext:value-type="string">
            <text:p>0</text:p>
          </table:table-cell>
          <table:table-cell table:formula="of:=BIN2HEX([Bin.D22])" office:value-type="string" office:string-value="0" calcext:value-type="string">
            <text:p>0</text:p>
          </table:table-cell>
          <table:table-cell table:formula="of:=BIN2HEX([Bin.E22])" office:value-type="string" office:string-value="0" calcext:value-type="string">
            <text:p>0</text:p>
          </table:table-cell>
          <table:table-cell table:formula="of:=BIN2HEX([Bin.F22])" office:value-type="string" office:string-value="6" calcext:value-type="string">
            <text:p>6</text:p>
          </table:table-cell>
          <table:table-cell table:formula="of:=BIN2HEX([Bin.G22])" office:value-type="string" office:string-value="3" calcext:value-type="string">
            <text:p>3</text:p>
          </table:table-cell>
          <table:table-cell table:formula="of:=BIN2HEX([Bin.H22])" office:value-type="string" office:string-value="1" calcext:value-type="string">
            <text:p>1</text:p>
          </table:table-cell>
          <table:table-cell table:formula="of:=BIN2HEX([Bin.I22])" office:value-type="string" office:string-value="0" calcext:value-type="string">
            <text:p>0</text:p>
          </table:table-cell>
          <table:table-cell table:formula="of:=BIN2HEX([Bin.J22])" office:value-type="string" office:string-value="0" calcext:value-type="string">
            <text:p>0</text:p>
          </table:table-cell>
          <table:table-cell table:formula="of:=BIN2HEX([Bin.K22])" office:value-type="string" office:string-value="0" calcext:value-type="string">
            <text:p>0</text:p>
          </table:table-cell>
          <table:table-cell table:formula="of:=BIN2HEX([Bin.L22])" office:value-type="string" office:string-value="0" calcext:value-type="string">
            <text:p>0</text:p>
          </table:table-cell>
          <table:table-cell table:formula="of:=BIN2HEX([Bin.M2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3])" office:value-type="string" office:string-value="1" calcext:value-type="string">
            <text:p>1</text:p>
          </table:table-cell>
          <table:table-cell table:formula="of:=BIN2HEX([Bin.B23])" office:value-type="string" office:string-value="2" calcext:value-type="string">
            <text:p>2</text:p>
          </table:table-cell>
          <table:table-cell table:formula="of:=BIN2HEX([Bin.C23])" office:value-type="string" office:string-value="0" calcext:value-type="string">
            <text:p>0</text:p>
          </table:table-cell>
          <table:table-cell table:formula="of:=BIN2HEX([Bin.D23])" office:value-type="string" office:string-value="0" calcext:value-type="string">
            <text:p>0</text:p>
          </table:table-cell>
          <table:table-cell table:formula="of:=BIN2HEX([Bin.E23])" office:value-type="string" office:string-value="0" calcext:value-type="string">
            <text:p>0</text:p>
          </table:table-cell>
          <table:table-cell table:formula="of:=BIN2HEX([Bin.F23])" office:value-type="string" office:string-value="E" calcext:value-type="string">
            <text:p>E</text:p>
          </table:table-cell>
          <table:table-cell table:formula="of:=BIN2HEX([Bin.G23])" office:value-type="string" office:string-value="2" calcext:value-type="string">
            <text:p>2</text:p>
          </table:table-cell>
          <table:table-cell table:formula="of:=BIN2HEX([Bin.H23])" office:value-type="string" office:string-value="1" calcext:value-type="string">
            <text:p>1</text:p>
          </table:table-cell>
          <table:table-cell table:formula="of:=BIN2HEX([Bin.I23])" office:value-type="string" office:string-value="0" calcext:value-type="string">
            <text:p>0</text:p>
          </table:table-cell>
          <table:table-cell table:formula="of:=BIN2HEX([Bin.J23])" office:value-type="string" office:string-value="0" calcext:value-type="string">
            <text:p>0</text:p>
          </table:table-cell>
          <table:table-cell table:formula="of:=BIN2HEX([Bin.K23])" office:value-type="string" office:string-value="0" calcext:value-type="string">
            <text:p>0</text:p>
          </table:table-cell>
          <table:table-cell table:formula="of:=BIN2HEX([Bin.L23])" office:value-type="string" office:string-value="0" calcext:value-type="string">
            <text:p>0</text:p>
          </table:table-cell>
          <table:table-cell table:formula="of:=BIN2HEX([Bin.M2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4])" office:value-type="string" office:string-value="1" calcext:value-type="string">
            <text:p>1</text:p>
          </table:table-cell>
          <table:table-cell table:formula="of:=BIN2HEX([Bin.B24])" office:value-type="string" office:string-value="2" calcext:value-type="string">
            <text:p>2</text:p>
          </table:table-cell>
          <table:table-cell table:formula="of:=BIN2HEX([Bin.C24])" office:value-type="string" office:string-value="0" calcext:value-type="string">
            <text:p>0</text:p>
          </table:table-cell>
          <table:table-cell table:formula="of:=BIN2HEX([Bin.D24])" office:value-type="string" office:string-value="0" calcext:value-type="string">
            <text:p>0</text:p>
          </table:table-cell>
          <table:table-cell table:formula="of:=BIN2HEX([Bin.E24])" office:value-type="string" office:string-value="0" calcext:value-type="string">
            <text:p>0</text:p>
          </table:table-cell>
          <table:table-cell table:formula="of:=BIN2HEX([Bin.F24])" office:value-type="string" office:string-value="2" calcext:value-type="string">
            <text:p>2</text:p>
          </table:table-cell>
          <table:table-cell table:formula="of:=BIN2HEX([Bin.G24])" office:value-type="string" office:string-value="2" calcext:value-type="string">
            <text:p>2</text:p>
          </table:table-cell>
          <table:table-cell table:formula="of:=BIN2HEX([Bin.H24])" office:value-type="string" office:string-value="1" calcext:value-type="string">
            <text:p>1</text:p>
          </table:table-cell>
          <table:table-cell table:formula="of:=BIN2HEX([Bin.I24])" office:value-type="string" office:string-value="0" calcext:value-type="string">
            <text:p>0</text:p>
          </table:table-cell>
          <table:table-cell table:formula="of:=BIN2HEX([Bin.J24])" office:value-type="string" office:string-value="0" calcext:value-type="string">
            <text:p>0</text:p>
          </table:table-cell>
          <table:table-cell table:formula="of:=BIN2HEX([Bin.K24])" office:value-type="string" office:string-value="0" calcext:value-type="string">
            <text:p>0</text:p>
          </table:table-cell>
          <table:table-cell table:formula="of:=BIN2HEX([Bin.L24])" office:value-type="string" office:string-value="0" calcext:value-type="string">
            <text:p>0</text:p>
          </table:table-cell>
          <table:table-cell table:formula="of:=BIN2HEX([Bin.M2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5])" office:value-type="string" office:string-value="5" calcext:value-type="string">
            <text:p>5</text:p>
          </table:table-cell>
          <table:table-cell table:formula="of:=BIN2HEX([Bin.B25])" office:value-type="string" office:string-value="2" calcext:value-type="string">
            <text:p>2</text:p>
          </table:table-cell>
          <table:table-cell table:formula="of:=BIN2HEX([Bin.C25])" office:value-type="string" office:string-value="0" calcext:value-type="string">
            <text:p>0</text:p>
          </table:table-cell>
          <table:table-cell table:formula="of:=BIN2HEX([Bin.D25])" office:value-type="string" office:string-value="0" calcext:value-type="string">
            <text:p>0</text:p>
          </table:table-cell>
          <table:table-cell table:formula="of:=BIN2HEX([Bin.E25])" office:value-type="string" office:string-value="0" calcext:value-type="string">
            <text:p>0</text:p>
          </table:table-cell>
          <table:table-cell table:formula="of:=BIN2HEX([Bin.F25])" office:value-type="string" office:string-value="1" calcext:value-type="string">
            <text:p>1</text:p>
          </table:table-cell>
          <table:table-cell table:formula="of:=BIN2HEX([Bin.G25])" office:value-type="string" office:string-value="3" calcext:value-type="string">
            <text:p>3</text:p>
          </table:table-cell>
          <table:table-cell table:formula="of:=BIN2HEX([Bin.H25])" office:value-type="string" office:string-value="0" calcext:value-type="string">
            <text:p>0</text:p>
          </table:table-cell>
          <table:table-cell table:formula="of:=BIN2HEX([Bin.I25])" office:value-type="string" office:string-value="0" calcext:value-type="string">
            <text:p>0</text:p>
          </table:table-cell>
          <table:table-cell table:formula="of:=BIN2HEX([Bin.J25])" office:value-type="string" office:string-value="0" calcext:value-type="string">
            <text:p>0</text:p>
          </table:table-cell>
          <table:table-cell table:formula="of:=BIN2HEX([Bin.K25])" office:value-type="string" office:string-value="0" calcext:value-type="string">
            <text:p>0</text:p>
          </table:table-cell>
          <table:table-cell table:formula="of:=BIN2HEX([Bin.L25])" office:value-type="string" office:string-value="0" calcext:value-type="string">
            <text:p>0</text:p>
          </table:table-cell>
          <table:table-cell table:formula="of:=BIN2HEX([Bin.M2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6])" office:value-type="string" office:string-value="5" calcext:value-type="string">
            <text:p>5</text:p>
          </table:table-cell>
          <table:table-cell table:formula="of:=BIN2HEX([Bin.B26])" office:value-type="string" office:string-value="2" calcext:value-type="string">
            <text:p>2</text:p>
          </table:table-cell>
          <table:table-cell table:formula="of:=BIN2HEX([Bin.C26])" office:value-type="string" office:string-value="0" calcext:value-type="string">
            <text:p>0</text:p>
          </table:table-cell>
          <table:table-cell table:formula="of:=BIN2HEX([Bin.D26])" office:value-type="string" office:string-value="0" calcext:value-type="string">
            <text:p>0</text:p>
          </table:table-cell>
          <table:table-cell table:formula="of:=BIN2HEX([Bin.E26])" office:value-type="string" office:string-value="0" calcext:value-type="string">
            <text:p>0</text:p>
          </table:table-cell>
          <table:table-cell table:formula="of:=BIN2HEX([Bin.F26])" office:value-type="string" office:string-value="9" calcext:value-type="string">
            <text:p>9</text:p>
          </table:table-cell>
          <table:table-cell table:formula="of:=BIN2HEX([Bin.G26])" office:value-type="string" office:string-value="2" calcext:value-type="string">
            <text:p>2</text:p>
          </table:table-cell>
          <table:table-cell table:formula="of:=BIN2HEX([Bin.H26])" office:value-type="string" office:string-value="0" calcext:value-type="string">
            <text:p>0</text:p>
          </table:table-cell>
          <table:table-cell table:formula="of:=BIN2HEX([Bin.I26])" office:value-type="string" office:string-value="0" calcext:value-type="string">
            <text:p>0</text:p>
          </table:table-cell>
          <table:table-cell table:formula="of:=BIN2HEX([Bin.J26])" office:value-type="string" office:string-value="0" calcext:value-type="string">
            <text:p>0</text:p>
          </table:table-cell>
          <table:table-cell table:formula="of:=BIN2HEX([Bin.K26])" office:value-type="string" office:string-value="0" calcext:value-type="string">
            <text:p>0</text:p>
          </table:table-cell>
          <table:table-cell table:formula="of:=BIN2HEX([Bin.L26])" office:value-type="string" office:string-value="0" calcext:value-type="string">
            <text:p>0</text:p>
          </table:table-cell>
          <table:table-cell table:formula="of:=BIN2HEX([Bin.M2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7])" office:value-type="string" office:string-value="5" calcext:value-type="string">
            <text:p>5</text:p>
          </table:table-cell>
          <table:table-cell table:formula="of:=BIN2HEX([Bin.B27])" office:value-type="string" office:string-value="2" calcext:value-type="string">
            <text:p>2</text:p>
          </table:table-cell>
          <table:table-cell table:formula="of:=BIN2HEX([Bin.C27])" office:value-type="string" office:string-value="0" calcext:value-type="string">
            <text:p>0</text:p>
          </table:table-cell>
          <table:table-cell table:formula="of:=BIN2HEX([Bin.D27])" office:value-type="string" office:string-value="0" calcext:value-type="string">
            <text:p>0</text:p>
          </table:table-cell>
          <table:table-cell table:formula="of:=BIN2HEX([Bin.E27])" office:value-type="string" office:string-value="0" calcext:value-type="string">
            <text:p>0</text:p>
          </table:table-cell>
          <table:table-cell table:formula="of:=BIN2HEX([Bin.F27])" office:value-type="string" office:string-value="1" calcext:value-type="string">
            <text:p>1</text:p>
          </table:table-cell>
          <table:table-cell table:formula="of:=BIN2HEX([Bin.G27])" office:value-type="string" office:string-value="2" calcext:value-type="string">
            <text:p>2</text:p>
          </table:table-cell>
          <table:table-cell table:formula="of:=BIN2HEX([Bin.H27])" office:value-type="string" office:string-value="0" calcext:value-type="string">
            <text:p>0</text:p>
          </table:table-cell>
          <table:table-cell table:formula="of:=BIN2HEX([Bin.I27])" office:value-type="string" office:string-value="0" calcext:value-type="string">
            <text:p>0</text:p>
          </table:table-cell>
          <table:table-cell table:formula="of:=BIN2HEX([Bin.J27])" office:value-type="string" office:string-value="0" calcext:value-type="string">
            <text:p>0</text:p>
          </table:table-cell>
          <table:table-cell table:formula="of:=BIN2HEX([Bin.K27])" office:value-type="string" office:string-value="0" calcext:value-type="string">
            <text:p>0</text:p>
          </table:table-cell>
          <table:table-cell table:formula="of:=BIN2HEX([Bin.L27])" office:value-type="string" office:string-value="0" calcext:value-type="string">
            <text:p>0</text:p>
          </table:table-cell>
          <table:table-cell table:formula="of:=BIN2HEX([Bin.M2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8])" office:value-type="string" office:string-value="1" calcext:value-type="string">
            <text:p>1</text:p>
          </table:table-cell>
          <table:table-cell table:formula="of:=BIN2HEX([Bin.B28])" office:value-type="string" office:string-value="2" calcext:value-type="string">
            <text:p>2</text:p>
          </table:table-cell>
          <table:table-cell table:formula="of:=BIN2HEX([Bin.C28])" office:value-type="string" office:string-value="0" calcext:value-type="string">
            <text:p>0</text:p>
          </table:table-cell>
          <table:table-cell table:formula="of:=BIN2HEX([Bin.D28])" office:value-type="string" office:string-value="0" calcext:value-type="string">
            <text:p>0</text:p>
          </table:table-cell>
          <table:table-cell table:formula="of:=BIN2HEX([Bin.E28])" office:value-type="string" office:string-value="0" calcext:value-type="string">
            <text:p>0</text:p>
          </table:table-cell>
          <table:table-cell table:formula="of:=BIN2HEX([Bin.F28])" office:value-type="string" office:string-value="2" calcext:value-type="string">
            <text:p>2</text:p>
          </table:table-cell>
          <table:table-cell table:formula="of:=BIN2HEX([Bin.G28])" office:value-type="string" office:string-value="3" calcext:value-type="string">
            <text:p>3</text:p>
          </table:table-cell>
          <table:table-cell table:formula="of:=BIN2HEX([Bin.H28])" office:value-type="string" office:string-value="1" calcext:value-type="string">
            <text:p>1</text:p>
          </table:table-cell>
          <table:table-cell table:formula="of:=BIN2HEX([Bin.I28])" office:value-type="string" office:string-value="0" calcext:value-type="string">
            <text:p>0</text:p>
          </table:table-cell>
          <table:table-cell table:formula="of:=BIN2HEX([Bin.J28])" office:value-type="string" office:string-value="0" calcext:value-type="string">
            <text:p>0</text:p>
          </table:table-cell>
          <table:table-cell table:formula="of:=BIN2HEX([Bin.K28])" office:value-type="string" office:string-value="0" calcext:value-type="string">
            <text:p>0</text:p>
          </table:table-cell>
          <table:table-cell table:formula="of:=BIN2HEX([Bin.L28])" office:value-type="string" office:string-value="0" calcext:value-type="string">
            <text:p>0</text:p>
          </table:table-cell>
          <table:table-cell table:formula="of:=BIN2HEX([Bin.M2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29])" office:value-type="string" office:string-value="1" calcext:value-type="string">
            <text:p>1</text:p>
          </table:table-cell>
          <table:table-cell table:formula="of:=BIN2HEX([Bin.B29])" office:value-type="string" office:string-value="2" calcext:value-type="string">
            <text:p>2</text:p>
          </table:table-cell>
          <table:table-cell table:formula="of:=BIN2HEX([Bin.C29])" office:value-type="string" office:string-value="0" calcext:value-type="string">
            <text:p>0</text:p>
          </table:table-cell>
          <table:table-cell table:formula="of:=BIN2HEX([Bin.D29])" office:value-type="string" office:string-value="0" calcext:value-type="string">
            <text:p>0</text:p>
          </table:table-cell>
          <table:table-cell table:formula="of:=BIN2HEX([Bin.E29])" office:value-type="string" office:string-value="0" calcext:value-type="string">
            <text:p>0</text:p>
          </table:table-cell>
          <table:table-cell table:formula="of:=BIN2HEX([Bin.F29])" office:value-type="string" office:string-value="A" calcext:value-type="string">
            <text:p>A</text:p>
          </table:table-cell>
          <table:table-cell table:formula="of:=BIN2HEX([Bin.G29])" office:value-type="string" office:string-value="2" calcext:value-type="string">
            <text:p>2</text:p>
          </table:table-cell>
          <table:table-cell table:formula="of:=BIN2HEX([Bin.H29])" office:value-type="string" office:string-value="1" calcext:value-type="string">
            <text:p>1</text:p>
          </table:table-cell>
          <table:table-cell table:formula="of:=BIN2HEX([Bin.I29])" office:value-type="string" office:string-value="0" calcext:value-type="string">
            <text:p>0</text:p>
          </table:table-cell>
          <table:table-cell table:formula="of:=BIN2HEX([Bin.J29])" office:value-type="string" office:string-value="0" calcext:value-type="string">
            <text:p>0</text:p>
          </table:table-cell>
          <table:table-cell table:formula="of:=BIN2HEX([Bin.K29])" office:value-type="string" office:string-value="0" calcext:value-type="string">
            <text:p>0</text:p>
          </table:table-cell>
          <table:table-cell table:formula="of:=BIN2HEX([Bin.L29])" office:value-type="string" office:string-value="0" calcext:value-type="string">
            <text:p>0</text:p>
          </table:table-cell>
          <table:table-cell table:formula="of:=BIN2HEX([Bin.M2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0])" office:value-type="string" office:string-value="0" calcext:value-type="string">
            <text:p>0</text:p>
          </table:table-cell>
          <table:table-cell table:formula="of:=BIN2HEX([Bin.B30])" office:value-type="string" office:string-value="0" calcext:value-type="string">
            <text:p>0</text:p>
          </table:table-cell>
          <table:table-cell table:formula="of:=BIN2HEX([Bin.C30])" office:value-type="string" office:string-value="0" calcext:value-type="string">
            <text:p>0</text:p>
          </table:table-cell>
          <table:table-cell table:formula="of:=BIN2HEX([Bin.D30])" office:value-type="string" office:string-value="0" calcext:value-type="string">
            <text:p>0</text:p>
          </table:table-cell>
          <table:table-cell table:formula="of:=BIN2HEX([Bin.E30])" office:value-type="string" office:string-value="0" calcext:value-type="string">
            <text:p>0</text:p>
          </table:table-cell>
          <table:table-cell table:formula="of:=BIN2HEX([Bin.F30])" office:value-type="string" office:string-value="0" calcext:value-type="string">
            <text:p>0</text:p>
          </table:table-cell>
          <table:table-cell table:formula="of:=BIN2HEX([Bin.G30])" office:value-type="string" office:string-value="0" calcext:value-type="string">
            <text:p>0</text:p>
          </table:table-cell>
          <table:table-cell table:formula="of:=BIN2HEX([Bin.H30])" office:value-type="string" office:string-value="0" calcext:value-type="string">
            <text:p>0</text:p>
          </table:table-cell>
          <table:table-cell table:formula="of:=BIN2HEX([Bin.I30])" office:value-type="string" office:string-value="0" calcext:value-type="string">
            <text:p>0</text:p>
          </table:table-cell>
          <table:table-cell table:formula="of:=BIN2HEX([Bin.J30])" office:value-type="string" office:string-value="0" calcext:value-type="string">
            <text:p>0</text:p>
          </table:table-cell>
          <table:table-cell table:formula="of:=BIN2HEX([Bin.K30])" office:value-type="string" office:string-value="0" calcext:value-type="string">
            <text:p>0</text:p>
          </table:table-cell>
          <table:table-cell table:formula="of:=BIN2HEX([Bin.L30])" office:value-type="string" office:string-value="0" calcext:value-type="string">
            <text:p>0</text:p>
          </table:table-cell>
          <table:table-cell table:formula="of:=BIN2HEX([Bin.M3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1])" office:value-type="string" office:string-value="0" calcext:value-type="string">
            <text:p>0</text:p>
          </table:table-cell>
          <table:table-cell table:formula="of:=BIN2HEX([Bin.B31])" office:value-type="string" office:string-value="0" calcext:value-type="string">
            <text:p>0</text:p>
          </table:table-cell>
          <table:table-cell table:formula="of:=BIN2HEX([Bin.C31])" office:value-type="string" office:string-value="0" calcext:value-type="string">
            <text:p>0</text:p>
          </table:table-cell>
          <table:table-cell table:formula="of:=BIN2HEX([Bin.D31])" office:value-type="string" office:string-value="0" calcext:value-type="string">
            <text:p>0</text:p>
          </table:table-cell>
          <table:table-cell table:formula="of:=BIN2HEX([Bin.E31])" office:value-type="string" office:string-value="0" calcext:value-type="string">
            <text:p>0</text:p>
          </table:table-cell>
          <table:table-cell table:formula="of:=BIN2HEX([Bin.F31])" office:value-type="string" office:string-value="0" calcext:value-type="string">
            <text:p>0</text:p>
          </table:table-cell>
          <table:table-cell table:formula="of:=BIN2HEX([Bin.G31])" office:value-type="string" office:string-value="0" calcext:value-type="string">
            <text:p>0</text:p>
          </table:table-cell>
          <table:table-cell table:formula="of:=BIN2HEX([Bin.H31])" office:value-type="string" office:string-value="0" calcext:value-type="string">
            <text:p>0</text:p>
          </table:table-cell>
          <table:table-cell table:formula="of:=BIN2HEX([Bin.I31])" office:value-type="string" office:string-value="0" calcext:value-type="string">
            <text:p>0</text:p>
          </table:table-cell>
          <table:table-cell table:formula="of:=BIN2HEX([Bin.J31])" office:value-type="string" office:string-value="0" calcext:value-type="string">
            <text:p>0</text:p>
          </table:table-cell>
          <table:table-cell table:formula="of:=BIN2HEX([Bin.K31])" office:value-type="string" office:string-value="0" calcext:value-type="string">
            <text:p>0</text:p>
          </table:table-cell>
          <table:table-cell table:formula="of:=BIN2HEX([Bin.L31])" office:value-type="string" office:string-value="0" calcext:value-type="string">
            <text:p>0</text:p>
          </table:table-cell>
          <table:table-cell table:formula="of:=BIN2HEX([Bin.M31])" office:value-type="string" office:string-value="1" calcext:value-type="string">
            <text:p>1</text:p>
          </table:table-cell>
          <table:table-cell table:number-columns-repeated="1011"/>
        </table:table-row>
        <table:table-row table:style-name="ro1">
          <table:table-cell table:formula="of:=BIN2HEX([Bin.A32])" office:value-type="string" office:string-value="0" calcext:value-type="string">
            <text:p>0</text:p>
          </table:table-cell>
          <table:table-cell table:formula="of:=BIN2HEX([Bin.B32])" office:value-type="string" office:string-value="0" calcext:value-type="string">
            <text:p>0</text:p>
          </table:table-cell>
          <table:table-cell table:formula="of:=BIN2HEX([Bin.C32])" office:value-type="string" office:string-value="0" calcext:value-type="string">
            <text:p>0</text:p>
          </table:table-cell>
          <table:table-cell table:formula="of:=BIN2HEX([Bin.D32])" office:value-type="string" office:string-value="0" calcext:value-type="string">
            <text:p>0</text:p>
          </table:table-cell>
          <table:table-cell table:formula="of:=BIN2HEX([Bin.E32])" office:value-type="string" office:string-value="0" calcext:value-type="string">
            <text:p>0</text:p>
          </table:table-cell>
          <table:table-cell table:formula="of:=BIN2HEX([Bin.F32])" office:value-type="string" office:string-value="0" calcext:value-type="string">
            <text:p>0</text:p>
          </table:table-cell>
          <table:table-cell table:formula="of:=BIN2HEX([Bin.G32])" office:value-type="string" office:string-value="0" calcext:value-type="string">
            <text:p>0</text:p>
          </table:table-cell>
          <table:table-cell table:formula="of:=BIN2HEX([Bin.H32])" office:value-type="string" office:string-value="0" calcext:value-type="string">
            <text:p>0</text:p>
          </table:table-cell>
          <table:table-cell table:formula="of:=BIN2HEX([Bin.I32])" office:value-type="string" office:string-value="0" calcext:value-type="string">
            <text:p>0</text:p>
          </table:table-cell>
          <table:table-cell table:formula="of:=BIN2HEX([Bin.J32])" office:value-type="string" office:string-value="0" calcext:value-type="string">
            <text:p>0</text:p>
          </table:table-cell>
          <table:table-cell table:formula="of:=BIN2HEX([Bin.K32])" office:value-type="string" office:string-value="0" calcext:value-type="string">
            <text:p>0</text:p>
          </table:table-cell>
          <table:table-cell table:formula="of:=BIN2HEX([Bin.L32])" office:value-type="string" office:string-value="0" calcext:value-type="string">
            <text:p>0</text:p>
          </table:table-cell>
          <table:table-cell table:formula="of:=BIN2HEX([Bin.M32])" office:value-type="string" office:string-value="1" calcext:value-type="string">
            <text:p>1</text:p>
          </table:table-cell>
          <table:table-cell table:number-columns-repeated="1011"/>
        </table:table-row>
        <table:table-row table:style-name="ro1">
          <table:table-cell table:formula="of:=BIN2HEX([Bin.A33])" office:value-type="string" office:string-value="3" calcext:value-type="string">
            <text:p>3</text:p>
          </table:table-cell>
          <table:table-cell table:formula="of:=BIN2HEX([Bin.B33])" office:value-type="string" office:string-value="0" calcext:value-type="string">
            <text:p>0</text:p>
          </table:table-cell>
          <table:table-cell table:formula="of:=BIN2HEX([Bin.C33])" office:value-type="string" office:string-value="0" calcext:value-type="string">
            <text:p>0</text:p>
          </table:table-cell>
          <table:table-cell table:formula="of:=BIN2HEX([Bin.D33])" office:value-type="string" office:string-value="0" calcext:value-type="string">
            <text:p>0</text:p>
          </table:table-cell>
          <table:table-cell table:formula="of:=BIN2HEX([Bin.E33])" office:value-type="string" office:string-value="1" calcext:value-type="string">
            <text:p>1</text:p>
          </table:table-cell>
          <table:table-cell table:formula="of:=BIN2HEX([Bin.F33])" office:value-type="string" office:string-value="0" calcext:value-type="string">
            <text:p>0</text:p>
          </table:table-cell>
          <table:table-cell table:formula="of:=BIN2HEX([Bin.G33])" office:value-type="string" office:string-value="0" calcext:value-type="string">
            <text:p>0</text:p>
          </table:table-cell>
          <table:table-cell table:formula="of:=BIN2HEX([Bin.H33])" office:value-type="string" office:string-value="1" calcext:value-type="string">
            <text:p>1</text:p>
          </table:table-cell>
          <table:table-cell table:formula="of:=BIN2HEX([Bin.I33])" office:value-type="string" office:string-value="0" calcext:value-type="string">
            <text:p>0</text:p>
          </table:table-cell>
          <table:table-cell table:formula="of:=BIN2HEX([Bin.J33])" office:value-type="string" office:string-value="0" calcext:value-type="string">
            <text:p>0</text:p>
          </table:table-cell>
          <table:table-cell table:formula="of:=BIN2HEX([Bin.K33])" office:value-type="string" office:string-value="0" calcext:value-type="string">
            <text:p>0</text:p>
          </table:table-cell>
          <table:table-cell table:formula="of:=BIN2HEX([Bin.L33])" office:value-type="string" office:string-value="0" calcext:value-type="string">
            <text:p>0</text:p>
          </table:table-cell>
          <table:table-cell table:formula="of:=BIN2HEX([Bin.M3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4])" office:value-type="string" office:string-value="3" calcext:value-type="string">
            <text:p>3</text:p>
          </table:table-cell>
          <table:table-cell table:formula="of:=BIN2HEX([Bin.B34])" office:value-type="string" office:string-value="0" calcext:value-type="string">
            <text:p>0</text:p>
          </table:table-cell>
          <table:table-cell table:formula="of:=BIN2HEX([Bin.C34])" office:value-type="string" office:string-value="0" calcext:value-type="string">
            <text:p>0</text:p>
          </table:table-cell>
          <table:table-cell table:formula="of:=BIN2HEX([Bin.D34])" office:value-type="string" office:string-value="0" calcext:value-type="string">
            <text:p>0</text:p>
          </table:table-cell>
          <table:table-cell table:formula="of:=BIN2HEX([Bin.E34])" office:value-type="string" office:string-value="1" calcext:value-type="string">
            <text:p>1</text:p>
          </table:table-cell>
          <table:table-cell table:formula="of:=BIN2HEX([Bin.F34])" office:value-type="string" office:string-value="0" calcext:value-type="string">
            <text:p>0</text:p>
          </table:table-cell>
          <table:table-cell table:formula="of:=BIN2HEX([Bin.G34])" office:value-type="string" office:string-value="0" calcext:value-type="string">
            <text:p>0</text:p>
          </table:table-cell>
          <table:table-cell table:formula="of:=BIN2HEX([Bin.H34])" office:value-type="string" office:string-value="1" calcext:value-type="string">
            <text:p>1</text:p>
          </table:table-cell>
          <table:table-cell table:formula="of:=BIN2HEX([Bin.I34])" office:value-type="string" office:string-value="0" calcext:value-type="string">
            <text:p>0</text:p>
          </table:table-cell>
          <table:table-cell table:formula="of:=BIN2HEX([Bin.J34])" office:value-type="string" office:string-value="0" calcext:value-type="string">
            <text:p>0</text:p>
          </table:table-cell>
          <table:table-cell table:formula="of:=BIN2HEX([Bin.K34])" office:value-type="string" office:string-value="0" calcext:value-type="string">
            <text:p>0</text:p>
          </table:table-cell>
          <table:table-cell table:formula="of:=BIN2HEX([Bin.L34])" office:value-type="string" office:string-value="0" calcext:value-type="string">
            <text:p>0</text:p>
          </table:table-cell>
          <table:table-cell table:formula="of:=BIN2HEX([Bin.M3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5])" office:value-type="string" office:string-value="3" calcext:value-type="string">
            <text:p>3</text:p>
          </table:table-cell>
          <table:table-cell table:formula="of:=BIN2HEX([Bin.B35])" office:value-type="string" office:string-value="0" calcext:value-type="string">
            <text:p>0</text:p>
          </table:table-cell>
          <table:table-cell table:formula="of:=BIN2HEX([Bin.C35])" office:value-type="string" office:string-value="0" calcext:value-type="string">
            <text:p>0</text:p>
          </table:table-cell>
          <table:table-cell table:formula="of:=BIN2HEX([Bin.D35])" office:value-type="string" office:string-value="0" calcext:value-type="string">
            <text:p>0</text:p>
          </table:table-cell>
          <table:table-cell table:formula="of:=BIN2HEX([Bin.E35])" office:value-type="string" office:string-value="1" calcext:value-type="string">
            <text:p>1</text:p>
          </table:table-cell>
          <table:table-cell table:formula="of:=BIN2HEX([Bin.F35])" office:value-type="string" office:string-value="0" calcext:value-type="string">
            <text:p>0</text:p>
          </table:table-cell>
          <table:table-cell table:formula="of:=BIN2HEX([Bin.G35])" office:value-type="string" office:string-value="0" calcext:value-type="string">
            <text:p>0</text:p>
          </table:table-cell>
          <table:table-cell table:formula="of:=BIN2HEX([Bin.H35])" office:value-type="string" office:string-value="1" calcext:value-type="string">
            <text:p>1</text:p>
          </table:table-cell>
          <table:table-cell table:formula="of:=BIN2HEX([Bin.I35])" office:value-type="string" office:string-value="0" calcext:value-type="string">
            <text:p>0</text:p>
          </table:table-cell>
          <table:table-cell table:formula="of:=BIN2HEX([Bin.J35])" office:value-type="string" office:string-value="0" calcext:value-type="string">
            <text:p>0</text:p>
          </table:table-cell>
          <table:table-cell table:formula="of:=BIN2HEX([Bin.K35])" office:value-type="string" office:string-value="0" calcext:value-type="string">
            <text:p>0</text:p>
          </table:table-cell>
          <table:table-cell table:formula="of:=BIN2HEX([Bin.L35])" office:value-type="string" office:string-value="0" calcext:value-type="string">
            <text:p>0</text:p>
          </table:table-cell>
          <table:table-cell table:formula="of:=BIN2HEX([Bin.M3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6])" office:value-type="string" office:string-value="3" calcext:value-type="string">
            <text:p>3</text:p>
          </table:table-cell>
          <table:table-cell table:formula="of:=BIN2HEX([Bin.B36])" office:value-type="string" office:string-value="0" calcext:value-type="string">
            <text:p>0</text:p>
          </table:table-cell>
          <table:table-cell table:formula="of:=BIN2HEX([Bin.C36])" office:value-type="string" office:string-value="0" calcext:value-type="string">
            <text:p>0</text:p>
          </table:table-cell>
          <table:table-cell table:formula="of:=BIN2HEX([Bin.D36])" office:value-type="string" office:string-value="0" calcext:value-type="string">
            <text:p>0</text:p>
          </table:table-cell>
          <table:table-cell table:formula="of:=BIN2HEX([Bin.E36])" office:value-type="string" office:string-value="1" calcext:value-type="string">
            <text:p>1</text:p>
          </table:table-cell>
          <table:table-cell table:formula="of:=BIN2HEX([Bin.F36])" office:value-type="string" office:string-value="0" calcext:value-type="string">
            <text:p>0</text:p>
          </table:table-cell>
          <table:table-cell table:formula="of:=BIN2HEX([Bin.G36])" office:value-type="string" office:string-value="0" calcext:value-type="string">
            <text:p>0</text:p>
          </table:table-cell>
          <table:table-cell table:formula="of:=BIN2HEX([Bin.H36])" office:value-type="string" office:string-value="1" calcext:value-type="string">
            <text:p>1</text:p>
          </table:table-cell>
          <table:table-cell table:formula="of:=BIN2HEX([Bin.I36])" office:value-type="string" office:string-value="0" calcext:value-type="string">
            <text:p>0</text:p>
          </table:table-cell>
          <table:table-cell table:formula="of:=BIN2HEX([Bin.J36])" office:value-type="string" office:string-value="0" calcext:value-type="string">
            <text:p>0</text:p>
          </table:table-cell>
          <table:table-cell table:formula="of:=BIN2HEX([Bin.K36])" office:value-type="string" office:string-value="0" calcext:value-type="string">
            <text:p>0</text:p>
          </table:table-cell>
          <table:table-cell table:formula="of:=BIN2HEX([Bin.L36])" office:value-type="string" office:string-value="0" calcext:value-type="string">
            <text:p>0</text:p>
          </table:table-cell>
          <table:table-cell table:formula="of:=BIN2HEX([Bin.M3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7])" office:value-type="string" office:string-value="3" calcext:value-type="string">
            <text:p>3</text:p>
          </table:table-cell>
          <table:table-cell table:formula="of:=BIN2HEX([Bin.B37])" office:value-type="string" office:string-value="0" calcext:value-type="string">
            <text:p>0</text:p>
          </table:table-cell>
          <table:table-cell table:formula="of:=BIN2HEX([Bin.C37])" office:value-type="string" office:string-value="0" calcext:value-type="string">
            <text:p>0</text:p>
          </table:table-cell>
          <table:table-cell table:formula="of:=BIN2HEX([Bin.D37])" office:value-type="string" office:string-value="0" calcext:value-type="string">
            <text:p>0</text:p>
          </table:table-cell>
          <table:table-cell table:formula="of:=BIN2HEX([Bin.E37])" office:value-type="string" office:string-value="1" calcext:value-type="string">
            <text:p>1</text:p>
          </table:table-cell>
          <table:table-cell table:formula="of:=BIN2HEX([Bin.F37])" office:value-type="string" office:string-value="0" calcext:value-type="string">
            <text:p>0</text:p>
          </table:table-cell>
          <table:table-cell table:formula="of:=BIN2HEX([Bin.G37])" office:value-type="string" office:string-value="0" calcext:value-type="string">
            <text:p>0</text:p>
          </table:table-cell>
          <table:table-cell table:formula="of:=BIN2HEX([Bin.H37])" office:value-type="string" office:string-value="1" calcext:value-type="string">
            <text:p>1</text:p>
          </table:table-cell>
          <table:table-cell table:formula="of:=BIN2HEX([Bin.I37])" office:value-type="string" office:string-value="0" calcext:value-type="string">
            <text:p>0</text:p>
          </table:table-cell>
          <table:table-cell table:formula="of:=BIN2HEX([Bin.J37])" office:value-type="string" office:string-value="0" calcext:value-type="string">
            <text:p>0</text:p>
          </table:table-cell>
          <table:table-cell table:formula="of:=BIN2HEX([Bin.K37])" office:value-type="string" office:string-value="0" calcext:value-type="string">
            <text:p>0</text:p>
          </table:table-cell>
          <table:table-cell table:formula="of:=BIN2HEX([Bin.L37])" office:value-type="string" office:string-value="0" calcext:value-type="string">
            <text:p>0</text:p>
          </table:table-cell>
          <table:table-cell table:formula="of:=BIN2HEX([Bin.M3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8])" office:value-type="string" office:string-value="3" calcext:value-type="string">
            <text:p>3</text:p>
          </table:table-cell>
          <table:table-cell table:formula="of:=BIN2HEX([Bin.B38])" office:value-type="string" office:string-value="0" calcext:value-type="string">
            <text:p>0</text:p>
          </table:table-cell>
          <table:table-cell table:formula="of:=BIN2HEX([Bin.C38])" office:value-type="string" office:string-value="0" calcext:value-type="string">
            <text:p>0</text:p>
          </table:table-cell>
          <table:table-cell table:formula="of:=BIN2HEX([Bin.D38])" office:value-type="string" office:string-value="0" calcext:value-type="string">
            <text:p>0</text:p>
          </table:table-cell>
          <table:table-cell table:formula="of:=BIN2HEX([Bin.E38])" office:value-type="string" office:string-value="1" calcext:value-type="string">
            <text:p>1</text:p>
          </table:table-cell>
          <table:table-cell table:formula="of:=BIN2HEX([Bin.F38])" office:value-type="string" office:string-value="0" calcext:value-type="string">
            <text:p>0</text:p>
          </table:table-cell>
          <table:table-cell table:formula="of:=BIN2HEX([Bin.G38])" office:value-type="string" office:string-value="0" calcext:value-type="string">
            <text:p>0</text:p>
          </table:table-cell>
          <table:table-cell table:formula="of:=BIN2HEX([Bin.H38])" office:value-type="string" office:string-value="1" calcext:value-type="string">
            <text:p>1</text:p>
          </table:table-cell>
          <table:table-cell table:formula="of:=BIN2HEX([Bin.I38])" office:value-type="string" office:string-value="0" calcext:value-type="string">
            <text:p>0</text:p>
          </table:table-cell>
          <table:table-cell table:formula="of:=BIN2HEX([Bin.J38])" office:value-type="string" office:string-value="0" calcext:value-type="string">
            <text:p>0</text:p>
          </table:table-cell>
          <table:table-cell table:formula="of:=BIN2HEX([Bin.K38])" office:value-type="string" office:string-value="0" calcext:value-type="string">
            <text:p>0</text:p>
          </table:table-cell>
          <table:table-cell table:formula="of:=BIN2HEX([Bin.L38])" office:value-type="string" office:string-value="0" calcext:value-type="string">
            <text:p>0</text:p>
          </table:table-cell>
          <table:table-cell table:formula="of:=BIN2HEX([Bin.M3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39])" office:value-type="string" office:string-value="3" calcext:value-type="string">
            <text:p>3</text:p>
          </table:table-cell>
          <table:table-cell table:formula="of:=BIN2HEX([Bin.B39])" office:value-type="string" office:string-value="0" calcext:value-type="string">
            <text:p>0</text:p>
          </table:table-cell>
          <table:table-cell table:formula="of:=BIN2HEX([Bin.C39])" office:value-type="string" office:string-value="0" calcext:value-type="string">
            <text:p>0</text:p>
          </table:table-cell>
          <table:table-cell table:formula="of:=BIN2HEX([Bin.D39])" office:value-type="string" office:string-value="0" calcext:value-type="string">
            <text:p>0</text:p>
          </table:table-cell>
          <table:table-cell table:formula="of:=BIN2HEX([Bin.E39])" office:value-type="string" office:string-value="1" calcext:value-type="string">
            <text:p>1</text:p>
          </table:table-cell>
          <table:table-cell table:formula="of:=BIN2HEX([Bin.F39])" office:value-type="string" office:string-value="0" calcext:value-type="string">
            <text:p>0</text:p>
          </table:table-cell>
          <table:table-cell table:formula="of:=BIN2HEX([Bin.G39])" office:value-type="string" office:string-value="0" calcext:value-type="string">
            <text:p>0</text:p>
          </table:table-cell>
          <table:table-cell table:formula="of:=BIN2HEX([Bin.H39])" office:value-type="string" office:string-value="1" calcext:value-type="string">
            <text:p>1</text:p>
          </table:table-cell>
          <table:table-cell table:formula="of:=BIN2HEX([Bin.I39])" office:value-type="string" office:string-value="0" calcext:value-type="string">
            <text:p>0</text:p>
          </table:table-cell>
          <table:table-cell table:formula="of:=BIN2HEX([Bin.J39])" office:value-type="string" office:string-value="0" calcext:value-type="string">
            <text:p>0</text:p>
          </table:table-cell>
          <table:table-cell table:formula="of:=BIN2HEX([Bin.K39])" office:value-type="string" office:string-value="0" calcext:value-type="string">
            <text:p>0</text:p>
          </table:table-cell>
          <table:table-cell table:formula="of:=BIN2HEX([Bin.L39])" office:value-type="string" office:string-value="0" calcext:value-type="string">
            <text:p>0</text:p>
          </table:table-cell>
          <table:table-cell table:formula="of:=BIN2HEX([Bin.M3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0])" office:value-type="string" office:string-value="3" calcext:value-type="string">
            <text:p>3</text:p>
          </table:table-cell>
          <table:table-cell table:formula="of:=BIN2HEX([Bin.B40])" office:value-type="string" office:string-value="0" calcext:value-type="string">
            <text:p>0</text:p>
          </table:table-cell>
          <table:table-cell table:formula="of:=BIN2HEX([Bin.C40])" office:value-type="string" office:string-value="0" calcext:value-type="string">
            <text:p>0</text:p>
          </table:table-cell>
          <table:table-cell table:formula="of:=BIN2HEX([Bin.D40])" office:value-type="string" office:string-value="0" calcext:value-type="string">
            <text:p>0</text:p>
          </table:table-cell>
          <table:table-cell table:formula="of:=BIN2HEX([Bin.E40])" office:value-type="string" office:string-value="1" calcext:value-type="string">
            <text:p>1</text:p>
          </table:table-cell>
          <table:table-cell table:formula="of:=BIN2HEX([Bin.F40])" office:value-type="string" office:string-value="0" calcext:value-type="string">
            <text:p>0</text:p>
          </table:table-cell>
          <table:table-cell table:formula="of:=BIN2HEX([Bin.G40])" office:value-type="string" office:string-value="0" calcext:value-type="string">
            <text:p>0</text:p>
          </table:table-cell>
          <table:table-cell table:formula="of:=BIN2HEX([Bin.H40])" office:value-type="string" office:string-value="1" calcext:value-type="string">
            <text:p>1</text:p>
          </table:table-cell>
          <table:table-cell table:formula="of:=BIN2HEX([Bin.I40])" office:value-type="string" office:string-value="0" calcext:value-type="string">
            <text:p>0</text:p>
          </table:table-cell>
          <table:table-cell table:formula="of:=BIN2HEX([Bin.J40])" office:value-type="string" office:string-value="0" calcext:value-type="string">
            <text:p>0</text:p>
          </table:table-cell>
          <table:table-cell table:formula="of:=BIN2HEX([Bin.K40])" office:value-type="string" office:string-value="0" calcext:value-type="string">
            <text:p>0</text:p>
          </table:table-cell>
          <table:table-cell table:formula="of:=BIN2HEX([Bin.L40])" office:value-type="string" office:string-value="0" calcext:value-type="string">
            <text:p>0</text:p>
          </table:table-cell>
          <table:table-cell table:formula="of:=BIN2HEX([Bin.M4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1])" office:value-type="string" office:string-value="3" calcext:value-type="string">
            <text:p>3</text:p>
          </table:table-cell>
          <table:table-cell table:formula="of:=BIN2HEX([Bin.B41])" office:value-type="string" office:string-value="0" calcext:value-type="string">
            <text:p>0</text:p>
          </table:table-cell>
          <table:table-cell table:formula="of:=BIN2HEX([Bin.C41])" office:value-type="string" office:string-value="0" calcext:value-type="string">
            <text:p>0</text:p>
          </table:table-cell>
          <table:table-cell table:formula="of:=BIN2HEX([Bin.D41])" office:value-type="string" office:string-value="0" calcext:value-type="string">
            <text:p>0</text:p>
          </table:table-cell>
          <table:table-cell table:formula="of:=BIN2HEX([Bin.E41])" office:value-type="string" office:string-value="1" calcext:value-type="string">
            <text:p>1</text:p>
          </table:table-cell>
          <table:table-cell table:formula="of:=BIN2HEX([Bin.F41])" office:value-type="string" office:string-value="0" calcext:value-type="string">
            <text:p>0</text:p>
          </table:table-cell>
          <table:table-cell table:formula="of:=BIN2HEX([Bin.G41])" office:value-type="string" office:string-value="0" calcext:value-type="string">
            <text:p>0</text:p>
          </table:table-cell>
          <table:table-cell table:formula="of:=BIN2HEX([Bin.H41])" office:value-type="string" office:string-value="1" calcext:value-type="string">
            <text:p>1</text:p>
          </table:table-cell>
          <table:table-cell table:formula="of:=BIN2HEX([Bin.I41])" office:value-type="string" office:string-value="0" calcext:value-type="string">
            <text:p>0</text:p>
          </table:table-cell>
          <table:table-cell table:formula="of:=BIN2HEX([Bin.J41])" office:value-type="string" office:string-value="0" calcext:value-type="string">
            <text:p>0</text:p>
          </table:table-cell>
          <table:table-cell table:formula="of:=BIN2HEX([Bin.K41])" office:value-type="string" office:string-value="0" calcext:value-type="string">
            <text:p>0</text:p>
          </table:table-cell>
          <table:table-cell table:formula="of:=BIN2HEX([Bin.L41])" office:value-type="string" office:string-value="0" calcext:value-type="string">
            <text:p>0</text:p>
          </table:table-cell>
          <table:table-cell table:formula="of:=BIN2HEX([Bin.M4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2])" office:value-type="string" office:string-value="3" calcext:value-type="string">
            <text:p>3</text:p>
          </table:table-cell>
          <table:table-cell table:formula="of:=BIN2HEX([Bin.B42])" office:value-type="string" office:string-value="0" calcext:value-type="string">
            <text:p>0</text:p>
          </table:table-cell>
          <table:table-cell table:formula="of:=BIN2HEX([Bin.C42])" office:value-type="string" office:string-value="0" calcext:value-type="string">
            <text:p>0</text:p>
          </table:table-cell>
          <table:table-cell table:formula="of:=BIN2HEX([Bin.D42])" office:value-type="string" office:string-value="0" calcext:value-type="string">
            <text:p>0</text:p>
          </table:table-cell>
          <table:table-cell table:formula="of:=BIN2HEX([Bin.E42])" office:value-type="string" office:string-value="1" calcext:value-type="string">
            <text:p>1</text:p>
          </table:table-cell>
          <table:table-cell table:formula="of:=BIN2HEX([Bin.F42])" office:value-type="string" office:string-value="0" calcext:value-type="string">
            <text:p>0</text:p>
          </table:table-cell>
          <table:table-cell table:formula="of:=BIN2HEX([Bin.G42])" office:value-type="string" office:string-value="0" calcext:value-type="string">
            <text:p>0</text:p>
          </table:table-cell>
          <table:table-cell table:formula="of:=BIN2HEX([Bin.H42])" office:value-type="string" office:string-value="1" calcext:value-type="string">
            <text:p>1</text:p>
          </table:table-cell>
          <table:table-cell table:formula="of:=BIN2HEX([Bin.I42])" office:value-type="string" office:string-value="0" calcext:value-type="string">
            <text:p>0</text:p>
          </table:table-cell>
          <table:table-cell table:formula="of:=BIN2HEX([Bin.J42])" office:value-type="string" office:string-value="0" calcext:value-type="string">
            <text:p>0</text:p>
          </table:table-cell>
          <table:table-cell table:formula="of:=BIN2HEX([Bin.K42])" office:value-type="string" office:string-value="0" calcext:value-type="string">
            <text:p>0</text:p>
          </table:table-cell>
          <table:table-cell table:formula="of:=BIN2HEX([Bin.L42])" office:value-type="string" office:string-value="0" calcext:value-type="string">
            <text:p>0</text:p>
          </table:table-cell>
          <table:table-cell table:formula="of:=BIN2HEX([Bin.M4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3])" office:value-type="string" office:string-value="3" calcext:value-type="string">
            <text:p>3</text:p>
          </table:table-cell>
          <table:table-cell table:formula="of:=BIN2HEX([Bin.B43])" office:value-type="string" office:string-value="0" calcext:value-type="string">
            <text:p>0</text:p>
          </table:table-cell>
          <table:table-cell table:formula="of:=BIN2HEX([Bin.C43])" office:value-type="string" office:string-value="0" calcext:value-type="string">
            <text:p>0</text:p>
          </table:table-cell>
          <table:table-cell table:formula="of:=BIN2HEX([Bin.D43])" office:value-type="string" office:string-value="0" calcext:value-type="string">
            <text:p>0</text:p>
          </table:table-cell>
          <table:table-cell table:formula="of:=BIN2HEX([Bin.E43])" office:value-type="string" office:string-value="1" calcext:value-type="string">
            <text:p>1</text:p>
          </table:table-cell>
          <table:table-cell table:formula="of:=BIN2HEX([Bin.F43])" office:value-type="string" office:string-value="0" calcext:value-type="string">
            <text:p>0</text:p>
          </table:table-cell>
          <table:table-cell table:formula="of:=BIN2HEX([Bin.G43])" office:value-type="string" office:string-value="0" calcext:value-type="string">
            <text:p>0</text:p>
          </table:table-cell>
          <table:table-cell table:formula="of:=BIN2HEX([Bin.H43])" office:value-type="string" office:string-value="1" calcext:value-type="string">
            <text:p>1</text:p>
          </table:table-cell>
          <table:table-cell table:formula="of:=BIN2HEX([Bin.I43])" office:value-type="string" office:string-value="0" calcext:value-type="string">
            <text:p>0</text:p>
          </table:table-cell>
          <table:table-cell table:formula="of:=BIN2HEX([Bin.J43])" office:value-type="string" office:string-value="0" calcext:value-type="string">
            <text:p>0</text:p>
          </table:table-cell>
          <table:table-cell table:formula="of:=BIN2HEX([Bin.K43])" office:value-type="string" office:string-value="0" calcext:value-type="string">
            <text:p>0</text:p>
          </table:table-cell>
          <table:table-cell table:formula="of:=BIN2HEX([Bin.L43])" office:value-type="string" office:string-value="0" calcext:value-type="string">
            <text:p>0</text:p>
          </table:table-cell>
          <table:table-cell table:formula="of:=BIN2HEX([Bin.M4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4])" office:value-type="string" office:string-value="3" calcext:value-type="string">
            <text:p>3</text:p>
          </table:table-cell>
          <table:table-cell table:formula="of:=BIN2HEX([Bin.B44])" office:value-type="string" office:string-value="0" calcext:value-type="string">
            <text:p>0</text:p>
          </table:table-cell>
          <table:table-cell table:formula="of:=BIN2HEX([Bin.C44])" office:value-type="string" office:string-value="0" calcext:value-type="string">
            <text:p>0</text:p>
          </table:table-cell>
          <table:table-cell table:formula="of:=BIN2HEX([Bin.D44])" office:value-type="string" office:string-value="0" calcext:value-type="string">
            <text:p>0</text:p>
          </table:table-cell>
          <table:table-cell table:formula="of:=BIN2HEX([Bin.E44])" office:value-type="string" office:string-value="1" calcext:value-type="string">
            <text:p>1</text:p>
          </table:table-cell>
          <table:table-cell table:formula="of:=BIN2HEX([Bin.F44])" office:value-type="string" office:string-value="0" calcext:value-type="string">
            <text:p>0</text:p>
          </table:table-cell>
          <table:table-cell table:formula="of:=BIN2HEX([Bin.G44])" office:value-type="string" office:string-value="0" calcext:value-type="string">
            <text:p>0</text:p>
          </table:table-cell>
          <table:table-cell table:formula="of:=BIN2HEX([Bin.H44])" office:value-type="string" office:string-value="1" calcext:value-type="string">
            <text:p>1</text:p>
          </table:table-cell>
          <table:table-cell table:formula="of:=BIN2HEX([Bin.I44])" office:value-type="string" office:string-value="0" calcext:value-type="string">
            <text:p>0</text:p>
          </table:table-cell>
          <table:table-cell table:formula="of:=BIN2HEX([Bin.J44])" office:value-type="string" office:string-value="0" calcext:value-type="string">
            <text:p>0</text:p>
          </table:table-cell>
          <table:table-cell table:formula="of:=BIN2HEX([Bin.K44])" office:value-type="string" office:string-value="0" calcext:value-type="string">
            <text:p>0</text:p>
          </table:table-cell>
          <table:table-cell table:formula="of:=BIN2HEX([Bin.L44])" office:value-type="string" office:string-value="0" calcext:value-type="string">
            <text:p>0</text:p>
          </table:table-cell>
          <table:table-cell table:formula="of:=BIN2HEX([Bin.M4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5])" office:value-type="string" office:string-value="3" calcext:value-type="string">
            <text:p>3</text:p>
          </table:table-cell>
          <table:table-cell table:formula="of:=BIN2HEX([Bin.B45])" office:value-type="string" office:string-value="0" calcext:value-type="string">
            <text:p>0</text:p>
          </table:table-cell>
          <table:table-cell table:formula="of:=BIN2HEX([Bin.C45])" office:value-type="string" office:string-value="0" calcext:value-type="string">
            <text:p>0</text:p>
          </table:table-cell>
          <table:table-cell table:formula="of:=BIN2HEX([Bin.D45])" office:value-type="string" office:string-value="0" calcext:value-type="string">
            <text:p>0</text:p>
          </table:table-cell>
          <table:table-cell table:formula="of:=BIN2HEX([Bin.E45])" office:value-type="string" office:string-value="2" calcext:value-type="string">
            <text:p>2</text:p>
          </table:table-cell>
          <table:table-cell table:formula="of:=BIN2HEX([Bin.F45])" office:value-type="string" office:string-value="0" calcext:value-type="string">
            <text:p>0</text:p>
          </table:table-cell>
          <table:table-cell table:formula="of:=BIN2HEX([Bin.G45])" office:value-type="string" office:string-value="0" calcext:value-type="string">
            <text:p>0</text:p>
          </table:table-cell>
          <table:table-cell table:formula="of:=BIN2HEX([Bin.H45])" office:value-type="string" office:string-value="1" calcext:value-type="string">
            <text:p>1</text:p>
          </table:table-cell>
          <table:table-cell table:formula="of:=BIN2HEX([Bin.I45])" office:value-type="string" office:string-value="0" calcext:value-type="string">
            <text:p>0</text:p>
          </table:table-cell>
          <table:table-cell table:formula="of:=BIN2HEX([Bin.J45])" office:value-type="string" office:string-value="0" calcext:value-type="string">
            <text:p>0</text:p>
          </table:table-cell>
          <table:table-cell table:formula="of:=BIN2HEX([Bin.K45])" office:value-type="string" office:string-value="0" calcext:value-type="string">
            <text:p>0</text:p>
          </table:table-cell>
          <table:table-cell table:formula="of:=BIN2HEX([Bin.L45])" office:value-type="string" office:string-value="0" calcext:value-type="string">
            <text:p>0</text:p>
          </table:table-cell>
          <table:table-cell table:formula="of:=BIN2HEX([Bin.M4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6])" office:value-type="string" office:string-value="3" calcext:value-type="string">
            <text:p>3</text:p>
          </table:table-cell>
          <table:table-cell table:formula="of:=BIN2HEX([Bin.B46])" office:value-type="string" office:string-value="0" calcext:value-type="string">
            <text:p>0</text:p>
          </table:table-cell>
          <table:table-cell table:formula="of:=BIN2HEX([Bin.C46])" office:value-type="string" office:string-value="0" calcext:value-type="string">
            <text:p>0</text:p>
          </table:table-cell>
          <table:table-cell table:formula="of:=BIN2HEX([Bin.D46])" office:value-type="string" office:string-value="0" calcext:value-type="string">
            <text:p>0</text:p>
          </table:table-cell>
          <table:table-cell table:formula="of:=BIN2HEX([Bin.E46])" office:value-type="string" office:string-value="2" calcext:value-type="string">
            <text:p>2</text:p>
          </table:table-cell>
          <table:table-cell table:formula="of:=BIN2HEX([Bin.F46])" office:value-type="string" office:string-value="0" calcext:value-type="string">
            <text:p>0</text:p>
          </table:table-cell>
          <table:table-cell table:formula="of:=BIN2HEX([Bin.G46])" office:value-type="string" office:string-value="0" calcext:value-type="string">
            <text:p>0</text:p>
          </table:table-cell>
          <table:table-cell table:formula="of:=BIN2HEX([Bin.H46])" office:value-type="string" office:string-value="1" calcext:value-type="string">
            <text:p>1</text:p>
          </table:table-cell>
          <table:table-cell table:formula="of:=BIN2HEX([Bin.I46])" office:value-type="string" office:string-value="0" calcext:value-type="string">
            <text:p>0</text:p>
          </table:table-cell>
          <table:table-cell table:formula="of:=BIN2HEX([Bin.J46])" office:value-type="string" office:string-value="0" calcext:value-type="string">
            <text:p>0</text:p>
          </table:table-cell>
          <table:table-cell table:formula="of:=BIN2HEX([Bin.K46])" office:value-type="string" office:string-value="0" calcext:value-type="string">
            <text:p>0</text:p>
          </table:table-cell>
          <table:table-cell table:formula="of:=BIN2HEX([Bin.L46])" office:value-type="string" office:string-value="0" calcext:value-type="string">
            <text:p>0</text:p>
          </table:table-cell>
          <table:table-cell table:formula="of:=BIN2HEX([Bin.M4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7])" office:value-type="string" office:string-value="3" calcext:value-type="string">
            <text:p>3</text:p>
          </table:table-cell>
          <table:table-cell table:formula="of:=BIN2HEX([Bin.B47])" office:value-type="string" office:string-value="0" calcext:value-type="string">
            <text:p>0</text:p>
          </table:table-cell>
          <table:table-cell table:formula="of:=BIN2HEX([Bin.C47])" office:value-type="string" office:string-value="0" calcext:value-type="string">
            <text:p>0</text:p>
          </table:table-cell>
          <table:table-cell table:formula="of:=BIN2HEX([Bin.D47])" office:value-type="string" office:string-value="0" calcext:value-type="string">
            <text:p>0</text:p>
          </table:table-cell>
          <table:table-cell table:formula="of:=BIN2HEX([Bin.E47])" office:value-type="string" office:string-value="2" calcext:value-type="string">
            <text:p>2</text:p>
          </table:table-cell>
          <table:table-cell table:formula="of:=BIN2HEX([Bin.F47])" office:value-type="string" office:string-value="0" calcext:value-type="string">
            <text:p>0</text:p>
          </table:table-cell>
          <table:table-cell table:formula="of:=BIN2HEX([Bin.G47])" office:value-type="string" office:string-value="0" calcext:value-type="string">
            <text:p>0</text:p>
          </table:table-cell>
          <table:table-cell table:formula="of:=BIN2HEX([Bin.H47])" office:value-type="string" office:string-value="1" calcext:value-type="string">
            <text:p>1</text:p>
          </table:table-cell>
          <table:table-cell table:formula="of:=BIN2HEX([Bin.I47])" office:value-type="string" office:string-value="0" calcext:value-type="string">
            <text:p>0</text:p>
          </table:table-cell>
          <table:table-cell table:formula="of:=BIN2HEX([Bin.J47])" office:value-type="string" office:string-value="0" calcext:value-type="string">
            <text:p>0</text:p>
          </table:table-cell>
          <table:table-cell table:formula="of:=BIN2HEX([Bin.K47])" office:value-type="string" office:string-value="0" calcext:value-type="string">
            <text:p>0</text:p>
          </table:table-cell>
          <table:table-cell table:formula="of:=BIN2HEX([Bin.L47])" office:value-type="string" office:string-value="0" calcext:value-type="string">
            <text:p>0</text:p>
          </table:table-cell>
          <table:table-cell table:formula="of:=BIN2HEX([Bin.M4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8])" office:value-type="string" office:string-value="3" calcext:value-type="string">
            <text:p>3</text:p>
          </table:table-cell>
          <table:table-cell table:formula="of:=BIN2HEX([Bin.B48])" office:value-type="string" office:string-value="0" calcext:value-type="string">
            <text:p>0</text:p>
          </table:table-cell>
          <table:table-cell table:formula="of:=BIN2HEX([Bin.C48])" office:value-type="string" office:string-value="0" calcext:value-type="string">
            <text:p>0</text:p>
          </table:table-cell>
          <table:table-cell table:formula="of:=BIN2HEX([Bin.D48])" office:value-type="string" office:string-value="0" calcext:value-type="string">
            <text:p>0</text:p>
          </table:table-cell>
          <table:table-cell table:formula="of:=BIN2HEX([Bin.E48])" office:value-type="string" office:string-value="1" calcext:value-type="string">
            <text:p>1</text:p>
          </table:table-cell>
          <table:table-cell table:formula="of:=BIN2HEX([Bin.F48])" office:value-type="string" office:string-value="0" calcext:value-type="string">
            <text:p>0</text:p>
          </table:table-cell>
          <table:table-cell table:formula="of:=BIN2HEX([Bin.G48])" office:value-type="string" office:string-value="0" calcext:value-type="string">
            <text:p>0</text:p>
          </table:table-cell>
          <table:table-cell table:formula="of:=BIN2HEX([Bin.H48])" office:value-type="string" office:string-value="1" calcext:value-type="string">
            <text:p>1</text:p>
          </table:table-cell>
          <table:table-cell table:formula="of:=BIN2HEX([Bin.I48])" office:value-type="string" office:string-value="0" calcext:value-type="string">
            <text:p>0</text:p>
          </table:table-cell>
          <table:table-cell table:formula="of:=BIN2HEX([Bin.J48])" office:value-type="string" office:string-value="0" calcext:value-type="string">
            <text:p>0</text:p>
          </table:table-cell>
          <table:table-cell table:formula="of:=BIN2HEX([Bin.K48])" office:value-type="string" office:string-value="0" calcext:value-type="string">
            <text:p>0</text:p>
          </table:table-cell>
          <table:table-cell table:formula="of:=BIN2HEX([Bin.L48])" office:value-type="string" office:string-value="0" calcext:value-type="string">
            <text:p>0</text:p>
          </table:table-cell>
          <table:table-cell table:formula="of:=BIN2HEX([Bin.M4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49])" office:value-type="string" office:string-value="3" calcext:value-type="string">
            <text:p>3</text:p>
          </table:table-cell>
          <table:table-cell table:formula="of:=BIN2HEX([Bin.B49])" office:value-type="string" office:string-value="0" calcext:value-type="string">
            <text:p>0</text:p>
          </table:table-cell>
          <table:table-cell table:formula="of:=BIN2HEX([Bin.C49])" office:value-type="string" office:string-value="0" calcext:value-type="string">
            <text:p>0</text:p>
          </table:table-cell>
          <table:table-cell table:formula="of:=BIN2HEX([Bin.D49])" office:value-type="string" office:string-value="0" calcext:value-type="string">
            <text:p>0</text:p>
          </table:table-cell>
          <table:table-cell table:formula="of:=BIN2HEX([Bin.E49])" office:value-type="string" office:string-value="2" calcext:value-type="string">
            <text:p>2</text:p>
          </table:table-cell>
          <table:table-cell table:formula="of:=BIN2HEX([Bin.F49])" office:value-type="string" office:string-value="0" calcext:value-type="string">
            <text:p>0</text:p>
          </table:table-cell>
          <table:table-cell table:formula="of:=BIN2HEX([Bin.G49])" office:value-type="string" office:string-value="0" calcext:value-type="string">
            <text:p>0</text:p>
          </table:table-cell>
          <table:table-cell table:formula="of:=BIN2HEX([Bin.H49])" office:value-type="string" office:string-value="1" calcext:value-type="string">
            <text:p>1</text:p>
          </table:table-cell>
          <table:table-cell table:formula="of:=BIN2HEX([Bin.I49])" office:value-type="string" office:string-value="0" calcext:value-type="string">
            <text:p>0</text:p>
          </table:table-cell>
          <table:table-cell table:formula="of:=BIN2HEX([Bin.J49])" office:value-type="string" office:string-value="0" calcext:value-type="string">
            <text:p>0</text:p>
          </table:table-cell>
          <table:table-cell table:formula="of:=BIN2HEX([Bin.K49])" office:value-type="string" office:string-value="0" calcext:value-type="string">
            <text:p>0</text:p>
          </table:table-cell>
          <table:table-cell table:formula="of:=BIN2HEX([Bin.L49])" office:value-type="string" office:string-value="0" calcext:value-type="string">
            <text:p>0</text:p>
          </table:table-cell>
          <table:table-cell table:formula="of:=BIN2HEX([Bin.M4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0])" office:value-type="string" office:string-value="3" calcext:value-type="string">
            <text:p>3</text:p>
          </table:table-cell>
          <table:table-cell table:formula="of:=BIN2HEX([Bin.B50])" office:value-type="string" office:string-value="0" calcext:value-type="string">
            <text:p>0</text:p>
          </table:table-cell>
          <table:table-cell table:formula="of:=BIN2HEX([Bin.C50])" office:value-type="string" office:string-value="0" calcext:value-type="string">
            <text:p>0</text:p>
          </table:table-cell>
          <table:table-cell table:formula="of:=BIN2HEX([Bin.D50])" office:value-type="string" office:string-value="0" calcext:value-type="string">
            <text:p>0</text:p>
          </table:table-cell>
          <table:table-cell table:formula="of:=BIN2HEX([Bin.E50])" office:value-type="string" office:string-value="1" calcext:value-type="string">
            <text:p>1</text:p>
          </table:table-cell>
          <table:table-cell table:formula="of:=BIN2HEX([Bin.F50])" office:value-type="string" office:string-value="0" calcext:value-type="string">
            <text:p>0</text:p>
          </table:table-cell>
          <table:table-cell table:formula="of:=BIN2HEX([Bin.G50])" office:value-type="string" office:string-value="0" calcext:value-type="string">
            <text:p>0</text:p>
          </table:table-cell>
          <table:table-cell table:formula="of:=BIN2HEX([Bin.H50])" office:value-type="string" office:string-value="1" calcext:value-type="string">
            <text:p>1</text:p>
          </table:table-cell>
          <table:table-cell table:formula="of:=BIN2HEX([Bin.I50])" office:value-type="string" office:string-value="0" calcext:value-type="string">
            <text:p>0</text:p>
          </table:table-cell>
          <table:table-cell table:formula="of:=BIN2HEX([Bin.J50])" office:value-type="string" office:string-value="0" calcext:value-type="string">
            <text:p>0</text:p>
          </table:table-cell>
          <table:table-cell table:formula="of:=BIN2HEX([Bin.K50])" office:value-type="string" office:string-value="0" calcext:value-type="string">
            <text:p>0</text:p>
          </table:table-cell>
          <table:table-cell table:formula="of:=BIN2HEX([Bin.L50])" office:value-type="string" office:string-value="0" calcext:value-type="string">
            <text:p>0</text:p>
          </table:table-cell>
          <table:table-cell table:formula="of:=BIN2HEX([Bin.M5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1])" office:value-type="string" office:string-value="0" calcext:value-type="string">
            <text:p>0</text:p>
          </table:table-cell>
          <table:table-cell table:formula="of:=BIN2HEX([Bin.B51])" office:value-type="string" office:string-value="0" calcext:value-type="string">
            <text:p>0</text:p>
          </table:table-cell>
          <table:table-cell table:formula="of:=BIN2HEX([Bin.C51])" office:value-type="string" office:string-value="0" calcext:value-type="string">
            <text:p>0</text:p>
          </table:table-cell>
          <table:table-cell table:formula="of:=BIN2HEX([Bin.D51])" office:value-type="string" office:string-value="0" calcext:value-type="string">
            <text:p>0</text:p>
          </table:table-cell>
          <table:table-cell table:formula="of:=BIN2HEX([Bin.E51])" office:value-type="string" office:string-value="0" calcext:value-type="string">
            <text:p>0</text:p>
          </table:table-cell>
          <table:table-cell table:formula="of:=BIN2HEX([Bin.F51])" office:value-type="string" office:string-value="0" calcext:value-type="string">
            <text:p>0</text:p>
          </table:table-cell>
          <table:table-cell table:formula="of:=BIN2HEX([Bin.G51])" office:value-type="string" office:string-value="0" calcext:value-type="string">
            <text:p>0</text:p>
          </table:table-cell>
          <table:table-cell table:formula="of:=BIN2HEX([Bin.H51])" office:value-type="string" office:string-value="0" calcext:value-type="string">
            <text:p>0</text:p>
          </table:table-cell>
          <table:table-cell table:formula="of:=BIN2HEX([Bin.I51])" office:value-type="string" office:string-value="0" calcext:value-type="string">
            <text:p>0</text:p>
          </table:table-cell>
          <table:table-cell table:formula="of:=BIN2HEX([Bin.J51])" office:value-type="string" office:string-value="0" calcext:value-type="string">
            <text:p>0</text:p>
          </table:table-cell>
          <table:table-cell table:formula="of:=BIN2HEX([Bin.K51])" office:value-type="string" office:string-value="0" calcext:value-type="string">
            <text:p>0</text:p>
          </table:table-cell>
          <table:table-cell table:formula="of:=BIN2HEX([Bin.L51])" office:value-type="string" office:string-value="1" calcext:value-type="string">
            <text:p>1</text:p>
          </table:table-cell>
          <table:table-cell table:formula="of:=BIN2HEX([Bin.M5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2])" office:value-type="string" office:string-value="0" calcext:value-type="string">
            <text:p>0</text:p>
          </table:table-cell>
          <table:table-cell table:formula="of:=BIN2HEX([Bin.B52])" office:value-type="string" office:string-value="0" calcext:value-type="string">
            <text:p>0</text:p>
          </table:table-cell>
          <table:table-cell table:formula="of:=BIN2HEX([Bin.C52])" office:value-type="string" office:string-value="0" calcext:value-type="string">
            <text:p>0</text:p>
          </table:table-cell>
          <table:table-cell table:formula="of:=BIN2HEX([Bin.D52])" office:value-type="string" office:string-value="0" calcext:value-type="string">
            <text:p>0</text:p>
          </table:table-cell>
          <table:table-cell table:formula="of:=BIN2HEX([Bin.E52])" office:value-type="string" office:string-value="0" calcext:value-type="string">
            <text:p>0</text:p>
          </table:table-cell>
          <table:table-cell table:formula="of:=BIN2HEX([Bin.F52])" office:value-type="string" office:string-value="0" calcext:value-type="string">
            <text:p>0</text:p>
          </table:table-cell>
          <table:table-cell table:formula="of:=BIN2HEX([Bin.G52])" office:value-type="string" office:string-value="0" calcext:value-type="string">
            <text:p>0</text:p>
          </table:table-cell>
          <table:table-cell table:formula="of:=BIN2HEX([Bin.H52])" office:value-type="string" office:string-value="0" calcext:value-type="string">
            <text:p>0</text:p>
          </table:table-cell>
          <table:table-cell table:formula="of:=BIN2HEX([Bin.I52])" office:value-type="string" office:string-value="0" calcext:value-type="string">
            <text:p>0</text:p>
          </table:table-cell>
          <table:table-cell table:formula="of:=BIN2HEX([Bin.J52])" office:value-type="string" office:string-value="0" calcext:value-type="string">
            <text:p>0</text:p>
          </table:table-cell>
          <table:table-cell table:formula="of:=BIN2HEX([Bin.K52])" office:value-type="string" office:string-value="0" calcext:value-type="string">
            <text:p>0</text:p>
          </table:table-cell>
          <table:table-cell table:formula="of:=BIN2HEX([Bin.L52])" office:value-type="string" office:string-value="2" calcext:value-type="string">
            <text:p>2</text:p>
          </table:table-cell>
          <table:table-cell table:formula="of:=BIN2HEX([Bin.M5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3])" office:value-type="string" office:string-value="1" calcext:value-type="string">
            <text:p>1</text:p>
          </table:table-cell>
          <table:table-cell table:formula="of:=BIN2HEX([Bin.B53])" office:value-type="string" office:string-value="4" calcext:value-type="string">
            <text:p>4</text:p>
          </table:table-cell>
          <table:table-cell table:formula="of:=BIN2HEX([Bin.C53])" office:value-type="string" office:string-value="0" calcext:value-type="string">
            <text:p>0</text:p>
          </table:table-cell>
          <table:table-cell table:formula="of:=BIN2HEX([Bin.D53])" office:value-type="string" office:string-value="0" calcext:value-type="string">
            <text:p>0</text:p>
          </table:table-cell>
          <table:table-cell table:formula="of:=BIN2HEX([Bin.E53])" office:value-type="string" office:string-value="1" calcext:value-type="string">
            <text:p>1</text:p>
          </table:table-cell>
          <table:table-cell table:formula="of:=BIN2HEX([Bin.F53])" office:value-type="string" office:string-value="0" calcext:value-type="string">
            <text:p>0</text:p>
          </table:table-cell>
          <table:table-cell table:formula="of:=BIN2HEX([Bin.G53])" office:value-type="string" office:string-value="0" calcext:value-type="string">
            <text:p>0</text:p>
          </table:table-cell>
          <table:table-cell table:formula="of:=BIN2HEX([Bin.H53])" office:value-type="string" office:string-value="1" calcext:value-type="string">
            <text:p>1</text:p>
          </table:table-cell>
          <table:table-cell table:formula="of:=BIN2HEX([Bin.I53])" office:value-type="string" office:string-value="0" calcext:value-type="string">
            <text:p>0</text:p>
          </table:table-cell>
          <table:table-cell table:formula="of:=BIN2HEX([Bin.J53])" office:value-type="string" office:string-value="0" calcext:value-type="string">
            <text:p>0</text:p>
          </table:table-cell>
          <table:table-cell table:formula="of:=BIN2HEX([Bin.K53])" office:value-type="string" office:string-value="0" calcext:value-type="string">
            <text:p>0</text:p>
          </table:table-cell>
          <table:table-cell table:formula="of:=BIN2HEX([Bin.L53])" office:value-type="string" office:string-value="0" calcext:value-type="string">
            <text:p>0</text:p>
          </table:table-cell>
          <table:table-cell table:formula="of:=BIN2HEX([Bin.M5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4])" office:value-type="string" office:string-value="1" calcext:value-type="string">
            <text:p>1</text:p>
          </table:table-cell>
          <table:table-cell table:formula="of:=BIN2HEX([Bin.B54])" office:value-type="string" office:string-value="4" calcext:value-type="string">
            <text:p>4</text:p>
          </table:table-cell>
          <table:table-cell table:formula="of:=BIN2HEX([Bin.C54])" office:value-type="string" office:string-value="0" calcext:value-type="string">
            <text:p>0</text:p>
          </table:table-cell>
          <table:table-cell table:formula="of:=BIN2HEX([Bin.D54])" office:value-type="string" office:string-value="0" calcext:value-type="string">
            <text:p>0</text:p>
          </table:table-cell>
          <table:table-cell table:formula="of:=BIN2HEX([Bin.E54])" office:value-type="string" office:string-value="1" calcext:value-type="string">
            <text:p>1</text:p>
          </table:table-cell>
          <table:table-cell table:formula="of:=BIN2HEX([Bin.F54])" office:value-type="string" office:string-value="0" calcext:value-type="string">
            <text:p>0</text:p>
          </table:table-cell>
          <table:table-cell table:formula="of:=BIN2HEX([Bin.G54])" office:value-type="string" office:string-value="0" calcext:value-type="string">
            <text:p>0</text:p>
          </table:table-cell>
          <table:table-cell table:formula="of:=BIN2HEX([Bin.H54])" office:value-type="string" office:string-value="1" calcext:value-type="string">
            <text:p>1</text:p>
          </table:table-cell>
          <table:table-cell table:formula="of:=BIN2HEX([Bin.I54])" office:value-type="string" office:string-value="0" calcext:value-type="string">
            <text:p>0</text:p>
          </table:table-cell>
          <table:table-cell table:formula="of:=BIN2HEX([Bin.J54])" office:value-type="string" office:string-value="0" calcext:value-type="string">
            <text:p>0</text:p>
          </table:table-cell>
          <table:table-cell table:formula="of:=BIN2HEX([Bin.K54])" office:value-type="string" office:string-value="0" calcext:value-type="string">
            <text:p>0</text:p>
          </table:table-cell>
          <table:table-cell table:formula="of:=BIN2HEX([Bin.L54])" office:value-type="string" office:string-value="0" calcext:value-type="string">
            <text:p>0</text:p>
          </table:table-cell>
          <table:table-cell table:formula="of:=BIN2HEX([Bin.M5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5])" office:value-type="string" office:string-value="1" calcext:value-type="string">
            <text:p>1</text:p>
          </table:table-cell>
          <table:table-cell table:formula="of:=BIN2HEX([Bin.B55])" office:value-type="string" office:string-value="4" calcext:value-type="string">
            <text:p>4</text:p>
          </table:table-cell>
          <table:table-cell table:formula="of:=BIN2HEX([Bin.C55])" office:value-type="string" office:string-value="0" calcext:value-type="string">
            <text:p>0</text:p>
          </table:table-cell>
          <table:table-cell table:formula="of:=BIN2HEX([Bin.D55])" office:value-type="string" office:string-value="0" calcext:value-type="string">
            <text:p>0</text:p>
          </table:table-cell>
          <table:table-cell table:formula="of:=BIN2HEX([Bin.E55])" office:value-type="string" office:string-value="1" calcext:value-type="string">
            <text:p>1</text:p>
          </table:table-cell>
          <table:table-cell table:formula="of:=BIN2HEX([Bin.F55])" office:value-type="string" office:string-value="0" calcext:value-type="string">
            <text:p>0</text:p>
          </table:table-cell>
          <table:table-cell table:formula="of:=BIN2HEX([Bin.G55])" office:value-type="string" office:string-value="0" calcext:value-type="string">
            <text:p>0</text:p>
          </table:table-cell>
          <table:table-cell table:formula="of:=BIN2HEX([Bin.H55])" office:value-type="string" office:string-value="1" calcext:value-type="string">
            <text:p>1</text:p>
          </table:table-cell>
          <table:table-cell table:formula="of:=BIN2HEX([Bin.I55])" office:value-type="string" office:string-value="0" calcext:value-type="string">
            <text:p>0</text:p>
          </table:table-cell>
          <table:table-cell table:formula="of:=BIN2HEX([Bin.J55])" office:value-type="string" office:string-value="0" calcext:value-type="string">
            <text:p>0</text:p>
          </table:table-cell>
          <table:table-cell table:formula="of:=BIN2HEX([Bin.K55])" office:value-type="string" office:string-value="0" calcext:value-type="string">
            <text:p>0</text:p>
          </table:table-cell>
          <table:table-cell table:formula="of:=BIN2HEX([Bin.L55])" office:value-type="string" office:string-value="0" calcext:value-type="string">
            <text:p>0</text:p>
          </table:table-cell>
          <table:table-cell table:formula="of:=BIN2HEX([Bin.M5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6])" office:value-type="string" office:string-value="0" calcext:value-type="string">
            <text:p>0</text:p>
          </table:table-cell>
          <table:table-cell table:formula="of:=BIN2HEX([Bin.B56])" office:value-type="string" office:string-value="8" calcext:value-type="string">
            <text:p>8</text:p>
          </table:table-cell>
          <table:table-cell table:formula="of:=BIN2HEX([Bin.C56])" office:value-type="string" office:string-value="8" calcext:value-type="string">
            <text:p>8</text:p>
          </table:table-cell>
          <table:table-cell table:formula="of:=BIN2HEX([Bin.D56])" office:value-type="string" office:string-value="0" calcext:value-type="string">
            <text:p>0</text:p>
          </table:table-cell>
          <table:table-cell table:formula="of:=BIN2HEX([Bin.E56])" office:value-type="string" office:string-value="0" calcext:value-type="string">
            <text:p>0</text:p>
          </table:table-cell>
          <table:table-cell table:formula="of:=BIN2HEX([Bin.F56])" office:value-type="string" office:string-value="0" calcext:value-type="string">
            <text:p>0</text:p>
          </table:table-cell>
          <table:table-cell table:formula="of:=BIN2HEX([Bin.G56])" office:value-type="string" office:string-value="0" calcext:value-type="string">
            <text:p>0</text:p>
          </table:table-cell>
          <table:table-cell table:formula="of:=BIN2HEX([Bin.H56])" office:value-type="string" office:string-value="9" calcext:value-type="string">
            <text:p>9</text:p>
          </table:table-cell>
          <table:table-cell table:formula="of:=BIN2HEX([Bin.I56])" office:value-type="string" office:string-value="0" calcext:value-type="string">
            <text:p>0</text:p>
          </table:table-cell>
          <table:table-cell table:formula="of:=BIN2HEX([Bin.J56])" office:value-type="string" office:string-value="0" calcext:value-type="string">
            <text:p>0</text:p>
          </table:table-cell>
          <table:table-cell table:formula="of:=BIN2HEX([Bin.K56])" office:value-type="string" office:string-value="0" calcext:value-type="string">
            <text:p>0</text:p>
          </table:table-cell>
          <table:table-cell table:formula="of:=BIN2HEX([Bin.L56])" office:value-type="string" office:string-value="0" calcext:value-type="string">
            <text:p>0</text:p>
          </table:table-cell>
          <table:table-cell table:formula="of:=BIN2HEX([Bin.M5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7])" office:value-type="string" office:string-value="0" calcext:value-type="string">
            <text:p>0</text:p>
          </table:table-cell>
          <table:table-cell table:formula="of:=BIN2HEX([Bin.B57])" office:value-type="string" office:string-value="0" calcext:value-type="string">
            <text:p>0</text:p>
          </table:table-cell>
          <table:table-cell table:formula="of:=BIN2HEX([Bin.C57])" office:value-type="string" office:string-value="4" calcext:value-type="string">
            <text:p>4</text:p>
          </table:table-cell>
          <table:table-cell table:formula="of:=BIN2HEX([Bin.D57])" office:value-type="string" office:string-value="0" calcext:value-type="string">
            <text:p>0</text:p>
          </table:table-cell>
          <table:table-cell table:formula="of:=BIN2HEX([Bin.E57])" office:value-type="string" office:string-value="0" calcext:value-type="string">
            <text:p>0</text:p>
          </table:table-cell>
          <table:table-cell table:formula="of:=BIN2HEX([Bin.F57])" office:value-type="string" office:string-value="0" calcext:value-type="string">
            <text:p>0</text:p>
          </table:table-cell>
          <table:table-cell table:formula="of:=BIN2HEX([Bin.G57])" office:value-type="string" office:string-value="0" calcext:value-type="string">
            <text:p>0</text:p>
          </table:table-cell>
          <table:table-cell table:formula="of:=BIN2HEX([Bin.H57])" office:value-type="string" office:string-value="1" calcext:value-type="string">
            <text:p>1</text:p>
          </table:table-cell>
          <table:table-cell table:formula="of:=BIN2HEX([Bin.I57])" office:value-type="string" office:string-value="0" calcext:value-type="string">
            <text:p>0</text:p>
          </table:table-cell>
          <table:table-cell table:formula="of:=BIN2HEX([Bin.J57])" office:value-type="string" office:string-value="0" calcext:value-type="string">
            <text:p>0</text:p>
          </table:table-cell>
          <table:table-cell table:formula="of:=BIN2HEX([Bin.K57])" office:value-type="string" office:string-value="0" calcext:value-type="string">
            <text:p>0</text:p>
          </table:table-cell>
          <table:table-cell table:formula="of:=BIN2HEX([Bin.L57])" office:value-type="string" office:string-value="0" calcext:value-type="string">
            <text:p>0</text:p>
          </table:table-cell>
          <table:table-cell table:formula="of:=BIN2HEX([Bin.M5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8])" office:value-type="string" office:string-value="0" calcext:value-type="string">
            <text:p>0</text:p>
          </table:table-cell>
          <table:table-cell table:formula="of:=BIN2HEX([Bin.B58])" office:value-type="string" office:string-value="0" calcext:value-type="string">
            <text:p>0</text:p>
          </table:table-cell>
          <table:table-cell table:formula="of:=BIN2HEX([Bin.C58])" office:value-type="string" office:string-value="6" calcext:value-type="string">
            <text:p>6</text:p>
          </table:table-cell>
          <table:table-cell table:formula="of:=BIN2HEX([Bin.D58])" office:value-type="string" office:string-value="0" calcext:value-type="string">
            <text:p>0</text:p>
          </table:table-cell>
          <table:table-cell table:formula="of:=BIN2HEX([Bin.E58])" office:value-type="string" office:string-value="0" calcext:value-type="string">
            <text:p>0</text:p>
          </table:table-cell>
          <table:table-cell table:formula="of:=BIN2HEX([Bin.F58])" office:value-type="string" office:string-value="0" calcext:value-type="string">
            <text:p>0</text:p>
          </table:table-cell>
          <table:table-cell table:formula="of:=BIN2HEX([Bin.G58])" office:value-type="string" office:string-value="0" calcext:value-type="string">
            <text:p>0</text:p>
          </table:table-cell>
          <table:table-cell table:formula="of:=BIN2HEX([Bin.H58])" office:value-type="string" office:string-value="1" calcext:value-type="string">
            <text:p>1</text:p>
          </table:table-cell>
          <table:table-cell table:formula="of:=BIN2HEX([Bin.I58])" office:value-type="string" office:string-value="0" calcext:value-type="string">
            <text:p>0</text:p>
          </table:table-cell>
          <table:table-cell table:formula="of:=BIN2HEX([Bin.J58])" office:value-type="string" office:string-value="0" calcext:value-type="string">
            <text:p>0</text:p>
          </table:table-cell>
          <table:table-cell table:formula="of:=BIN2HEX([Bin.K58])" office:value-type="string" office:string-value="0" calcext:value-type="string">
            <text:p>0</text:p>
          </table:table-cell>
          <table:table-cell table:formula="of:=BIN2HEX([Bin.L58])" office:value-type="string" office:string-value="0" calcext:value-type="string">
            <text:p>0</text:p>
          </table:table-cell>
          <table:table-cell table:formula="of:=BIN2HEX([Bin.M5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59])" office:value-type="string" office:string-value="0" calcext:value-type="string">
            <text:p>0</text:p>
          </table:table-cell>
          <table:table-cell table:formula="of:=BIN2HEX([Bin.B59])" office:value-type="string" office:string-value="0" calcext:value-type="string">
            <text:p>0</text:p>
          </table:table-cell>
          <table:table-cell table:formula="of:=BIN2HEX([Bin.C59])" office:value-type="string" office:string-value="A" calcext:value-type="string">
            <text:p>A</text:p>
          </table:table-cell>
          <table:table-cell table:formula="of:=BIN2HEX([Bin.D59])" office:value-type="string" office:string-value="4" calcext:value-type="string">
            <text:p>4</text:p>
          </table:table-cell>
          <table:table-cell table:formula="of:=BIN2HEX([Bin.E59])" office:value-type="string" office:string-value="0" calcext:value-type="string">
            <text:p>0</text:p>
          </table:table-cell>
          <table:table-cell table:formula="of:=BIN2HEX([Bin.F59])" office:value-type="string" office:string-value="0" calcext:value-type="string">
            <text:p>0</text:p>
          </table:table-cell>
          <table:table-cell table:formula="of:=BIN2HEX([Bin.G59])" office:value-type="string" office:string-value="0" calcext:value-type="string">
            <text:p>0</text:p>
          </table:table-cell>
          <table:table-cell table:formula="of:=BIN2HEX([Bin.H59])" office:value-type="string" office:string-value="9" calcext:value-type="string">
            <text:p>9</text:p>
          </table:table-cell>
          <table:table-cell table:formula="of:=BIN2HEX([Bin.I59])" office:value-type="string" office:string-value="0" calcext:value-type="string">
            <text:p>0</text:p>
          </table:table-cell>
          <table:table-cell table:formula="of:=BIN2HEX([Bin.J59])" office:value-type="string" office:string-value="0" calcext:value-type="string">
            <text:p>0</text:p>
          </table:table-cell>
          <table:table-cell table:formula="of:=BIN2HEX([Bin.K59])" office:value-type="string" office:string-value="0" calcext:value-type="string">
            <text:p>0</text:p>
          </table:table-cell>
          <table:table-cell table:formula="of:=BIN2HEX([Bin.L59])" office:value-type="string" office:string-value="8" calcext:value-type="string">
            <text:p>8</text:p>
          </table:table-cell>
          <table:table-cell table:formula="of:=BIN2HEX([Bin.M5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0])" office:value-type="string" office:string-value="4" calcext:value-type="string">
            <text:p>4</text:p>
          </table:table-cell>
          <table:table-cell table:formula="of:=BIN2HEX([Bin.B60])" office:value-type="string" office:string-value="0" calcext:value-type="string">
            <text:p>0</text:p>
          </table:table-cell>
          <table:table-cell table:formula="of:=BIN2HEX([Bin.C60])" office:value-type="string" office:string-value="A" calcext:value-type="string">
            <text:p>A</text:p>
          </table:table-cell>
          <table:table-cell table:formula="of:=BIN2HEX([Bin.D60])" office:value-type="string" office:string-value="4" calcext:value-type="string">
            <text:p>4</text:p>
          </table:table-cell>
          <table:table-cell table:formula="of:=BIN2HEX([Bin.E60])" office:value-type="string" office:string-value="0" calcext:value-type="string">
            <text:p>0</text:p>
          </table:table-cell>
          <table:table-cell table:formula="of:=BIN2HEX([Bin.F60])" office:value-type="string" office:string-value="0" calcext:value-type="string">
            <text:p>0</text:p>
          </table:table-cell>
          <table:table-cell table:formula="of:=BIN2HEX([Bin.G60])" office:value-type="string" office:string-value="0" calcext:value-type="string">
            <text:p>0</text:p>
          </table:table-cell>
          <table:table-cell table:formula="of:=BIN2HEX([Bin.H60])" office:value-type="string" office:string-value="B" calcext:value-type="string">
            <text:p>B</text:p>
          </table:table-cell>
          <table:table-cell table:formula="of:=BIN2HEX([Bin.I60])" office:value-type="string" office:string-value="0" calcext:value-type="string">
            <text:p>0</text:p>
          </table:table-cell>
          <table:table-cell table:formula="of:=BIN2HEX([Bin.J60])" office:value-type="string" office:string-value="0" calcext:value-type="string">
            <text:p>0</text:p>
          </table:table-cell>
          <table:table-cell table:formula="of:=BIN2HEX([Bin.K60])" office:value-type="string" office:string-value="0" calcext:value-type="string">
            <text:p>0</text:p>
          </table:table-cell>
          <table:table-cell table:formula="of:=BIN2HEX([Bin.L60])" office:value-type="string" office:string-value="8" calcext:value-type="string">
            <text:p>8</text:p>
          </table:table-cell>
          <table:table-cell table:formula="of:=BIN2HEX([Bin.M6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1])" office:value-type="string" office:string-value="5" calcext:value-type="string">
            <text:p>5</text:p>
          </table:table-cell>
          <table:table-cell table:formula="of:=BIN2HEX([Bin.B61])" office:value-type="string" office:string-value="0" calcext:value-type="string">
            <text:p>0</text:p>
          </table:table-cell>
          <table:table-cell table:formula="of:=BIN2HEX([Bin.C61])" office:value-type="string" office:string-value="A" calcext:value-type="string">
            <text:p>A</text:p>
          </table:table-cell>
          <table:table-cell table:formula="of:=BIN2HEX([Bin.D61])" office:value-type="string" office:string-value="6" calcext:value-type="string">
            <text:p>6</text:p>
          </table:table-cell>
          <table:table-cell table:formula="of:=BIN2HEX([Bin.E61])" office:value-type="string" office:string-value="0" calcext:value-type="string">
            <text:p>0</text:p>
          </table:table-cell>
          <table:table-cell table:formula="of:=BIN2HEX([Bin.F61])" office:value-type="string" office:string-value="0" calcext:value-type="string">
            <text:p>0</text:p>
          </table:table-cell>
          <table:table-cell table:formula="of:=BIN2HEX([Bin.G61])" office:value-type="string" office:string-value="0" calcext:value-type="string">
            <text:p>0</text:p>
          </table:table-cell>
          <table:table-cell table:formula="of:=BIN2HEX([Bin.H61])" office:value-type="string" office:string-value="B" calcext:value-type="string">
            <text:p>B</text:p>
          </table:table-cell>
          <table:table-cell table:formula="of:=BIN2HEX([Bin.I61])" office:value-type="string" office:string-value="0" calcext:value-type="string">
            <text:p>0</text:p>
          </table:table-cell>
          <table:table-cell table:formula="of:=BIN2HEX([Bin.J61])" office:value-type="string" office:string-value="0" calcext:value-type="string">
            <text:p>0</text:p>
          </table:table-cell>
          <table:table-cell table:formula="of:=BIN2HEX([Bin.K61])" office:value-type="string" office:string-value="0" calcext:value-type="string">
            <text:p>0</text:p>
          </table:table-cell>
          <table:table-cell table:formula="of:=BIN2HEX([Bin.L61])" office:value-type="string" office:string-value="8" calcext:value-type="string">
            <text:p>8</text:p>
          </table:table-cell>
          <table:table-cell table:formula="of:=BIN2HEX([Bin.M6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2])" office:value-type="string" office:string-value="0" calcext:value-type="string">
            <text:p>0</text:p>
          </table:table-cell>
          <table:table-cell table:formula="of:=BIN2HEX([Bin.B62])" office:value-type="string" office:string-value="0" calcext:value-type="string">
            <text:p>0</text:p>
          </table:table-cell>
          <table:table-cell table:formula="of:=BIN2HEX([Bin.C62])" office:value-type="string" office:string-value="0" calcext:value-type="string">
            <text:p>0</text:p>
          </table:table-cell>
          <table:table-cell table:formula="of:=BIN2HEX([Bin.D62])" office:value-type="string" office:string-value="0" calcext:value-type="string">
            <text:p>0</text:p>
          </table:table-cell>
          <table:table-cell table:formula="of:=BIN2HEX([Bin.E62])" office:value-type="string" office:string-value="0" calcext:value-type="string">
            <text:p>0</text:p>
          </table:table-cell>
          <table:table-cell table:formula="of:=BIN2HEX([Bin.F62])" office:value-type="string" office:string-value="0" calcext:value-type="string">
            <text:p>0</text:p>
          </table:table-cell>
          <table:table-cell table:formula="of:=BIN2HEX([Bin.G62])" office:value-type="string" office:string-value="0" calcext:value-type="string">
            <text:p>0</text:p>
          </table:table-cell>
          <table:table-cell table:formula="of:=BIN2HEX([Bin.H62])" office:value-type="string" office:string-value="0" calcext:value-type="string">
            <text:p>0</text:p>
          </table:table-cell>
          <table:table-cell table:formula="of:=BIN2HEX([Bin.I62])" office:value-type="string" office:string-value="0" calcext:value-type="string">
            <text:p>0</text:p>
          </table:table-cell>
          <table:table-cell table:formula="of:=BIN2HEX([Bin.J62])" office:value-type="string" office:string-value="0" calcext:value-type="string">
            <text:p>0</text:p>
          </table:table-cell>
          <table:table-cell table:formula="of:=BIN2HEX([Bin.K62])" office:value-type="string" office:string-value="0" calcext:value-type="string">
            <text:p>0</text:p>
          </table:table-cell>
          <table:table-cell table:formula="of:=BIN2HEX([Bin.L62])" office:value-type="string" office:string-value="8" calcext:value-type="string">
            <text:p>8</text:p>
          </table:table-cell>
          <table:table-cell table:formula="of:=BIN2HEX([Bin.M6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3])" office:value-type="string" office:string-value="3" calcext:value-type="string">
            <text:p>3</text:p>
          </table:table-cell>
          <table:table-cell table:formula="of:=BIN2HEX([Bin.B63])" office:value-type="string" office:string-value="0" calcext:value-type="string">
            <text:p>0</text:p>
          </table:table-cell>
          <table:table-cell table:formula="of:=BIN2HEX([Bin.C63])" office:value-type="string" office:string-value="0" calcext:value-type="string">
            <text:p>0</text:p>
          </table:table-cell>
          <table:table-cell table:formula="of:=BIN2HEX([Bin.D63])" office:value-type="string" office:string-value="0" calcext:value-type="string">
            <text:p>0</text:p>
          </table:table-cell>
          <table:table-cell table:formula="of:=BIN2HEX([Bin.E63])" office:value-type="string" office:string-value="0" calcext:value-type="string">
            <text:p>0</text:p>
          </table:table-cell>
          <table:table-cell table:formula="of:=BIN2HEX([Bin.F63])" office:value-type="string" office:string-value="0" calcext:value-type="string">
            <text:p>0</text:p>
          </table:table-cell>
          <table:table-cell table:formula="of:=BIN2HEX([Bin.G63])" office:value-type="string" office:string-value="0" calcext:value-type="string">
            <text:p>0</text:p>
          </table:table-cell>
          <table:table-cell table:formula="of:=BIN2HEX([Bin.H63])" office:value-type="string" office:string-value="0" calcext:value-type="string">
            <text:p>0</text:p>
          </table:table-cell>
          <table:table-cell table:formula="of:=BIN2HEX([Bin.I63])" office:value-type="string" office:string-value="4" calcext:value-type="string">
            <text:p>4</text:p>
          </table:table-cell>
          <table:table-cell table:formula="of:=BIN2HEX([Bin.J63])" office:value-type="string" office:string-value="0" calcext:value-type="string">
            <text:p>0</text:p>
          </table:table-cell>
          <table:table-cell table:formula="of:=BIN2HEX([Bin.K63])" office:value-type="string" office:string-value="0" calcext:value-type="string">
            <text:p>0</text:p>
          </table:table-cell>
          <table:table-cell table:formula="of:=BIN2HEX([Bin.L63])" office:value-type="string" office:string-value="8" calcext:value-type="string">
            <text:p>8</text:p>
          </table:table-cell>
          <table:table-cell table:formula="of:=BIN2HEX([Bin.M6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4])" office:value-type="string" office:string-value="0" calcext:value-type="string">
            <text:p>0</text:p>
          </table:table-cell>
          <table:table-cell table:formula="of:=BIN2HEX([Bin.B64])" office:value-type="string" office:string-value="0" calcext:value-type="string">
            <text:p>0</text:p>
          </table:table-cell>
          <table:table-cell table:formula="of:=BIN2HEX([Bin.C64])" office:value-type="string" office:string-value="0" calcext:value-type="string">
            <text:p>0</text:p>
          </table:table-cell>
          <table:table-cell table:formula="of:=BIN2HEX([Bin.D64])" office:value-type="string" office:string-value="0" calcext:value-type="string">
            <text:p>0</text:p>
          </table:table-cell>
          <table:table-cell table:formula="of:=BIN2HEX([Bin.E64])" office:value-type="string" office:string-value="4" calcext:value-type="string">
            <text:p>4</text:p>
          </table:table-cell>
          <table:table-cell table:formula="of:=BIN2HEX([Bin.F64])" office:value-type="string" office:string-value="0" calcext:value-type="string">
            <text:p>0</text:p>
          </table:table-cell>
          <table:table-cell table:formula="of:=BIN2HEX([Bin.G64])" office:value-type="string" office:string-value="0" calcext:value-type="string">
            <text:p>0</text:p>
          </table:table-cell>
          <table:table-cell table:formula="of:=BIN2HEX([Bin.H64])" office:value-type="string" office:string-value="0" calcext:value-type="string">
            <text:p>0</text:p>
          </table:table-cell>
          <table:table-cell table:formula="of:=BIN2HEX([Bin.I64])" office:value-type="string" office:string-value="0" calcext:value-type="string">
            <text:p>0</text:p>
          </table:table-cell>
          <table:table-cell table:formula="of:=BIN2HEX([Bin.J64])" office:value-type="string" office:string-value="0" calcext:value-type="string">
            <text:p>0</text:p>
          </table:table-cell>
          <table:table-cell table:formula="of:=BIN2HEX([Bin.K64])" office:value-type="string" office:string-value="0" calcext:value-type="string">
            <text:p>0</text:p>
          </table:table-cell>
          <table:table-cell table:formula="of:=BIN2HEX([Bin.L64])" office:value-type="string" office:string-value="8" calcext:value-type="string">
            <text:p>8</text:p>
          </table:table-cell>
          <table:table-cell table:formula="of:=BIN2HEX([Bin.M6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5])" office:value-type="string" office:string-value="0" calcext:value-type="string">
            <text:p>0</text:p>
          </table:table-cell>
          <table:table-cell table:formula="of:=BIN2HEX([Bin.B65])" office:value-type="string" office:string-value="0" calcext:value-type="string">
            <text:p>0</text:p>
          </table:table-cell>
          <table:table-cell table:formula="of:=BIN2HEX([Bin.C65])" office:value-type="string" office:string-value="0" calcext:value-type="string">
            <text:p>0</text:p>
          </table:table-cell>
          <table:table-cell table:formula="of:=BIN2HEX([Bin.D65])" office:value-type="string" office:string-value="0" calcext:value-type="string">
            <text:p>0</text:p>
          </table:table-cell>
          <table:table-cell table:formula="of:=BIN2HEX([Bin.E65])" office:value-type="string" office:string-value="0" calcext:value-type="string">
            <text:p>0</text:p>
          </table:table-cell>
          <table:table-cell table:formula="of:=BIN2HEX([Bin.F65])" office:value-type="string" office:string-value="0" calcext:value-type="string">
            <text:p>0</text:p>
          </table:table-cell>
          <table:table-cell table:formula="of:=BIN2HEX([Bin.G65])" office:value-type="string" office:string-value="0" calcext:value-type="string">
            <text:p>0</text:p>
          </table:table-cell>
          <table:table-cell table:formula="of:=BIN2HEX([Bin.H65])" office:value-type="string" office:string-value="0" calcext:value-type="string">
            <text:p>0</text:p>
          </table:table-cell>
          <table:table-cell table:formula="of:=BIN2HEX([Bin.I65])" office:value-type="string" office:string-value="1" calcext:value-type="string">
            <text:p>1</text:p>
          </table:table-cell>
          <table:table-cell table:formula="of:=BIN2HEX([Bin.J65])" office:value-type="string" office:string-value="0" calcext:value-type="string">
            <text:p>0</text:p>
          </table:table-cell>
          <table:table-cell table:formula="of:=BIN2HEX([Bin.K65])" office:value-type="string" office:string-value="0" calcext:value-type="string">
            <text:p>0</text:p>
          </table:table-cell>
          <table:table-cell table:formula="of:=BIN2HEX([Bin.L65])" office:value-type="string" office:string-value="8" calcext:value-type="string">
            <text:p>8</text:p>
          </table:table-cell>
          <table:table-cell table:formula="of:=BIN2HEX([Bin.M6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6])" office:value-type="string" office:string-value="0" calcext:value-type="string">
            <text:p>0</text:p>
          </table:table-cell>
          <table:table-cell table:formula="of:=BIN2HEX([Bin.B66])" office:value-type="string" office:string-value="0" calcext:value-type="string">
            <text:p>0</text:p>
          </table:table-cell>
          <table:table-cell table:formula="of:=BIN2HEX([Bin.C66])" office:value-type="string" office:string-value="0" calcext:value-type="string">
            <text:p>0</text:p>
          </table:table-cell>
          <table:table-cell table:formula="of:=BIN2HEX([Bin.D66])" office:value-type="string" office:string-value="0" calcext:value-type="string">
            <text:p>0</text:p>
          </table:table-cell>
          <table:table-cell table:formula="of:=BIN2HEX([Bin.E66])" office:value-type="string" office:string-value="0" calcext:value-type="string">
            <text:p>0</text:p>
          </table:table-cell>
          <table:table-cell table:formula="of:=BIN2HEX([Bin.F66])" office:value-type="string" office:string-value="0" calcext:value-type="string">
            <text:p>0</text:p>
          </table:table-cell>
          <table:table-cell table:formula="of:=BIN2HEX([Bin.G66])" office:value-type="string" office:string-value="0" calcext:value-type="string">
            <text:p>0</text:p>
          </table:table-cell>
          <table:table-cell table:formula="of:=BIN2HEX([Bin.H66])" office:value-type="string" office:string-value="0" calcext:value-type="string">
            <text:p>0</text:p>
          </table:table-cell>
          <table:table-cell table:formula="of:=BIN2HEX([Bin.I66])" office:value-type="string" office:string-value="2" calcext:value-type="string">
            <text:p>2</text:p>
          </table:table-cell>
          <table:table-cell table:formula="of:=BIN2HEX([Bin.J66])" office:value-type="string" office:string-value="0" calcext:value-type="string">
            <text:p>0</text:p>
          </table:table-cell>
          <table:table-cell table:formula="of:=BIN2HEX([Bin.K66])" office:value-type="string" office:string-value="0" calcext:value-type="string">
            <text:p>0</text:p>
          </table:table-cell>
          <table:table-cell table:formula="of:=BIN2HEX([Bin.L66])" office:value-type="string" office:string-value="8" calcext:value-type="string">
            <text:p>8</text:p>
          </table:table-cell>
          <table:table-cell table:formula="of:=BIN2HEX([Bin.M6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7])" office:value-type="string" office:string-value="0" calcext:value-type="string">
            <text:p>0</text:p>
          </table:table-cell>
          <table:table-cell table:formula="of:=BIN2HEX([Bin.B67])" office:value-type="string" office:string-value="0" calcext:value-type="string">
            <text:p>0</text:p>
          </table:table-cell>
          <table:table-cell table:formula="of:=BIN2HEX([Bin.C67])" office:value-type="string" office:string-value="0" calcext:value-type="string">
            <text:p>0</text:p>
          </table:table-cell>
          <table:table-cell table:formula="of:=BIN2HEX([Bin.D67])" office:value-type="string" office:string-value="0" calcext:value-type="string">
            <text:p>0</text:p>
          </table:table-cell>
          <table:table-cell table:formula="of:=BIN2HEX([Bin.E67])" office:value-type="string" office:string-value="0" calcext:value-type="string">
            <text:p>0</text:p>
          </table:table-cell>
          <table:table-cell table:formula="of:=BIN2HEX([Bin.F67])" office:value-type="string" office:string-value="0" calcext:value-type="string">
            <text:p>0</text:p>
          </table:table-cell>
          <table:table-cell table:formula="of:=BIN2HEX([Bin.G67])" office:value-type="string" office:string-value="0" calcext:value-type="string">
            <text:p>0</text:p>
          </table:table-cell>
          <table:table-cell table:formula="of:=BIN2HEX([Bin.H67])" office:value-type="string" office:string-value="0" calcext:value-type="string">
            <text:p>0</text:p>
          </table:table-cell>
          <table:table-cell table:formula="of:=BIN2HEX([Bin.I67])" office:value-type="string" office:string-value="8" calcext:value-type="string">
            <text:p>8</text:p>
          </table:table-cell>
          <table:table-cell table:formula="of:=BIN2HEX([Bin.J67])" office:value-type="string" office:string-value="0" calcext:value-type="string">
            <text:p>0</text:p>
          </table:table-cell>
          <table:table-cell table:formula="of:=BIN2HEX([Bin.K67])" office:value-type="string" office:string-value="0" calcext:value-type="string">
            <text:p>0</text:p>
          </table:table-cell>
          <table:table-cell table:formula="of:=BIN2HEX([Bin.L67])" office:value-type="string" office:string-value="8" calcext:value-type="string">
            <text:p>8</text:p>
          </table:table-cell>
          <table:table-cell table:formula="of:=BIN2HEX([Bin.M6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8])" office:value-type="string" office:string-value="0" calcext:value-type="string">
            <text:p>0</text:p>
          </table:table-cell>
          <table:table-cell table:formula="of:=BIN2HEX([Bin.B68])" office:value-type="string" office:string-value="0" calcext:value-type="string">
            <text:p>0</text:p>
          </table:table-cell>
          <table:table-cell table:formula="of:=BIN2HEX([Bin.C68])" office:value-type="string" office:string-value="0" calcext:value-type="string">
            <text:p>0</text:p>
          </table:table-cell>
          <table:table-cell table:formula="of:=BIN2HEX([Bin.D68])" office:value-type="string" office:string-value="0" calcext:value-type="string">
            <text:p>0</text:p>
          </table:table-cell>
          <table:table-cell table:formula="of:=BIN2HEX([Bin.E68])" office:value-type="string" office:string-value="0" calcext:value-type="string">
            <text:p>0</text:p>
          </table:table-cell>
          <table:table-cell table:formula="of:=BIN2HEX([Bin.F68])" office:value-type="string" office:string-value="0" calcext:value-type="string">
            <text:p>0</text:p>
          </table:table-cell>
          <table:table-cell table:formula="of:=BIN2HEX([Bin.G68])" office:value-type="string" office:string-value="0" calcext:value-type="string">
            <text:p>0</text:p>
          </table:table-cell>
          <table:table-cell table:formula="of:=BIN2HEX([Bin.H68])" office:value-type="string" office:string-value="0" calcext:value-type="string">
            <text:p>0</text:p>
          </table:table-cell>
          <table:table-cell table:formula="of:=BIN2HEX([Bin.I68])" office:value-type="string" office:string-value="0" calcext:value-type="string">
            <text:p>0</text:p>
          </table:table-cell>
          <table:table-cell table:formula="of:=BIN2HEX([Bin.J68])" office:value-type="string" office:string-value="0" calcext:value-type="string">
            <text:p>0</text:p>
          </table:table-cell>
          <table:table-cell table:formula="of:=BIN2HEX([Bin.K68])" office:value-type="string" office:string-value="0" calcext:value-type="string">
            <text:p>0</text:p>
          </table:table-cell>
          <table:table-cell table:formula="of:=BIN2HEX([Bin.L68])" office:value-type="string" office:string-value="C" calcext:value-type="string">
            <text:p>C</text:p>
          </table:table-cell>
          <table:table-cell table:formula="of:=BIN2HEX([Bin.M6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69])" office:value-type="string" office:string-value="0" calcext:value-type="string">
            <text:p>0</text:p>
          </table:table-cell>
          <table:table-cell table:formula="of:=BIN2HEX([Bin.B69])" office:value-type="string" office:string-value="0" calcext:value-type="string">
            <text:p>0</text:p>
          </table:table-cell>
          <table:table-cell table:formula="of:=BIN2HEX([Bin.C69])" office:value-type="string" office:string-value="0" calcext:value-type="string">
            <text:p>0</text:p>
          </table:table-cell>
          <table:table-cell table:formula="of:=BIN2HEX([Bin.D69])" office:value-type="string" office:string-value="0" calcext:value-type="string">
            <text:p>0</text:p>
          </table:table-cell>
          <table:table-cell table:formula="of:=BIN2HEX([Bin.E69])" office:value-type="string" office:string-value="0" calcext:value-type="string">
            <text:p>0</text:p>
          </table:table-cell>
          <table:table-cell table:formula="of:=BIN2HEX([Bin.F69])" office:value-type="string" office:string-value="0" calcext:value-type="string">
            <text:p>0</text:p>
          </table:table-cell>
          <table:table-cell table:formula="of:=BIN2HEX([Bin.G69])" office:value-type="string" office:string-value="0" calcext:value-type="string">
            <text:p>0</text:p>
          </table:table-cell>
          <table:table-cell table:formula="of:=BIN2HEX([Bin.H69])" office:value-type="string" office:string-value="0" calcext:value-type="string">
            <text:p>0</text:p>
          </table:table-cell>
          <table:table-cell table:formula="of:=BIN2HEX([Bin.I69])" office:value-type="string" office:string-value="0" calcext:value-type="string">
            <text:p>0</text:p>
          </table:table-cell>
          <table:table-cell table:formula="of:=BIN2HEX([Bin.J69])" office:value-type="string" office:string-value="0" calcext:value-type="string">
            <text:p>0</text:p>
          </table:table-cell>
          <table:table-cell table:formula="of:=BIN2HEX([Bin.K69])" office:value-type="string" office:string-value="0" calcext:value-type="string">
            <text:p>0</text:p>
          </table:table-cell>
          <table:table-cell table:formula="of:=BIN2HEX([Bin.L69])" office:value-type="string" office:string-value="B" calcext:value-type="string">
            <text:p>B</text:p>
          </table:table-cell>
          <table:table-cell table:formula="of:=BIN2HEX([Bin.M6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0])" office:value-type="string" office:string-value="0" calcext:value-type="string">
            <text:p>0</text:p>
          </table:table-cell>
          <table:table-cell table:formula="of:=BIN2HEX([Bin.B70])" office:value-type="string" office:string-value="0" calcext:value-type="string">
            <text:p>0</text:p>
          </table:table-cell>
          <table:table-cell table:formula="of:=BIN2HEX([Bin.C70])" office:value-type="string" office:string-value="0" calcext:value-type="string">
            <text:p>0</text:p>
          </table:table-cell>
          <table:table-cell table:formula="of:=BIN2HEX([Bin.D70])" office:value-type="string" office:string-value="0" calcext:value-type="string">
            <text:p>0</text:p>
          </table:table-cell>
          <table:table-cell table:formula="of:=BIN2HEX([Bin.E70])" office:value-type="string" office:string-value="0" calcext:value-type="string">
            <text:p>0</text:p>
          </table:table-cell>
          <table:table-cell table:formula="of:=BIN2HEX([Bin.F70])" office:value-type="string" office:string-value="0" calcext:value-type="string">
            <text:p>0</text:p>
          </table:table-cell>
          <table:table-cell table:formula="of:=BIN2HEX([Bin.G70])" office:value-type="string" office:string-value="0" calcext:value-type="string">
            <text:p>0</text:p>
          </table:table-cell>
          <table:table-cell table:formula="of:=BIN2HEX([Bin.H70])" office:value-type="string" office:string-value="0" calcext:value-type="string">
            <text:p>0</text:p>
          </table:table-cell>
          <table:table-cell table:formula="of:=BIN2HEX([Bin.I70])" office:value-type="string" office:string-value="0" calcext:value-type="string">
            <text:p>0</text:p>
          </table:table-cell>
          <table:table-cell table:formula="of:=BIN2HEX([Bin.J70])" office:value-type="string" office:string-value="0" calcext:value-type="string">
            <text:p>0</text:p>
          </table:table-cell>
          <table:table-cell table:formula="of:=BIN2HEX([Bin.K70])" office:value-type="string" office:string-value="0" calcext:value-type="string">
            <text:p>0</text:p>
          </table:table-cell>
          <table:table-cell table:formula="of:=BIN2HEX([Bin.L70])" office:value-type="string" office:string-value="5" calcext:value-type="string">
            <text:p>5</text:p>
          </table:table-cell>
          <table:table-cell table:formula="of:=BIN2HEX([Bin.M7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1])" office:value-type="string" office:string-value="0" calcext:value-type="string">
            <text:p>0</text:p>
          </table:table-cell>
          <table:table-cell table:formula="of:=BIN2HEX([Bin.B71])" office:value-type="string" office:string-value="0" calcext:value-type="string">
            <text:p>0</text:p>
          </table:table-cell>
          <table:table-cell table:formula="of:=BIN2HEX([Bin.C71])" office:value-type="string" office:string-value="0" calcext:value-type="string">
            <text:p>0</text:p>
          </table:table-cell>
          <table:table-cell table:formula="of:=BIN2HEX([Bin.D71])" office:value-type="string" office:string-value="0" calcext:value-type="string">
            <text:p>0</text:p>
          </table:table-cell>
          <table:table-cell table:formula="of:=BIN2HEX([Bin.E71])" office:value-type="string" office:string-value="0" calcext:value-type="string">
            <text:p>0</text:p>
          </table:table-cell>
          <table:table-cell table:formula="of:=BIN2HEX([Bin.F71])" office:value-type="string" office:string-value="0" calcext:value-type="string">
            <text:p>0</text:p>
          </table:table-cell>
          <table:table-cell table:formula="of:=BIN2HEX([Bin.G71])" office:value-type="string" office:string-value="0" calcext:value-type="string">
            <text:p>0</text:p>
          </table:table-cell>
          <table:table-cell table:formula="of:=BIN2HEX([Bin.H71])" office:value-type="string" office:string-value="0" calcext:value-type="string">
            <text:p>0</text:p>
          </table:table-cell>
          <table:table-cell table:formula="of:=BIN2HEX([Bin.I71])" office:value-type="string" office:string-value="0" calcext:value-type="string">
            <text:p>0</text:p>
          </table:table-cell>
          <table:table-cell table:formula="of:=BIN2HEX([Bin.I71])" office:value-type="string" office:string-value="0" calcext:value-type="string">
            <text:p>0</text:p>
          </table:table-cell>
          <table:table-cell table:formula="of:=BIN2HEX([Bin.J71])" office:value-type="string" office:string-value="0" calcext:value-type="string">
            <text:p>0</text:p>
          </table:table-cell>
          <table:table-cell table:formula="of:=BIN2HEX([Bin.K71])" office:value-type="string" office:string-value="0" calcext:value-type="string">
            <text:p>0</text:p>
          </table:table-cell>
          <table:table-cell table:formula="of:=BIN2HEX([Bin.M7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2])" office:value-type="string" office:string-value="0" calcext:value-type="string">
            <text:p>0</text:p>
          </table:table-cell>
          <table:table-cell table:formula="of:=BIN2HEX([Bin.B72])" office:value-type="string" office:string-value="0" calcext:value-type="string">
            <text:p>0</text:p>
          </table:table-cell>
          <table:table-cell table:formula="of:=BIN2HEX([Bin.C72])" office:value-type="string" office:string-value="0" calcext:value-type="string">
            <text:p>0</text:p>
          </table:table-cell>
          <table:table-cell table:formula="of:=BIN2HEX([Bin.D72])" office:value-type="string" office:string-value="0" calcext:value-type="string">
            <text:p>0</text:p>
          </table:table-cell>
          <table:table-cell table:formula="of:=BIN2HEX([Bin.E72])" office:value-type="string" office:string-value="0" calcext:value-type="string">
            <text:p>0</text:p>
          </table:table-cell>
          <table:table-cell table:formula="of:=BIN2HEX([Bin.F72])" office:value-type="string" office:string-value="0" calcext:value-type="string">
            <text:p>0</text:p>
          </table:table-cell>
          <table:table-cell table:formula="of:=BIN2HEX([Bin.G72])" office:value-type="string" office:string-value="0" calcext:value-type="string">
            <text:p>0</text:p>
          </table:table-cell>
          <table:table-cell table:formula="of:=BIN2HEX([Bin.H72])" office:value-type="string" office:string-value="0" calcext:value-type="string">
            <text:p>0</text:p>
          </table:table-cell>
          <table:table-cell table:formula="of:=BIN2HEX([Bin.I72])" office:value-type="string" office:string-value="0" calcext:value-type="string">
            <text:p>0</text:p>
          </table:table-cell>
          <table:table-cell table:formula="of:=BIN2HEX([Bin.I72])" office:value-type="string" office:string-value="0" calcext:value-type="string">
            <text:p>0</text:p>
          </table:table-cell>
          <table:table-cell table:formula="of:=BIN2HEX([Bin.J72])" office:value-type="string" office:string-value="0" calcext:value-type="string">
            <text:p>0</text:p>
          </table:table-cell>
          <table:table-cell table:formula="of:=BIN2HEX([Bin.K72])" office:value-type="string" office:string-value="0" calcext:value-type="string">
            <text:p>0</text:p>
          </table:table-cell>
          <table:table-cell table:formula="of:=BIN2HEX([Bin.M7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3])" office:value-type="string" office:string-value="0" calcext:value-type="string">
            <text:p>0</text:p>
          </table:table-cell>
          <table:table-cell table:formula="of:=BIN2HEX([Bin.B73])" office:value-type="string" office:string-value="0" calcext:value-type="string">
            <text:p>0</text:p>
          </table:table-cell>
          <table:table-cell table:formula="of:=BIN2HEX([Bin.C73])" office:value-type="string" office:string-value="0" calcext:value-type="string">
            <text:p>0</text:p>
          </table:table-cell>
          <table:table-cell table:formula="of:=BIN2HEX([Bin.D73])" office:value-type="string" office:string-value="0" calcext:value-type="string">
            <text:p>0</text:p>
          </table:table-cell>
          <table:table-cell table:formula="of:=BIN2HEX([Bin.E73])" office:value-type="string" office:string-value="0" calcext:value-type="string">
            <text:p>0</text:p>
          </table:table-cell>
          <table:table-cell table:formula="of:=BIN2HEX([Bin.F73])" office:value-type="string" office:string-value="0" calcext:value-type="string">
            <text:p>0</text:p>
          </table:table-cell>
          <table:table-cell table:formula="of:=BIN2HEX([Bin.G73])" office:value-type="string" office:string-value="0" calcext:value-type="string">
            <text:p>0</text:p>
          </table:table-cell>
          <table:table-cell table:formula="of:=BIN2HEX([Bin.H73])" office:value-type="string" office:string-value="0" calcext:value-type="string">
            <text:p>0</text:p>
          </table:table-cell>
          <table:table-cell table:formula="of:=BIN2HEX([Bin.I73])" office:value-type="string" office:string-value="0" calcext:value-type="string">
            <text:p>0</text:p>
          </table:table-cell>
          <table:table-cell table:formula="of:=BIN2HEX([Bin.I73])" office:value-type="string" office:string-value="0" calcext:value-type="string">
            <text:p>0</text:p>
          </table:table-cell>
          <table:table-cell table:formula="of:=BIN2HEX([Bin.J73])" office:value-type="string" office:string-value="0" calcext:value-type="string">
            <text:p>0</text:p>
          </table:table-cell>
          <table:table-cell table:formula="of:=BIN2HEX([Bin.K73])" office:value-type="string" office:string-value="0" calcext:value-type="string">
            <text:p>0</text:p>
          </table:table-cell>
          <table:table-cell table:formula="of:=BIN2HEX([Bin.M7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4])" office:value-type="string" office:string-value="0" calcext:value-type="string">
            <text:p>0</text:p>
          </table:table-cell>
          <table:table-cell table:formula="of:=BIN2HEX([Bin.B74])" office:value-type="string" office:string-value="0" calcext:value-type="string">
            <text:p>0</text:p>
          </table:table-cell>
          <table:table-cell table:formula="of:=BIN2HEX([Bin.C74])" office:value-type="string" office:string-value="0" calcext:value-type="string">
            <text:p>0</text:p>
          </table:table-cell>
          <table:table-cell table:formula="of:=BIN2HEX([Bin.D74])" office:value-type="string" office:string-value="0" calcext:value-type="string">
            <text:p>0</text:p>
          </table:table-cell>
          <table:table-cell table:formula="of:=BIN2HEX([Bin.E74])" office:value-type="string" office:string-value="0" calcext:value-type="string">
            <text:p>0</text:p>
          </table:table-cell>
          <table:table-cell table:formula="of:=BIN2HEX([Bin.F74])" office:value-type="string" office:string-value="0" calcext:value-type="string">
            <text:p>0</text:p>
          </table:table-cell>
          <table:table-cell table:formula="of:=BIN2HEX([Bin.G74])" office:value-type="string" office:string-value="0" calcext:value-type="string">
            <text:p>0</text:p>
          </table:table-cell>
          <table:table-cell table:formula="of:=BIN2HEX([Bin.H74])" office:value-type="string" office:string-value="0" calcext:value-type="string">
            <text:p>0</text:p>
          </table:table-cell>
          <table:table-cell table:formula="of:=BIN2HEX([Bin.I74])" office:value-type="string" office:string-value="0" calcext:value-type="string">
            <text:p>0</text:p>
          </table:table-cell>
          <table:table-cell table:formula="of:=BIN2HEX([Bin.I74])" office:value-type="string" office:string-value="0" calcext:value-type="string">
            <text:p>0</text:p>
          </table:table-cell>
          <table:table-cell table:formula="of:=BIN2HEX([Bin.J74])" office:value-type="string" office:string-value="0" calcext:value-type="string">
            <text:p>0</text:p>
          </table:table-cell>
          <table:table-cell table:formula="of:=BIN2HEX([Bin.K74])" office:value-type="string" office:string-value="0" calcext:value-type="string">
            <text:p>0</text:p>
          </table:table-cell>
          <table:table-cell table:formula="of:=BIN2HEX([Bin.M7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5])" office:value-type="string" office:string-value="0" calcext:value-type="string">
            <text:p>0</text:p>
          </table:table-cell>
          <table:table-cell table:formula="of:=BIN2HEX([Bin.B75])" office:value-type="string" office:string-value="0" calcext:value-type="string">
            <text:p>0</text:p>
          </table:table-cell>
          <table:table-cell table:formula="of:=BIN2HEX([Bin.C75])" office:value-type="string" office:string-value="0" calcext:value-type="string">
            <text:p>0</text:p>
          </table:table-cell>
          <table:table-cell table:formula="of:=BIN2HEX([Bin.D75])" office:value-type="string" office:string-value="0" calcext:value-type="string">
            <text:p>0</text:p>
          </table:table-cell>
          <table:table-cell table:formula="of:=BIN2HEX([Bin.E75])" office:value-type="string" office:string-value="0" calcext:value-type="string">
            <text:p>0</text:p>
          </table:table-cell>
          <table:table-cell table:formula="of:=BIN2HEX([Bin.F75])" office:value-type="string" office:string-value="0" calcext:value-type="string">
            <text:p>0</text:p>
          </table:table-cell>
          <table:table-cell table:formula="of:=BIN2HEX([Bin.G75])" office:value-type="string" office:string-value="0" calcext:value-type="string">
            <text:p>0</text:p>
          </table:table-cell>
          <table:table-cell table:formula="of:=BIN2HEX([Bin.H75])" office:value-type="string" office:string-value="0" calcext:value-type="string">
            <text:p>0</text:p>
          </table:table-cell>
          <table:table-cell table:formula="of:=BIN2HEX([Bin.I75])" office:value-type="string" office:string-value="0" calcext:value-type="string">
            <text:p>0</text:p>
          </table:table-cell>
          <table:table-cell table:formula="of:=BIN2HEX([Bin.I75])" office:value-type="string" office:string-value="0" calcext:value-type="string">
            <text:p>0</text:p>
          </table:table-cell>
          <table:table-cell table:formula="of:=BIN2HEX([Bin.J75])" office:value-type="string" office:string-value="0" calcext:value-type="string">
            <text:p>0</text:p>
          </table:table-cell>
          <table:table-cell table:formula="of:=BIN2HEX([Bin.K75])" office:value-type="string" office:string-value="0" calcext:value-type="string">
            <text:p>0</text:p>
          </table:table-cell>
          <table:table-cell table:formula="of:=BIN2HEX([Bin.M7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6])" office:value-type="string" office:string-value="0" calcext:value-type="string">
            <text:p>0</text:p>
          </table:table-cell>
          <table:table-cell table:formula="of:=BIN2HEX([Bin.B76])" office:value-type="string" office:string-value="0" calcext:value-type="string">
            <text:p>0</text:p>
          </table:table-cell>
          <table:table-cell table:formula="of:=BIN2HEX([Bin.C76])" office:value-type="string" office:string-value="0" calcext:value-type="string">
            <text:p>0</text:p>
          </table:table-cell>
          <table:table-cell table:formula="of:=BIN2HEX([Bin.D76])" office:value-type="string" office:string-value="0" calcext:value-type="string">
            <text:p>0</text:p>
          </table:table-cell>
          <table:table-cell table:formula="of:=BIN2HEX([Bin.E76])" office:value-type="string" office:string-value="0" calcext:value-type="string">
            <text:p>0</text:p>
          </table:table-cell>
          <table:table-cell table:formula="of:=BIN2HEX([Bin.F76])" office:value-type="string" office:string-value="0" calcext:value-type="string">
            <text:p>0</text:p>
          </table:table-cell>
          <table:table-cell table:formula="of:=BIN2HEX([Bin.G76])" office:value-type="string" office:string-value="0" calcext:value-type="string">
            <text:p>0</text:p>
          </table:table-cell>
          <table:table-cell table:formula="of:=BIN2HEX([Bin.H76])" office:value-type="string" office:string-value="0" calcext:value-type="string">
            <text:p>0</text:p>
          </table:table-cell>
          <table:table-cell table:formula="of:=BIN2HEX([Bin.I76])" office:value-type="string" office:string-value="0" calcext:value-type="string">
            <text:p>0</text:p>
          </table:table-cell>
          <table:table-cell table:formula="of:=BIN2HEX([Bin.I76])" office:value-type="string" office:string-value="0" calcext:value-type="string">
            <text:p>0</text:p>
          </table:table-cell>
          <table:table-cell table:formula="of:=BIN2HEX([Bin.J76])" office:value-type="string" office:string-value="0" calcext:value-type="string">
            <text:p>0</text:p>
          </table:table-cell>
          <table:table-cell table:formula="of:=BIN2HEX([Bin.K76])" office:value-type="string" office:string-value="0" calcext:value-type="string">
            <text:p>0</text:p>
          </table:table-cell>
          <table:table-cell table:formula="of:=BIN2HEX([Bin.M7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7])" office:value-type="string" office:string-value="0" calcext:value-type="string">
            <text:p>0</text:p>
          </table:table-cell>
          <table:table-cell table:formula="of:=BIN2HEX([Bin.B77])" office:value-type="string" office:string-value="0" calcext:value-type="string">
            <text:p>0</text:p>
          </table:table-cell>
          <table:table-cell table:formula="of:=BIN2HEX([Bin.C77])" office:value-type="string" office:string-value="0" calcext:value-type="string">
            <text:p>0</text:p>
          </table:table-cell>
          <table:table-cell table:formula="of:=BIN2HEX([Bin.D77])" office:value-type="string" office:string-value="0" calcext:value-type="string">
            <text:p>0</text:p>
          </table:table-cell>
          <table:table-cell table:formula="of:=BIN2HEX([Bin.E77])" office:value-type="string" office:string-value="0" calcext:value-type="string">
            <text:p>0</text:p>
          </table:table-cell>
          <table:table-cell table:formula="of:=BIN2HEX([Bin.F77])" office:value-type="string" office:string-value="0" calcext:value-type="string">
            <text:p>0</text:p>
          </table:table-cell>
          <table:table-cell table:formula="of:=BIN2HEX([Bin.G77])" office:value-type="string" office:string-value="0" calcext:value-type="string">
            <text:p>0</text:p>
          </table:table-cell>
          <table:table-cell table:formula="of:=BIN2HEX([Bin.H77])" office:value-type="string" office:string-value="0" calcext:value-type="string">
            <text:p>0</text:p>
          </table:table-cell>
          <table:table-cell table:formula="of:=BIN2HEX([Bin.I77])" office:value-type="string" office:string-value="0" calcext:value-type="string">
            <text:p>0</text:p>
          </table:table-cell>
          <table:table-cell table:formula="of:=BIN2HEX([Bin.I77])" office:value-type="string" office:string-value="0" calcext:value-type="string">
            <text:p>0</text:p>
          </table:table-cell>
          <table:table-cell table:formula="of:=BIN2HEX([Bin.J77])" office:value-type="string" office:string-value="0" calcext:value-type="string">
            <text:p>0</text:p>
          </table:table-cell>
          <table:table-cell table:formula="of:=BIN2HEX([Bin.K77])" office:value-type="string" office:string-value="0" calcext:value-type="string">
            <text:p>0</text:p>
          </table:table-cell>
          <table:table-cell table:formula="of:=BIN2HEX([Bin.M7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8])" office:value-type="string" office:string-value="0" calcext:value-type="string">
            <text:p>0</text:p>
          </table:table-cell>
          <table:table-cell table:formula="of:=BIN2HEX([Bin.B78])" office:value-type="string" office:string-value="0" calcext:value-type="string">
            <text:p>0</text:p>
          </table:table-cell>
          <table:table-cell table:formula="of:=BIN2HEX([Bin.C78])" office:value-type="string" office:string-value="0" calcext:value-type="string">
            <text:p>0</text:p>
          </table:table-cell>
          <table:table-cell table:formula="of:=BIN2HEX([Bin.D78])" office:value-type="string" office:string-value="0" calcext:value-type="string">
            <text:p>0</text:p>
          </table:table-cell>
          <table:table-cell table:formula="of:=BIN2HEX([Bin.E78])" office:value-type="string" office:string-value="0" calcext:value-type="string">
            <text:p>0</text:p>
          </table:table-cell>
          <table:table-cell table:formula="of:=BIN2HEX([Bin.F78])" office:value-type="string" office:string-value="0" calcext:value-type="string">
            <text:p>0</text:p>
          </table:table-cell>
          <table:table-cell table:formula="of:=BIN2HEX([Bin.G78])" office:value-type="string" office:string-value="0" calcext:value-type="string">
            <text:p>0</text:p>
          </table:table-cell>
          <table:table-cell table:formula="of:=BIN2HEX([Bin.H78])" office:value-type="string" office:string-value="0" calcext:value-type="string">
            <text:p>0</text:p>
          </table:table-cell>
          <table:table-cell table:formula="of:=BIN2HEX([Bin.I78])" office:value-type="string" office:string-value="0" calcext:value-type="string">
            <text:p>0</text:p>
          </table:table-cell>
          <table:table-cell table:formula="of:=BIN2HEX([Bin.I78])" office:value-type="string" office:string-value="0" calcext:value-type="string">
            <text:p>0</text:p>
          </table:table-cell>
          <table:table-cell table:formula="of:=BIN2HEX([Bin.J78])" office:value-type="string" office:string-value="0" calcext:value-type="string">
            <text:p>0</text:p>
          </table:table-cell>
          <table:table-cell table:formula="of:=BIN2HEX([Bin.K78])" office:value-type="string" office:string-value="0" calcext:value-type="string">
            <text:p>0</text:p>
          </table:table-cell>
          <table:table-cell table:formula="of:=BIN2HEX([Bin.M7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79])" office:value-type="string" office:string-value="0" calcext:value-type="string">
            <text:p>0</text:p>
          </table:table-cell>
          <table:table-cell table:formula="of:=BIN2HEX([Bin.B79])" office:value-type="string" office:string-value="0" calcext:value-type="string">
            <text:p>0</text:p>
          </table:table-cell>
          <table:table-cell table:formula="of:=BIN2HEX([Bin.C79])" office:value-type="string" office:string-value="0" calcext:value-type="string">
            <text:p>0</text:p>
          </table:table-cell>
          <table:table-cell table:formula="of:=BIN2HEX([Bin.D79])" office:value-type="string" office:string-value="0" calcext:value-type="string">
            <text:p>0</text:p>
          </table:table-cell>
          <table:table-cell table:formula="of:=BIN2HEX([Bin.E79])" office:value-type="string" office:string-value="0" calcext:value-type="string">
            <text:p>0</text:p>
          </table:table-cell>
          <table:table-cell table:formula="of:=BIN2HEX([Bin.F79])" office:value-type="string" office:string-value="0" calcext:value-type="string">
            <text:p>0</text:p>
          </table:table-cell>
          <table:table-cell table:formula="of:=BIN2HEX([Bin.G79])" office:value-type="string" office:string-value="0" calcext:value-type="string">
            <text:p>0</text:p>
          </table:table-cell>
          <table:table-cell table:formula="of:=BIN2HEX([Bin.H79])" office:value-type="string" office:string-value="0" calcext:value-type="string">
            <text:p>0</text:p>
          </table:table-cell>
          <table:table-cell table:formula="of:=BIN2HEX([Bin.I79])" office:value-type="string" office:string-value="0" calcext:value-type="string">
            <text:p>0</text:p>
          </table:table-cell>
          <table:table-cell table:formula="of:=BIN2HEX([Bin.I79])" office:value-type="string" office:string-value="0" calcext:value-type="string">
            <text:p>0</text:p>
          </table:table-cell>
          <table:table-cell table:formula="of:=BIN2HEX([Bin.J79])" office:value-type="string" office:string-value="0" calcext:value-type="string">
            <text:p>0</text:p>
          </table:table-cell>
          <table:table-cell table:formula="of:=BIN2HEX([Bin.K79])" office:value-type="string" office:string-value="0" calcext:value-type="string">
            <text:p>0</text:p>
          </table:table-cell>
          <table:table-cell table:formula="of:=BIN2HEX([Bin.M7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0])" office:value-type="string" office:string-value="0" calcext:value-type="string">
            <text:p>0</text:p>
          </table:table-cell>
          <table:table-cell table:formula="of:=BIN2HEX([Bin.B80])" office:value-type="string" office:string-value="0" calcext:value-type="string">
            <text:p>0</text:p>
          </table:table-cell>
          <table:table-cell table:formula="of:=BIN2HEX([Bin.C80])" office:value-type="string" office:string-value="0" calcext:value-type="string">
            <text:p>0</text:p>
          </table:table-cell>
          <table:table-cell table:formula="of:=BIN2HEX([Bin.D80])" office:value-type="string" office:string-value="0" calcext:value-type="string">
            <text:p>0</text:p>
          </table:table-cell>
          <table:table-cell table:formula="of:=BIN2HEX([Bin.E80])" office:value-type="string" office:string-value="0" calcext:value-type="string">
            <text:p>0</text:p>
          </table:table-cell>
          <table:table-cell table:formula="of:=BIN2HEX([Bin.F80])" office:value-type="string" office:string-value="0" calcext:value-type="string">
            <text:p>0</text:p>
          </table:table-cell>
          <table:table-cell table:formula="of:=BIN2HEX([Bin.G80])" office:value-type="string" office:string-value="0" calcext:value-type="string">
            <text:p>0</text:p>
          </table:table-cell>
          <table:table-cell table:formula="of:=BIN2HEX([Bin.H80])" office:value-type="string" office:string-value="0" calcext:value-type="string">
            <text:p>0</text:p>
          </table:table-cell>
          <table:table-cell table:formula="of:=BIN2HEX([Bin.I80])" office:value-type="string" office:string-value="0" calcext:value-type="string">
            <text:p>0</text:p>
          </table:table-cell>
          <table:table-cell table:formula="of:=BIN2HEX([Bin.I80])" office:value-type="string" office:string-value="0" calcext:value-type="string">
            <text:p>0</text:p>
          </table:table-cell>
          <table:table-cell table:formula="of:=BIN2HEX([Bin.J80])" office:value-type="string" office:string-value="0" calcext:value-type="string">
            <text:p>0</text:p>
          </table:table-cell>
          <table:table-cell table:formula="of:=BIN2HEX([Bin.K80])" office:value-type="string" office:string-value="0" calcext:value-type="string">
            <text:p>0</text:p>
          </table:table-cell>
          <table:table-cell table:formula="of:=BIN2HEX([Bin.M8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1])" office:value-type="string" office:string-value="0" calcext:value-type="string">
            <text:p>0</text:p>
          </table:table-cell>
          <table:table-cell table:formula="of:=BIN2HEX([Bin.B81])" office:value-type="string" office:string-value="0" calcext:value-type="string">
            <text:p>0</text:p>
          </table:table-cell>
          <table:table-cell table:formula="of:=BIN2HEX([Bin.C81])" office:value-type="string" office:string-value="0" calcext:value-type="string">
            <text:p>0</text:p>
          </table:table-cell>
          <table:table-cell table:formula="of:=BIN2HEX([Bin.D81])" office:value-type="string" office:string-value="0" calcext:value-type="string">
            <text:p>0</text:p>
          </table:table-cell>
          <table:table-cell table:formula="of:=BIN2HEX([Bin.E81])" office:value-type="string" office:string-value="0" calcext:value-type="string">
            <text:p>0</text:p>
          </table:table-cell>
          <table:table-cell table:formula="of:=BIN2HEX([Bin.F81])" office:value-type="string" office:string-value="0" calcext:value-type="string">
            <text:p>0</text:p>
          </table:table-cell>
          <table:table-cell table:formula="of:=BIN2HEX([Bin.G81])" office:value-type="string" office:string-value="0" calcext:value-type="string">
            <text:p>0</text:p>
          </table:table-cell>
          <table:table-cell table:formula="of:=BIN2HEX([Bin.H81])" office:value-type="string" office:string-value="0" calcext:value-type="string">
            <text:p>0</text:p>
          </table:table-cell>
          <table:table-cell table:formula="of:=BIN2HEX([Bin.I81])" office:value-type="string" office:string-value="0" calcext:value-type="string">
            <text:p>0</text:p>
          </table:table-cell>
          <table:table-cell table:formula="of:=BIN2HEX([Bin.I81])" office:value-type="string" office:string-value="0" calcext:value-type="string">
            <text:p>0</text:p>
          </table:table-cell>
          <table:table-cell table:formula="of:=BIN2HEX([Bin.J81])" office:value-type="string" office:string-value="0" calcext:value-type="string">
            <text:p>0</text:p>
          </table:table-cell>
          <table:table-cell table:formula="of:=BIN2HEX([Bin.K81])" office:value-type="string" office:string-value="0" calcext:value-type="string">
            <text:p>0</text:p>
          </table:table-cell>
          <table:table-cell table:formula="of:=BIN2HEX([Bin.M8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2])" office:value-type="string" office:string-value="0" calcext:value-type="string">
            <text:p>0</text:p>
          </table:table-cell>
          <table:table-cell table:formula="of:=BIN2HEX([Bin.B82])" office:value-type="string" office:string-value="0" calcext:value-type="string">
            <text:p>0</text:p>
          </table:table-cell>
          <table:table-cell table:formula="of:=BIN2HEX([Bin.C82])" office:value-type="string" office:string-value="0" calcext:value-type="string">
            <text:p>0</text:p>
          </table:table-cell>
          <table:table-cell table:formula="of:=BIN2HEX([Bin.D82])" office:value-type="string" office:string-value="0" calcext:value-type="string">
            <text:p>0</text:p>
          </table:table-cell>
          <table:table-cell table:formula="of:=BIN2HEX([Bin.E82])" office:value-type="string" office:string-value="0" calcext:value-type="string">
            <text:p>0</text:p>
          </table:table-cell>
          <table:table-cell table:formula="of:=BIN2HEX([Bin.F82])" office:value-type="string" office:string-value="0" calcext:value-type="string">
            <text:p>0</text:p>
          </table:table-cell>
          <table:table-cell table:formula="of:=BIN2HEX([Bin.G82])" office:value-type="string" office:string-value="0" calcext:value-type="string">
            <text:p>0</text:p>
          </table:table-cell>
          <table:table-cell table:formula="of:=BIN2HEX([Bin.H82])" office:value-type="string" office:string-value="0" calcext:value-type="string">
            <text:p>0</text:p>
          </table:table-cell>
          <table:table-cell table:formula="of:=BIN2HEX([Bin.I82])" office:value-type="string" office:string-value="0" calcext:value-type="string">
            <text:p>0</text:p>
          </table:table-cell>
          <table:table-cell table:formula="of:=BIN2HEX([Bin.I82])" office:value-type="string" office:string-value="0" calcext:value-type="string">
            <text:p>0</text:p>
          </table:table-cell>
          <table:table-cell table:formula="of:=BIN2HEX([Bin.J82])" office:value-type="string" office:string-value="0" calcext:value-type="string">
            <text:p>0</text:p>
          </table:table-cell>
          <table:table-cell table:formula="of:=BIN2HEX([Bin.K82])" office:value-type="string" office:string-value="0" calcext:value-type="string">
            <text:p>0</text:p>
          </table:table-cell>
          <table:table-cell table:formula="of:=BIN2HEX([Bin.M8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3])" office:value-type="string" office:string-value="0" calcext:value-type="string">
            <text:p>0</text:p>
          </table:table-cell>
          <table:table-cell table:formula="of:=BIN2HEX([Bin.B83])" office:value-type="string" office:string-value="0" calcext:value-type="string">
            <text:p>0</text:p>
          </table:table-cell>
          <table:table-cell table:formula="of:=BIN2HEX([Bin.C83])" office:value-type="string" office:string-value="0" calcext:value-type="string">
            <text:p>0</text:p>
          </table:table-cell>
          <table:table-cell table:formula="of:=BIN2HEX([Bin.D83])" office:value-type="string" office:string-value="0" calcext:value-type="string">
            <text:p>0</text:p>
          </table:table-cell>
          <table:table-cell table:formula="of:=BIN2HEX([Bin.E83])" office:value-type="string" office:string-value="0" calcext:value-type="string">
            <text:p>0</text:p>
          </table:table-cell>
          <table:table-cell table:formula="of:=BIN2HEX([Bin.F83])" office:value-type="string" office:string-value="0" calcext:value-type="string">
            <text:p>0</text:p>
          </table:table-cell>
          <table:table-cell table:formula="of:=BIN2HEX([Bin.G83])" office:value-type="string" office:string-value="0" calcext:value-type="string">
            <text:p>0</text:p>
          </table:table-cell>
          <table:table-cell table:formula="of:=BIN2HEX([Bin.H83])" office:value-type="string" office:string-value="0" calcext:value-type="string">
            <text:p>0</text:p>
          </table:table-cell>
          <table:table-cell table:formula="of:=BIN2HEX([Bin.I83])" office:value-type="string" office:string-value="0" calcext:value-type="string">
            <text:p>0</text:p>
          </table:table-cell>
          <table:table-cell table:formula="of:=BIN2HEX([Bin.I83])" office:value-type="string" office:string-value="0" calcext:value-type="string">
            <text:p>0</text:p>
          </table:table-cell>
          <table:table-cell table:formula="of:=BIN2HEX([Bin.J83])" office:value-type="string" office:string-value="0" calcext:value-type="string">
            <text:p>0</text:p>
          </table:table-cell>
          <table:table-cell table:formula="of:=BIN2HEX([Bin.K83])" office:value-type="string" office:string-value="0" calcext:value-type="string">
            <text:p>0</text:p>
          </table:table-cell>
          <table:table-cell table:formula="of:=BIN2HEX([Bin.M8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4])" office:value-type="string" office:string-value="0" calcext:value-type="string">
            <text:p>0</text:p>
          </table:table-cell>
          <table:table-cell table:formula="of:=BIN2HEX([Bin.B84])" office:value-type="string" office:string-value="0" calcext:value-type="string">
            <text:p>0</text:p>
          </table:table-cell>
          <table:table-cell table:formula="of:=BIN2HEX([Bin.C84])" office:value-type="string" office:string-value="0" calcext:value-type="string">
            <text:p>0</text:p>
          </table:table-cell>
          <table:table-cell table:formula="of:=BIN2HEX([Bin.D84])" office:value-type="string" office:string-value="0" calcext:value-type="string">
            <text:p>0</text:p>
          </table:table-cell>
          <table:table-cell table:formula="of:=BIN2HEX([Bin.E84])" office:value-type="string" office:string-value="0" calcext:value-type="string">
            <text:p>0</text:p>
          </table:table-cell>
          <table:table-cell table:formula="of:=BIN2HEX([Bin.F84])" office:value-type="string" office:string-value="0" calcext:value-type="string">
            <text:p>0</text:p>
          </table:table-cell>
          <table:table-cell table:formula="of:=BIN2HEX([Bin.G84])" office:value-type="string" office:string-value="0" calcext:value-type="string">
            <text:p>0</text:p>
          </table:table-cell>
          <table:table-cell table:formula="of:=BIN2HEX([Bin.H84])" office:value-type="string" office:string-value="0" calcext:value-type="string">
            <text:p>0</text:p>
          </table:table-cell>
          <table:table-cell table:formula="of:=BIN2HEX([Bin.I84])" office:value-type="string" office:string-value="0" calcext:value-type="string">
            <text:p>0</text:p>
          </table:table-cell>
          <table:table-cell table:formula="of:=BIN2HEX([Bin.I84])" office:value-type="string" office:string-value="0" calcext:value-type="string">
            <text:p>0</text:p>
          </table:table-cell>
          <table:table-cell table:formula="of:=BIN2HEX([Bin.J84])" office:value-type="string" office:string-value="0" calcext:value-type="string">
            <text:p>0</text:p>
          </table:table-cell>
          <table:table-cell table:formula="of:=BIN2HEX([Bin.K84])" office:value-type="string" office:string-value="0" calcext:value-type="string">
            <text:p>0</text:p>
          </table:table-cell>
          <table:table-cell table:formula="of:=BIN2HEX([Bin.M8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5])" office:value-type="string" office:string-value="0" calcext:value-type="string">
            <text:p>0</text:p>
          </table:table-cell>
          <table:table-cell table:formula="of:=BIN2HEX([Bin.B85])" office:value-type="string" office:string-value="0" calcext:value-type="string">
            <text:p>0</text:p>
          </table:table-cell>
          <table:table-cell table:formula="of:=BIN2HEX([Bin.C85])" office:value-type="string" office:string-value="0" calcext:value-type="string">
            <text:p>0</text:p>
          </table:table-cell>
          <table:table-cell table:formula="of:=BIN2HEX([Bin.D85])" office:value-type="string" office:string-value="0" calcext:value-type="string">
            <text:p>0</text:p>
          </table:table-cell>
          <table:table-cell table:formula="of:=BIN2HEX([Bin.E85])" office:value-type="string" office:string-value="0" calcext:value-type="string">
            <text:p>0</text:p>
          </table:table-cell>
          <table:table-cell table:formula="of:=BIN2HEX([Bin.F85])" office:value-type="string" office:string-value="0" calcext:value-type="string">
            <text:p>0</text:p>
          </table:table-cell>
          <table:table-cell table:formula="of:=BIN2HEX([Bin.G85])" office:value-type="string" office:string-value="0" calcext:value-type="string">
            <text:p>0</text:p>
          </table:table-cell>
          <table:table-cell table:formula="of:=BIN2HEX([Bin.H85])" office:value-type="string" office:string-value="0" calcext:value-type="string">
            <text:p>0</text:p>
          </table:table-cell>
          <table:table-cell table:formula="of:=BIN2HEX([Bin.I85])" office:value-type="string" office:string-value="0" calcext:value-type="string">
            <text:p>0</text:p>
          </table:table-cell>
          <table:table-cell table:formula="of:=BIN2HEX([Bin.I85])" office:value-type="string" office:string-value="0" calcext:value-type="string">
            <text:p>0</text:p>
          </table:table-cell>
          <table:table-cell table:formula="of:=BIN2HEX([Bin.J85])" office:value-type="string" office:string-value="0" calcext:value-type="string">
            <text:p>0</text:p>
          </table:table-cell>
          <table:table-cell table:formula="of:=BIN2HEX([Bin.K85])" office:value-type="string" office:string-value="0" calcext:value-type="string">
            <text:p>0</text:p>
          </table:table-cell>
          <table:table-cell table:formula="of:=BIN2HEX([Bin.M8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6])" office:value-type="string" office:string-value="0" calcext:value-type="string">
            <text:p>0</text:p>
          </table:table-cell>
          <table:table-cell table:formula="of:=BIN2HEX([Bin.B86])" office:value-type="string" office:string-value="0" calcext:value-type="string">
            <text:p>0</text:p>
          </table:table-cell>
          <table:table-cell table:formula="of:=BIN2HEX([Bin.C86])" office:value-type="string" office:string-value="0" calcext:value-type="string">
            <text:p>0</text:p>
          </table:table-cell>
          <table:table-cell table:formula="of:=BIN2HEX([Bin.D86])" office:value-type="string" office:string-value="0" calcext:value-type="string">
            <text:p>0</text:p>
          </table:table-cell>
          <table:table-cell table:formula="of:=BIN2HEX([Bin.E86])" office:value-type="string" office:string-value="0" calcext:value-type="string">
            <text:p>0</text:p>
          </table:table-cell>
          <table:table-cell table:formula="of:=BIN2HEX([Bin.F86])" office:value-type="string" office:string-value="0" calcext:value-type="string">
            <text:p>0</text:p>
          </table:table-cell>
          <table:table-cell table:formula="of:=BIN2HEX([Bin.G86])" office:value-type="string" office:string-value="0" calcext:value-type="string">
            <text:p>0</text:p>
          </table:table-cell>
          <table:table-cell table:formula="of:=BIN2HEX([Bin.H86])" office:value-type="string" office:string-value="0" calcext:value-type="string">
            <text:p>0</text:p>
          </table:table-cell>
          <table:table-cell table:formula="of:=BIN2HEX([Bin.I86])" office:value-type="string" office:string-value="0" calcext:value-type="string">
            <text:p>0</text:p>
          </table:table-cell>
          <table:table-cell table:formula="of:=BIN2HEX([Bin.I86])" office:value-type="string" office:string-value="0" calcext:value-type="string">
            <text:p>0</text:p>
          </table:table-cell>
          <table:table-cell table:formula="of:=BIN2HEX([Bin.J86])" office:value-type="string" office:string-value="0" calcext:value-type="string">
            <text:p>0</text:p>
          </table:table-cell>
          <table:table-cell table:formula="of:=BIN2HEX([Bin.K86])" office:value-type="string" office:string-value="0" calcext:value-type="string">
            <text:p>0</text:p>
          </table:table-cell>
          <table:table-cell table:formula="of:=BIN2HEX([Bin.M8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7])" office:value-type="string" office:string-value="0" calcext:value-type="string">
            <text:p>0</text:p>
          </table:table-cell>
          <table:table-cell table:formula="of:=BIN2HEX([Bin.B87])" office:value-type="string" office:string-value="0" calcext:value-type="string">
            <text:p>0</text:p>
          </table:table-cell>
          <table:table-cell table:formula="of:=BIN2HEX([Bin.C87])" office:value-type="string" office:string-value="0" calcext:value-type="string">
            <text:p>0</text:p>
          </table:table-cell>
          <table:table-cell table:formula="of:=BIN2HEX([Bin.D87])" office:value-type="string" office:string-value="0" calcext:value-type="string">
            <text:p>0</text:p>
          </table:table-cell>
          <table:table-cell table:formula="of:=BIN2HEX([Bin.E87])" office:value-type="string" office:string-value="0" calcext:value-type="string">
            <text:p>0</text:p>
          </table:table-cell>
          <table:table-cell table:formula="of:=BIN2HEX([Bin.F87])" office:value-type="string" office:string-value="0" calcext:value-type="string">
            <text:p>0</text:p>
          </table:table-cell>
          <table:table-cell table:formula="of:=BIN2HEX([Bin.G87])" office:value-type="string" office:string-value="0" calcext:value-type="string">
            <text:p>0</text:p>
          </table:table-cell>
          <table:table-cell table:formula="of:=BIN2HEX([Bin.H87])" office:value-type="string" office:string-value="0" calcext:value-type="string">
            <text:p>0</text:p>
          </table:table-cell>
          <table:table-cell table:formula="of:=BIN2HEX([Bin.I87])" office:value-type="string" office:string-value="0" calcext:value-type="string">
            <text:p>0</text:p>
          </table:table-cell>
          <table:table-cell table:formula="of:=BIN2HEX([Bin.I87])" office:value-type="string" office:string-value="0" calcext:value-type="string">
            <text:p>0</text:p>
          </table:table-cell>
          <table:table-cell table:formula="of:=BIN2HEX([Bin.J87])" office:value-type="string" office:string-value="0" calcext:value-type="string">
            <text:p>0</text:p>
          </table:table-cell>
          <table:table-cell table:formula="of:=BIN2HEX([Bin.K87])" office:value-type="string" office:string-value="0" calcext:value-type="string">
            <text:p>0</text:p>
          </table:table-cell>
          <table:table-cell table:formula="of:=BIN2HEX([Bin.M8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8])" office:value-type="string" office:string-value="0" calcext:value-type="string">
            <text:p>0</text:p>
          </table:table-cell>
          <table:table-cell table:formula="of:=BIN2HEX([Bin.B88])" office:value-type="string" office:string-value="0" calcext:value-type="string">
            <text:p>0</text:p>
          </table:table-cell>
          <table:table-cell table:formula="of:=BIN2HEX([Bin.C88])" office:value-type="string" office:string-value="0" calcext:value-type="string">
            <text:p>0</text:p>
          </table:table-cell>
          <table:table-cell table:formula="of:=BIN2HEX([Bin.D88])" office:value-type="string" office:string-value="0" calcext:value-type="string">
            <text:p>0</text:p>
          </table:table-cell>
          <table:table-cell table:formula="of:=BIN2HEX([Bin.E88])" office:value-type="string" office:string-value="0" calcext:value-type="string">
            <text:p>0</text:p>
          </table:table-cell>
          <table:table-cell table:formula="of:=BIN2HEX([Bin.F88])" office:value-type="string" office:string-value="0" calcext:value-type="string">
            <text:p>0</text:p>
          </table:table-cell>
          <table:table-cell table:formula="of:=BIN2HEX([Bin.G88])" office:value-type="string" office:string-value="0" calcext:value-type="string">
            <text:p>0</text:p>
          </table:table-cell>
          <table:table-cell table:formula="of:=BIN2HEX([Bin.H88])" office:value-type="string" office:string-value="0" calcext:value-type="string">
            <text:p>0</text:p>
          </table:table-cell>
          <table:table-cell table:formula="of:=BIN2HEX([Bin.I88])" office:value-type="string" office:string-value="0" calcext:value-type="string">
            <text:p>0</text:p>
          </table:table-cell>
          <table:table-cell table:formula="of:=BIN2HEX([Bin.I88])" office:value-type="string" office:string-value="0" calcext:value-type="string">
            <text:p>0</text:p>
          </table:table-cell>
          <table:table-cell table:formula="of:=BIN2HEX([Bin.J88])" office:value-type="string" office:string-value="0" calcext:value-type="string">
            <text:p>0</text:p>
          </table:table-cell>
          <table:table-cell table:formula="of:=BIN2HEX([Bin.K88])" office:value-type="string" office:string-value="0" calcext:value-type="string">
            <text:p>0</text:p>
          </table:table-cell>
          <table:table-cell table:formula="of:=BIN2HEX([Bin.M8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89])" office:value-type="string" office:string-value="0" calcext:value-type="string">
            <text:p>0</text:p>
          </table:table-cell>
          <table:table-cell table:formula="of:=BIN2HEX([Bin.B89])" office:value-type="string" office:string-value="0" calcext:value-type="string">
            <text:p>0</text:p>
          </table:table-cell>
          <table:table-cell table:formula="of:=BIN2HEX([Bin.C89])" office:value-type="string" office:string-value="0" calcext:value-type="string">
            <text:p>0</text:p>
          </table:table-cell>
          <table:table-cell table:formula="of:=BIN2HEX([Bin.D89])" office:value-type="string" office:string-value="0" calcext:value-type="string">
            <text:p>0</text:p>
          </table:table-cell>
          <table:table-cell table:formula="of:=BIN2HEX([Bin.E89])" office:value-type="string" office:string-value="0" calcext:value-type="string">
            <text:p>0</text:p>
          </table:table-cell>
          <table:table-cell table:formula="of:=BIN2HEX([Bin.F89])" office:value-type="string" office:string-value="0" calcext:value-type="string">
            <text:p>0</text:p>
          </table:table-cell>
          <table:table-cell table:formula="of:=BIN2HEX([Bin.G89])" office:value-type="string" office:string-value="0" calcext:value-type="string">
            <text:p>0</text:p>
          </table:table-cell>
          <table:table-cell table:formula="of:=BIN2HEX([Bin.H89])" office:value-type="string" office:string-value="0" calcext:value-type="string">
            <text:p>0</text:p>
          </table:table-cell>
          <table:table-cell table:formula="of:=BIN2HEX([Bin.I89])" office:value-type="string" office:string-value="0" calcext:value-type="string">
            <text:p>0</text:p>
          </table:table-cell>
          <table:table-cell table:formula="of:=BIN2HEX([Bin.I89])" office:value-type="string" office:string-value="0" calcext:value-type="string">
            <text:p>0</text:p>
          </table:table-cell>
          <table:table-cell table:formula="of:=BIN2HEX([Bin.J89])" office:value-type="string" office:string-value="0" calcext:value-type="string">
            <text:p>0</text:p>
          </table:table-cell>
          <table:table-cell table:formula="of:=BIN2HEX([Bin.K89])" office:value-type="string" office:string-value="0" calcext:value-type="string">
            <text:p>0</text:p>
          </table:table-cell>
          <table:table-cell table:formula="of:=BIN2HEX([Bin.M8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0])" office:value-type="string" office:string-value="0" calcext:value-type="string">
            <text:p>0</text:p>
          </table:table-cell>
          <table:table-cell table:formula="of:=BIN2HEX([Bin.B90])" office:value-type="string" office:string-value="0" calcext:value-type="string">
            <text:p>0</text:p>
          </table:table-cell>
          <table:table-cell table:formula="of:=BIN2HEX([Bin.C90])" office:value-type="string" office:string-value="0" calcext:value-type="string">
            <text:p>0</text:p>
          </table:table-cell>
          <table:table-cell table:formula="of:=BIN2HEX([Bin.D90])" office:value-type="string" office:string-value="0" calcext:value-type="string">
            <text:p>0</text:p>
          </table:table-cell>
          <table:table-cell table:formula="of:=BIN2HEX([Bin.E90])" office:value-type="string" office:string-value="0" calcext:value-type="string">
            <text:p>0</text:p>
          </table:table-cell>
          <table:table-cell table:formula="of:=BIN2HEX([Bin.F90])" office:value-type="string" office:string-value="0" calcext:value-type="string">
            <text:p>0</text:p>
          </table:table-cell>
          <table:table-cell table:formula="of:=BIN2HEX([Bin.G90])" office:value-type="string" office:string-value="0" calcext:value-type="string">
            <text:p>0</text:p>
          </table:table-cell>
          <table:table-cell table:formula="of:=BIN2HEX([Bin.H90])" office:value-type="string" office:string-value="0" calcext:value-type="string">
            <text:p>0</text:p>
          </table:table-cell>
          <table:table-cell table:formula="of:=BIN2HEX([Bin.I90])" office:value-type="string" office:string-value="0" calcext:value-type="string">
            <text:p>0</text:p>
          </table:table-cell>
          <table:table-cell table:formula="of:=BIN2HEX([Bin.I90])" office:value-type="string" office:string-value="0" calcext:value-type="string">
            <text:p>0</text:p>
          </table:table-cell>
          <table:table-cell table:formula="of:=BIN2HEX([Bin.J90])" office:value-type="string" office:string-value="0" calcext:value-type="string">
            <text:p>0</text:p>
          </table:table-cell>
          <table:table-cell table:formula="of:=BIN2HEX([Bin.K90])" office:value-type="string" office:string-value="0" calcext:value-type="string">
            <text:p>0</text:p>
          </table:table-cell>
          <table:table-cell table:formula="of:=BIN2HEX([Bin.M9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1])" office:value-type="string" office:string-value="0" calcext:value-type="string">
            <text:p>0</text:p>
          </table:table-cell>
          <table:table-cell table:formula="of:=BIN2HEX([Bin.B91])" office:value-type="string" office:string-value="0" calcext:value-type="string">
            <text:p>0</text:p>
          </table:table-cell>
          <table:table-cell table:formula="of:=BIN2HEX([Bin.C91])" office:value-type="string" office:string-value="0" calcext:value-type="string">
            <text:p>0</text:p>
          </table:table-cell>
          <table:table-cell table:formula="of:=BIN2HEX([Bin.D91])" office:value-type="string" office:string-value="0" calcext:value-type="string">
            <text:p>0</text:p>
          </table:table-cell>
          <table:table-cell table:formula="of:=BIN2HEX([Bin.E91])" office:value-type="string" office:string-value="0" calcext:value-type="string">
            <text:p>0</text:p>
          </table:table-cell>
          <table:table-cell table:formula="of:=BIN2HEX([Bin.F91])" office:value-type="string" office:string-value="0" calcext:value-type="string">
            <text:p>0</text:p>
          </table:table-cell>
          <table:table-cell table:formula="of:=BIN2HEX([Bin.G91])" office:value-type="string" office:string-value="0" calcext:value-type="string">
            <text:p>0</text:p>
          </table:table-cell>
          <table:table-cell table:formula="of:=BIN2HEX([Bin.H91])" office:value-type="string" office:string-value="0" calcext:value-type="string">
            <text:p>0</text:p>
          </table:table-cell>
          <table:table-cell table:formula="of:=BIN2HEX([Bin.I91])" office:value-type="string" office:string-value="0" calcext:value-type="string">
            <text:p>0</text:p>
          </table:table-cell>
          <table:table-cell table:formula="of:=BIN2HEX([Bin.I91])" office:value-type="string" office:string-value="0" calcext:value-type="string">
            <text:p>0</text:p>
          </table:table-cell>
          <table:table-cell table:formula="of:=BIN2HEX([Bin.J91])" office:value-type="string" office:string-value="0" calcext:value-type="string">
            <text:p>0</text:p>
          </table:table-cell>
          <table:table-cell table:formula="of:=BIN2HEX([Bin.K91])" office:value-type="string" office:string-value="0" calcext:value-type="string">
            <text:p>0</text:p>
          </table:table-cell>
          <table:table-cell table:formula="of:=BIN2HEX([Bin.M9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2])" office:value-type="string" office:string-value="0" calcext:value-type="string">
            <text:p>0</text:p>
          </table:table-cell>
          <table:table-cell table:formula="of:=BIN2HEX([Bin.B92])" office:value-type="string" office:string-value="0" calcext:value-type="string">
            <text:p>0</text:p>
          </table:table-cell>
          <table:table-cell table:formula="of:=BIN2HEX([Bin.C92])" office:value-type="string" office:string-value="0" calcext:value-type="string">
            <text:p>0</text:p>
          </table:table-cell>
          <table:table-cell table:formula="of:=BIN2HEX([Bin.D92])" office:value-type="string" office:string-value="0" calcext:value-type="string">
            <text:p>0</text:p>
          </table:table-cell>
          <table:table-cell table:formula="of:=BIN2HEX([Bin.E92])" office:value-type="string" office:string-value="0" calcext:value-type="string">
            <text:p>0</text:p>
          </table:table-cell>
          <table:table-cell table:formula="of:=BIN2HEX([Bin.F92])" office:value-type="string" office:string-value="0" calcext:value-type="string">
            <text:p>0</text:p>
          </table:table-cell>
          <table:table-cell table:formula="of:=BIN2HEX([Bin.G92])" office:value-type="string" office:string-value="0" calcext:value-type="string">
            <text:p>0</text:p>
          </table:table-cell>
          <table:table-cell table:formula="of:=BIN2HEX([Bin.H92])" office:value-type="string" office:string-value="0" calcext:value-type="string">
            <text:p>0</text:p>
          </table:table-cell>
          <table:table-cell table:formula="of:=BIN2HEX([Bin.I92])" office:value-type="string" office:string-value="0" calcext:value-type="string">
            <text:p>0</text:p>
          </table:table-cell>
          <table:table-cell table:formula="of:=BIN2HEX([Bin.I92])" office:value-type="string" office:string-value="0" calcext:value-type="string">
            <text:p>0</text:p>
          </table:table-cell>
          <table:table-cell table:formula="of:=BIN2HEX([Bin.J92])" office:value-type="string" office:string-value="0" calcext:value-type="string">
            <text:p>0</text:p>
          </table:table-cell>
          <table:table-cell table:formula="of:=BIN2HEX([Bin.K92])" office:value-type="string" office:string-value="0" calcext:value-type="string">
            <text:p>0</text:p>
          </table:table-cell>
          <table:table-cell table:formula="of:=BIN2HEX([Bin.M9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3])" office:value-type="string" office:string-value="0" calcext:value-type="string">
            <text:p>0</text:p>
          </table:table-cell>
          <table:table-cell table:formula="of:=BIN2HEX([Bin.B93])" office:value-type="string" office:string-value="0" calcext:value-type="string">
            <text:p>0</text:p>
          </table:table-cell>
          <table:table-cell table:formula="of:=BIN2HEX([Bin.C93])" office:value-type="string" office:string-value="0" calcext:value-type="string">
            <text:p>0</text:p>
          </table:table-cell>
          <table:table-cell table:formula="of:=BIN2HEX([Bin.D93])" office:value-type="string" office:string-value="0" calcext:value-type="string">
            <text:p>0</text:p>
          </table:table-cell>
          <table:table-cell table:formula="of:=BIN2HEX([Bin.E93])" office:value-type="string" office:string-value="0" calcext:value-type="string">
            <text:p>0</text:p>
          </table:table-cell>
          <table:table-cell table:formula="of:=BIN2HEX([Bin.F93])" office:value-type="string" office:string-value="0" calcext:value-type="string">
            <text:p>0</text:p>
          </table:table-cell>
          <table:table-cell table:formula="of:=BIN2HEX([Bin.G93])" office:value-type="string" office:string-value="0" calcext:value-type="string">
            <text:p>0</text:p>
          </table:table-cell>
          <table:table-cell table:formula="of:=BIN2HEX([Bin.H93])" office:value-type="string" office:string-value="0" calcext:value-type="string">
            <text:p>0</text:p>
          </table:table-cell>
          <table:table-cell table:formula="of:=BIN2HEX([Bin.I93])" office:value-type="string" office:string-value="0" calcext:value-type="string">
            <text:p>0</text:p>
          </table:table-cell>
          <table:table-cell table:formula="of:=BIN2HEX([Bin.I93])" office:value-type="string" office:string-value="0" calcext:value-type="string">
            <text:p>0</text:p>
          </table:table-cell>
          <table:table-cell table:formula="of:=BIN2HEX([Bin.J93])" office:value-type="string" office:string-value="0" calcext:value-type="string">
            <text:p>0</text:p>
          </table:table-cell>
          <table:table-cell table:formula="of:=BIN2HEX([Bin.K93])" office:value-type="string" office:string-value="0" calcext:value-type="string">
            <text:p>0</text:p>
          </table:table-cell>
          <table:table-cell table:formula="of:=BIN2HEX([Bin.M9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4])" office:value-type="string" office:string-value="0" calcext:value-type="string">
            <text:p>0</text:p>
          </table:table-cell>
          <table:table-cell table:formula="of:=BIN2HEX([Bin.B94])" office:value-type="string" office:string-value="0" calcext:value-type="string">
            <text:p>0</text:p>
          </table:table-cell>
          <table:table-cell table:formula="of:=BIN2HEX([Bin.C94])" office:value-type="string" office:string-value="0" calcext:value-type="string">
            <text:p>0</text:p>
          </table:table-cell>
          <table:table-cell table:formula="of:=BIN2HEX([Bin.D94])" office:value-type="string" office:string-value="0" calcext:value-type="string">
            <text:p>0</text:p>
          </table:table-cell>
          <table:table-cell table:formula="of:=BIN2HEX([Bin.E94])" office:value-type="string" office:string-value="0" calcext:value-type="string">
            <text:p>0</text:p>
          </table:table-cell>
          <table:table-cell table:formula="of:=BIN2HEX([Bin.F94])" office:value-type="string" office:string-value="0" calcext:value-type="string">
            <text:p>0</text:p>
          </table:table-cell>
          <table:table-cell table:formula="of:=BIN2HEX([Bin.G94])" office:value-type="string" office:string-value="0" calcext:value-type="string">
            <text:p>0</text:p>
          </table:table-cell>
          <table:table-cell table:formula="of:=BIN2HEX([Bin.H94])" office:value-type="string" office:string-value="0" calcext:value-type="string">
            <text:p>0</text:p>
          </table:table-cell>
          <table:table-cell table:formula="of:=BIN2HEX([Bin.I94])" office:value-type="string" office:string-value="0" calcext:value-type="string">
            <text:p>0</text:p>
          </table:table-cell>
          <table:table-cell table:formula="of:=BIN2HEX([Bin.I94])" office:value-type="string" office:string-value="0" calcext:value-type="string">
            <text:p>0</text:p>
          </table:table-cell>
          <table:table-cell table:formula="of:=BIN2HEX([Bin.J94])" office:value-type="string" office:string-value="0" calcext:value-type="string">
            <text:p>0</text:p>
          </table:table-cell>
          <table:table-cell table:formula="of:=BIN2HEX([Bin.K94])" office:value-type="string" office:string-value="0" calcext:value-type="string">
            <text:p>0</text:p>
          </table:table-cell>
          <table:table-cell table:formula="of:=BIN2HEX([Bin.M9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5])" office:value-type="string" office:string-value="0" calcext:value-type="string">
            <text:p>0</text:p>
          </table:table-cell>
          <table:table-cell table:formula="of:=BIN2HEX([Bin.B95])" office:value-type="string" office:string-value="0" calcext:value-type="string">
            <text:p>0</text:p>
          </table:table-cell>
          <table:table-cell table:formula="of:=BIN2HEX([Bin.C95])" office:value-type="string" office:string-value="0" calcext:value-type="string">
            <text:p>0</text:p>
          </table:table-cell>
          <table:table-cell table:formula="of:=BIN2HEX([Bin.D95])" office:value-type="string" office:string-value="0" calcext:value-type="string">
            <text:p>0</text:p>
          </table:table-cell>
          <table:table-cell table:formula="of:=BIN2HEX([Bin.E95])" office:value-type="string" office:string-value="0" calcext:value-type="string">
            <text:p>0</text:p>
          </table:table-cell>
          <table:table-cell table:formula="of:=BIN2HEX([Bin.F95])" office:value-type="string" office:string-value="0" calcext:value-type="string">
            <text:p>0</text:p>
          </table:table-cell>
          <table:table-cell table:formula="of:=BIN2HEX([Bin.G95])" office:value-type="string" office:string-value="0" calcext:value-type="string">
            <text:p>0</text:p>
          </table:table-cell>
          <table:table-cell table:formula="of:=BIN2HEX([Bin.H95])" office:value-type="string" office:string-value="0" calcext:value-type="string">
            <text:p>0</text:p>
          </table:table-cell>
          <table:table-cell table:formula="of:=BIN2HEX([Bin.I95])" office:value-type="string" office:string-value="0" calcext:value-type="string">
            <text:p>0</text:p>
          </table:table-cell>
          <table:table-cell table:formula="of:=BIN2HEX([Bin.I95])" office:value-type="string" office:string-value="0" calcext:value-type="string">
            <text:p>0</text:p>
          </table:table-cell>
          <table:table-cell table:formula="of:=BIN2HEX([Bin.J95])" office:value-type="string" office:string-value="0" calcext:value-type="string">
            <text:p>0</text:p>
          </table:table-cell>
          <table:table-cell table:formula="of:=BIN2HEX([Bin.K95])" office:value-type="string" office:string-value="0" calcext:value-type="string">
            <text:p>0</text:p>
          </table:table-cell>
          <table:table-cell table:formula="of:=BIN2HEX([Bin.M9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6])" office:value-type="string" office:string-value="0" calcext:value-type="string">
            <text:p>0</text:p>
          </table:table-cell>
          <table:table-cell table:formula="of:=BIN2HEX([Bin.B96])" office:value-type="string" office:string-value="0" calcext:value-type="string">
            <text:p>0</text:p>
          </table:table-cell>
          <table:table-cell table:formula="of:=BIN2HEX([Bin.C96])" office:value-type="string" office:string-value="0" calcext:value-type="string">
            <text:p>0</text:p>
          </table:table-cell>
          <table:table-cell table:formula="of:=BIN2HEX([Bin.D96])" office:value-type="string" office:string-value="0" calcext:value-type="string">
            <text:p>0</text:p>
          </table:table-cell>
          <table:table-cell table:formula="of:=BIN2HEX([Bin.E96])" office:value-type="string" office:string-value="0" calcext:value-type="string">
            <text:p>0</text:p>
          </table:table-cell>
          <table:table-cell table:formula="of:=BIN2HEX([Bin.F96])" office:value-type="string" office:string-value="0" calcext:value-type="string">
            <text:p>0</text:p>
          </table:table-cell>
          <table:table-cell table:formula="of:=BIN2HEX([Bin.G96])" office:value-type="string" office:string-value="0" calcext:value-type="string">
            <text:p>0</text:p>
          </table:table-cell>
          <table:table-cell table:formula="of:=BIN2HEX([Bin.H96])" office:value-type="string" office:string-value="0" calcext:value-type="string">
            <text:p>0</text:p>
          </table:table-cell>
          <table:table-cell table:formula="of:=BIN2HEX([Bin.I96])" office:value-type="string" office:string-value="0" calcext:value-type="string">
            <text:p>0</text:p>
          </table:table-cell>
          <table:table-cell table:formula="of:=BIN2HEX([Bin.I96])" office:value-type="string" office:string-value="0" calcext:value-type="string">
            <text:p>0</text:p>
          </table:table-cell>
          <table:table-cell table:formula="of:=BIN2HEX([Bin.J96])" office:value-type="string" office:string-value="0" calcext:value-type="string">
            <text:p>0</text:p>
          </table:table-cell>
          <table:table-cell table:formula="of:=BIN2HEX([Bin.K96])" office:value-type="string" office:string-value="0" calcext:value-type="string">
            <text:p>0</text:p>
          </table:table-cell>
          <table:table-cell table:formula="of:=BIN2HEX([Bin.M9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7])" office:value-type="string" office:string-value="0" calcext:value-type="string">
            <text:p>0</text:p>
          </table:table-cell>
          <table:table-cell table:formula="of:=BIN2HEX([Bin.B97])" office:value-type="string" office:string-value="0" calcext:value-type="string">
            <text:p>0</text:p>
          </table:table-cell>
          <table:table-cell table:formula="of:=BIN2HEX([Bin.C97])" office:value-type="string" office:string-value="0" calcext:value-type="string">
            <text:p>0</text:p>
          </table:table-cell>
          <table:table-cell table:formula="of:=BIN2HEX([Bin.D97])" office:value-type="string" office:string-value="0" calcext:value-type="string">
            <text:p>0</text:p>
          </table:table-cell>
          <table:table-cell table:formula="of:=BIN2HEX([Bin.E97])" office:value-type="string" office:string-value="0" calcext:value-type="string">
            <text:p>0</text:p>
          </table:table-cell>
          <table:table-cell table:formula="of:=BIN2HEX([Bin.F97])" office:value-type="string" office:string-value="0" calcext:value-type="string">
            <text:p>0</text:p>
          </table:table-cell>
          <table:table-cell table:formula="of:=BIN2HEX([Bin.G97])" office:value-type="string" office:string-value="0" calcext:value-type="string">
            <text:p>0</text:p>
          </table:table-cell>
          <table:table-cell table:formula="of:=BIN2HEX([Bin.H97])" office:value-type="string" office:string-value="0" calcext:value-type="string">
            <text:p>0</text:p>
          </table:table-cell>
          <table:table-cell table:formula="of:=BIN2HEX([Bin.I97])" office:value-type="string" office:string-value="0" calcext:value-type="string">
            <text:p>0</text:p>
          </table:table-cell>
          <table:table-cell table:formula="of:=BIN2HEX([Bin.I97])" office:value-type="string" office:string-value="0" calcext:value-type="string">
            <text:p>0</text:p>
          </table:table-cell>
          <table:table-cell table:formula="of:=BIN2HEX([Bin.J97])" office:value-type="string" office:string-value="0" calcext:value-type="string">
            <text:p>0</text:p>
          </table:table-cell>
          <table:table-cell table:formula="of:=BIN2HEX([Bin.K97])" office:value-type="string" office:string-value="0" calcext:value-type="string">
            <text:p>0</text:p>
          </table:table-cell>
          <table:table-cell table:formula="of:=BIN2HEX([Bin.M9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8])" office:value-type="string" office:string-value="0" calcext:value-type="string">
            <text:p>0</text:p>
          </table:table-cell>
          <table:table-cell table:formula="of:=BIN2HEX([Bin.B98])" office:value-type="string" office:string-value="0" calcext:value-type="string">
            <text:p>0</text:p>
          </table:table-cell>
          <table:table-cell table:formula="of:=BIN2HEX([Bin.C98])" office:value-type="string" office:string-value="0" calcext:value-type="string">
            <text:p>0</text:p>
          </table:table-cell>
          <table:table-cell table:formula="of:=BIN2HEX([Bin.D98])" office:value-type="string" office:string-value="0" calcext:value-type="string">
            <text:p>0</text:p>
          </table:table-cell>
          <table:table-cell table:formula="of:=BIN2HEX([Bin.E98])" office:value-type="string" office:string-value="0" calcext:value-type="string">
            <text:p>0</text:p>
          </table:table-cell>
          <table:table-cell table:formula="of:=BIN2HEX([Bin.F98])" office:value-type="string" office:string-value="0" calcext:value-type="string">
            <text:p>0</text:p>
          </table:table-cell>
          <table:table-cell table:formula="of:=BIN2HEX([Bin.G98])" office:value-type="string" office:string-value="0" calcext:value-type="string">
            <text:p>0</text:p>
          </table:table-cell>
          <table:table-cell table:formula="of:=BIN2HEX([Bin.H98])" office:value-type="string" office:string-value="0" calcext:value-type="string">
            <text:p>0</text:p>
          </table:table-cell>
          <table:table-cell table:formula="of:=BIN2HEX([Bin.I98])" office:value-type="string" office:string-value="0" calcext:value-type="string">
            <text:p>0</text:p>
          </table:table-cell>
          <table:table-cell table:formula="of:=BIN2HEX([Bin.I98])" office:value-type="string" office:string-value="0" calcext:value-type="string">
            <text:p>0</text:p>
          </table:table-cell>
          <table:table-cell table:formula="of:=BIN2HEX([Bin.J98])" office:value-type="string" office:string-value="0" calcext:value-type="string">
            <text:p>0</text:p>
          </table:table-cell>
          <table:table-cell table:formula="of:=BIN2HEX([Bin.K98])" office:value-type="string" office:string-value="0" calcext:value-type="string">
            <text:p>0</text:p>
          </table:table-cell>
          <table:table-cell table:formula="of:=BIN2HEX([Bin.M9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99])" office:value-type="string" office:string-value="0" calcext:value-type="string">
            <text:p>0</text:p>
          </table:table-cell>
          <table:table-cell table:formula="of:=BIN2HEX([Bin.B99])" office:value-type="string" office:string-value="0" calcext:value-type="string">
            <text:p>0</text:p>
          </table:table-cell>
          <table:table-cell table:formula="of:=BIN2HEX([Bin.C99])" office:value-type="string" office:string-value="0" calcext:value-type="string">
            <text:p>0</text:p>
          </table:table-cell>
          <table:table-cell table:formula="of:=BIN2HEX([Bin.D99])" office:value-type="string" office:string-value="0" calcext:value-type="string">
            <text:p>0</text:p>
          </table:table-cell>
          <table:table-cell table:formula="of:=BIN2HEX([Bin.E99])" office:value-type="string" office:string-value="0" calcext:value-type="string">
            <text:p>0</text:p>
          </table:table-cell>
          <table:table-cell table:formula="of:=BIN2HEX([Bin.F99])" office:value-type="string" office:string-value="0" calcext:value-type="string">
            <text:p>0</text:p>
          </table:table-cell>
          <table:table-cell table:formula="of:=BIN2HEX([Bin.G99])" office:value-type="string" office:string-value="0" calcext:value-type="string">
            <text:p>0</text:p>
          </table:table-cell>
          <table:table-cell table:formula="of:=BIN2HEX([Bin.H99])" office:value-type="string" office:string-value="0" calcext:value-type="string">
            <text:p>0</text:p>
          </table:table-cell>
          <table:table-cell table:formula="of:=BIN2HEX([Bin.I99])" office:value-type="string" office:string-value="0" calcext:value-type="string">
            <text:p>0</text:p>
          </table:table-cell>
          <table:table-cell table:formula="of:=BIN2HEX([Bin.I99])" office:value-type="string" office:string-value="0" calcext:value-type="string">
            <text:p>0</text:p>
          </table:table-cell>
          <table:table-cell table:formula="of:=BIN2HEX([Bin.J99])" office:value-type="string" office:string-value="0" calcext:value-type="string">
            <text:p>0</text:p>
          </table:table-cell>
          <table:table-cell table:formula="of:=BIN2HEX([Bin.K99])" office:value-type="string" office:string-value="0" calcext:value-type="string">
            <text:p>0</text:p>
          </table:table-cell>
          <table:table-cell table:formula="of:=BIN2HEX([Bin.M9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0])" office:value-type="string" office:string-value="0" calcext:value-type="string">
            <text:p>0</text:p>
          </table:table-cell>
          <table:table-cell table:formula="of:=BIN2HEX([Bin.B100])" office:value-type="string" office:string-value="0" calcext:value-type="string">
            <text:p>0</text:p>
          </table:table-cell>
          <table:table-cell table:formula="of:=BIN2HEX([Bin.C100])" office:value-type="string" office:string-value="0" calcext:value-type="string">
            <text:p>0</text:p>
          </table:table-cell>
          <table:table-cell table:formula="of:=BIN2HEX([Bin.D100])" office:value-type="string" office:string-value="0" calcext:value-type="string">
            <text:p>0</text:p>
          </table:table-cell>
          <table:table-cell table:formula="of:=BIN2HEX([Bin.E100])" office:value-type="string" office:string-value="0" calcext:value-type="string">
            <text:p>0</text:p>
          </table:table-cell>
          <table:table-cell table:formula="of:=BIN2HEX([Bin.F100])" office:value-type="string" office:string-value="0" calcext:value-type="string">
            <text:p>0</text:p>
          </table:table-cell>
          <table:table-cell table:formula="of:=BIN2HEX([Bin.G100])" office:value-type="string" office:string-value="0" calcext:value-type="string">
            <text:p>0</text:p>
          </table:table-cell>
          <table:table-cell table:formula="of:=BIN2HEX([Bin.H100])" office:value-type="string" office:string-value="0" calcext:value-type="string">
            <text:p>0</text:p>
          </table:table-cell>
          <table:table-cell table:formula="of:=BIN2HEX([Bin.I100])" office:value-type="string" office:string-value="0" calcext:value-type="string">
            <text:p>0</text:p>
          </table:table-cell>
          <table:table-cell table:formula="of:=BIN2HEX([Bin.I100])" office:value-type="string" office:string-value="0" calcext:value-type="string">
            <text:p>0</text:p>
          </table:table-cell>
          <table:table-cell table:formula="of:=BIN2HEX([Bin.J100])" office:value-type="string" office:string-value="0" calcext:value-type="string">
            <text:p>0</text:p>
          </table:table-cell>
          <table:table-cell table:formula="of:=BIN2HEX([Bin.K100])" office:value-type="string" office:string-value="0" calcext:value-type="string">
            <text:p>0</text:p>
          </table:table-cell>
          <table:table-cell table:formula="of:=BIN2HEX([Bin.M10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1])" office:value-type="string" office:string-value="0" calcext:value-type="string">
            <text:p>0</text:p>
          </table:table-cell>
          <table:table-cell table:formula="of:=BIN2HEX([Bin.B101])" office:value-type="string" office:string-value="0" calcext:value-type="string">
            <text:p>0</text:p>
          </table:table-cell>
          <table:table-cell table:formula="of:=BIN2HEX([Bin.C101])" office:value-type="string" office:string-value="0" calcext:value-type="string">
            <text:p>0</text:p>
          </table:table-cell>
          <table:table-cell table:formula="of:=BIN2HEX([Bin.D101])" office:value-type="string" office:string-value="0" calcext:value-type="string">
            <text:p>0</text:p>
          </table:table-cell>
          <table:table-cell table:formula="of:=BIN2HEX([Bin.E101])" office:value-type="string" office:string-value="0" calcext:value-type="string">
            <text:p>0</text:p>
          </table:table-cell>
          <table:table-cell table:formula="of:=BIN2HEX([Bin.F101])" office:value-type="string" office:string-value="0" calcext:value-type="string">
            <text:p>0</text:p>
          </table:table-cell>
          <table:table-cell table:formula="of:=BIN2HEX([Bin.G101])" office:value-type="string" office:string-value="0" calcext:value-type="string">
            <text:p>0</text:p>
          </table:table-cell>
          <table:table-cell table:formula="of:=BIN2HEX([Bin.H101])" office:value-type="string" office:string-value="0" calcext:value-type="string">
            <text:p>0</text:p>
          </table:table-cell>
          <table:table-cell table:formula="of:=BIN2HEX([Bin.I101])" office:value-type="string" office:string-value="0" calcext:value-type="string">
            <text:p>0</text:p>
          </table:table-cell>
          <table:table-cell table:formula="of:=BIN2HEX([Bin.I101])" office:value-type="string" office:string-value="0" calcext:value-type="string">
            <text:p>0</text:p>
          </table:table-cell>
          <table:table-cell table:formula="of:=BIN2HEX([Bin.J101])" office:value-type="string" office:string-value="0" calcext:value-type="string">
            <text:p>0</text:p>
          </table:table-cell>
          <table:table-cell table:formula="of:=BIN2HEX([Bin.K101])" office:value-type="string" office:string-value="0" calcext:value-type="string">
            <text:p>0</text:p>
          </table:table-cell>
          <table:table-cell table:formula="of:=BIN2HEX([Bin.M10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2])" office:value-type="string" office:string-value="0" calcext:value-type="string">
            <text:p>0</text:p>
          </table:table-cell>
          <table:table-cell table:formula="of:=BIN2HEX([Bin.B102])" office:value-type="string" office:string-value="0" calcext:value-type="string">
            <text:p>0</text:p>
          </table:table-cell>
          <table:table-cell table:formula="of:=BIN2HEX([Bin.C102])" office:value-type="string" office:string-value="0" calcext:value-type="string">
            <text:p>0</text:p>
          </table:table-cell>
          <table:table-cell table:formula="of:=BIN2HEX([Bin.D102])" office:value-type="string" office:string-value="0" calcext:value-type="string">
            <text:p>0</text:p>
          </table:table-cell>
          <table:table-cell table:formula="of:=BIN2HEX([Bin.E102])" office:value-type="string" office:string-value="0" calcext:value-type="string">
            <text:p>0</text:p>
          </table:table-cell>
          <table:table-cell table:formula="of:=BIN2HEX([Bin.F102])" office:value-type="string" office:string-value="0" calcext:value-type="string">
            <text:p>0</text:p>
          </table:table-cell>
          <table:table-cell table:formula="of:=BIN2HEX([Bin.G102])" office:value-type="string" office:string-value="0" calcext:value-type="string">
            <text:p>0</text:p>
          </table:table-cell>
          <table:table-cell table:formula="of:=BIN2HEX([Bin.H102])" office:value-type="string" office:string-value="0" calcext:value-type="string">
            <text:p>0</text:p>
          </table:table-cell>
          <table:table-cell table:formula="of:=BIN2HEX([Bin.I102])" office:value-type="string" office:string-value="0" calcext:value-type="string">
            <text:p>0</text:p>
          </table:table-cell>
          <table:table-cell table:formula="of:=BIN2HEX([Bin.I102])" office:value-type="string" office:string-value="0" calcext:value-type="string">
            <text:p>0</text:p>
          </table:table-cell>
          <table:table-cell table:formula="of:=BIN2HEX([Bin.J102])" office:value-type="string" office:string-value="0" calcext:value-type="string">
            <text:p>0</text:p>
          </table:table-cell>
          <table:table-cell table:formula="of:=BIN2HEX([Bin.K102])" office:value-type="string" office:string-value="0" calcext:value-type="string">
            <text:p>0</text:p>
          </table:table-cell>
          <table:table-cell table:formula="of:=BIN2HEX([Bin.M10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3])" office:value-type="string" office:string-value="0" calcext:value-type="string">
            <text:p>0</text:p>
          </table:table-cell>
          <table:table-cell table:formula="of:=BIN2HEX([Bin.B103])" office:value-type="string" office:string-value="0" calcext:value-type="string">
            <text:p>0</text:p>
          </table:table-cell>
          <table:table-cell table:formula="of:=BIN2HEX([Bin.C103])" office:value-type="string" office:string-value="0" calcext:value-type="string">
            <text:p>0</text:p>
          </table:table-cell>
          <table:table-cell table:formula="of:=BIN2HEX([Bin.D103])" office:value-type="string" office:string-value="0" calcext:value-type="string">
            <text:p>0</text:p>
          </table:table-cell>
          <table:table-cell table:formula="of:=BIN2HEX([Bin.E103])" office:value-type="string" office:string-value="0" calcext:value-type="string">
            <text:p>0</text:p>
          </table:table-cell>
          <table:table-cell table:formula="of:=BIN2HEX([Bin.F103])" office:value-type="string" office:string-value="0" calcext:value-type="string">
            <text:p>0</text:p>
          </table:table-cell>
          <table:table-cell table:formula="of:=BIN2HEX([Bin.G103])" office:value-type="string" office:string-value="0" calcext:value-type="string">
            <text:p>0</text:p>
          </table:table-cell>
          <table:table-cell table:formula="of:=BIN2HEX([Bin.H103])" office:value-type="string" office:string-value="0" calcext:value-type="string">
            <text:p>0</text:p>
          </table:table-cell>
          <table:table-cell table:formula="of:=BIN2HEX([Bin.I103])" office:value-type="string" office:string-value="0" calcext:value-type="string">
            <text:p>0</text:p>
          </table:table-cell>
          <table:table-cell table:formula="of:=BIN2HEX([Bin.I103])" office:value-type="string" office:string-value="0" calcext:value-type="string">
            <text:p>0</text:p>
          </table:table-cell>
          <table:table-cell table:formula="of:=BIN2HEX([Bin.J103])" office:value-type="string" office:string-value="0" calcext:value-type="string">
            <text:p>0</text:p>
          </table:table-cell>
          <table:table-cell table:formula="of:=BIN2HEX([Bin.K103])" office:value-type="string" office:string-value="0" calcext:value-type="string">
            <text:p>0</text:p>
          </table:table-cell>
          <table:table-cell table:formula="of:=BIN2HEX([Bin.M10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4])" office:value-type="string" office:string-value="0" calcext:value-type="string">
            <text:p>0</text:p>
          </table:table-cell>
          <table:table-cell table:formula="of:=BIN2HEX([Bin.B104])" office:value-type="string" office:string-value="0" calcext:value-type="string">
            <text:p>0</text:p>
          </table:table-cell>
          <table:table-cell table:formula="of:=BIN2HEX([Bin.C104])" office:value-type="string" office:string-value="0" calcext:value-type="string">
            <text:p>0</text:p>
          </table:table-cell>
          <table:table-cell table:formula="of:=BIN2HEX([Bin.D104])" office:value-type="string" office:string-value="0" calcext:value-type="string">
            <text:p>0</text:p>
          </table:table-cell>
          <table:table-cell table:formula="of:=BIN2HEX([Bin.E104])" office:value-type="string" office:string-value="0" calcext:value-type="string">
            <text:p>0</text:p>
          </table:table-cell>
          <table:table-cell table:formula="of:=BIN2HEX([Bin.F104])" office:value-type="string" office:string-value="0" calcext:value-type="string">
            <text:p>0</text:p>
          </table:table-cell>
          <table:table-cell table:formula="of:=BIN2HEX([Bin.G104])" office:value-type="string" office:string-value="0" calcext:value-type="string">
            <text:p>0</text:p>
          </table:table-cell>
          <table:table-cell table:formula="of:=BIN2HEX([Bin.H104])" office:value-type="string" office:string-value="0" calcext:value-type="string">
            <text:p>0</text:p>
          </table:table-cell>
          <table:table-cell table:formula="of:=BIN2HEX([Bin.I104])" office:value-type="string" office:string-value="0" calcext:value-type="string">
            <text:p>0</text:p>
          </table:table-cell>
          <table:table-cell table:formula="of:=BIN2HEX([Bin.I104])" office:value-type="string" office:string-value="0" calcext:value-type="string">
            <text:p>0</text:p>
          </table:table-cell>
          <table:table-cell table:formula="of:=BIN2HEX([Bin.J104])" office:value-type="string" office:string-value="0" calcext:value-type="string">
            <text:p>0</text:p>
          </table:table-cell>
          <table:table-cell table:formula="of:=BIN2HEX([Bin.K104])" office:value-type="string" office:string-value="0" calcext:value-type="string">
            <text:p>0</text:p>
          </table:table-cell>
          <table:table-cell table:formula="of:=BIN2HEX([Bin.M10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5])" office:value-type="string" office:string-value="0" calcext:value-type="string">
            <text:p>0</text:p>
          </table:table-cell>
          <table:table-cell table:formula="of:=BIN2HEX([Bin.B105])" office:value-type="string" office:string-value="0" calcext:value-type="string">
            <text:p>0</text:p>
          </table:table-cell>
          <table:table-cell table:formula="of:=BIN2HEX([Bin.C105])" office:value-type="string" office:string-value="0" calcext:value-type="string">
            <text:p>0</text:p>
          </table:table-cell>
          <table:table-cell table:formula="of:=BIN2HEX([Bin.D105])" office:value-type="string" office:string-value="0" calcext:value-type="string">
            <text:p>0</text:p>
          </table:table-cell>
          <table:table-cell table:formula="of:=BIN2HEX([Bin.E105])" office:value-type="string" office:string-value="0" calcext:value-type="string">
            <text:p>0</text:p>
          </table:table-cell>
          <table:table-cell table:formula="of:=BIN2HEX([Bin.F105])" office:value-type="string" office:string-value="0" calcext:value-type="string">
            <text:p>0</text:p>
          </table:table-cell>
          <table:table-cell table:formula="of:=BIN2HEX([Bin.G105])" office:value-type="string" office:string-value="0" calcext:value-type="string">
            <text:p>0</text:p>
          </table:table-cell>
          <table:table-cell table:formula="of:=BIN2HEX([Bin.H105])" office:value-type="string" office:string-value="0" calcext:value-type="string">
            <text:p>0</text:p>
          </table:table-cell>
          <table:table-cell table:formula="of:=BIN2HEX([Bin.I105])" office:value-type="string" office:string-value="0" calcext:value-type="string">
            <text:p>0</text:p>
          </table:table-cell>
          <table:table-cell table:formula="of:=BIN2HEX([Bin.I105])" office:value-type="string" office:string-value="0" calcext:value-type="string">
            <text:p>0</text:p>
          </table:table-cell>
          <table:table-cell table:formula="of:=BIN2HEX([Bin.J105])" office:value-type="string" office:string-value="0" calcext:value-type="string">
            <text:p>0</text:p>
          </table:table-cell>
          <table:table-cell table:formula="of:=BIN2HEX([Bin.K105])" office:value-type="string" office:string-value="0" calcext:value-type="string">
            <text:p>0</text:p>
          </table:table-cell>
          <table:table-cell table:formula="of:=BIN2HEX([Bin.M10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6])" office:value-type="string" office:string-value="0" calcext:value-type="string">
            <text:p>0</text:p>
          </table:table-cell>
          <table:table-cell table:formula="of:=BIN2HEX([Bin.B106])" office:value-type="string" office:string-value="0" calcext:value-type="string">
            <text:p>0</text:p>
          </table:table-cell>
          <table:table-cell table:formula="of:=BIN2HEX([Bin.C106])" office:value-type="string" office:string-value="0" calcext:value-type="string">
            <text:p>0</text:p>
          </table:table-cell>
          <table:table-cell table:formula="of:=BIN2HEX([Bin.D106])" office:value-type="string" office:string-value="0" calcext:value-type="string">
            <text:p>0</text:p>
          </table:table-cell>
          <table:table-cell table:formula="of:=BIN2HEX([Bin.E106])" office:value-type="string" office:string-value="0" calcext:value-type="string">
            <text:p>0</text:p>
          </table:table-cell>
          <table:table-cell table:formula="of:=BIN2HEX([Bin.F106])" office:value-type="string" office:string-value="0" calcext:value-type="string">
            <text:p>0</text:p>
          </table:table-cell>
          <table:table-cell table:formula="of:=BIN2HEX([Bin.G106])" office:value-type="string" office:string-value="0" calcext:value-type="string">
            <text:p>0</text:p>
          </table:table-cell>
          <table:table-cell table:formula="of:=BIN2HEX([Bin.H106])" office:value-type="string" office:string-value="0" calcext:value-type="string">
            <text:p>0</text:p>
          </table:table-cell>
          <table:table-cell table:formula="of:=BIN2HEX([Bin.I106])" office:value-type="string" office:string-value="0" calcext:value-type="string">
            <text:p>0</text:p>
          </table:table-cell>
          <table:table-cell table:formula="of:=BIN2HEX([Bin.I106])" office:value-type="string" office:string-value="0" calcext:value-type="string">
            <text:p>0</text:p>
          </table:table-cell>
          <table:table-cell table:formula="of:=BIN2HEX([Bin.J106])" office:value-type="string" office:string-value="0" calcext:value-type="string">
            <text:p>0</text:p>
          </table:table-cell>
          <table:table-cell table:formula="of:=BIN2HEX([Bin.K106])" office:value-type="string" office:string-value="0" calcext:value-type="string">
            <text:p>0</text:p>
          </table:table-cell>
          <table:table-cell table:formula="of:=BIN2HEX([Bin.M10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7])" office:value-type="string" office:string-value="0" calcext:value-type="string">
            <text:p>0</text:p>
          </table:table-cell>
          <table:table-cell table:formula="of:=BIN2HEX([Bin.B107])" office:value-type="string" office:string-value="0" calcext:value-type="string">
            <text:p>0</text:p>
          </table:table-cell>
          <table:table-cell table:formula="of:=BIN2HEX([Bin.C107])" office:value-type="string" office:string-value="0" calcext:value-type="string">
            <text:p>0</text:p>
          </table:table-cell>
          <table:table-cell table:formula="of:=BIN2HEX([Bin.D107])" office:value-type="string" office:string-value="0" calcext:value-type="string">
            <text:p>0</text:p>
          </table:table-cell>
          <table:table-cell table:formula="of:=BIN2HEX([Bin.E107])" office:value-type="string" office:string-value="0" calcext:value-type="string">
            <text:p>0</text:p>
          </table:table-cell>
          <table:table-cell table:formula="of:=BIN2HEX([Bin.F107])" office:value-type="string" office:string-value="0" calcext:value-type="string">
            <text:p>0</text:p>
          </table:table-cell>
          <table:table-cell table:formula="of:=BIN2HEX([Bin.G107])" office:value-type="string" office:string-value="0" calcext:value-type="string">
            <text:p>0</text:p>
          </table:table-cell>
          <table:table-cell table:formula="of:=BIN2HEX([Bin.H107])" office:value-type="string" office:string-value="0" calcext:value-type="string">
            <text:p>0</text:p>
          </table:table-cell>
          <table:table-cell table:formula="of:=BIN2HEX([Bin.I107])" office:value-type="string" office:string-value="0" calcext:value-type="string">
            <text:p>0</text:p>
          </table:table-cell>
          <table:table-cell table:formula="of:=BIN2HEX([Bin.I107])" office:value-type="string" office:string-value="0" calcext:value-type="string">
            <text:p>0</text:p>
          </table:table-cell>
          <table:table-cell table:formula="of:=BIN2HEX([Bin.J107])" office:value-type="string" office:string-value="0" calcext:value-type="string">
            <text:p>0</text:p>
          </table:table-cell>
          <table:table-cell table:formula="of:=BIN2HEX([Bin.K107])" office:value-type="string" office:string-value="0" calcext:value-type="string">
            <text:p>0</text:p>
          </table:table-cell>
          <table:table-cell table:formula="of:=BIN2HEX([Bin.M10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8])" office:value-type="string" office:string-value="0" calcext:value-type="string">
            <text:p>0</text:p>
          </table:table-cell>
          <table:table-cell table:formula="of:=BIN2HEX([Bin.B108])" office:value-type="string" office:string-value="0" calcext:value-type="string">
            <text:p>0</text:p>
          </table:table-cell>
          <table:table-cell table:formula="of:=BIN2HEX([Bin.C108])" office:value-type="string" office:string-value="0" calcext:value-type="string">
            <text:p>0</text:p>
          </table:table-cell>
          <table:table-cell table:formula="of:=BIN2HEX([Bin.D108])" office:value-type="string" office:string-value="0" calcext:value-type="string">
            <text:p>0</text:p>
          </table:table-cell>
          <table:table-cell table:formula="of:=BIN2HEX([Bin.E108])" office:value-type="string" office:string-value="0" calcext:value-type="string">
            <text:p>0</text:p>
          </table:table-cell>
          <table:table-cell table:formula="of:=BIN2HEX([Bin.F108])" office:value-type="string" office:string-value="0" calcext:value-type="string">
            <text:p>0</text:p>
          </table:table-cell>
          <table:table-cell table:formula="of:=BIN2HEX([Bin.G108])" office:value-type="string" office:string-value="0" calcext:value-type="string">
            <text:p>0</text:p>
          </table:table-cell>
          <table:table-cell table:formula="of:=BIN2HEX([Bin.H108])" office:value-type="string" office:string-value="0" calcext:value-type="string">
            <text:p>0</text:p>
          </table:table-cell>
          <table:table-cell table:formula="of:=BIN2HEX([Bin.I108])" office:value-type="string" office:string-value="0" calcext:value-type="string">
            <text:p>0</text:p>
          </table:table-cell>
          <table:table-cell table:formula="of:=BIN2HEX([Bin.I108])" office:value-type="string" office:string-value="0" calcext:value-type="string">
            <text:p>0</text:p>
          </table:table-cell>
          <table:table-cell table:formula="of:=BIN2HEX([Bin.J108])" office:value-type="string" office:string-value="0" calcext:value-type="string">
            <text:p>0</text:p>
          </table:table-cell>
          <table:table-cell table:formula="of:=BIN2HEX([Bin.K108])" office:value-type="string" office:string-value="0" calcext:value-type="string">
            <text:p>0</text:p>
          </table:table-cell>
          <table:table-cell table:formula="of:=BIN2HEX([Bin.M10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09])" office:value-type="string" office:string-value="0" calcext:value-type="string">
            <text:p>0</text:p>
          </table:table-cell>
          <table:table-cell table:formula="of:=BIN2HEX([Bin.B109])" office:value-type="string" office:string-value="0" calcext:value-type="string">
            <text:p>0</text:p>
          </table:table-cell>
          <table:table-cell table:formula="of:=BIN2HEX([Bin.C109])" office:value-type="string" office:string-value="0" calcext:value-type="string">
            <text:p>0</text:p>
          </table:table-cell>
          <table:table-cell table:formula="of:=BIN2HEX([Bin.D109])" office:value-type="string" office:string-value="0" calcext:value-type="string">
            <text:p>0</text:p>
          </table:table-cell>
          <table:table-cell table:formula="of:=BIN2HEX([Bin.E109])" office:value-type="string" office:string-value="0" calcext:value-type="string">
            <text:p>0</text:p>
          </table:table-cell>
          <table:table-cell table:formula="of:=BIN2HEX([Bin.F109])" office:value-type="string" office:string-value="0" calcext:value-type="string">
            <text:p>0</text:p>
          </table:table-cell>
          <table:table-cell table:formula="of:=BIN2HEX([Bin.G109])" office:value-type="string" office:string-value="0" calcext:value-type="string">
            <text:p>0</text:p>
          </table:table-cell>
          <table:table-cell table:formula="of:=BIN2HEX([Bin.H109])" office:value-type="string" office:string-value="0" calcext:value-type="string">
            <text:p>0</text:p>
          </table:table-cell>
          <table:table-cell table:formula="of:=BIN2HEX([Bin.I109])" office:value-type="string" office:string-value="0" calcext:value-type="string">
            <text:p>0</text:p>
          </table:table-cell>
          <table:table-cell table:formula="of:=BIN2HEX([Bin.I109])" office:value-type="string" office:string-value="0" calcext:value-type="string">
            <text:p>0</text:p>
          </table:table-cell>
          <table:table-cell table:formula="of:=BIN2HEX([Bin.J109])" office:value-type="string" office:string-value="0" calcext:value-type="string">
            <text:p>0</text:p>
          </table:table-cell>
          <table:table-cell table:formula="of:=BIN2HEX([Bin.K109])" office:value-type="string" office:string-value="0" calcext:value-type="string">
            <text:p>0</text:p>
          </table:table-cell>
          <table:table-cell table:formula="of:=BIN2HEX([Bin.M10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0])" office:value-type="string" office:string-value="0" calcext:value-type="string">
            <text:p>0</text:p>
          </table:table-cell>
          <table:table-cell table:formula="of:=BIN2HEX([Bin.B110])" office:value-type="string" office:string-value="0" calcext:value-type="string">
            <text:p>0</text:p>
          </table:table-cell>
          <table:table-cell table:formula="of:=BIN2HEX([Bin.C110])" office:value-type="string" office:string-value="0" calcext:value-type="string">
            <text:p>0</text:p>
          </table:table-cell>
          <table:table-cell table:formula="of:=BIN2HEX([Bin.D110])" office:value-type="string" office:string-value="0" calcext:value-type="string">
            <text:p>0</text:p>
          </table:table-cell>
          <table:table-cell table:formula="of:=BIN2HEX([Bin.E110])" office:value-type="string" office:string-value="0" calcext:value-type="string">
            <text:p>0</text:p>
          </table:table-cell>
          <table:table-cell table:formula="of:=BIN2HEX([Bin.F110])" office:value-type="string" office:string-value="0" calcext:value-type="string">
            <text:p>0</text:p>
          </table:table-cell>
          <table:table-cell table:formula="of:=BIN2HEX([Bin.G110])" office:value-type="string" office:string-value="0" calcext:value-type="string">
            <text:p>0</text:p>
          </table:table-cell>
          <table:table-cell table:formula="of:=BIN2HEX([Bin.H110])" office:value-type="string" office:string-value="0" calcext:value-type="string">
            <text:p>0</text:p>
          </table:table-cell>
          <table:table-cell table:formula="of:=BIN2HEX([Bin.I110])" office:value-type="string" office:string-value="0" calcext:value-type="string">
            <text:p>0</text:p>
          </table:table-cell>
          <table:table-cell table:formula="of:=BIN2HEX([Bin.I110])" office:value-type="string" office:string-value="0" calcext:value-type="string">
            <text:p>0</text:p>
          </table:table-cell>
          <table:table-cell table:formula="of:=BIN2HEX([Bin.J110])" office:value-type="string" office:string-value="0" calcext:value-type="string">
            <text:p>0</text:p>
          </table:table-cell>
          <table:table-cell table:formula="of:=BIN2HEX([Bin.K110])" office:value-type="string" office:string-value="0" calcext:value-type="string">
            <text:p>0</text:p>
          </table:table-cell>
          <table:table-cell table:formula="of:=BIN2HEX([Bin.M11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1])" office:value-type="string" office:string-value="0" calcext:value-type="string">
            <text:p>0</text:p>
          </table:table-cell>
          <table:table-cell table:formula="of:=BIN2HEX([Bin.B111])" office:value-type="string" office:string-value="0" calcext:value-type="string">
            <text:p>0</text:p>
          </table:table-cell>
          <table:table-cell table:formula="of:=BIN2HEX([Bin.C111])" office:value-type="string" office:string-value="0" calcext:value-type="string">
            <text:p>0</text:p>
          </table:table-cell>
          <table:table-cell table:formula="of:=BIN2HEX([Bin.D111])" office:value-type="string" office:string-value="0" calcext:value-type="string">
            <text:p>0</text:p>
          </table:table-cell>
          <table:table-cell table:formula="of:=BIN2HEX([Bin.E111])" office:value-type="string" office:string-value="0" calcext:value-type="string">
            <text:p>0</text:p>
          </table:table-cell>
          <table:table-cell table:formula="of:=BIN2HEX([Bin.F111])" office:value-type="string" office:string-value="0" calcext:value-type="string">
            <text:p>0</text:p>
          </table:table-cell>
          <table:table-cell table:formula="of:=BIN2HEX([Bin.G111])" office:value-type="string" office:string-value="0" calcext:value-type="string">
            <text:p>0</text:p>
          </table:table-cell>
          <table:table-cell table:formula="of:=BIN2HEX([Bin.H111])" office:value-type="string" office:string-value="0" calcext:value-type="string">
            <text:p>0</text:p>
          </table:table-cell>
          <table:table-cell table:formula="of:=BIN2HEX([Bin.I111])" office:value-type="string" office:string-value="0" calcext:value-type="string">
            <text:p>0</text:p>
          </table:table-cell>
          <table:table-cell table:formula="of:=BIN2HEX([Bin.I111])" office:value-type="string" office:string-value="0" calcext:value-type="string">
            <text:p>0</text:p>
          </table:table-cell>
          <table:table-cell table:formula="of:=BIN2HEX([Bin.J111])" office:value-type="string" office:string-value="0" calcext:value-type="string">
            <text:p>0</text:p>
          </table:table-cell>
          <table:table-cell table:formula="of:=BIN2HEX([Bin.K111])" office:value-type="string" office:string-value="0" calcext:value-type="string">
            <text:p>0</text:p>
          </table:table-cell>
          <table:table-cell table:formula="of:=BIN2HEX([Bin.M11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2])" office:value-type="string" office:string-value="0" calcext:value-type="string">
            <text:p>0</text:p>
          </table:table-cell>
          <table:table-cell table:formula="of:=BIN2HEX([Bin.B112])" office:value-type="string" office:string-value="0" calcext:value-type="string">
            <text:p>0</text:p>
          </table:table-cell>
          <table:table-cell table:formula="of:=BIN2HEX([Bin.C112])" office:value-type="string" office:string-value="0" calcext:value-type="string">
            <text:p>0</text:p>
          </table:table-cell>
          <table:table-cell table:formula="of:=BIN2HEX([Bin.D112])" office:value-type="string" office:string-value="0" calcext:value-type="string">
            <text:p>0</text:p>
          </table:table-cell>
          <table:table-cell table:formula="of:=BIN2HEX([Bin.E112])" office:value-type="string" office:string-value="0" calcext:value-type="string">
            <text:p>0</text:p>
          </table:table-cell>
          <table:table-cell table:formula="of:=BIN2HEX([Bin.F112])" office:value-type="string" office:string-value="0" calcext:value-type="string">
            <text:p>0</text:p>
          </table:table-cell>
          <table:table-cell table:formula="of:=BIN2HEX([Bin.G112])" office:value-type="string" office:string-value="0" calcext:value-type="string">
            <text:p>0</text:p>
          </table:table-cell>
          <table:table-cell table:formula="of:=BIN2HEX([Bin.H112])" office:value-type="string" office:string-value="0" calcext:value-type="string">
            <text:p>0</text:p>
          </table:table-cell>
          <table:table-cell table:formula="of:=BIN2HEX([Bin.I112])" office:value-type="string" office:string-value="0" calcext:value-type="string">
            <text:p>0</text:p>
          </table:table-cell>
          <table:table-cell table:formula="of:=BIN2HEX([Bin.I112])" office:value-type="string" office:string-value="0" calcext:value-type="string">
            <text:p>0</text:p>
          </table:table-cell>
          <table:table-cell table:formula="of:=BIN2HEX([Bin.J112])" office:value-type="string" office:string-value="0" calcext:value-type="string">
            <text:p>0</text:p>
          </table:table-cell>
          <table:table-cell table:formula="of:=BIN2HEX([Bin.K112])" office:value-type="string" office:string-value="0" calcext:value-type="string">
            <text:p>0</text:p>
          </table:table-cell>
          <table:table-cell table:formula="of:=BIN2HEX([Bin.M11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3])" office:value-type="string" office:string-value="0" calcext:value-type="string">
            <text:p>0</text:p>
          </table:table-cell>
          <table:table-cell table:formula="of:=BIN2HEX([Bin.B113])" office:value-type="string" office:string-value="0" calcext:value-type="string">
            <text:p>0</text:p>
          </table:table-cell>
          <table:table-cell table:formula="of:=BIN2HEX([Bin.C113])" office:value-type="string" office:string-value="0" calcext:value-type="string">
            <text:p>0</text:p>
          </table:table-cell>
          <table:table-cell table:formula="of:=BIN2HEX([Bin.D113])" office:value-type="string" office:string-value="0" calcext:value-type="string">
            <text:p>0</text:p>
          </table:table-cell>
          <table:table-cell table:formula="of:=BIN2HEX([Bin.E113])" office:value-type="string" office:string-value="0" calcext:value-type="string">
            <text:p>0</text:p>
          </table:table-cell>
          <table:table-cell table:formula="of:=BIN2HEX([Bin.F113])" office:value-type="string" office:string-value="0" calcext:value-type="string">
            <text:p>0</text:p>
          </table:table-cell>
          <table:table-cell table:formula="of:=BIN2HEX([Bin.G113])" office:value-type="string" office:string-value="0" calcext:value-type="string">
            <text:p>0</text:p>
          </table:table-cell>
          <table:table-cell table:formula="of:=BIN2HEX([Bin.H113])" office:value-type="string" office:string-value="0" calcext:value-type="string">
            <text:p>0</text:p>
          </table:table-cell>
          <table:table-cell table:formula="of:=BIN2HEX([Bin.I113])" office:value-type="string" office:string-value="0" calcext:value-type="string">
            <text:p>0</text:p>
          </table:table-cell>
          <table:table-cell table:formula="of:=BIN2HEX([Bin.I113])" office:value-type="string" office:string-value="0" calcext:value-type="string">
            <text:p>0</text:p>
          </table:table-cell>
          <table:table-cell table:formula="of:=BIN2HEX([Bin.J113])" office:value-type="string" office:string-value="0" calcext:value-type="string">
            <text:p>0</text:p>
          </table:table-cell>
          <table:table-cell table:formula="of:=BIN2HEX([Bin.K113])" office:value-type="string" office:string-value="0" calcext:value-type="string">
            <text:p>0</text:p>
          </table:table-cell>
          <table:table-cell table:formula="of:=BIN2HEX([Bin.M11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4])" office:value-type="string" office:string-value="0" calcext:value-type="string">
            <text:p>0</text:p>
          </table:table-cell>
          <table:table-cell table:formula="of:=BIN2HEX([Bin.B114])" office:value-type="string" office:string-value="0" calcext:value-type="string">
            <text:p>0</text:p>
          </table:table-cell>
          <table:table-cell table:formula="of:=BIN2HEX([Bin.C114])" office:value-type="string" office:string-value="0" calcext:value-type="string">
            <text:p>0</text:p>
          </table:table-cell>
          <table:table-cell table:formula="of:=BIN2HEX([Bin.D114])" office:value-type="string" office:string-value="0" calcext:value-type="string">
            <text:p>0</text:p>
          </table:table-cell>
          <table:table-cell table:formula="of:=BIN2HEX([Bin.E114])" office:value-type="string" office:string-value="0" calcext:value-type="string">
            <text:p>0</text:p>
          </table:table-cell>
          <table:table-cell table:formula="of:=BIN2HEX([Bin.F114])" office:value-type="string" office:string-value="0" calcext:value-type="string">
            <text:p>0</text:p>
          </table:table-cell>
          <table:table-cell table:formula="of:=BIN2HEX([Bin.G114])" office:value-type="string" office:string-value="0" calcext:value-type="string">
            <text:p>0</text:p>
          </table:table-cell>
          <table:table-cell table:formula="of:=BIN2HEX([Bin.H114])" office:value-type="string" office:string-value="0" calcext:value-type="string">
            <text:p>0</text:p>
          </table:table-cell>
          <table:table-cell table:formula="of:=BIN2HEX([Bin.I114])" office:value-type="string" office:string-value="0" calcext:value-type="string">
            <text:p>0</text:p>
          </table:table-cell>
          <table:table-cell table:formula="of:=BIN2HEX([Bin.I114])" office:value-type="string" office:string-value="0" calcext:value-type="string">
            <text:p>0</text:p>
          </table:table-cell>
          <table:table-cell table:formula="of:=BIN2HEX([Bin.J114])" office:value-type="string" office:string-value="0" calcext:value-type="string">
            <text:p>0</text:p>
          </table:table-cell>
          <table:table-cell table:formula="of:=BIN2HEX([Bin.K114])" office:value-type="string" office:string-value="0" calcext:value-type="string">
            <text:p>0</text:p>
          </table:table-cell>
          <table:table-cell table:formula="of:=BIN2HEX([Bin.M11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5])" office:value-type="string" office:string-value="0" calcext:value-type="string">
            <text:p>0</text:p>
          </table:table-cell>
          <table:table-cell table:formula="of:=BIN2HEX([Bin.B115])" office:value-type="string" office:string-value="0" calcext:value-type="string">
            <text:p>0</text:p>
          </table:table-cell>
          <table:table-cell table:formula="of:=BIN2HEX([Bin.C115])" office:value-type="string" office:string-value="0" calcext:value-type="string">
            <text:p>0</text:p>
          </table:table-cell>
          <table:table-cell table:formula="of:=BIN2HEX([Bin.D115])" office:value-type="string" office:string-value="0" calcext:value-type="string">
            <text:p>0</text:p>
          </table:table-cell>
          <table:table-cell table:formula="of:=BIN2HEX([Bin.E115])" office:value-type="string" office:string-value="0" calcext:value-type="string">
            <text:p>0</text:p>
          </table:table-cell>
          <table:table-cell table:formula="of:=BIN2HEX([Bin.F115])" office:value-type="string" office:string-value="0" calcext:value-type="string">
            <text:p>0</text:p>
          </table:table-cell>
          <table:table-cell table:formula="of:=BIN2HEX([Bin.G115])" office:value-type="string" office:string-value="0" calcext:value-type="string">
            <text:p>0</text:p>
          </table:table-cell>
          <table:table-cell table:formula="of:=BIN2HEX([Bin.H115])" office:value-type="string" office:string-value="0" calcext:value-type="string">
            <text:p>0</text:p>
          </table:table-cell>
          <table:table-cell table:formula="of:=BIN2HEX([Bin.I115])" office:value-type="string" office:string-value="0" calcext:value-type="string">
            <text:p>0</text:p>
          </table:table-cell>
          <table:table-cell table:formula="of:=BIN2HEX([Bin.I115])" office:value-type="string" office:string-value="0" calcext:value-type="string">
            <text:p>0</text:p>
          </table:table-cell>
          <table:table-cell table:formula="of:=BIN2HEX([Bin.J115])" office:value-type="string" office:string-value="0" calcext:value-type="string">
            <text:p>0</text:p>
          </table:table-cell>
          <table:table-cell table:formula="of:=BIN2HEX([Bin.K115])" office:value-type="string" office:string-value="0" calcext:value-type="string">
            <text:p>0</text:p>
          </table:table-cell>
          <table:table-cell table:formula="of:=BIN2HEX([Bin.M11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6])" office:value-type="string" office:string-value="0" calcext:value-type="string">
            <text:p>0</text:p>
          </table:table-cell>
          <table:table-cell table:formula="of:=BIN2HEX([Bin.B116])" office:value-type="string" office:string-value="0" calcext:value-type="string">
            <text:p>0</text:p>
          </table:table-cell>
          <table:table-cell table:formula="of:=BIN2HEX([Bin.C116])" office:value-type="string" office:string-value="0" calcext:value-type="string">
            <text:p>0</text:p>
          </table:table-cell>
          <table:table-cell table:formula="of:=BIN2HEX([Bin.D116])" office:value-type="string" office:string-value="0" calcext:value-type="string">
            <text:p>0</text:p>
          </table:table-cell>
          <table:table-cell table:formula="of:=BIN2HEX([Bin.E116])" office:value-type="string" office:string-value="0" calcext:value-type="string">
            <text:p>0</text:p>
          </table:table-cell>
          <table:table-cell table:formula="of:=BIN2HEX([Bin.F116])" office:value-type="string" office:string-value="0" calcext:value-type="string">
            <text:p>0</text:p>
          </table:table-cell>
          <table:table-cell table:formula="of:=BIN2HEX([Bin.G116])" office:value-type="string" office:string-value="0" calcext:value-type="string">
            <text:p>0</text:p>
          </table:table-cell>
          <table:table-cell table:formula="of:=BIN2HEX([Bin.H116])" office:value-type="string" office:string-value="0" calcext:value-type="string">
            <text:p>0</text:p>
          </table:table-cell>
          <table:table-cell table:formula="of:=BIN2HEX([Bin.I116])" office:value-type="string" office:string-value="0" calcext:value-type="string">
            <text:p>0</text:p>
          </table:table-cell>
          <table:table-cell table:formula="of:=BIN2HEX([Bin.I116])" office:value-type="string" office:string-value="0" calcext:value-type="string">
            <text:p>0</text:p>
          </table:table-cell>
          <table:table-cell table:formula="of:=BIN2HEX([Bin.J116])" office:value-type="string" office:string-value="0" calcext:value-type="string">
            <text:p>0</text:p>
          </table:table-cell>
          <table:table-cell table:formula="of:=BIN2HEX([Bin.K116])" office:value-type="string" office:string-value="0" calcext:value-type="string">
            <text:p>0</text:p>
          </table:table-cell>
          <table:table-cell table:formula="of:=BIN2HEX([Bin.M11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7])" office:value-type="string" office:string-value="0" calcext:value-type="string">
            <text:p>0</text:p>
          </table:table-cell>
          <table:table-cell table:formula="of:=BIN2HEX([Bin.B117])" office:value-type="string" office:string-value="0" calcext:value-type="string">
            <text:p>0</text:p>
          </table:table-cell>
          <table:table-cell table:formula="of:=BIN2HEX([Bin.C117])" office:value-type="string" office:string-value="0" calcext:value-type="string">
            <text:p>0</text:p>
          </table:table-cell>
          <table:table-cell table:formula="of:=BIN2HEX([Bin.D117])" office:value-type="string" office:string-value="0" calcext:value-type="string">
            <text:p>0</text:p>
          </table:table-cell>
          <table:table-cell table:formula="of:=BIN2HEX([Bin.E117])" office:value-type="string" office:string-value="0" calcext:value-type="string">
            <text:p>0</text:p>
          </table:table-cell>
          <table:table-cell table:formula="of:=BIN2HEX([Bin.F117])" office:value-type="string" office:string-value="0" calcext:value-type="string">
            <text:p>0</text:p>
          </table:table-cell>
          <table:table-cell table:formula="of:=BIN2HEX([Bin.G117])" office:value-type="string" office:string-value="0" calcext:value-type="string">
            <text:p>0</text:p>
          </table:table-cell>
          <table:table-cell table:formula="of:=BIN2HEX([Bin.H117])" office:value-type="string" office:string-value="0" calcext:value-type="string">
            <text:p>0</text:p>
          </table:table-cell>
          <table:table-cell table:formula="of:=BIN2HEX([Bin.I117])" office:value-type="string" office:string-value="0" calcext:value-type="string">
            <text:p>0</text:p>
          </table:table-cell>
          <table:table-cell table:formula="of:=BIN2HEX([Bin.I117])" office:value-type="string" office:string-value="0" calcext:value-type="string">
            <text:p>0</text:p>
          </table:table-cell>
          <table:table-cell table:formula="of:=BIN2HEX([Bin.J117])" office:value-type="string" office:string-value="0" calcext:value-type="string">
            <text:p>0</text:p>
          </table:table-cell>
          <table:table-cell table:formula="of:=BIN2HEX([Bin.K117])" office:value-type="string" office:string-value="0" calcext:value-type="string">
            <text:p>0</text:p>
          </table:table-cell>
          <table:table-cell table:formula="of:=BIN2HEX([Bin.M11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8])" office:value-type="string" office:string-value="0" calcext:value-type="string">
            <text:p>0</text:p>
          </table:table-cell>
          <table:table-cell table:formula="of:=BIN2HEX([Bin.B118])" office:value-type="string" office:string-value="0" calcext:value-type="string">
            <text:p>0</text:p>
          </table:table-cell>
          <table:table-cell table:formula="of:=BIN2HEX([Bin.C118])" office:value-type="string" office:string-value="0" calcext:value-type="string">
            <text:p>0</text:p>
          </table:table-cell>
          <table:table-cell table:formula="of:=BIN2HEX([Bin.D118])" office:value-type="string" office:string-value="0" calcext:value-type="string">
            <text:p>0</text:p>
          </table:table-cell>
          <table:table-cell table:formula="of:=BIN2HEX([Bin.E118])" office:value-type="string" office:string-value="0" calcext:value-type="string">
            <text:p>0</text:p>
          </table:table-cell>
          <table:table-cell table:formula="of:=BIN2HEX([Bin.F118])" office:value-type="string" office:string-value="0" calcext:value-type="string">
            <text:p>0</text:p>
          </table:table-cell>
          <table:table-cell table:formula="of:=BIN2HEX([Bin.G118])" office:value-type="string" office:string-value="0" calcext:value-type="string">
            <text:p>0</text:p>
          </table:table-cell>
          <table:table-cell table:formula="of:=BIN2HEX([Bin.H118])" office:value-type="string" office:string-value="0" calcext:value-type="string">
            <text:p>0</text:p>
          </table:table-cell>
          <table:table-cell table:formula="of:=BIN2HEX([Bin.I118])" office:value-type="string" office:string-value="0" calcext:value-type="string">
            <text:p>0</text:p>
          </table:table-cell>
          <table:table-cell table:formula="of:=BIN2HEX([Bin.I118])" office:value-type="string" office:string-value="0" calcext:value-type="string">
            <text:p>0</text:p>
          </table:table-cell>
          <table:table-cell table:formula="of:=BIN2HEX([Bin.J118])" office:value-type="string" office:string-value="0" calcext:value-type="string">
            <text:p>0</text:p>
          </table:table-cell>
          <table:table-cell table:formula="of:=BIN2HEX([Bin.K118])" office:value-type="string" office:string-value="0" calcext:value-type="string">
            <text:p>0</text:p>
          </table:table-cell>
          <table:table-cell table:formula="of:=BIN2HEX([Bin.M11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19])" office:value-type="string" office:string-value="0" calcext:value-type="string">
            <text:p>0</text:p>
          </table:table-cell>
          <table:table-cell table:formula="of:=BIN2HEX([Bin.B119])" office:value-type="string" office:string-value="0" calcext:value-type="string">
            <text:p>0</text:p>
          </table:table-cell>
          <table:table-cell table:formula="of:=BIN2HEX([Bin.C119])" office:value-type="string" office:string-value="0" calcext:value-type="string">
            <text:p>0</text:p>
          </table:table-cell>
          <table:table-cell table:formula="of:=BIN2HEX([Bin.D119])" office:value-type="string" office:string-value="0" calcext:value-type="string">
            <text:p>0</text:p>
          </table:table-cell>
          <table:table-cell table:formula="of:=BIN2HEX([Bin.E119])" office:value-type="string" office:string-value="0" calcext:value-type="string">
            <text:p>0</text:p>
          </table:table-cell>
          <table:table-cell table:formula="of:=BIN2HEX([Bin.F119])" office:value-type="string" office:string-value="0" calcext:value-type="string">
            <text:p>0</text:p>
          </table:table-cell>
          <table:table-cell table:formula="of:=BIN2HEX([Bin.G119])" office:value-type="string" office:string-value="0" calcext:value-type="string">
            <text:p>0</text:p>
          </table:table-cell>
          <table:table-cell table:formula="of:=BIN2HEX([Bin.H119])" office:value-type="string" office:string-value="0" calcext:value-type="string">
            <text:p>0</text:p>
          </table:table-cell>
          <table:table-cell table:formula="of:=BIN2HEX([Bin.I119])" office:value-type="string" office:string-value="0" calcext:value-type="string">
            <text:p>0</text:p>
          </table:table-cell>
          <table:table-cell table:formula="of:=BIN2HEX([Bin.I119])" office:value-type="string" office:string-value="0" calcext:value-type="string">
            <text:p>0</text:p>
          </table:table-cell>
          <table:table-cell table:formula="of:=BIN2HEX([Bin.J119])" office:value-type="string" office:string-value="0" calcext:value-type="string">
            <text:p>0</text:p>
          </table:table-cell>
          <table:table-cell table:formula="of:=BIN2HEX([Bin.K119])" office:value-type="string" office:string-value="0" calcext:value-type="string">
            <text:p>0</text:p>
          </table:table-cell>
          <table:table-cell table:formula="of:=BIN2HEX([Bin.M11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0])" office:value-type="string" office:string-value="0" calcext:value-type="string">
            <text:p>0</text:p>
          </table:table-cell>
          <table:table-cell table:formula="of:=BIN2HEX([Bin.B120])" office:value-type="string" office:string-value="0" calcext:value-type="string">
            <text:p>0</text:p>
          </table:table-cell>
          <table:table-cell table:formula="of:=BIN2HEX([Bin.C120])" office:value-type="string" office:string-value="0" calcext:value-type="string">
            <text:p>0</text:p>
          </table:table-cell>
          <table:table-cell table:formula="of:=BIN2HEX([Bin.D120])" office:value-type="string" office:string-value="0" calcext:value-type="string">
            <text:p>0</text:p>
          </table:table-cell>
          <table:table-cell table:formula="of:=BIN2HEX([Bin.E120])" office:value-type="string" office:string-value="0" calcext:value-type="string">
            <text:p>0</text:p>
          </table:table-cell>
          <table:table-cell table:formula="of:=BIN2HEX([Bin.F120])" office:value-type="string" office:string-value="0" calcext:value-type="string">
            <text:p>0</text:p>
          </table:table-cell>
          <table:table-cell table:formula="of:=BIN2HEX([Bin.G120])" office:value-type="string" office:string-value="0" calcext:value-type="string">
            <text:p>0</text:p>
          </table:table-cell>
          <table:table-cell table:formula="of:=BIN2HEX([Bin.H120])" office:value-type="string" office:string-value="0" calcext:value-type="string">
            <text:p>0</text:p>
          </table:table-cell>
          <table:table-cell table:formula="of:=BIN2HEX([Bin.I120])" office:value-type="string" office:string-value="0" calcext:value-type="string">
            <text:p>0</text:p>
          </table:table-cell>
          <table:table-cell table:formula="of:=BIN2HEX([Bin.I120])" office:value-type="string" office:string-value="0" calcext:value-type="string">
            <text:p>0</text:p>
          </table:table-cell>
          <table:table-cell table:formula="of:=BIN2HEX([Bin.J120])" office:value-type="string" office:string-value="0" calcext:value-type="string">
            <text:p>0</text:p>
          </table:table-cell>
          <table:table-cell table:formula="of:=BIN2HEX([Bin.K120])" office:value-type="string" office:string-value="0" calcext:value-type="string">
            <text:p>0</text:p>
          </table:table-cell>
          <table:table-cell table:formula="of:=BIN2HEX([Bin.M12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1])" office:value-type="string" office:string-value="0" calcext:value-type="string">
            <text:p>0</text:p>
          </table:table-cell>
          <table:table-cell table:formula="of:=BIN2HEX([Bin.B121])" office:value-type="string" office:string-value="0" calcext:value-type="string">
            <text:p>0</text:p>
          </table:table-cell>
          <table:table-cell table:formula="of:=BIN2HEX([Bin.C121])" office:value-type="string" office:string-value="0" calcext:value-type="string">
            <text:p>0</text:p>
          </table:table-cell>
          <table:table-cell table:formula="of:=BIN2HEX([Bin.D121])" office:value-type="string" office:string-value="0" calcext:value-type="string">
            <text:p>0</text:p>
          </table:table-cell>
          <table:table-cell table:formula="of:=BIN2HEX([Bin.E121])" office:value-type="string" office:string-value="0" calcext:value-type="string">
            <text:p>0</text:p>
          </table:table-cell>
          <table:table-cell table:formula="of:=BIN2HEX([Bin.F121])" office:value-type="string" office:string-value="0" calcext:value-type="string">
            <text:p>0</text:p>
          </table:table-cell>
          <table:table-cell table:formula="of:=BIN2HEX([Bin.G121])" office:value-type="string" office:string-value="0" calcext:value-type="string">
            <text:p>0</text:p>
          </table:table-cell>
          <table:table-cell table:formula="of:=BIN2HEX([Bin.H121])" office:value-type="string" office:string-value="0" calcext:value-type="string">
            <text:p>0</text:p>
          </table:table-cell>
          <table:table-cell table:formula="of:=BIN2HEX([Bin.I121])" office:value-type="string" office:string-value="0" calcext:value-type="string">
            <text:p>0</text:p>
          </table:table-cell>
          <table:table-cell table:formula="of:=BIN2HEX([Bin.I121])" office:value-type="string" office:string-value="0" calcext:value-type="string">
            <text:p>0</text:p>
          </table:table-cell>
          <table:table-cell table:formula="of:=BIN2HEX([Bin.J121])" office:value-type="string" office:string-value="0" calcext:value-type="string">
            <text:p>0</text:p>
          </table:table-cell>
          <table:table-cell table:formula="of:=BIN2HEX([Bin.K121])" office:value-type="string" office:string-value="0" calcext:value-type="string">
            <text:p>0</text:p>
          </table:table-cell>
          <table:table-cell table:formula="of:=BIN2HEX([Bin.M12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2])" office:value-type="string" office:string-value="0" calcext:value-type="string">
            <text:p>0</text:p>
          </table:table-cell>
          <table:table-cell table:formula="of:=BIN2HEX([Bin.B122])" office:value-type="string" office:string-value="0" calcext:value-type="string">
            <text:p>0</text:p>
          </table:table-cell>
          <table:table-cell table:formula="of:=BIN2HEX([Bin.C122])" office:value-type="string" office:string-value="0" calcext:value-type="string">
            <text:p>0</text:p>
          </table:table-cell>
          <table:table-cell table:formula="of:=BIN2HEX([Bin.D122])" office:value-type="string" office:string-value="0" calcext:value-type="string">
            <text:p>0</text:p>
          </table:table-cell>
          <table:table-cell table:formula="of:=BIN2HEX([Bin.E122])" office:value-type="string" office:string-value="0" calcext:value-type="string">
            <text:p>0</text:p>
          </table:table-cell>
          <table:table-cell table:formula="of:=BIN2HEX([Bin.F122])" office:value-type="string" office:string-value="0" calcext:value-type="string">
            <text:p>0</text:p>
          </table:table-cell>
          <table:table-cell table:formula="of:=BIN2HEX([Bin.G122])" office:value-type="string" office:string-value="0" calcext:value-type="string">
            <text:p>0</text:p>
          </table:table-cell>
          <table:table-cell table:formula="of:=BIN2HEX([Bin.H122])" office:value-type="string" office:string-value="0" calcext:value-type="string">
            <text:p>0</text:p>
          </table:table-cell>
          <table:table-cell table:formula="of:=BIN2HEX([Bin.I122])" office:value-type="string" office:string-value="0" calcext:value-type="string">
            <text:p>0</text:p>
          </table:table-cell>
          <table:table-cell table:formula="of:=BIN2HEX([Bin.I122])" office:value-type="string" office:string-value="0" calcext:value-type="string">
            <text:p>0</text:p>
          </table:table-cell>
          <table:table-cell table:formula="of:=BIN2HEX([Bin.J122])" office:value-type="string" office:string-value="0" calcext:value-type="string">
            <text:p>0</text:p>
          </table:table-cell>
          <table:table-cell table:formula="of:=BIN2HEX([Bin.K122])" office:value-type="string" office:string-value="0" calcext:value-type="string">
            <text:p>0</text:p>
          </table:table-cell>
          <table:table-cell table:formula="of:=BIN2HEX([Bin.M12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3])" office:value-type="string" office:string-value="0" calcext:value-type="string">
            <text:p>0</text:p>
          </table:table-cell>
          <table:table-cell table:formula="of:=BIN2HEX([Bin.B123])" office:value-type="string" office:string-value="0" calcext:value-type="string">
            <text:p>0</text:p>
          </table:table-cell>
          <table:table-cell table:formula="of:=BIN2HEX([Bin.C123])" office:value-type="string" office:string-value="0" calcext:value-type="string">
            <text:p>0</text:p>
          </table:table-cell>
          <table:table-cell table:formula="of:=BIN2HEX([Bin.D123])" office:value-type="string" office:string-value="0" calcext:value-type="string">
            <text:p>0</text:p>
          </table:table-cell>
          <table:table-cell table:formula="of:=BIN2HEX([Bin.E123])" office:value-type="string" office:string-value="0" calcext:value-type="string">
            <text:p>0</text:p>
          </table:table-cell>
          <table:table-cell table:formula="of:=BIN2HEX([Bin.F123])" office:value-type="string" office:string-value="0" calcext:value-type="string">
            <text:p>0</text:p>
          </table:table-cell>
          <table:table-cell table:formula="of:=BIN2HEX([Bin.G123])" office:value-type="string" office:string-value="0" calcext:value-type="string">
            <text:p>0</text:p>
          </table:table-cell>
          <table:table-cell table:formula="of:=BIN2HEX([Bin.H123])" office:value-type="string" office:string-value="0" calcext:value-type="string">
            <text:p>0</text:p>
          </table:table-cell>
          <table:table-cell table:formula="of:=BIN2HEX([Bin.I123])" office:value-type="string" office:string-value="0" calcext:value-type="string">
            <text:p>0</text:p>
          </table:table-cell>
          <table:table-cell table:formula="of:=BIN2HEX([Bin.I123])" office:value-type="string" office:string-value="0" calcext:value-type="string">
            <text:p>0</text:p>
          </table:table-cell>
          <table:table-cell table:formula="of:=BIN2HEX([Bin.J123])" office:value-type="string" office:string-value="0" calcext:value-type="string">
            <text:p>0</text:p>
          </table:table-cell>
          <table:table-cell table:formula="of:=BIN2HEX([Bin.K123])" office:value-type="string" office:string-value="0" calcext:value-type="string">
            <text:p>0</text:p>
          </table:table-cell>
          <table:table-cell table:formula="of:=BIN2HEX([Bin.M12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4])" office:value-type="string" office:string-value="0" calcext:value-type="string">
            <text:p>0</text:p>
          </table:table-cell>
          <table:table-cell table:formula="of:=BIN2HEX([Bin.B124])" office:value-type="string" office:string-value="0" calcext:value-type="string">
            <text:p>0</text:p>
          </table:table-cell>
          <table:table-cell table:formula="of:=BIN2HEX([Bin.C124])" office:value-type="string" office:string-value="0" calcext:value-type="string">
            <text:p>0</text:p>
          </table:table-cell>
          <table:table-cell table:formula="of:=BIN2HEX([Bin.D124])" office:value-type="string" office:string-value="0" calcext:value-type="string">
            <text:p>0</text:p>
          </table:table-cell>
          <table:table-cell table:formula="of:=BIN2HEX([Bin.E124])" office:value-type="string" office:string-value="0" calcext:value-type="string">
            <text:p>0</text:p>
          </table:table-cell>
          <table:table-cell table:formula="of:=BIN2HEX([Bin.F124])" office:value-type="string" office:string-value="0" calcext:value-type="string">
            <text:p>0</text:p>
          </table:table-cell>
          <table:table-cell table:formula="of:=BIN2HEX([Bin.G124])" office:value-type="string" office:string-value="0" calcext:value-type="string">
            <text:p>0</text:p>
          </table:table-cell>
          <table:table-cell table:formula="of:=BIN2HEX([Bin.H124])" office:value-type="string" office:string-value="0" calcext:value-type="string">
            <text:p>0</text:p>
          </table:table-cell>
          <table:table-cell table:formula="of:=BIN2HEX([Bin.I124])" office:value-type="string" office:string-value="0" calcext:value-type="string">
            <text:p>0</text:p>
          </table:table-cell>
          <table:table-cell table:formula="of:=BIN2HEX([Bin.I124])" office:value-type="string" office:string-value="0" calcext:value-type="string">
            <text:p>0</text:p>
          </table:table-cell>
          <table:table-cell table:formula="of:=BIN2HEX([Bin.J124])" office:value-type="string" office:string-value="0" calcext:value-type="string">
            <text:p>0</text:p>
          </table:table-cell>
          <table:table-cell table:formula="of:=BIN2HEX([Bin.K124])" office:value-type="string" office:string-value="0" calcext:value-type="string">
            <text:p>0</text:p>
          </table:table-cell>
          <table:table-cell table:formula="of:=BIN2HEX([Bin.M12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5])" office:value-type="string" office:string-value="0" calcext:value-type="string">
            <text:p>0</text:p>
          </table:table-cell>
          <table:table-cell table:formula="of:=BIN2HEX([Bin.B125])" office:value-type="string" office:string-value="0" calcext:value-type="string">
            <text:p>0</text:p>
          </table:table-cell>
          <table:table-cell table:formula="of:=BIN2HEX([Bin.C125])" office:value-type="string" office:string-value="0" calcext:value-type="string">
            <text:p>0</text:p>
          </table:table-cell>
          <table:table-cell table:formula="of:=BIN2HEX([Bin.D125])" office:value-type="string" office:string-value="0" calcext:value-type="string">
            <text:p>0</text:p>
          </table:table-cell>
          <table:table-cell table:formula="of:=BIN2HEX([Bin.E125])" office:value-type="string" office:string-value="0" calcext:value-type="string">
            <text:p>0</text:p>
          </table:table-cell>
          <table:table-cell table:formula="of:=BIN2HEX([Bin.F125])" office:value-type="string" office:string-value="0" calcext:value-type="string">
            <text:p>0</text:p>
          </table:table-cell>
          <table:table-cell table:formula="of:=BIN2HEX([Bin.G125])" office:value-type="string" office:string-value="0" calcext:value-type="string">
            <text:p>0</text:p>
          </table:table-cell>
          <table:table-cell table:formula="of:=BIN2HEX([Bin.H125])" office:value-type="string" office:string-value="0" calcext:value-type="string">
            <text:p>0</text:p>
          </table:table-cell>
          <table:table-cell table:formula="of:=BIN2HEX([Bin.I125])" office:value-type="string" office:string-value="0" calcext:value-type="string">
            <text:p>0</text:p>
          </table:table-cell>
          <table:table-cell table:formula="of:=BIN2HEX([Bin.I125])" office:value-type="string" office:string-value="0" calcext:value-type="string">
            <text:p>0</text:p>
          </table:table-cell>
          <table:table-cell table:formula="of:=BIN2HEX([Bin.J125])" office:value-type="string" office:string-value="0" calcext:value-type="string">
            <text:p>0</text:p>
          </table:table-cell>
          <table:table-cell table:formula="of:=BIN2HEX([Bin.K125])" office:value-type="string" office:string-value="0" calcext:value-type="string">
            <text:p>0</text:p>
          </table:table-cell>
          <table:table-cell table:formula="of:=BIN2HEX([Bin.M12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6])" office:value-type="string" office:string-value="0" calcext:value-type="string">
            <text:p>0</text:p>
          </table:table-cell>
          <table:table-cell table:formula="of:=BIN2HEX([Bin.B126])" office:value-type="string" office:string-value="0" calcext:value-type="string">
            <text:p>0</text:p>
          </table:table-cell>
          <table:table-cell table:formula="of:=BIN2HEX([Bin.C126])" office:value-type="string" office:string-value="0" calcext:value-type="string">
            <text:p>0</text:p>
          </table:table-cell>
          <table:table-cell table:formula="of:=BIN2HEX([Bin.D126])" office:value-type="string" office:string-value="0" calcext:value-type="string">
            <text:p>0</text:p>
          </table:table-cell>
          <table:table-cell table:formula="of:=BIN2HEX([Bin.E126])" office:value-type="string" office:string-value="0" calcext:value-type="string">
            <text:p>0</text:p>
          </table:table-cell>
          <table:table-cell table:formula="of:=BIN2HEX([Bin.F126])" office:value-type="string" office:string-value="0" calcext:value-type="string">
            <text:p>0</text:p>
          </table:table-cell>
          <table:table-cell table:formula="of:=BIN2HEX([Bin.G126])" office:value-type="string" office:string-value="0" calcext:value-type="string">
            <text:p>0</text:p>
          </table:table-cell>
          <table:table-cell table:formula="of:=BIN2HEX([Bin.H126])" office:value-type="string" office:string-value="0" calcext:value-type="string">
            <text:p>0</text:p>
          </table:table-cell>
          <table:table-cell table:formula="of:=BIN2HEX([Bin.I126])" office:value-type="string" office:string-value="0" calcext:value-type="string">
            <text:p>0</text:p>
          </table:table-cell>
          <table:table-cell table:formula="of:=BIN2HEX([Bin.I126])" office:value-type="string" office:string-value="0" calcext:value-type="string">
            <text:p>0</text:p>
          </table:table-cell>
          <table:table-cell table:formula="of:=BIN2HEX([Bin.J126])" office:value-type="string" office:string-value="0" calcext:value-type="string">
            <text:p>0</text:p>
          </table:table-cell>
          <table:table-cell table:formula="of:=BIN2HEX([Bin.K126])" office:value-type="string" office:string-value="0" calcext:value-type="string">
            <text:p>0</text:p>
          </table:table-cell>
          <table:table-cell table:formula="of:=BIN2HEX([Bin.M12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7])" office:value-type="string" office:string-value="0" calcext:value-type="string">
            <text:p>0</text:p>
          </table:table-cell>
          <table:table-cell table:formula="of:=BIN2HEX([Bin.B127])" office:value-type="string" office:string-value="0" calcext:value-type="string">
            <text:p>0</text:p>
          </table:table-cell>
          <table:table-cell table:formula="of:=BIN2HEX([Bin.C127])" office:value-type="string" office:string-value="0" calcext:value-type="string">
            <text:p>0</text:p>
          </table:table-cell>
          <table:table-cell table:formula="of:=BIN2HEX([Bin.D127])" office:value-type="string" office:string-value="0" calcext:value-type="string">
            <text:p>0</text:p>
          </table:table-cell>
          <table:table-cell table:formula="of:=BIN2HEX([Bin.E127])" office:value-type="string" office:string-value="0" calcext:value-type="string">
            <text:p>0</text:p>
          </table:table-cell>
          <table:table-cell table:formula="of:=BIN2HEX([Bin.F127])" office:value-type="string" office:string-value="0" calcext:value-type="string">
            <text:p>0</text:p>
          </table:table-cell>
          <table:table-cell table:formula="of:=BIN2HEX([Bin.G127])" office:value-type="string" office:string-value="0" calcext:value-type="string">
            <text:p>0</text:p>
          </table:table-cell>
          <table:table-cell table:formula="of:=BIN2HEX([Bin.H127])" office:value-type="string" office:string-value="0" calcext:value-type="string">
            <text:p>0</text:p>
          </table:table-cell>
          <table:table-cell table:formula="of:=BIN2HEX([Bin.I127])" office:value-type="string" office:string-value="0" calcext:value-type="string">
            <text:p>0</text:p>
          </table:table-cell>
          <table:table-cell table:formula="of:=BIN2HEX([Bin.I127])" office:value-type="string" office:string-value="0" calcext:value-type="string">
            <text:p>0</text:p>
          </table:table-cell>
          <table:table-cell table:formula="of:=BIN2HEX([Bin.J127])" office:value-type="string" office:string-value="0" calcext:value-type="string">
            <text:p>0</text:p>
          </table:table-cell>
          <table:table-cell table:formula="of:=BIN2HEX([Bin.K127])" office:value-type="string" office:string-value="0" calcext:value-type="string">
            <text:p>0</text:p>
          </table:table-cell>
          <table:table-cell table:formula="of:=BIN2HEX([Bin.M12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8])" office:value-type="string" office:string-value="0" calcext:value-type="string">
            <text:p>0</text:p>
          </table:table-cell>
          <table:table-cell table:formula="of:=BIN2HEX([Bin.B128])" office:value-type="string" office:string-value="0" calcext:value-type="string">
            <text:p>0</text:p>
          </table:table-cell>
          <table:table-cell table:formula="of:=BIN2HEX([Bin.C128])" office:value-type="string" office:string-value="0" calcext:value-type="string">
            <text:p>0</text:p>
          </table:table-cell>
          <table:table-cell table:formula="of:=BIN2HEX([Bin.D128])" office:value-type="string" office:string-value="0" calcext:value-type="string">
            <text:p>0</text:p>
          </table:table-cell>
          <table:table-cell table:formula="of:=BIN2HEX([Bin.E128])" office:value-type="string" office:string-value="0" calcext:value-type="string">
            <text:p>0</text:p>
          </table:table-cell>
          <table:table-cell table:formula="of:=BIN2HEX([Bin.F128])" office:value-type="string" office:string-value="0" calcext:value-type="string">
            <text:p>0</text:p>
          </table:table-cell>
          <table:table-cell table:formula="of:=BIN2HEX([Bin.G128])" office:value-type="string" office:string-value="0" calcext:value-type="string">
            <text:p>0</text:p>
          </table:table-cell>
          <table:table-cell table:formula="of:=BIN2HEX([Bin.H128])" office:value-type="string" office:string-value="0" calcext:value-type="string">
            <text:p>0</text:p>
          </table:table-cell>
          <table:table-cell table:formula="of:=BIN2HEX([Bin.I128])" office:value-type="string" office:string-value="0" calcext:value-type="string">
            <text:p>0</text:p>
          </table:table-cell>
          <table:table-cell table:formula="of:=BIN2HEX([Bin.I128])" office:value-type="string" office:string-value="0" calcext:value-type="string">
            <text:p>0</text:p>
          </table:table-cell>
          <table:table-cell table:formula="of:=BIN2HEX([Bin.J128])" office:value-type="string" office:string-value="0" calcext:value-type="string">
            <text:p>0</text:p>
          </table:table-cell>
          <table:table-cell table:formula="of:=BIN2HEX([Bin.K128])" office:value-type="string" office:string-value="0" calcext:value-type="string">
            <text:p>0</text:p>
          </table:table-cell>
          <table:table-cell table:formula="of:=BIN2HEX([Bin.M12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29])" office:value-type="string" office:string-value="0" calcext:value-type="string">
            <text:p>0</text:p>
          </table:table-cell>
          <table:table-cell table:formula="of:=BIN2HEX([Bin.B129])" office:value-type="string" office:string-value="0" calcext:value-type="string">
            <text:p>0</text:p>
          </table:table-cell>
          <table:table-cell table:formula="of:=BIN2HEX([Bin.C129])" office:value-type="string" office:string-value="0" calcext:value-type="string">
            <text:p>0</text:p>
          </table:table-cell>
          <table:table-cell table:formula="of:=BIN2HEX([Bin.D129])" office:value-type="string" office:string-value="0" calcext:value-type="string">
            <text:p>0</text:p>
          </table:table-cell>
          <table:table-cell table:formula="of:=BIN2HEX([Bin.E129])" office:value-type="string" office:string-value="0" calcext:value-type="string">
            <text:p>0</text:p>
          </table:table-cell>
          <table:table-cell table:formula="of:=BIN2HEX([Bin.F129])" office:value-type="string" office:string-value="0" calcext:value-type="string">
            <text:p>0</text:p>
          </table:table-cell>
          <table:table-cell table:formula="of:=BIN2HEX([Bin.G129])" office:value-type="string" office:string-value="0" calcext:value-type="string">
            <text:p>0</text:p>
          </table:table-cell>
          <table:table-cell table:formula="of:=BIN2HEX([Bin.H129])" office:value-type="string" office:string-value="0" calcext:value-type="string">
            <text:p>0</text:p>
          </table:table-cell>
          <table:table-cell table:formula="of:=BIN2HEX([Bin.I129])" office:value-type="string" office:string-value="0" calcext:value-type="string">
            <text:p>0</text:p>
          </table:table-cell>
          <table:table-cell table:formula="of:=BIN2HEX([Bin.I129])" office:value-type="string" office:string-value="0" calcext:value-type="string">
            <text:p>0</text:p>
          </table:table-cell>
          <table:table-cell table:formula="of:=BIN2HEX([Bin.J129])" office:value-type="string" office:string-value="0" calcext:value-type="string">
            <text:p>0</text:p>
          </table:table-cell>
          <table:table-cell table:formula="of:=BIN2HEX([Bin.K129])" office:value-type="string" office:string-value="0" calcext:value-type="string">
            <text:p>0</text:p>
          </table:table-cell>
          <table:table-cell table:formula="of:=BIN2HEX([Bin.M12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30])" office:value-type="string" office:string-value="0" calcext:value-type="string">
            <text:p>0</text:p>
          </table:table-cell>
          <table:table-cell table:formula="of:=BIN2HEX([Bin.B130])" office:value-type="string" office:string-value="0" calcext:value-type="string">
            <text:p>0</text:p>
          </table:table-cell>
          <table:table-cell table:formula="of:=BIN2HEX([Bin.C130])" office:value-type="string" office:string-value="0" calcext:value-type="string">
            <text:p>0</text:p>
          </table:table-cell>
          <table:table-cell table:formula="of:=BIN2HEX([Bin.D130])" office:value-type="string" office:string-value="0" calcext:value-type="string">
            <text:p>0</text:p>
          </table:table-cell>
          <table:table-cell table:formula="of:=BIN2HEX([Bin.E130])" office:value-type="string" office:string-value="0" calcext:value-type="string">
            <text:p>0</text:p>
          </table:table-cell>
          <table:table-cell table:formula="of:=BIN2HEX([Bin.F130])" office:value-type="string" office:string-value="0" calcext:value-type="string">
            <text:p>0</text:p>
          </table:table-cell>
          <table:table-cell table:formula="of:=BIN2HEX([Bin.G130])" office:value-type="string" office:string-value="0" calcext:value-type="string">
            <text:p>0</text:p>
          </table:table-cell>
          <table:table-cell table:formula="of:=BIN2HEX([Bin.H130])" office:value-type="string" office:string-value="0" calcext:value-type="string">
            <text:p>0</text:p>
          </table:table-cell>
          <table:table-cell table:formula="of:=BIN2HEX([Bin.I130])" office:value-type="string" office:string-value="0" calcext:value-type="string">
            <text:p>0</text:p>
          </table:table-cell>
          <table:table-cell table:formula="of:=BIN2HEX([Bin.I130])" office:value-type="string" office:string-value="0" calcext:value-type="string">
            <text:p>0</text:p>
          </table:table-cell>
          <table:table-cell table:formula="of:=BIN2HEX([Bin.J130])" office:value-type="string" office:string-value="0" calcext:value-type="string">
            <text:p>0</text:p>
          </table:table-cell>
          <table:table-cell table:formula="of:=BIN2HEX([Bin.K130])" office:value-type="string" office:string-value="0" calcext:value-type="string">
            <text:p>0</text:p>
          </table:table-cell>
          <table:table-cell table:formula="of:=BIN2HEX([Bin.M13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31])" office:value-type="string" office:string-value="0" calcext:value-type="string">
            <text:p>0</text:p>
          </table:table-cell>
          <table:table-cell table:formula="of:=BIN2HEX([Bin.B131])" office:value-type="string" office:string-value="0" calcext:value-type="string">
            <text:p>0</text:p>
          </table:table-cell>
          <table:table-cell table:formula="of:=BIN2HEX([Bin.C131])" office:value-type="string" office:string-value="0" calcext:value-type="string">
            <text:p>0</text:p>
          </table:table-cell>
          <table:table-cell table:formula="of:=BIN2HEX([Bin.D131])" office:value-type="string" office:string-value="0" calcext:value-type="string">
            <text:p>0</text:p>
          </table:table-cell>
          <table:table-cell table:formula="of:=BIN2HEX([Bin.E131])" office:value-type="string" office:string-value="0" calcext:value-type="string">
            <text:p>0</text:p>
          </table:table-cell>
          <table:table-cell table:formula="of:=BIN2HEX([Bin.F131])" office:value-type="string" office:string-value="0" calcext:value-type="string">
            <text:p>0</text:p>
          </table:table-cell>
          <table:table-cell table:formula="of:=BIN2HEX([Bin.G131])" office:value-type="string" office:string-value="0" calcext:value-type="string">
            <text:p>0</text:p>
          </table:table-cell>
          <table:table-cell table:formula="of:=BIN2HEX([Bin.H131])" office:value-type="string" office:string-value="0" calcext:value-type="string">
            <text:p>0</text:p>
          </table:table-cell>
          <table:table-cell table:formula="of:=BIN2HEX([Bin.I131])" office:value-type="string" office:string-value="0" calcext:value-type="string">
            <text:p>0</text:p>
          </table:table-cell>
          <table:table-cell table:formula="of:=BIN2HEX([Bin.I131])" office:value-type="string" office:string-value="0" calcext:value-type="string">
            <text:p>0</text:p>
          </table:table-cell>
          <table:table-cell table:formula="of:=BIN2HEX([Bin.J131])" office:value-type="string" office:string-value="0" calcext:value-type="string">
            <text:p>0</text:p>
          </table:table-cell>
          <table:table-cell table:formula="of:=BIN2HEX([Bin.K131])" office:value-type="string" office:string-value="0" calcext:value-type="string">
            <text:p>0</text:p>
          </table:table-cell>
          <table:table-cell table:formula="of:=BIN2HEX([Bin.M13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formula="of:=BIN2HEX([Bin.A132])" office:value-type="string" office:string-value="0" calcext:value-type="string">
            <text:p>0</text:p>
          </table:table-cell>
          <table:table-cell table:formula="of:=BIN2HEX([Bin.B132])" office:value-type="string" office:string-value="0" calcext:value-type="string">
            <text:p>0</text:p>
          </table:table-cell>
          <table:table-cell table:formula="of:=BIN2HEX([Bin.C132])" office:value-type="string" office:string-value="0" calcext:value-type="string">
            <text:p>0</text:p>
          </table:table-cell>
          <table:table-cell table:formula="of:=BIN2HEX([Bin.D132])" office:value-type="string" office:string-value="0" calcext:value-type="string">
            <text:p>0</text:p>
          </table:table-cell>
          <table:table-cell table:formula="of:=BIN2HEX([Bin.E132])" office:value-type="string" office:string-value="0" calcext:value-type="string">
            <text:p>0</text:p>
          </table:table-cell>
          <table:table-cell table:formula="of:=BIN2HEX([Bin.F132])" office:value-type="string" office:string-value="0" calcext:value-type="string">
            <text:p>0</text:p>
          </table:table-cell>
          <table:table-cell table:formula="of:=BIN2HEX([Bin.G132])" office:value-type="string" office:string-value="0" calcext:value-type="string">
            <text:p>0</text:p>
          </table:table-cell>
          <table:table-cell table:formula="of:=BIN2HEX([Bin.H132])" office:value-type="string" office:string-value="0" calcext:value-type="string">
            <text:p>0</text:p>
          </table:table-cell>
          <table:table-cell table:formula="of:=BIN2HEX([Bin.I132])" office:value-type="string" office:string-value="0" calcext:value-type="string">
            <text:p>0</text:p>
          </table:table-cell>
          <table:table-cell table:formula="of:=BIN2HEX([Bin.I132])" office:value-type="string" office:string-value="0" calcext:value-type="string">
            <text:p>0</text:p>
          </table:table-cell>
          <table:table-cell table:formula="of:=BIN2HEX([Bin.J132])" office:value-type="string" office:string-value="0" calcext:value-type="string">
            <text:p>0</text:p>
          </table:table-cell>
          <table:table-cell table:formula="of:=BIN2HEX([Bin.K132])" office:value-type="string" office:string-value="0" calcext:value-type="string">
            <text:p>0</text:p>
          </table:table-cell>
          <table:table-cell table:formula="of:=BIN2HEX([Bin.M13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3">
          <table:table-cell table:formula="of:=BIN2HEX([Bin.A133])" office:value-type="string" office:string-value="0" calcext:value-type="string">
            <text:p>0</text:p>
          </table:table-cell>
          <table:table-cell table:formula="of:=BIN2HEX([Bin.B133])" office:value-type="string" office:string-value="0" calcext:value-type="string">
            <text:p>0</text:p>
          </table:table-cell>
          <table:table-cell table:formula="of:=BIN2HEX([Bin.C133])" office:value-type="string" office:string-value="0" calcext:value-type="string">
            <text:p>0</text:p>
          </table:table-cell>
          <table:table-cell table:formula="of:=BIN2HEX([Bin.D133])" office:value-type="string" office:string-value="0" calcext:value-type="string">
            <text:p>0</text:p>
          </table:table-cell>
          <table:table-cell table:formula="of:=BIN2HEX([Bin.E133])" office:value-type="string" office:string-value="0" calcext:value-type="string">
            <text:p>0</text:p>
          </table:table-cell>
          <table:table-cell table:formula="of:=BIN2HEX([Bin.F133])" office:value-type="string" office:string-value="0" calcext:value-type="string">
            <text:p>0</text:p>
          </table:table-cell>
          <table:table-cell table:formula="of:=BIN2HEX([Bin.G133])" office:value-type="string" office:string-value="0" calcext:value-type="string">
            <text:p>0</text:p>
          </table:table-cell>
          <table:table-cell table:formula="of:=BIN2HEX([Bin.H133])" office:value-type="string" office:string-value="0" calcext:value-type="string">
            <text:p>0</text:p>
          </table:table-cell>
          <table:table-cell table:formula="of:=BIN2HEX([Bin.I133])" office:value-type="string" office:string-value="0" calcext:value-type="string">
            <text:p>0</text:p>
          </table:table-cell>
          <table:table-cell table:formula="of:=BIN2HEX([Bin.I133])" office:value-type="string" office:string-value="0" calcext:value-type="string">
            <text:p>0</text:p>
          </table:table-cell>
          <table:table-cell table:formula="of:=BIN2HEX([Bin.J133])" office:value-type="string" office:string-value="0" calcext:value-type="string">
            <text:p>0</text:p>
          </table:table-cell>
          <table:table-cell table:formula="of:=BIN2HEX([Bin.K133])" office:value-type="string" office:string-value="0" calcext:value-type="string">
            <text:p>0</text:p>
          </table:table-cell>
          <table:table-cell table:formula="of:=BIN2HEX([Bin.M13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>
        <table:table-column table:style-name="co25" table:default-cell-style-name="ce65"/>
        <table:table-column table:style-name="co26" table:number-columns-repeated="2" table:default-cell-style-name="ce65"/>
        <table:table-column table:style-name="co27" table:default-cell-style-name="ce65"/>
        <table:table-column table:style-name="co2" table:number-columns-repeated="1020" table:default-cell-style-name="ce65"/>
        <table:table-row table:style-name="ro15">
          <table:table-cell table:style-name="ce73" office:value-type="string" calcext:value-type="string">
            <text:p>指令</text:p>
          </table:table-cell>
          <table:table-cell table:style-name="ce54" office:value-type="string" calcext:value-type="string">
            <text:p>EXCEP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ID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b\j</text:p>
          </table:table-cell>
          <table:table-cell table:style-name="ce54" table:formula="of:=[Hex.M3]&amp;[Hex.L3]" office:value-type="string" office:string-value="00" calcext:value-type="string">
            <text:p>00</text:p>
          </table:table-cell>
          <table:table-cell table:formula="of:=[Hex.K3]&amp;[Hex.J3]" office:value-type="string" office:string-value="28" calcext:value-type="string">
            <text:p>28</text:p>
          </table:table-cell>
          <table:table-cell table:formula="of:=[Hex.I3]&amp;[Hex.H3]" office:value-type="string" office:string-value="00" calcext:value-type="string">
            <text:p>00</text:p>
          </table:table-cell>
          <table:table-cell table:formula="of:=[Hex.G3]&amp;[Hex.F3]" office:value-type="string" office:string-value="00" calcext:value-type="string">
            <text:p>00</text:p>
          </table:table-cell>
          <table:table-cell table:formula="of:=[Hex.E3]" office:value-type="string" office:string-value="0" calcext:value-type="string">
            <text:p>0</text:p>
          </table:table-cell>
          <table:table-cell table:formula="of:=[Hex.D3]&amp;[Hex.C3]&amp;[Hex.B3]&amp;[Hex.A3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bl\jal</text:p>
          </table:table-cell>
          <table:table-cell table:style-name="ce54" table:formula="of:=[Hex.M4]&amp;[Hex.L4]" office:value-type="string" office:string-value="00" calcext:value-type="string">
            <text:p>00</text:p>
          </table:table-cell>
          <table:table-cell table:formula="of:=[Hex.K4]&amp;[Hex.J4]" office:value-type="string" office:string-value="28" calcext:value-type="string">
            <text:p>28</text:p>
          </table:table-cell>
          <table:table-cell table:formula="of:=[Hex.I4]&amp;[Hex.H4]" office:value-type="string" office:string-value="01" calcext:value-type="string">
            <text:p>01</text:p>
          </table:table-cell>
          <table:table-cell table:formula="of:=[Hex.G4]&amp;[Hex.F4]" office:value-type="string" office:string-value="00" calcext:value-type="string">
            <text:p>00</text:p>
          </table:table-cell>
          <table:table-cell table:formula="of:=[Hex.E4]" office:value-type="string" office:string-value="1" calcext:value-type="string">
            <text:p>1</text:p>
          </table:table-cell>
          <table:table-cell table:formula="of:=[Hex.D4]&amp;[Hex.C4]&amp;[Hex.B4]&amp;[Hex.A4]" office:value-type="string" office:string-value="0360" calcext:value-type="string">
            <text:p>0360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jirl\jr,jalr</text:p>
          </table:table-cell>
          <table:table-cell table:style-name="ce54" table:formula="of:=[Hex.M5]&amp;[Hex.L5]" office:value-type="string" office:string-value="00" calcext:value-type="string">
            <text:p>00</text:p>
          </table:table-cell>
          <table:table-cell table:formula="of:=[Hex.K5]&amp;[Hex.J5]" office:value-type="string" office:string-value="18" calcext:value-type="string">
            <text:p>18</text:p>
          </table:table-cell>
          <table:table-cell table:formula="of:=[Hex.I5]&amp;[Hex.H5]" office:value-type="string" office:string-value="01" calcext:value-type="string">
            <text:p>01</text:p>
          </table:table-cell>
          <table:table-cell table:formula="of:=[Hex.G5]&amp;[Hex.F5]" office:value-type="string" office:string-value="00" calcext:value-type="string">
            <text:p>00</text:p>
          </table:table-cell>
          <table:table-cell table:formula="of:=[Hex.E5]" office:value-type="string" office:string-value="1" calcext:value-type="string">
            <text:p>1</text:p>
          </table:table-cell>
          <table:table-cell table:formula="of:=[Hex.D5]&amp;[Hex.C5]&amp;[Hex.B5]&amp;[Hex.A5]" office:value-type="string" office:string-value="0261" calcext:value-type="string">
            <text:p>026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beq\beq</text:p>
          </table:table-cell>
          <table:table-cell table:style-name="ce54" table:formula="of:=[Hex.M6]&amp;[Hex.L6]" office:value-type="string" office:string-value="00" calcext:value-type="string">
            <text:p>00</text:p>
          </table:table-cell>
          <table:table-cell table:formula="of:=[Hex.K6]&amp;[Hex.J6]" office:value-type="string" office:string-value="01" calcext:value-type="string">
            <text:p>01</text:p>
          </table:table-cell>
          <table:table-cell table:formula="of:=[Hex.I6]&amp;[Hex.H6]" office:value-type="string" office:string-value="00" calcext:value-type="string">
            <text:p>00</text:p>
          </table:table-cell>
          <table:table-cell table:formula="of:=[Hex.G6]&amp;[Hex.F6]" office:value-type="string" office:string-value="00" calcext:value-type="string">
            <text:p>00</text:p>
          </table:table-cell>
          <table:table-cell table:formula="of:=[Hex.E6]" office:value-type="string" office:string-value="0" calcext:value-type="string">
            <text:p>0</text:p>
          </table:table-cell>
          <table:table-cell table:formula="of:=[Hex.D6]&amp;[Hex.C6]&amp;[Hex.B6]&amp;[Hex.A6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bne\bne</text:p>
          </table:table-cell>
          <table:table-cell table:style-name="ce54" table:formula="of:=[Hex.M7]&amp;[Hex.L7]" office:value-type="string" office:string-value="00" calcext:value-type="string">
            <text:p>00</text:p>
          </table:table-cell>
          <table:table-cell table:formula="of:=[Hex.K7]&amp;[Hex.J7]" office:value-type="string" office:string-value="02" calcext:value-type="string">
            <text:p>02</text:p>
          </table:table-cell>
          <table:table-cell table:formula="of:=[Hex.I7]&amp;[Hex.H7]" office:value-type="string" office:string-value="00" calcext:value-type="string">
            <text:p>00</text:p>
          </table:table-cell>
          <table:table-cell table:formula="of:=[Hex.G7]&amp;[Hex.F7]" office:value-type="string" office:string-value="00" calcext:value-type="string">
            <text:p>00</text:p>
          </table:table-cell>
          <table:table-cell table:formula="of:=[Hex.E7]" office:value-type="string" office:string-value="0" calcext:value-type="string">
            <text:p>0</text:p>
          </table:table-cell>
          <table:table-cell table:formula="of:=[Hex.D7]&amp;[Hex.C7]&amp;[Hex.B7]&amp;[Hex.A7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blt</text:p>
          </table:table-cell>
          <table:table-cell table:style-name="ce54" table:formula="of:=[Hex.M8]&amp;[Hex.L8]" office:value-type="string" office:string-value="00" calcext:value-type="string">
            <text:p>00</text:p>
          </table:table-cell>
          <table:table-cell table:formula="of:=[Hex.K8]&amp;[Hex.J8]" office:value-type="string" office:string-value="03" calcext:value-type="string">
            <text:p>03</text:p>
          </table:table-cell>
          <table:table-cell table:formula="of:=[Hex.I8]&amp;[Hex.H8]" office:value-type="string" office:string-value="00" calcext:value-type="string">
            <text:p>00</text:p>
          </table:table-cell>
          <table:table-cell table:formula="of:=[Hex.G8]&amp;[Hex.F8]" office:value-type="string" office:string-value="00" calcext:value-type="string">
            <text:p>00</text:p>
          </table:table-cell>
          <table:table-cell table:formula="of:=[Hex.E8]" office:value-type="string" office:string-value="0" calcext:value-type="string">
            <text:p>0</text:p>
          </table:table-cell>
          <table:table-cell table:formula="of:=[Hex.D8]&amp;[Hex.C8]&amp;[Hex.B8]&amp;[Hex.A8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bge</text:p>
          </table:table-cell>
          <table:table-cell table:style-name="ce54" table:formula="of:=[Hex.M9]&amp;[Hex.L9]" office:value-type="string" office:string-value="00" calcext:value-type="string">
            <text:p>00</text:p>
          </table:table-cell>
          <table:table-cell table:formula="of:=[Hex.K9]&amp;[Hex.J9]" office:value-type="string" office:string-value="04" calcext:value-type="string">
            <text:p>04</text:p>
          </table:table-cell>
          <table:table-cell table:formula="of:=[Hex.I9]&amp;[Hex.H9]" office:value-type="string" office:string-value="00" calcext:value-type="string">
            <text:p>00</text:p>
          </table:table-cell>
          <table:table-cell table:formula="of:=[Hex.G9]&amp;[Hex.F9]" office:value-type="string" office:string-value="00" calcext:value-type="string">
            <text:p>00</text:p>
          </table:table-cell>
          <table:table-cell table:formula="of:=[Hex.E9]" office:value-type="string" office:string-value="0" calcext:value-type="string">
            <text:p>0</text:p>
          </table:table-cell>
          <table:table-cell table:formula="of:=[Hex.D9]&amp;[Hex.C9]&amp;[Hex.B9]&amp;[Hex.A9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bltu</text:p>
          </table:table-cell>
          <table:table-cell table:style-name="ce54" table:formula="of:=[Hex.M10]&amp;[Hex.L10]" office:value-type="string" office:string-value="00" calcext:value-type="string">
            <text:p>00</text:p>
          </table:table-cell>
          <table:table-cell table:formula="of:=[Hex.K10]&amp;[Hex.J10]" office:value-type="string" office:string-value="05" calcext:value-type="string">
            <text:p>05</text:p>
          </table:table-cell>
          <table:table-cell table:formula="of:=[Hex.I10]&amp;[Hex.H10]" office:value-type="string" office:string-value="00" calcext:value-type="string">
            <text:p>00</text:p>
          </table:table-cell>
          <table:table-cell table:formula="of:=[Hex.G10]&amp;[Hex.F10]" office:value-type="string" office:string-value="00" calcext:value-type="string">
            <text:p>00</text:p>
          </table:table-cell>
          <table:table-cell table:formula="of:=[Hex.E10]" office:value-type="string" office:string-value="0" calcext:value-type="string">
            <text:p>0</text:p>
          </table:table-cell>
          <table:table-cell table:formula="of:=[Hex.D10]&amp;[Hex.C10]&amp;[Hex.B10]&amp;[Hex.A10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bgeu</text:p>
          </table:table-cell>
          <table:table-cell table:style-name="ce54" table:formula="of:=[Hex.M11]&amp;[Hex.L11]" office:value-type="string" office:string-value="00" calcext:value-type="string">
            <text:p>00</text:p>
          </table:table-cell>
          <table:table-cell table:formula="of:=[Hex.K11]&amp;[Hex.J11]" office:value-type="string" office:string-value="06" calcext:value-type="string">
            <text:p>06</text:p>
          </table:table-cell>
          <table:table-cell table:formula="of:=[Hex.I11]&amp;[Hex.H11]" office:value-type="string" office:string-value="00" calcext:value-type="string">
            <text:p>00</text:p>
          </table:table-cell>
          <table:table-cell table:formula="of:=[Hex.G11]&amp;[Hex.F11]" office:value-type="string" office:string-value="00" calcext:value-type="string">
            <text:p>00</text:p>
          </table:table-cell>
          <table:table-cell table:formula="of:=[Hex.E11]" office:value-type="string" office:string-value="0" calcext:value-type="string">
            <text:p>0</text:p>
          </table:table-cell>
          <table:table-cell table:formula="of:=[Hex.D11]&amp;[Hex.C11]&amp;[Hex.B11]&amp;[Hex.A11]" office:value-type="string" office:string-value="0005" calcext:value-type="string">
            <text:p>0005</text:p>
          </table:table-cell>
          <table:table-cell table:number-columns-repeated="1017"/>
        </table:table-row>
        <table:table-row table:style-name="ro15">
          <table:table-cell table:style-name="ce74" office:value-type="string" calcext:value-type="string">
            <text:p>lu12i.w\lui</text:p>
          </table:table-cell>
          <table:table-cell table:style-name="ce54" table:formula="of:=[Hex.M12]&amp;[Hex.L12]" office:value-type="string" office:string-value="00" calcext:value-type="string">
            <text:p>00</text:p>
          </table:table-cell>
          <table:table-cell table:formula="of:=[Hex.K12]&amp;[Hex.J12]" office:value-type="string" office:string-value="00" calcext:value-type="string">
            <text:p>00</text:p>
          </table:table-cell>
          <table:table-cell table:formula="of:=[Hex.I12]&amp;[Hex.H12]" office:value-type="string" office:string-value="01" calcext:value-type="string">
            <text:p>01</text:p>
          </table:table-cell>
          <table:table-cell table:formula="of:=[Hex.G12]&amp;[Hex.F12]" office:value-type="string" office:string-value="00" calcext:value-type="string">
            <text:p>00</text:p>
          </table:table-cell>
          <table:table-cell table:formula="of:=[Hex.E12]" office:value-type="string" office:string-value="0" calcext:value-type="string">
            <text:p>0</text:p>
          </table:table-cell>
          <table:table-cell table:formula="of:=[Hex.D12]&amp;[Hex.C12]&amp;[Hex.B12]&amp;[Hex.A12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6">
          <table:table-cell table:style-name="ce73" office:value-type="string" calcext:value-type="string">
            <text:p>pcaddu12i\没有</text:p>
          </table:table-cell>
          <table:table-cell table:style-name="ce54" table:formula="of:=[Hex.M13]&amp;[Hex.L13]" office:value-type="string" office:string-value="00" calcext:value-type="string">
            <text:p>00</text:p>
          </table:table-cell>
          <table:table-cell table:formula="of:=[Hex.K13]&amp;[Hex.J13]" office:value-type="string" office:string-value="00" calcext:value-type="string">
            <text:p>00</text:p>
          </table:table-cell>
          <table:table-cell table:formula="of:=[Hex.I13]&amp;[Hex.H13]" office:value-type="string" office:string-value="01" calcext:value-type="string">
            <text:p>01</text:p>
          </table:table-cell>
          <table:table-cell table:formula="of:=[Hex.G13]&amp;[Hex.F13]" office:value-type="string" office:string-value="00" calcext:value-type="string">
            <text:p>00</text:p>
          </table:table-cell>
          <table:table-cell table:formula="of:=[Hex.E13]" office:value-type="string" office:string-value="1" calcext:value-type="string">
            <text:p>1</text:p>
          </table:table-cell>
          <table:table-cell table:formula="of:=[Hex.D13]&amp;[Hex.C13]&amp;[Hex.B13]&amp;[Hex.A13]" office:value-type="string" office:string-value="0038" calcext:value-type="string">
            <text:p>0038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ll.w\ll</text:p>
          </table:table-cell>
          <table:table-cell table:style-name="ce54" table:formula="of:=[Hex.M14]&amp;[Hex.L14]" office:value-type="string" office:string-value="00" calcext:value-type="string">
            <text:p>00</text:p>
          </table:table-cell>
          <table:table-cell table:formula="of:=[Hex.K14]&amp;[Hex.J14]" office:value-type="string" office:string-value="00" calcext:value-type="string">
            <text:p>00</text:p>
          </table:table-cell>
          <table:table-cell table:formula="of:=[Hex.I14]&amp;[Hex.H14]" office:value-type="string" office:string-value="05" calcext:value-type="string">
            <text:p>05</text:p>
          </table:table-cell>
          <table:table-cell table:formula="of:=[Hex.G14]&amp;[Hex.F14]" office:value-type="string" office:string-value="22" calcext:value-type="string">
            <text:p>22</text:p>
          </table:table-cell>
          <table:table-cell table:formula="of:=[Hex.E14]" office:value-type="string" office:string-value="0" calcext:value-type="string">
            <text:p>0</text:p>
          </table:table-cell>
          <table:table-cell table:formula="of:=[Hex.D14]&amp;[Hex.C14]&amp;[Hex.B14]&amp;[Hex.A14]" office:value-type="string" office:string-value="1051" calcext:value-type="string">
            <text:p>105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c.w\sc</text:p>
          </table:table-cell>
          <table:table-cell table:style-name="ce54" table:formula="of:=[Hex.M15]&amp;[Hex.L15]" office:value-type="string" office:string-value="00" calcext:value-type="string">
            <text:p>00</text:p>
          </table:table-cell>
          <table:table-cell table:formula="of:=[Hex.K15]&amp;[Hex.J15]" office:value-type="string" office:string-value="00" calcext:value-type="string">
            <text:p>00</text:p>
          </table:table-cell>
          <table:table-cell table:formula="of:=[Hex.I15]&amp;[Hex.H15]" office:value-type="string" office:string-value="04" calcext:value-type="string">
            <text:p>04</text:p>
          </table:table-cell>
          <table:table-cell table:formula="of:=[Hex.G15]&amp;[Hex.F15]" office:value-type="string" office:string-value="21" calcext:value-type="string">
            <text:p>21</text:p>
          </table:table-cell>
          <table:table-cell table:formula="of:=[Hex.E15]" office:value-type="string" office:string-value="0" calcext:value-type="string">
            <text:p>0</text:p>
          </table:table-cell>
          <table:table-cell table:formula="of:=[Hex.D15]&amp;[Hex.C15]&amp;[Hex.B15]&amp;[Hex.A15]" office:value-type="string" office:string-value="0051" calcext:value-type="string">
            <text:p>005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lti\slti</text:p>
          </table:table-cell>
          <table:table-cell table:style-name="ce54" table:formula="of:=[Hex.M16]&amp;[Hex.L16]" office:value-type="string" office:string-value="00" calcext:value-type="string">
            <text:p>00</text:p>
          </table:table-cell>
          <table:table-cell table:formula="of:=[Hex.K16]&amp;[Hex.J16]" office:value-type="string" office:string-value="00" calcext:value-type="string">
            <text:p>00</text:p>
          </table:table-cell>
          <table:table-cell table:formula="of:=[Hex.I16]&amp;[Hex.H16]" office:value-type="string" office:string-value="01" calcext:value-type="string">
            <text:p>01</text:p>
          </table:table-cell>
          <table:table-cell table:formula="of:=[Hex.G16]&amp;[Hex.F16]" office:value-type="string" office:string-value="00" calcext:value-type="string">
            <text:p>00</text:p>
          </table:table-cell>
          <table:table-cell table:formula="of:=[Hex.E16]" office:value-type="string" office:string-value="1" calcext:value-type="string">
            <text:p>1</text:p>
          </table:table-cell>
          <table:table-cell table:formula="of:=[Hex.D16]&amp;[Hex.C16]&amp;[Hex.B16]&amp;[Hex.A16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ltui\sltui</text:p>
          </table:table-cell>
          <table:table-cell table:style-name="ce54" table:formula="of:=[Hex.M17]&amp;[Hex.L17]" office:value-type="string" office:string-value="00" calcext:value-type="string">
            <text:p>00</text:p>
          </table:table-cell>
          <table:table-cell table:formula="of:=[Hex.K17]&amp;[Hex.J17]" office:value-type="string" office:string-value="00" calcext:value-type="string">
            <text:p>00</text:p>
          </table:table-cell>
          <table:table-cell table:formula="of:=[Hex.I17]&amp;[Hex.H17]" office:value-type="string" office:string-value="01" calcext:value-type="string">
            <text:p>01</text:p>
          </table:table-cell>
          <table:table-cell table:formula="of:=[Hex.G17]&amp;[Hex.F17]" office:value-type="string" office:string-value="00" calcext:value-type="string">
            <text:p>00</text:p>
          </table:table-cell>
          <table:table-cell table:formula="of:=[Hex.E17]" office:value-type="string" office:string-value="1" calcext:value-type="string">
            <text:p>1</text:p>
          </table:table-cell>
          <table:table-cell table:formula="of:=[Hex.D17]&amp;[Hex.C17]&amp;[Hex.B17]&amp;[Hex.A17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6">
          <table:table-cell table:style-name="ce73" office:value-type="string" calcext:value-type="string">
            <text:p><text:span text:style-name="T1">addi\addiu</text:span></text:p>
          </table:table-cell>
          <table:table-cell table:style-name="ce54" table:formula="of:=[Hex.M18]&amp;[Hex.L18]" office:value-type="string" office:string-value="00" calcext:value-type="string">
            <text:p>00</text:p>
          </table:table-cell>
          <table:table-cell table:formula="of:=[Hex.K18]&amp;[Hex.J18]" office:value-type="string" office:string-value="00" calcext:value-type="string">
            <text:p>00</text:p>
          </table:table-cell>
          <table:table-cell table:formula="of:=[Hex.I18]&amp;[Hex.H18]" office:value-type="string" office:string-value="01" calcext:value-type="string">
            <text:p>01</text:p>
          </table:table-cell>
          <table:table-cell table:formula="of:=[Hex.G18]&amp;[Hex.F18]" office:value-type="string" office:string-value="00" calcext:value-type="string">
            <text:p>00</text:p>
          </table:table-cell>
          <table:table-cell table:formula="of:=[Hex.E18]" office:value-type="string" office:string-value="1" calcext:value-type="string">
            <text:p>1</text:p>
          </table:table-cell>
          <table:table-cell table:formula="of:=[Hex.D18]&amp;[Hex.C18]&amp;[Hex.B18]&amp;[Hex.A18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andi\andi</text:p>
          </table:table-cell>
          <table:table-cell table:style-name="ce54" table:formula="of:=[Hex.M19]&amp;[Hex.L19]" office:value-type="string" office:string-value="00" calcext:value-type="string">
            <text:p>00</text:p>
          </table:table-cell>
          <table:table-cell table:formula="of:=[Hex.K19]&amp;[Hex.J19]" office:value-type="string" office:string-value="00" calcext:value-type="string">
            <text:p>00</text:p>
          </table:table-cell>
          <table:table-cell table:formula="of:=[Hex.I19]&amp;[Hex.H19]" office:value-type="string" office:string-value="01" calcext:value-type="string">
            <text:p>01</text:p>
          </table:table-cell>
          <table:table-cell table:formula="of:=[Hex.G19]&amp;[Hex.F19]" office:value-type="string" office:string-value="00" calcext:value-type="string">
            <text:p>00</text:p>
          </table:table-cell>
          <table:table-cell table:formula="of:=[Hex.E19]" office:value-type="string" office:string-value="1" calcext:value-type="string">
            <text:p>1</text:p>
          </table:table-cell>
          <table:table-cell table:formula="of:=[Hex.D19]&amp;[Hex.C19]&amp;[Hex.B19]&amp;[Hex.A19]" office:value-type="string" office:string-value="0011" calcext:value-type="string">
            <text:p>001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ori\ori</text:p>
          </table:table-cell>
          <table:table-cell table:style-name="ce54" table:formula="of:=[Hex.M20]&amp;[Hex.L20]" office:value-type="string" office:string-value="00" calcext:value-type="string">
            <text:p>00</text:p>
          </table:table-cell>
          <table:table-cell table:formula="of:=[Hex.K20]&amp;[Hex.J20]" office:value-type="string" office:string-value="00" calcext:value-type="string">
            <text:p>00</text:p>
          </table:table-cell>
          <table:table-cell table:formula="of:=[Hex.I20]&amp;[Hex.H20]" office:value-type="string" office:string-value="01" calcext:value-type="string">
            <text:p>01</text:p>
          </table:table-cell>
          <table:table-cell table:formula="of:=[Hex.G20]&amp;[Hex.F20]" office:value-type="string" office:string-value="00" calcext:value-type="string">
            <text:p>00</text:p>
          </table:table-cell>
          <table:table-cell table:formula="of:=[Hex.E20]" office:value-type="string" office:string-value="1" calcext:value-type="string">
            <text:p>1</text:p>
          </table:table-cell>
          <table:table-cell table:formula="of:=[Hex.D20]&amp;[Hex.C20]&amp;[Hex.B20]&amp;[Hex.A20]" office:value-type="string" office:string-value="0011" calcext:value-type="string">
            <text:p>001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xori\xori</text:p>
          </table:table-cell>
          <table:table-cell table:style-name="ce54" table:formula="of:=[Hex.M21]&amp;[Hex.L21]" office:value-type="string" office:string-value="00" calcext:value-type="string">
            <text:p>00</text:p>
          </table:table-cell>
          <table:table-cell table:formula="of:=[Hex.K21]&amp;[Hex.J21]" office:value-type="string" office:string-value="00" calcext:value-type="string">
            <text:p>00</text:p>
          </table:table-cell>
          <table:table-cell table:formula="of:=[Hex.I21]&amp;[Hex.H21]" office:value-type="string" office:string-value="01" calcext:value-type="string">
            <text:p>01</text:p>
          </table:table-cell>
          <table:table-cell table:formula="of:=[Hex.G21]&amp;[Hex.F21]" office:value-type="string" office:string-value="00" calcext:value-type="string">
            <text:p>00</text:p>
          </table:table-cell>
          <table:table-cell table:formula="of:=[Hex.E21]" office:value-type="string" office:string-value="1" calcext:value-type="string">
            <text:p>1</text:p>
          </table:table-cell>
          <table:table-cell table:formula="of:=[Hex.D21]&amp;[Hex.C21]&amp;[Hex.B21]&amp;[Hex.A21]" office:value-type="string" office:string-value="0011" calcext:value-type="string">
            <text:p>001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ld.b\lb</text:p>
          </table:table-cell>
          <table:table-cell table:style-name="ce54" table:formula="of:=[Hex.M22]&amp;[Hex.L22]" office:value-type="string" office:string-value="00" calcext:value-type="string">
            <text:p>00</text:p>
          </table:table-cell>
          <table:table-cell table:formula="of:=[Hex.K22]&amp;[Hex.J22]" office:value-type="string" office:string-value="00" calcext:value-type="string">
            <text:p>00</text:p>
          </table:table-cell>
          <table:table-cell table:formula="of:=[Hex.I22]&amp;[Hex.H22]" office:value-type="string" office:string-value="01" calcext:value-type="string">
            <text:p>01</text:p>
          </table:table-cell>
          <table:table-cell table:formula="of:=[Hex.G22]&amp;[Hex.F22]" office:value-type="string" office:string-value="36" calcext:value-type="string">
            <text:p>36</text:p>
          </table:table-cell>
          <table:table-cell table:formula="of:=[Hex.E22]" office:value-type="string" office:string-value="0" calcext:value-type="string">
            <text:p>0</text:p>
          </table:table-cell>
          <table:table-cell table:formula="of:=[Hex.D22]&amp;[Hex.C22]&amp;[Hex.B22]&amp;[Hex.A22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ld.h\lh</text:p>
          </table:table-cell>
          <table:table-cell table:style-name="ce54" table:formula="of:=[Hex.M23]&amp;[Hex.L23]" office:value-type="string" office:string-value="00" calcext:value-type="string">
            <text:p>00</text:p>
          </table:table-cell>
          <table:table-cell table:formula="of:=[Hex.K23]&amp;[Hex.J23]" office:value-type="string" office:string-value="00" calcext:value-type="string">
            <text:p>00</text:p>
          </table:table-cell>
          <table:table-cell table:formula="of:=[Hex.I23]&amp;[Hex.H23]" office:value-type="string" office:string-value="01" calcext:value-type="string">
            <text:p>01</text:p>
          </table:table-cell>
          <table:table-cell table:formula="of:=[Hex.G23]&amp;[Hex.F23]" office:value-type="string" office:string-value="2E" calcext:value-type="string">
            <text:p>2E</text:p>
          </table:table-cell>
          <table:table-cell table:formula="of:=[Hex.E23]" office:value-type="string" office:string-value="0" calcext:value-type="string">
            <text:p>0</text:p>
          </table:table-cell>
          <table:table-cell table:formula="of:=[Hex.D23]&amp;[Hex.C23]&amp;[Hex.B23]&amp;[Hex.A23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ld.w\lw</text:p>
          </table:table-cell>
          <table:table-cell table:style-name="ce54" table:formula="of:=[Hex.M24]&amp;[Hex.L24]" office:value-type="string" office:string-value="00" calcext:value-type="string">
            <text:p>00</text:p>
          </table:table-cell>
          <table:table-cell table:formula="of:=[Hex.K24]&amp;[Hex.J24]" office:value-type="string" office:string-value="00" calcext:value-type="string">
            <text:p>00</text:p>
          </table:table-cell>
          <table:table-cell table:formula="of:=[Hex.I24]&amp;[Hex.H24]" office:value-type="string" office:string-value="01" calcext:value-type="string">
            <text:p>01</text:p>
          </table:table-cell>
          <table:table-cell table:formula="of:=[Hex.G24]&amp;[Hex.F24]" office:value-type="string" office:string-value="22" calcext:value-type="string">
            <text:p>22</text:p>
          </table:table-cell>
          <table:table-cell table:formula="of:=[Hex.E24]" office:value-type="string" office:string-value="0" calcext:value-type="string">
            <text:p>0</text:p>
          </table:table-cell>
          <table:table-cell table:formula="of:=[Hex.D24]&amp;[Hex.C24]&amp;[Hex.B24]&amp;[Hex.A24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t.b\sb</text:p>
          </table:table-cell>
          <table:table-cell table:style-name="ce54" table:formula="of:=[Hex.M25]&amp;[Hex.L25]" office:value-type="string" office:string-value="00" calcext:value-type="string">
            <text:p>00</text:p>
          </table:table-cell>
          <table:table-cell table:formula="of:=[Hex.K25]&amp;[Hex.J25]" office:value-type="string" office:string-value="00" calcext:value-type="string">
            <text:p>00</text:p>
          </table:table-cell>
          <table:table-cell table:formula="of:=[Hex.I25]&amp;[Hex.H25]" office:value-type="string" office:string-value="00" calcext:value-type="string">
            <text:p>00</text:p>
          </table:table-cell>
          <table:table-cell table:formula="of:=[Hex.G25]&amp;[Hex.F25]" office:value-type="string" office:string-value="31" calcext:value-type="string">
            <text:p>31</text:p>
          </table:table-cell>
          <table:table-cell table:formula="of:=[Hex.E25]" office:value-type="string" office:string-value="0" calcext:value-type="string">
            <text:p>0</text:p>
          </table:table-cell>
          <table:table-cell table:formula="of:=[Hex.D25]&amp;[Hex.C25]&amp;[Hex.B25]&amp;[Hex.A25]" office:value-type="string" office:string-value="0025" calcext:value-type="string">
            <text:p>0025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t.h\sh</text:p>
          </table:table-cell>
          <table:table-cell table:style-name="ce54" table:formula="of:=[Hex.M26]&amp;[Hex.L26]" office:value-type="string" office:string-value="00" calcext:value-type="string">
            <text:p>00</text:p>
          </table:table-cell>
          <table:table-cell table:formula="of:=[Hex.K26]&amp;[Hex.J26]" office:value-type="string" office:string-value="00" calcext:value-type="string">
            <text:p>00</text:p>
          </table:table-cell>
          <table:table-cell table:formula="of:=[Hex.I26]&amp;[Hex.H26]" office:value-type="string" office:string-value="00" calcext:value-type="string">
            <text:p>00</text:p>
          </table:table-cell>
          <table:table-cell table:formula="of:=[Hex.G26]&amp;[Hex.F26]" office:value-type="string" office:string-value="29" calcext:value-type="string">
            <text:p>29</text:p>
          </table:table-cell>
          <table:table-cell table:formula="of:=[Hex.E26]" office:value-type="string" office:string-value="0" calcext:value-type="string">
            <text:p>0</text:p>
          </table:table-cell>
          <table:table-cell table:formula="of:=[Hex.D26]&amp;[Hex.C26]&amp;[Hex.B26]&amp;[Hex.A26]" office:value-type="string" office:string-value="0025" calcext:value-type="string">
            <text:p>0025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t.w\sw</text:p>
          </table:table-cell>
          <table:table-cell table:style-name="ce54" table:formula="of:=[Hex.M27]&amp;[Hex.L27]" office:value-type="string" office:string-value="00" calcext:value-type="string">
            <text:p>00</text:p>
          </table:table-cell>
          <table:table-cell table:formula="of:=[Hex.K27]&amp;[Hex.J27]" office:value-type="string" office:string-value="00" calcext:value-type="string">
            <text:p>00</text:p>
          </table:table-cell>
          <table:table-cell table:formula="of:=[Hex.I27]&amp;[Hex.H27]" office:value-type="string" office:string-value="00" calcext:value-type="string">
            <text:p>00</text:p>
          </table:table-cell>
          <table:table-cell table:formula="of:=[Hex.G27]&amp;[Hex.F27]" office:value-type="string" office:string-value="21" calcext:value-type="string">
            <text:p>21</text:p>
          </table:table-cell>
          <table:table-cell table:formula="of:=[Hex.E27]" office:value-type="string" office:string-value="0" calcext:value-type="string">
            <text:p>0</text:p>
          </table:table-cell>
          <table:table-cell table:formula="of:=[Hex.D27]&amp;[Hex.C27]&amp;[Hex.B27]&amp;[Hex.A27]" office:value-type="string" office:string-value="0025" calcext:value-type="string">
            <text:p>0025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ld.bu\lbu</text:p>
          </table:table-cell>
          <table:table-cell table:style-name="ce54" table:formula="of:=[Hex.M28]&amp;[Hex.L28]" office:value-type="string" office:string-value="00" calcext:value-type="string">
            <text:p>00</text:p>
          </table:table-cell>
          <table:table-cell table:formula="of:=[Hex.K28]&amp;[Hex.J28]" office:value-type="string" office:string-value="00" calcext:value-type="string">
            <text:p>00</text:p>
          </table:table-cell>
          <table:table-cell table:formula="of:=[Hex.I28]&amp;[Hex.H28]" office:value-type="string" office:string-value="01" calcext:value-type="string">
            <text:p>01</text:p>
          </table:table-cell>
          <table:table-cell table:formula="of:=[Hex.G28]&amp;[Hex.F28]" office:value-type="string" office:string-value="32" calcext:value-type="string">
            <text:p>32</text:p>
          </table:table-cell>
          <table:table-cell table:formula="of:=[Hex.E28]" office:value-type="string" office:string-value="0" calcext:value-type="string">
            <text:p>0</text:p>
          </table:table-cell>
          <table:table-cell table:formula="of:=[Hex.D28]&amp;[Hex.C28]&amp;[Hex.B28]&amp;[Hex.A28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ld.hu\lhu</text:p>
          </table:table-cell>
          <table:table-cell table:style-name="ce54" table:formula="of:=[Hex.M29]&amp;[Hex.L29]" office:value-type="string" office:string-value="00" calcext:value-type="string">
            <text:p>00</text:p>
          </table:table-cell>
          <table:table-cell table:formula="of:=[Hex.K29]&amp;[Hex.J29]" office:value-type="string" office:string-value="00" calcext:value-type="string">
            <text:p>00</text:p>
          </table:table-cell>
          <table:table-cell table:formula="of:=[Hex.I29]&amp;[Hex.H29]" office:value-type="string" office:string-value="01" calcext:value-type="string">
            <text:p>01</text:p>
          </table:table-cell>
          <table:table-cell table:formula="of:=[Hex.G29]&amp;[Hex.F29]" office:value-type="string" office:string-value="2A" calcext:value-type="string">
            <text:p>2A</text:p>
          </table:table-cell>
          <table:table-cell table:formula="of:=[Hex.E29]" office:value-type="string" office:string-value="0" calcext:value-type="string">
            <text:p>0</text:p>
          </table:table-cell>
          <table:table-cell table:formula="of:=[Hex.D29]&amp;[Hex.C29]&amp;[Hex.B29]&amp;[Hex.A29]" office:value-type="string" office:string-value="0021" calcext:value-type="string">
            <text:p>002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preld</text:p>
          </table:table-cell>
          <table:table-cell table:style-name="ce54" table:formula="of:=[Hex.M30]&amp;[Hex.L30]" office:value-type="string" office:string-value="00" calcext:value-type="string">
            <text:p>00</text:p>
          </table:table-cell>
          <table:table-cell table:formula="of:=[Hex.K30]&amp;[Hex.J30]" office:value-type="string" office:string-value="00" calcext:value-type="string">
            <text:p>00</text:p>
          </table:table-cell>
          <table:table-cell table:formula="of:=[Hex.I30]&amp;[Hex.H30]" office:value-type="string" office:string-value="00" calcext:value-type="string">
            <text:p>00</text:p>
          </table:table-cell>
          <table:table-cell table:formula="of:=[Hex.G30]&amp;[Hex.F30]" office:value-type="string" office:string-value="00" calcext:value-type="string">
            <text:p>00</text:p>
          </table:table-cell>
          <table:table-cell table:formula="of:=[Hex.E30]" office:value-type="string" office:string-value="0" calcext:value-type="string">
            <text:p>0</text:p>
          </table:table-cell>
          <table:table-cell table:formula="of:=[Hex.D30]&amp;[Hex.C30]&amp;[Hex.B30]&amp;[Hex.A30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dbar\sync</text:p>
          </table:table-cell>
          <table:table-cell table:style-name="ce54" table:formula="of:=[Hex.M31]&amp;[Hex.L31]" office:value-type="string" office:string-value="10" calcext:value-type="string">
            <text:p>10</text:p>
          </table:table-cell>
          <table:table-cell table:formula="of:=[Hex.K31]&amp;[Hex.J31]" office:value-type="string" office:string-value="00" calcext:value-type="string">
            <text:p>00</text:p>
          </table:table-cell>
          <table:table-cell table:formula="of:=[Hex.I31]&amp;[Hex.H31]" office:value-type="string" office:string-value="00" calcext:value-type="string">
            <text:p>00</text:p>
          </table:table-cell>
          <table:table-cell table:formula="of:=[Hex.G31]&amp;[Hex.F31]" office:value-type="string" office:string-value="00" calcext:value-type="string">
            <text:p>00</text:p>
          </table:table-cell>
          <table:table-cell table:formula="of:=[Hex.E31]" office:value-type="string" office:string-value="0" calcext:value-type="string">
            <text:p>0</text:p>
          </table:table-cell>
          <table:table-cell table:formula="of:=[Hex.D31]&amp;[Hex.C31]&amp;[Hex.B31]&amp;[Hex.A31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6">
          <table:table-cell table:style-name="ce73" office:value-type="string" calcext:value-type="string">
            <text:p>ibar\无</text:p>
          </table:table-cell>
          <table:table-cell table:style-name="ce54" table:formula="of:=[Hex.M32]&amp;[Hex.L32]" office:value-type="string" office:string-value="10" calcext:value-type="string">
            <text:p>10</text:p>
          </table:table-cell>
          <table:table-cell table:formula="of:=[Hex.K32]&amp;[Hex.J32]" office:value-type="string" office:string-value="00" calcext:value-type="string">
            <text:p>00</text:p>
          </table:table-cell>
          <table:table-cell table:formula="of:=[Hex.I32]&amp;[Hex.H32]" office:value-type="string" office:string-value="00" calcext:value-type="string">
            <text:p>00</text:p>
          </table:table-cell>
          <table:table-cell table:formula="of:=[Hex.G32]&amp;[Hex.F32]" office:value-type="string" office:string-value="00" calcext:value-type="string">
            <text:p>00</text:p>
          </table:table-cell>
          <table:table-cell table:formula="of:=[Hex.E32]" office:value-type="string" office:string-value="0" calcext:value-type="string">
            <text:p>0</text:p>
          </table:table-cell>
          <table:table-cell table:formula="of:=[Hex.D32]&amp;[Hex.C32]&amp;[Hex.B32]&amp;[Hex.A32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add.w\addu</text:p>
          </table:table-cell>
          <table:table-cell table:style-name="ce54" table:formula="of:=[Hex.M33]&amp;[Hex.L33]" office:value-type="string" office:string-value="00" calcext:value-type="string">
            <text:p>00</text:p>
          </table:table-cell>
          <table:table-cell table:formula="of:=[Hex.K33]&amp;[Hex.J33]" office:value-type="string" office:string-value="00" calcext:value-type="string">
            <text:p>00</text:p>
          </table:table-cell>
          <table:table-cell table:formula="of:=[Hex.I33]&amp;[Hex.H33]" office:value-type="string" office:string-value="01" calcext:value-type="string">
            <text:p>01</text:p>
          </table:table-cell>
          <table:table-cell table:formula="of:=[Hex.G33]&amp;[Hex.F33]" office:value-type="string" office:string-value="00" calcext:value-type="string">
            <text:p>00</text:p>
          </table:table-cell>
          <table:table-cell table:formula="of:=[Hex.E33]" office:value-type="string" office:string-value="1" calcext:value-type="string">
            <text:p>1</text:p>
          </table:table-cell>
          <table:table-cell table:formula="of:=[Hex.D33]&amp;[Hex.C33]&amp;[Hex.B33]&amp;[Hex.A33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ub.w\sub</text:p>
          </table:table-cell>
          <table:table-cell table:style-name="ce54" table:formula="of:=[Hex.M34]&amp;[Hex.L34]" office:value-type="string" office:string-value="00" calcext:value-type="string">
            <text:p>00</text:p>
          </table:table-cell>
          <table:table-cell table:formula="of:=[Hex.K34]&amp;[Hex.J34]" office:value-type="string" office:string-value="00" calcext:value-type="string">
            <text:p>00</text:p>
          </table:table-cell>
          <table:table-cell table:formula="of:=[Hex.I34]&amp;[Hex.H34]" office:value-type="string" office:string-value="01" calcext:value-type="string">
            <text:p>01</text:p>
          </table:table-cell>
          <table:table-cell table:formula="of:=[Hex.G34]&amp;[Hex.F34]" office:value-type="string" office:string-value="00" calcext:value-type="string">
            <text:p>00</text:p>
          </table:table-cell>
          <table:table-cell table:formula="of:=[Hex.E34]" office:value-type="string" office:string-value="1" calcext:value-type="string">
            <text:p>1</text:p>
          </table:table-cell>
          <table:table-cell table:formula="of:=[Hex.D34]&amp;[Hex.C34]&amp;[Hex.B34]&amp;[Hex.A34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lt\slt</text:p>
          </table:table-cell>
          <table:table-cell table:style-name="ce54" table:formula="of:=[Hex.M35]&amp;[Hex.L35]" office:value-type="string" office:string-value="00" calcext:value-type="string">
            <text:p>00</text:p>
          </table:table-cell>
          <table:table-cell table:formula="of:=[Hex.K35]&amp;[Hex.J35]" office:value-type="string" office:string-value="00" calcext:value-type="string">
            <text:p>00</text:p>
          </table:table-cell>
          <table:table-cell table:formula="of:=[Hex.I35]&amp;[Hex.H35]" office:value-type="string" office:string-value="01" calcext:value-type="string">
            <text:p>01</text:p>
          </table:table-cell>
          <table:table-cell table:formula="of:=[Hex.G35]&amp;[Hex.F35]" office:value-type="string" office:string-value="00" calcext:value-type="string">
            <text:p>00</text:p>
          </table:table-cell>
          <table:table-cell table:formula="of:=[Hex.E35]" office:value-type="string" office:string-value="1" calcext:value-type="string">
            <text:p>1</text:p>
          </table:table-cell>
          <table:table-cell table:formula="of:=[Hex.D35]&amp;[Hex.C35]&amp;[Hex.B35]&amp;[Hex.A35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ltu\sltu</text:p>
          </table:table-cell>
          <table:table-cell table:style-name="ce54" table:formula="of:=[Hex.M36]&amp;[Hex.L36]" office:value-type="string" office:string-value="00" calcext:value-type="string">
            <text:p>00</text:p>
          </table:table-cell>
          <table:table-cell table:formula="of:=[Hex.K36]&amp;[Hex.J36]" office:value-type="string" office:string-value="00" calcext:value-type="string">
            <text:p>00</text:p>
          </table:table-cell>
          <table:table-cell table:formula="of:=[Hex.I36]&amp;[Hex.H36]" office:value-type="string" office:string-value="01" calcext:value-type="string">
            <text:p>01</text:p>
          </table:table-cell>
          <table:table-cell table:formula="of:=[Hex.G36]&amp;[Hex.F36]" office:value-type="string" office:string-value="00" calcext:value-type="string">
            <text:p>00</text:p>
          </table:table-cell>
          <table:table-cell table:formula="of:=[Hex.E36]" office:value-type="string" office:string-value="1" calcext:value-type="string">
            <text:p>1</text:p>
          </table:table-cell>
          <table:table-cell table:formula="of:=[Hex.D36]&amp;[Hex.C36]&amp;[Hex.B36]&amp;[Hex.A36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nor\nor</text:p>
          </table:table-cell>
          <table:table-cell table:style-name="ce54" table:formula="of:=[Hex.M37]&amp;[Hex.L37]" office:value-type="string" office:string-value="00" calcext:value-type="string">
            <text:p>00</text:p>
          </table:table-cell>
          <table:table-cell table:formula="of:=[Hex.K37]&amp;[Hex.J37]" office:value-type="string" office:string-value="00" calcext:value-type="string">
            <text:p>00</text:p>
          </table:table-cell>
          <table:table-cell table:formula="of:=[Hex.I37]&amp;[Hex.H37]" office:value-type="string" office:string-value="01" calcext:value-type="string">
            <text:p>01</text:p>
          </table:table-cell>
          <table:table-cell table:formula="of:=[Hex.G37]&amp;[Hex.F37]" office:value-type="string" office:string-value="00" calcext:value-type="string">
            <text:p>00</text:p>
          </table:table-cell>
          <table:table-cell table:formula="of:=[Hex.E37]" office:value-type="string" office:string-value="1" calcext:value-type="string">
            <text:p>1</text:p>
          </table:table-cell>
          <table:table-cell table:formula="of:=[Hex.D37]&amp;[Hex.C37]&amp;[Hex.B37]&amp;[Hex.A37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and\and</text:p>
          </table:table-cell>
          <table:table-cell table:style-name="ce54" table:formula="of:=[Hex.M38]&amp;[Hex.L38]" office:value-type="string" office:string-value="00" calcext:value-type="string">
            <text:p>00</text:p>
          </table:table-cell>
          <table:table-cell table:formula="of:=[Hex.K38]&amp;[Hex.J38]" office:value-type="string" office:string-value="00" calcext:value-type="string">
            <text:p>00</text:p>
          </table:table-cell>
          <table:table-cell table:formula="of:=[Hex.I38]&amp;[Hex.H38]" office:value-type="string" office:string-value="01" calcext:value-type="string">
            <text:p>01</text:p>
          </table:table-cell>
          <table:table-cell table:formula="of:=[Hex.G38]&amp;[Hex.F38]" office:value-type="string" office:string-value="00" calcext:value-type="string">
            <text:p>00</text:p>
          </table:table-cell>
          <table:table-cell table:formula="of:=[Hex.E38]" office:value-type="string" office:string-value="1" calcext:value-type="string">
            <text:p>1</text:p>
          </table:table-cell>
          <table:table-cell table:formula="of:=[Hex.D38]&amp;[Hex.C38]&amp;[Hex.B38]&amp;[Hex.A38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or\or</text:p>
          </table:table-cell>
          <table:table-cell table:style-name="ce54" table:formula="of:=[Hex.M39]&amp;[Hex.L39]" office:value-type="string" office:string-value="00" calcext:value-type="string">
            <text:p>00</text:p>
          </table:table-cell>
          <table:table-cell table:formula="of:=[Hex.K39]&amp;[Hex.J39]" office:value-type="string" office:string-value="00" calcext:value-type="string">
            <text:p>00</text:p>
          </table:table-cell>
          <table:table-cell table:formula="of:=[Hex.I39]&amp;[Hex.H39]" office:value-type="string" office:string-value="01" calcext:value-type="string">
            <text:p>01</text:p>
          </table:table-cell>
          <table:table-cell table:formula="of:=[Hex.G39]&amp;[Hex.F39]" office:value-type="string" office:string-value="00" calcext:value-type="string">
            <text:p>00</text:p>
          </table:table-cell>
          <table:table-cell table:formula="of:=[Hex.E39]" office:value-type="string" office:string-value="1" calcext:value-type="string">
            <text:p>1</text:p>
          </table:table-cell>
          <table:table-cell table:formula="of:=[Hex.D39]&amp;[Hex.C39]&amp;[Hex.B39]&amp;[Hex.A39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xor\xor</text:p>
          </table:table-cell>
          <table:table-cell table:style-name="ce54" table:formula="of:=[Hex.M40]&amp;[Hex.L40]" office:value-type="string" office:string-value="00" calcext:value-type="string">
            <text:p>00</text:p>
          </table:table-cell>
          <table:table-cell table:formula="of:=[Hex.K40]&amp;[Hex.J40]" office:value-type="string" office:string-value="00" calcext:value-type="string">
            <text:p>00</text:p>
          </table:table-cell>
          <table:table-cell table:formula="of:=[Hex.I40]&amp;[Hex.H40]" office:value-type="string" office:string-value="01" calcext:value-type="string">
            <text:p>01</text:p>
          </table:table-cell>
          <table:table-cell table:formula="of:=[Hex.G40]&amp;[Hex.F40]" office:value-type="string" office:string-value="00" calcext:value-type="string">
            <text:p>00</text:p>
          </table:table-cell>
          <table:table-cell table:formula="of:=[Hex.E40]" office:value-type="string" office:string-value="1" calcext:value-type="string">
            <text:p>1</text:p>
          </table:table-cell>
          <table:table-cell table:formula="of:=[Hex.D40]&amp;[Hex.C40]&amp;[Hex.B40]&amp;[Hex.A40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ll.w\sllv</text:p>
          </table:table-cell>
          <table:table-cell table:style-name="ce54" table:formula="of:=[Hex.M41]&amp;[Hex.L41]" office:value-type="string" office:string-value="00" calcext:value-type="string">
            <text:p>00</text:p>
          </table:table-cell>
          <table:table-cell table:formula="of:=[Hex.K41]&amp;[Hex.J41]" office:value-type="string" office:string-value="00" calcext:value-type="string">
            <text:p>00</text:p>
          </table:table-cell>
          <table:table-cell table:formula="of:=[Hex.I41]&amp;[Hex.H41]" office:value-type="string" office:string-value="01" calcext:value-type="string">
            <text:p>01</text:p>
          </table:table-cell>
          <table:table-cell table:formula="of:=[Hex.G41]&amp;[Hex.F41]" office:value-type="string" office:string-value="00" calcext:value-type="string">
            <text:p>00</text:p>
          </table:table-cell>
          <table:table-cell table:formula="of:=[Hex.E41]" office:value-type="string" office:string-value="1" calcext:value-type="string">
            <text:p>1</text:p>
          </table:table-cell>
          <table:table-cell table:formula="of:=[Hex.D41]&amp;[Hex.C41]&amp;[Hex.B41]&amp;[Hex.A41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rl.w\srlv</text:p>
          </table:table-cell>
          <table:table-cell table:style-name="ce54" table:formula="of:=[Hex.M42]&amp;[Hex.L42]" office:value-type="string" office:string-value="00" calcext:value-type="string">
            <text:p>00</text:p>
          </table:table-cell>
          <table:table-cell table:formula="of:=[Hex.K42]&amp;[Hex.J42]" office:value-type="string" office:string-value="00" calcext:value-type="string">
            <text:p>00</text:p>
          </table:table-cell>
          <table:table-cell table:formula="of:=[Hex.I42]&amp;[Hex.H42]" office:value-type="string" office:string-value="01" calcext:value-type="string">
            <text:p>01</text:p>
          </table:table-cell>
          <table:table-cell table:formula="of:=[Hex.G42]&amp;[Hex.F42]" office:value-type="string" office:string-value="00" calcext:value-type="string">
            <text:p>00</text:p>
          </table:table-cell>
          <table:table-cell table:formula="of:=[Hex.E42]" office:value-type="string" office:string-value="1" calcext:value-type="string">
            <text:p>1</text:p>
          </table:table-cell>
          <table:table-cell table:formula="of:=[Hex.D42]&amp;[Hex.C42]&amp;[Hex.B42]&amp;[Hex.A42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ra.w\srav</text:p>
          </table:table-cell>
          <table:table-cell table:style-name="ce54" table:formula="of:=[Hex.M43]&amp;[Hex.L43]" office:value-type="string" office:string-value="00" calcext:value-type="string">
            <text:p>00</text:p>
          </table:table-cell>
          <table:table-cell table:formula="of:=[Hex.K43]&amp;[Hex.J43]" office:value-type="string" office:string-value="00" calcext:value-type="string">
            <text:p>00</text:p>
          </table:table-cell>
          <table:table-cell table:formula="of:=[Hex.I43]&amp;[Hex.H43]" office:value-type="string" office:string-value="01" calcext:value-type="string">
            <text:p>01</text:p>
          </table:table-cell>
          <table:table-cell table:formula="of:=[Hex.G43]&amp;[Hex.F43]" office:value-type="string" office:string-value="00" calcext:value-type="string">
            <text:p>00</text:p>
          </table:table-cell>
          <table:table-cell table:formula="of:=[Hex.E43]" office:value-type="string" office:string-value="1" calcext:value-type="string">
            <text:p>1</text:p>
          </table:table-cell>
          <table:table-cell table:formula="of:=[Hex.D43]&amp;[Hex.C43]&amp;[Hex.B43]&amp;[Hex.A43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mul.w\mult</text:p>
          </table:table-cell>
          <table:table-cell table:style-name="ce54" table:formula="of:=[Hex.M44]&amp;[Hex.L44]" office:value-type="string" office:string-value="00" calcext:value-type="string">
            <text:p>00</text:p>
          </table:table-cell>
          <table:table-cell table:formula="of:=[Hex.K44]&amp;[Hex.J44]" office:value-type="string" office:string-value="00" calcext:value-type="string">
            <text:p>00</text:p>
          </table:table-cell>
          <table:table-cell table:formula="of:=[Hex.I44]&amp;[Hex.H44]" office:value-type="string" office:string-value="01" calcext:value-type="string">
            <text:p>01</text:p>
          </table:table-cell>
          <table:table-cell table:formula="of:=[Hex.G44]&amp;[Hex.F44]" office:value-type="string" office:string-value="00" calcext:value-type="string">
            <text:p>00</text:p>
          </table:table-cell>
          <table:table-cell table:formula="of:=[Hex.E44]" office:value-type="string" office:string-value="1" calcext:value-type="string">
            <text:p>1</text:p>
          </table:table-cell>
          <table:table-cell table:formula="of:=[Hex.D44]&amp;[Hex.C44]&amp;[Hex.B44]&amp;[Hex.A44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mulh.w\mult</text:p>
          </table:table-cell>
          <table:table-cell table:style-name="ce54" table:formula="of:=[Hex.M45]&amp;[Hex.L45]" office:value-type="string" office:string-value="00" calcext:value-type="string">
            <text:p>00</text:p>
          </table:table-cell>
          <table:table-cell table:formula="of:=[Hex.K45]&amp;[Hex.J45]" office:value-type="string" office:string-value="00" calcext:value-type="string">
            <text:p>00</text:p>
          </table:table-cell>
          <table:table-cell table:formula="of:=[Hex.I45]&amp;[Hex.H45]" office:value-type="string" office:string-value="01" calcext:value-type="string">
            <text:p>01</text:p>
          </table:table-cell>
          <table:table-cell table:formula="of:=[Hex.G45]&amp;[Hex.F45]" office:value-type="string" office:string-value="00" calcext:value-type="string">
            <text:p>00</text:p>
          </table:table-cell>
          <table:table-cell table:formula="of:=[Hex.E45]" office:value-type="string" office:string-value="2" calcext:value-type="string">
            <text:p>2</text:p>
          </table:table-cell>
          <table:table-cell table:formula="of:=[Hex.D45]&amp;[Hex.C45]&amp;[Hex.B45]&amp;[Hex.A45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mulh.wu\multu</text:p>
          </table:table-cell>
          <table:table-cell table:style-name="ce54" table:formula="of:=[Hex.M46]&amp;[Hex.L46]" office:value-type="string" office:string-value="00" calcext:value-type="string">
            <text:p>00</text:p>
          </table:table-cell>
          <table:table-cell table:formula="of:=[Hex.K46]&amp;[Hex.J46]" office:value-type="string" office:string-value="00" calcext:value-type="string">
            <text:p>00</text:p>
          </table:table-cell>
          <table:table-cell table:formula="of:=[Hex.I46]&amp;[Hex.H46]" office:value-type="string" office:string-value="01" calcext:value-type="string">
            <text:p>01</text:p>
          </table:table-cell>
          <table:table-cell table:formula="of:=[Hex.G46]&amp;[Hex.F46]" office:value-type="string" office:string-value="00" calcext:value-type="string">
            <text:p>00</text:p>
          </table:table-cell>
          <table:table-cell table:formula="of:=[Hex.E46]" office:value-type="string" office:string-value="2" calcext:value-type="string">
            <text:p>2</text:p>
          </table:table-cell>
          <table:table-cell table:formula="of:=[Hex.D46]&amp;[Hex.C46]&amp;[Hex.B46]&amp;[Hex.A46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div.w\div</text:p>
          </table:table-cell>
          <table:table-cell table:style-name="ce54" table:formula="of:=[Hex.M47]&amp;[Hex.L47]" office:value-type="string" office:string-value="00" calcext:value-type="string">
            <text:p>00</text:p>
          </table:table-cell>
          <table:table-cell table:formula="of:=[Hex.K47]&amp;[Hex.J47]" office:value-type="string" office:string-value="00" calcext:value-type="string">
            <text:p>00</text:p>
          </table:table-cell>
          <table:table-cell table:formula="of:=[Hex.I47]&amp;[Hex.H47]" office:value-type="string" office:string-value="01" calcext:value-type="string">
            <text:p>01</text:p>
          </table:table-cell>
          <table:table-cell table:formula="of:=[Hex.G47]&amp;[Hex.F47]" office:value-type="string" office:string-value="00" calcext:value-type="string">
            <text:p>00</text:p>
          </table:table-cell>
          <table:table-cell table:formula="of:=[Hex.E47]" office:value-type="string" office:string-value="2" calcext:value-type="string">
            <text:p>2</text:p>
          </table:table-cell>
          <table:table-cell table:formula="of:=[Hex.D47]&amp;[Hex.C47]&amp;[Hex.B47]&amp;[Hex.A47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mod.w\div</text:p>
          </table:table-cell>
          <table:table-cell table:style-name="ce54" table:formula="of:=[Hex.M48]&amp;[Hex.L48]" office:value-type="string" office:string-value="00" calcext:value-type="string">
            <text:p>00</text:p>
          </table:table-cell>
          <table:table-cell table:formula="of:=[Hex.K48]&amp;[Hex.J48]" office:value-type="string" office:string-value="00" calcext:value-type="string">
            <text:p>00</text:p>
          </table:table-cell>
          <table:table-cell table:formula="of:=[Hex.I48]&amp;[Hex.H48]" office:value-type="string" office:string-value="01" calcext:value-type="string">
            <text:p>01</text:p>
          </table:table-cell>
          <table:table-cell table:formula="of:=[Hex.G48]&amp;[Hex.F48]" office:value-type="string" office:string-value="00" calcext:value-type="string">
            <text:p>00</text:p>
          </table:table-cell>
          <table:table-cell table:formula="of:=[Hex.E48]" office:value-type="string" office:string-value="1" calcext:value-type="string">
            <text:p>1</text:p>
          </table:table-cell>
          <table:table-cell table:formula="of:=[Hex.D48]&amp;[Hex.C48]&amp;[Hex.B48]&amp;[Hex.A48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div.wu\divu</text:p>
          </table:table-cell>
          <table:table-cell table:style-name="ce54" table:formula="of:=[Hex.M49]&amp;[Hex.L49]" office:value-type="string" office:string-value="00" calcext:value-type="string">
            <text:p>00</text:p>
          </table:table-cell>
          <table:table-cell table:formula="of:=[Hex.K49]&amp;[Hex.J49]" office:value-type="string" office:string-value="00" calcext:value-type="string">
            <text:p>00</text:p>
          </table:table-cell>
          <table:table-cell table:formula="of:=[Hex.I49]&amp;[Hex.H49]" office:value-type="string" office:string-value="01" calcext:value-type="string">
            <text:p>01</text:p>
          </table:table-cell>
          <table:table-cell table:formula="of:=[Hex.G49]&amp;[Hex.F49]" office:value-type="string" office:string-value="00" calcext:value-type="string">
            <text:p>00</text:p>
          </table:table-cell>
          <table:table-cell table:formula="of:=[Hex.E49]" office:value-type="string" office:string-value="2" calcext:value-type="string">
            <text:p>2</text:p>
          </table:table-cell>
          <table:table-cell table:formula="of:=[Hex.D49]&amp;[Hex.C49]&amp;[Hex.B49]&amp;[Hex.A49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mod.wu\divu</text:p>
          </table:table-cell>
          <table:table-cell table:style-name="ce54" table:formula="of:=[Hex.M50]&amp;[Hex.L50]" office:value-type="string" office:string-value="00" calcext:value-type="string">
            <text:p>00</text:p>
          </table:table-cell>
          <table:table-cell table:formula="of:=[Hex.K50]&amp;[Hex.J50]" office:value-type="string" office:string-value="00" calcext:value-type="string">
            <text:p>00</text:p>
          </table:table-cell>
          <table:table-cell table:formula="of:=[Hex.I50]&amp;[Hex.H50]" office:value-type="string" office:string-value="01" calcext:value-type="string">
            <text:p>01</text:p>
          </table:table-cell>
          <table:table-cell table:formula="of:=[Hex.G50]&amp;[Hex.F50]" office:value-type="string" office:string-value="00" calcext:value-type="string">
            <text:p>00</text:p>
          </table:table-cell>
          <table:table-cell table:formula="of:=[Hex.E50]" office:value-type="string" office:string-value="1" calcext:value-type="string">
            <text:p>1</text:p>
          </table:table-cell>
          <table:table-cell table:formula="of:=[Hex.D50]&amp;[Hex.C50]&amp;[Hex.B50]&amp;[Hex.A50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break\break</text:p>
          </table:table-cell>
          <table:table-cell table:style-name="ce54" table:formula="of:=[Hex.M51]&amp;[Hex.L51]" office:value-type="string" office:string-value="01" calcext:value-type="string">
            <text:p>01</text:p>
          </table:table-cell>
          <table:table-cell table:formula="of:=[Hex.K51]&amp;[Hex.J51]" office:value-type="string" office:string-value="00" calcext:value-type="string">
            <text:p>00</text:p>
          </table:table-cell>
          <table:table-cell table:formula="of:=[Hex.I51]&amp;[Hex.H51]" office:value-type="string" office:string-value="00" calcext:value-type="string">
            <text:p>00</text:p>
          </table:table-cell>
          <table:table-cell table:formula="of:=[Hex.G51]&amp;[Hex.F51]" office:value-type="string" office:string-value="00" calcext:value-type="string">
            <text:p>00</text:p>
          </table:table-cell>
          <table:table-cell table:formula="of:=[Hex.E51]" office:value-type="string" office:string-value="0" calcext:value-type="string">
            <text:p>0</text:p>
          </table:table-cell>
          <table:table-cell table:formula="of:=[Hex.D51]&amp;[Hex.C51]&amp;[Hex.B51]&amp;[Hex.A51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yscall\syscall</text:p>
          </table:table-cell>
          <table:table-cell table:style-name="ce54" table:formula="of:=[Hex.M52]&amp;[Hex.L52]" office:value-type="string" office:string-value="02" calcext:value-type="string">
            <text:p>02</text:p>
          </table:table-cell>
          <table:table-cell table:formula="of:=[Hex.K52]&amp;[Hex.J52]" office:value-type="string" office:string-value="00" calcext:value-type="string">
            <text:p>00</text:p>
          </table:table-cell>
          <table:table-cell table:formula="of:=[Hex.I52]&amp;[Hex.H52]" office:value-type="string" office:string-value="00" calcext:value-type="string">
            <text:p>00</text:p>
          </table:table-cell>
          <table:table-cell table:formula="of:=[Hex.G52]&amp;[Hex.F52]" office:value-type="string" office:string-value="00" calcext:value-type="string">
            <text:p>00</text:p>
          </table:table-cell>
          <table:table-cell table:formula="of:=[Hex.E52]" office:value-type="string" office:string-value="0" calcext:value-type="string">
            <text:p>0</text:p>
          </table:table-cell>
          <table:table-cell table:formula="of:=[Hex.D52]&amp;[Hex.C52]&amp;[Hex.B52]&amp;[Hex.A52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lli.w\sll</text:p>
          </table:table-cell>
          <table:table-cell table:style-name="ce54" table:formula="of:=[Hex.M53]&amp;[Hex.L53]" office:value-type="string" office:string-value="00" calcext:value-type="string">
            <text:p>00</text:p>
          </table:table-cell>
          <table:table-cell table:formula="of:=[Hex.K53]&amp;[Hex.J53]" office:value-type="string" office:string-value="00" calcext:value-type="string">
            <text:p>00</text:p>
          </table:table-cell>
          <table:table-cell table:formula="of:=[Hex.I53]&amp;[Hex.H53]" office:value-type="string" office:string-value="01" calcext:value-type="string">
            <text:p>01</text:p>
          </table:table-cell>
          <table:table-cell table:formula="of:=[Hex.G53]&amp;[Hex.F53]" office:value-type="string" office:string-value="00" calcext:value-type="string">
            <text:p>00</text:p>
          </table:table-cell>
          <table:table-cell table:formula="of:=[Hex.E53]" office:value-type="string" office:string-value="1" calcext:value-type="string">
            <text:p>1</text:p>
          </table:table-cell>
          <table:table-cell table:formula="of:=[Hex.D53]&amp;[Hex.C53]&amp;[Hex.B53]&amp;[Hex.A53]" office:value-type="string" office:string-value="0041" calcext:value-type="string">
            <text:p>004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rli.w\srl</text:p>
          </table:table-cell>
          <table:table-cell table:style-name="ce54" table:formula="of:=[Hex.M54]&amp;[Hex.L54]" office:value-type="string" office:string-value="00" calcext:value-type="string">
            <text:p>00</text:p>
          </table:table-cell>
          <table:table-cell table:formula="of:=[Hex.K54]&amp;[Hex.J54]" office:value-type="string" office:string-value="00" calcext:value-type="string">
            <text:p>00</text:p>
          </table:table-cell>
          <table:table-cell table:formula="of:=[Hex.I54]&amp;[Hex.H54]" office:value-type="string" office:string-value="01" calcext:value-type="string">
            <text:p>01</text:p>
          </table:table-cell>
          <table:table-cell table:formula="of:=[Hex.G54]&amp;[Hex.F54]" office:value-type="string" office:string-value="00" calcext:value-type="string">
            <text:p>00</text:p>
          </table:table-cell>
          <table:table-cell table:formula="of:=[Hex.E54]" office:value-type="string" office:string-value="1" calcext:value-type="string">
            <text:p>1</text:p>
          </table:table-cell>
          <table:table-cell table:formula="of:=[Hex.D54]&amp;[Hex.C54]&amp;[Hex.B54]&amp;[Hex.A54]" office:value-type="string" office:string-value="0041" calcext:value-type="string">
            <text:p>0041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srai.w\sra</text:p>
          </table:table-cell>
          <table:table-cell table:style-name="ce54" table:formula="of:=[Hex.M55]&amp;[Hex.L55]" office:value-type="string" office:string-value="00" calcext:value-type="string">
            <text:p>00</text:p>
          </table:table-cell>
          <table:table-cell table:formula="of:=[Hex.K55]&amp;[Hex.J55]" office:value-type="string" office:string-value="00" calcext:value-type="string">
            <text:p>00</text:p>
          </table:table-cell>
          <table:table-cell table:formula="of:=[Hex.I55]&amp;[Hex.H55]" office:value-type="string" office:string-value="01" calcext:value-type="string">
            <text:p>01</text:p>
          </table:table-cell>
          <table:table-cell table:formula="of:=[Hex.G55]&amp;[Hex.F55]" office:value-type="string" office:string-value="00" calcext:value-type="string">
            <text:p>00</text:p>
          </table:table-cell>
          <table:table-cell table:formula="of:=[Hex.E55]" office:value-type="string" office:string-value="1" calcext:value-type="string">
            <text:p>1</text:p>
          </table:table-cell>
          <table:table-cell table:formula="of:=[Hex.D55]&amp;[Hex.C55]&amp;[Hex.B55]&amp;[Hex.A55]" office:value-type="string" office:string-value="0041" calcext:value-type="string">
            <text:p>0041</text:p>
          </table:table-cell>
          <table:table-cell table:number-columns-repeated="1017"/>
        </table:table-row>
        <table:table-row table:style-name="ro16">
          <table:table-cell table:style-name="ce73" office:value-type="string" calcext:value-type="string">
            <text:p>rdcntid.w\无</text:p>
          </table:table-cell>
          <table:table-cell table:style-name="ce54" table:formula="of:=[Hex.M56]&amp;[Hex.L56]" office:value-type="string" office:string-value="00" calcext:value-type="string">
            <text:p>00</text:p>
          </table:table-cell>
          <table:table-cell table:formula="of:=[Hex.K56]&amp;[Hex.J56]" office:value-type="string" office:string-value="00" calcext:value-type="string">
            <text:p>00</text:p>
          </table:table-cell>
          <table:table-cell table:formula="of:=[Hex.I56]&amp;[Hex.H56]" office:value-type="string" office:string-value="09" calcext:value-type="string">
            <text:p>09</text:p>
          </table:table-cell>
          <table:table-cell table:formula="of:=[Hex.G56]&amp;[Hex.F56]" office:value-type="string" office:string-value="00" calcext:value-type="string">
            <text:p>00</text:p>
          </table:table-cell>
          <table:table-cell table:formula="of:=[Hex.E56]" office:value-type="string" office:string-value="0" calcext:value-type="string">
            <text:p>0</text:p>
          </table:table-cell>
          <table:table-cell table:formula="of:=[Hex.D56]&amp;[Hex.C56]&amp;[Hex.B56]&amp;[Hex.A56]" office:value-type="string" office:string-value="0880" calcext:value-type="string">
            <text:p>0880</text:p>
          </table:table-cell>
          <table:table-cell table:number-columns-repeated="1017"/>
        </table:table-row>
        <table:table-row table:style-name="ro16">
          <table:table-cell table:style-name="ce73" office:value-type="string" calcext:value-type="string">
            <text:p>rdcntvl.w\无</text:p>
          </table:table-cell>
          <table:table-cell table:style-name="ce54" table:formula="of:=[Hex.M57]&amp;[Hex.L57]" office:value-type="string" office:string-value="00" calcext:value-type="string">
            <text:p>00</text:p>
          </table:table-cell>
          <table:table-cell table:formula="of:=[Hex.K57]&amp;[Hex.J57]" office:value-type="string" office:string-value="00" calcext:value-type="string">
            <text:p>00</text:p>
          </table:table-cell>
          <table:table-cell table:formula="of:=[Hex.I57]&amp;[Hex.H57]" office:value-type="string" office:string-value="01" calcext:value-type="string">
            <text:p>01</text:p>
          </table:table-cell>
          <table:table-cell table:formula="of:=[Hex.G57]&amp;[Hex.F57]" office:value-type="string" office:string-value="00" calcext:value-type="string">
            <text:p>00</text:p>
          </table:table-cell>
          <table:table-cell table:formula="of:=[Hex.E57]" office:value-type="string" office:string-value="0" calcext:value-type="string">
            <text:p>0</text:p>
          </table:table-cell>
          <table:table-cell table:formula="of:=[Hex.D57]&amp;[Hex.C57]&amp;[Hex.B57]&amp;[Hex.A57]" office:value-type="string" office:string-value="0400" calcext:value-type="string">
            <text:p>0400</text:p>
          </table:table-cell>
          <table:table-cell table:number-columns-repeated="1017"/>
        </table:table-row>
        <table:table-row table:style-name="ro16">
          <table:table-cell table:style-name="ce73" office:value-type="string" calcext:value-type="string">
            <text:p>rdcntvh.w\无</text:p>
          </table:table-cell>
          <table:table-cell table:style-name="ce54" table:formula="of:=[Hex.M58]&amp;[Hex.L58]" office:value-type="string" office:string-value="00" calcext:value-type="string">
            <text:p>00</text:p>
          </table:table-cell>
          <table:table-cell table:formula="of:=[Hex.K58]&amp;[Hex.J58]" office:value-type="string" office:string-value="00" calcext:value-type="string">
            <text:p>00</text:p>
          </table:table-cell>
          <table:table-cell table:formula="of:=[Hex.I58]&amp;[Hex.H58]" office:value-type="string" office:string-value="01" calcext:value-type="string">
            <text:p>01</text:p>
          </table:table-cell>
          <table:table-cell table:formula="of:=[Hex.G58]&amp;[Hex.F58]" office:value-type="string" office:string-value="00" calcext:value-type="string">
            <text:p>00</text:p>
          </table:table-cell>
          <table:table-cell table:formula="of:=[Hex.E58]" office:value-type="string" office:string-value="0" calcext:value-type="string">
            <text:p>0</text:p>
          </table:table-cell>
          <table:table-cell table:formula="of:=[Hex.D58]&amp;[Hex.C58]&amp;[Hex.B58]&amp;[Hex.A58]" office:value-type="string" office:string-value="0600" calcext:value-type="string">
            <text:p>0600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csrrd</text:p>
          </table:table-cell>
          <table:table-cell table:style-name="ce54" table:formula="of:=[Hex.M59]&amp;[Hex.L59]" office:value-type="string" office:string-value="08" calcext:value-type="string">
            <text:p>08</text:p>
          </table:table-cell>
          <table:table-cell table:formula="of:=[Hex.K59]&amp;[Hex.J59]" office:value-type="string" office:string-value="00" calcext:value-type="string">
            <text:p>00</text:p>
          </table:table-cell>
          <table:table-cell table:formula="of:=[Hex.I59]&amp;[Hex.H59]" office:value-type="string" office:string-value="09" calcext:value-type="string">
            <text:p>09</text:p>
          </table:table-cell>
          <table:table-cell table:formula="of:=[Hex.G59]&amp;[Hex.F59]" office:value-type="string" office:string-value="00" calcext:value-type="string">
            <text:p>00</text:p>
          </table:table-cell>
          <table:table-cell table:formula="of:=[Hex.E59]" office:value-type="string" office:string-value="0" calcext:value-type="string">
            <text:p>0</text:p>
          </table:table-cell>
          <table:table-cell table:formula="of:=[Hex.D59]&amp;[Hex.C59]&amp;[Hex.B59]&amp;[Hex.A59]" office:value-type="string" office:string-value="4A00" calcext:value-type="string">
            <text:p>4A00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csrwr</text:p>
          </table:table-cell>
          <table:table-cell table:style-name="ce54" table:formula="of:=[Hex.M60]&amp;[Hex.L60]" office:value-type="string" office:string-value="08" calcext:value-type="string">
            <text:p>08</text:p>
          </table:table-cell>
          <table:table-cell table:formula="of:=[Hex.K60]&amp;[Hex.J60]" office:value-type="string" office:string-value="00" calcext:value-type="string">
            <text:p>00</text:p>
          </table:table-cell>
          <table:table-cell table:formula="of:=[Hex.I60]&amp;[Hex.H60]" office:value-type="string" office:string-value="0B" calcext:value-type="string">
            <text:p>0B</text:p>
          </table:table-cell>
          <table:table-cell table:formula="of:=[Hex.G60]&amp;[Hex.F60]" office:value-type="string" office:string-value="00" calcext:value-type="string">
            <text:p>00</text:p>
          </table:table-cell>
          <table:table-cell table:formula="of:=[Hex.E60]" office:value-type="string" office:string-value="0" calcext:value-type="string">
            <text:p>0</text:p>
          </table:table-cell>
          <table:table-cell table:formula="of:=[Hex.D60]&amp;[Hex.C60]&amp;[Hex.B60]&amp;[Hex.A60]" office:value-type="string" office:string-value="4A04" calcext:value-type="string">
            <text:p>4A04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csrxchg</text:p>
          </table:table-cell>
          <table:table-cell table:style-name="ce54" table:formula="of:=[Hex.M61]&amp;[Hex.L61]" office:value-type="string" office:string-value="08" calcext:value-type="string">
            <text:p>08</text:p>
          </table:table-cell>
          <table:table-cell table:formula="of:=[Hex.K61]&amp;[Hex.J61]" office:value-type="string" office:string-value="00" calcext:value-type="string">
            <text:p>00</text:p>
          </table:table-cell>
          <table:table-cell table:formula="of:=[Hex.I61]&amp;[Hex.H61]" office:value-type="string" office:string-value="0B" calcext:value-type="string">
            <text:p>0B</text:p>
          </table:table-cell>
          <table:table-cell table:formula="of:=[Hex.G61]&amp;[Hex.F61]" office:value-type="string" office:string-value="00" calcext:value-type="string">
            <text:p>00</text:p>
          </table:table-cell>
          <table:table-cell table:formula="of:=[Hex.E61]" office:value-type="string" office:string-value="0" calcext:value-type="string">
            <text:p>0</text:p>
          </table:table-cell>
          <table:table-cell table:formula="of:=[Hex.D61]&amp;[Hex.C61]&amp;[Hex.B61]&amp;[Hex.A61]" office:value-type="string" office:string-value="6A05" calcext:value-type="string">
            <text:p>6A05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cacop</text:p>
          </table:table-cell>
          <table:table-cell table:style-name="ce54" table:formula="of:=[Hex.M62]&amp;[Hex.L62]" office:value-type="string" office:string-value="08" calcext:value-type="string">
            <text:p>08</text:p>
          </table:table-cell>
          <table:table-cell table:formula="of:=[Hex.K62]&amp;[Hex.J62]" office:value-type="string" office:string-value="00" calcext:value-type="string">
            <text:p>00</text:p>
          </table:table-cell>
          <table:table-cell table:formula="of:=[Hex.I62]&amp;[Hex.H62]" office:value-type="string" office:string-value="00" calcext:value-type="string">
            <text:p>00</text:p>
          </table:table-cell>
          <table:table-cell table:formula="of:=[Hex.G62]&amp;[Hex.F62]" office:value-type="string" office:string-value="00" calcext:value-type="string">
            <text:p>00</text:p>
          </table:table-cell>
          <table:table-cell table:formula="of:=[Hex.E62]" office:value-type="string" office:string-value="0" calcext:value-type="string">
            <text:p>0</text:p>
          </table:table-cell>
          <table:table-cell table:formula="of:=[Hex.D62]&amp;[Hex.C62]&amp;[Hex.B62]&amp;[Hex.A62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5">
          <table:table-cell table:style-name="ce74" office:value-type="string" calcext:value-type="string">
            <text:p>invtlb</text:p>
          </table:table-cell>
          <table:table-cell table:style-name="ce54" table:formula="of:=[Hex.M63]&amp;[Hex.L63]" office:value-type="string" office:string-value="08" calcext:value-type="string">
            <text:p>08</text:p>
          </table:table-cell>
          <table:table-cell table:formula="of:=[Hex.K63]&amp;[Hex.J63]" office:value-type="string" office:string-value="00" calcext:value-type="string">
            <text:p>00</text:p>
          </table:table-cell>
          <table:table-cell table:formula="of:=[Hex.I63]&amp;[Hex.H63]" office:value-type="string" office:string-value="40" calcext:value-type="string">
            <text:p>40</text:p>
          </table:table-cell>
          <table:table-cell table:formula="of:=[Hex.G63]&amp;[Hex.F63]" office:value-type="string" office:string-value="00" calcext:value-type="string">
            <text:p>00</text:p>
          </table:table-cell>
          <table:table-cell table:formula="of:=[Hex.E63]" office:value-type="string" office:string-value="0" calcext:value-type="string">
            <text:p>0</text:p>
          </table:table-cell>
          <table:table-cell table:formula="of:=[Hex.D63]&amp;[Hex.C63]&amp;[Hex.B63]&amp;[Hex.A63]" office:value-type="string" office:string-value="0003" calcext:value-type="string">
            <text:p>0003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tlbsrch</text:p>
          </table:table-cell>
          <table:table-cell table:style-name="ce54" table:formula="of:=[Hex.M64]&amp;[Hex.L64]" office:value-type="string" office:string-value="08" calcext:value-type="string">
            <text:p>08</text:p>
          </table:table-cell>
          <table:table-cell table:formula="of:=[Hex.K64]&amp;[Hex.J64]" office:value-type="string" office:string-value="00" calcext:value-type="string">
            <text:p>00</text:p>
          </table:table-cell>
          <table:table-cell table:formula="of:=[Hex.I64]&amp;[Hex.H64]" office:value-type="string" office:string-value="00" calcext:value-type="string">
            <text:p>00</text:p>
          </table:table-cell>
          <table:table-cell table:formula="of:=[Hex.G64]&amp;[Hex.F64]" office:value-type="string" office:string-value="00" calcext:value-type="string">
            <text:p>00</text:p>
          </table:table-cell>
          <table:table-cell table:formula="of:=[Hex.E64]" office:value-type="string" office:string-value="4" calcext:value-type="string">
            <text:p>4</text:p>
          </table:table-cell>
          <table:table-cell table:formula="of:=[Hex.D64]&amp;[Hex.C64]&amp;[Hex.B64]&amp;[Hex.A64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tlbrd</text:p>
          </table:table-cell>
          <table:table-cell table:style-name="ce54" table:formula="of:=[Hex.M65]&amp;[Hex.L65]" office:value-type="string" office:string-value="08" calcext:value-type="string">
            <text:p>08</text:p>
          </table:table-cell>
          <table:table-cell table:formula="of:=[Hex.K65]&amp;[Hex.J65]" office:value-type="string" office:string-value="00" calcext:value-type="string">
            <text:p>00</text:p>
          </table:table-cell>
          <table:table-cell table:formula="of:=[Hex.I65]&amp;[Hex.H65]" office:value-type="string" office:string-value="10" calcext:value-type="string">
            <text:p>10</text:p>
          </table:table-cell>
          <table:table-cell table:formula="of:=[Hex.G65]&amp;[Hex.F65]" office:value-type="string" office:string-value="00" calcext:value-type="string">
            <text:p>00</text:p>
          </table:table-cell>
          <table:table-cell table:formula="of:=[Hex.E65]" office:value-type="string" office:string-value="0" calcext:value-type="string">
            <text:p>0</text:p>
          </table:table-cell>
          <table:table-cell table:formula="of:=[Hex.D65]&amp;[Hex.C65]&amp;[Hex.B65]&amp;[Hex.A65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tlbwr</text:p>
          </table:table-cell>
          <table:table-cell table:style-name="ce54" table:formula="of:=[Hex.M66]&amp;[Hex.L66]" office:value-type="string" office:string-value="08" calcext:value-type="string">
            <text:p>08</text:p>
          </table:table-cell>
          <table:table-cell table:formula="of:=[Hex.K66]&amp;[Hex.J66]" office:value-type="string" office:string-value="00" calcext:value-type="string">
            <text:p>00</text:p>
          </table:table-cell>
          <table:table-cell table:formula="of:=[Hex.I66]&amp;[Hex.H66]" office:value-type="string" office:string-value="20" calcext:value-type="string">
            <text:p>20</text:p>
          </table:table-cell>
          <table:table-cell table:formula="of:=[Hex.G66]&amp;[Hex.F66]" office:value-type="string" office:string-value="00" calcext:value-type="string">
            <text:p>00</text:p>
          </table:table-cell>
          <table:table-cell table:formula="of:=[Hex.E66]" office:value-type="string" office:string-value="0" calcext:value-type="string">
            <text:p>0</text:p>
          </table:table-cell>
          <table:table-cell table:formula="of:=[Hex.D66]&amp;[Hex.C66]&amp;[Hex.B66]&amp;[Hex.A66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tlbfill</text:p>
          </table:table-cell>
          <table:table-cell table:style-name="ce54" table:formula="of:=[Hex.M67]&amp;[Hex.L67]" office:value-type="string" office:string-value="08" calcext:value-type="string">
            <text:p>08</text:p>
          </table:table-cell>
          <table:table-cell table:formula="of:=[Hex.K67]&amp;[Hex.J67]" office:value-type="string" office:string-value="00" calcext:value-type="string">
            <text:p>00</text:p>
          </table:table-cell>
          <table:table-cell table:formula="of:=[Hex.I67]&amp;[Hex.H67]" office:value-type="string" office:string-value="80" calcext:value-type="string">
            <text:p>80</text:p>
          </table:table-cell>
          <table:table-cell table:formula="of:=[Hex.G67]&amp;[Hex.F67]" office:value-type="string" office:string-value="00" calcext:value-type="string">
            <text:p>00</text:p>
          </table:table-cell>
          <table:table-cell table:formula="of:=[Hex.E67]" office:value-type="string" office:string-value="0" calcext:value-type="string">
            <text:p>0</text:p>
          </table:table-cell>
          <table:table-cell table:formula="of:=[Hex.D67]&amp;[Hex.C67]&amp;[Hex.B67]&amp;[Hex.A67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idle</text:p>
          </table:table-cell>
          <table:table-cell table:style-name="ce54" table:formula="of:=[Hex.M68]&amp;[Hex.L68]" office:value-type="string" office:string-value="0C" calcext:value-type="string">
            <text:p>0C</text:p>
          </table:table-cell>
          <table:table-cell table:formula="of:=[Hex.K68]&amp;[Hex.J68]" office:value-type="string" office:string-value="00" calcext:value-type="string">
            <text:p>00</text:p>
          </table:table-cell>
          <table:table-cell table:formula="of:=[Hex.I68]&amp;[Hex.H68]" office:value-type="string" office:string-value="00" calcext:value-type="string">
            <text:p>00</text:p>
          </table:table-cell>
          <table:table-cell table:formula="of:=[Hex.G68]&amp;[Hex.F68]" office:value-type="string" office:string-value="00" calcext:value-type="string">
            <text:p>00</text:p>
          </table:table-cell>
          <table:table-cell table:formula="of:=[Hex.E68]" office:value-type="string" office:string-value="0" calcext:value-type="string">
            <text:p>0</text:p>
          </table:table-cell>
          <table:table-cell table:formula="of:=[Hex.D68]&amp;[Hex.C68]&amp;[Hex.B68]&amp;[Hex.A68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5">
          <table:table-cell table:style-name="ce73" office:value-type="string" calcext:value-type="string">
            <text:p>ertn</text:p>
          </table:table-cell>
          <table:table-cell table:style-name="ce54" table:formula="of:=[Hex.M69]&amp;[Hex.L69]" office:value-type="string" office:string-value="0B" calcext:value-type="string">
            <text:p>0B</text:p>
          </table:table-cell>
          <table:table-cell table:formula="of:=[Hex.K69]&amp;[Hex.J69]" office:value-type="string" office:string-value="00" calcext:value-type="string">
            <text:p>00</text:p>
          </table:table-cell>
          <table:table-cell table:formula="of:=[Hex.I69]&amp;[Hex.H69]" office:value-type="string" office:string-value="00" calcext:value-type="string">
            <text:p>00</text:p>
          </table:table-cell>
          <table:table-cell table:formula="of:=[Hex.G69]&amp;[Hex.F69]" office:value-type="string" office:string-value="00" calcext:value-type="string">
            <text:p>00</text:p>
          </table:table-cell>
          <table:table-cell table:formula="of:=[Hex.E69]" office:value-type="string" office:string-value="0" calcext:value-type="string">
            <text:p>0</text:p>
          </table:table-cell>
          <table:table-cell table:formula="of:=[Hex.D69]&amp;[Hex.C69]&amp;[Hex.B69]&amp;[Hex.A69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5">
          <table:table-cell table:style-name="ce53" office:value-type="string" calcext:value-type="string">
            <text:p>unexist</text:p>
          </table:table-cell>
          <table:table-cell table:style-name="ce54" table:formula="of:=[Hex.M70]&amp;[Hex.L70]" office:value-type="string" office:string-value="05" calcext:value-type="string">
            <text:p>05</text:p>
          </table:table-cell>
          <table:table-cell table:formula="of:=[Hex.K70]&amp;[Hex.J70]" office:value-type="string" office:string-value="00" calcext:value-type="string">
            <text:p>00</text:p>
          </table:table-cell>
          <table:table-cell table:formula="of:=[Hex.I70]&amp;[Hex.H70]" office:value-type="string" office:string-value="00" calcext:value-type="string">
            <text:p>00</text:p>
          </table:table-cell>
          <table:table-cell table:formula="of:=[Hex.G70]&amp;[Hex.F70]" office:value-type="string" office:string-value="00" calcext:value-type="string">
            <text:p>00</text:p>
          </table:table-cell>
          <table:table-cell table:formula="of:=[Hex.E70]" office:value-type="string" office:string-value="0" calcext:value-type="string">
            <text:p>0</text:p>
          </table:table-cell>
          <table:table-cell table:formula="of:=[Hex.D70]&amp;[Hex.C70]&amp;[Hex.B70]&amp;[Hex.A70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5">
          <table:table-cell/>
          <table:table-cell table:style-name="ce54" table:formula="of:=[Hex.M71]&amp;[Hex.L71]" office:value-type="string" office:string-value="00" calcext:value-type="string">
            <text:p>00</text:p>
          </table:table-cell>
          <table:table-cell table:formula="of:=[Hex.K71]&amp;[Hex.J71]" office:value-type="string" office:string-value="00" calcext:value-type="string">
            <text:p>00</text:p>
          </table:table-cell>
          <table:table-cell table:formula="of:=[Hex.I71]&amp;[Hex.H71]" office:value-type="string" office:string-value="00" calcext:value-type="string">
            <text:p>00</text:p>
          </table:table-cell>
          <table:table-cell table:formula="of:=[Hex.G71]&amp;[Hex.F71]" office:value-type="string" office:string-value="00" calcext:value-type="string">
            <text:p>00</text:p>
          </table:table-cell>
          <table:table-cell table:formula="of:=[Hex.E71]" office:value-type="string" office:string-value="0" calcext:value-type="string">
            <text:p>0</text:p>
          </table:table-cell>
          <table:table-cell table:formula="of:=[Hex.D71]&amp;[Hex.C71]&amp;[Hex.B71]&amp;[Hex.A71]" office:value-type="string" office:string-value="0000" calcext:value-type="string">
            <text:p>0000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3" table:number-rows-repeated="50">
          <table:table-cell table:number-columns-repeated="1024"/>
        </table:table-row>
        <table:table-row table:style-name="ro3">
          <table:table-cell table:number-columns-repeated="2"/>
          <table:table-cell table:formula="of:=[Hex.K133]&amp;[Hex.J133]&amp;[Hex.H133]&amp;[Hex.G133]&amp;[Hex.F133]&amp;[Hex.D133]&amp;[Hex.C133]&amp;[Hex.B133]&amp;[Hex.A133]" office:value-type="string" office:string-value="000000000" calcext:value-type="string">
            <text:p>0000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4]&amp;[Hex.I134]&amp;[Hex.H134]&amp;[Hex.G134]&amp;[Hex.F134]&amp;[Hex.D134]&amp;[Hex.C134]&amp;[Hex.B134]&amp;[Hex.A13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5]&amp;[Hex.I135]&amp;[Hex.H135]&amp;[Hex.G135]&amp;[Hex.F135]&amp;[Hex.D135]&amp;[Hex.C135]&amp;[Hex.B135]&amp;[Hex.A13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6]&amp;[Hex.I136]&amp;[Hex.H136]&amp;[Hex.G136]&amp;[Hex.F136]&amp;[Hex.D136]&amp;[Hex.C136]&amp;[Hex.B136]&amp;[Hex.A13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7]&amp;[Hex.I137]&amp;[Hex.H137]&amp;[Hex.G137]&amp;[Hex.F137]&amp;[Hex.D137]&amp;[Hex.C137]&amp;[Hex.B137]&amp;[Hex.A13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8]&amp;[Hex.I138]&amp;[Hex.H138]&amp;[Hex.G138]&amp;[Hex.F138]&amp;[Hex.D138]&amp;[Hex.C138]&amp;[Hex.B138]&amp;[Hex.A13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39]&amp;[Hex.I139]&amp;[Hex.H139]&amp;[Hex.G139]&amp;[Hex.F139]&amp;[Hex.D139]&amp;[Hex.C139]&amp;[Hex.B139]&amp;[Hex.A13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0]&amp;[Hex.I140]&amp;[Hex.H140]&amp;[Hex.G140]&amp;[Hex.F140]&amp;[Hex.D140]&amp;[Hex.C140]&amp;[Hex.B140]&amp;[Hex.A14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1]&amp;[Hex.I141]&amp;[Hex.H141]&amp;[Hex.G141]&amp;[Hex.F141]&amp;[Hex.D141]&amp;[Hex.C141]&amp;[Hex.B141]&amp;[Hex.A14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2]&amp;[Hex.I142]&amp;[Hex.H142]&amp;[Hex.G142]&amp;[Hex.F142]&amp;[Hex.D142]&amp;[Hex.C142]&amp;[Hex.B142]&amp;[Hex.A14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3]&amp;[Hex.I143]&amp;[Hex.H143]&amp;[Hex.G143]&amp;[Hex.F143]&amp;[Hex.D143]&amp;[Hex.C143]&amp;[Hex.B143]&amp;[Hex.A14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4]&amp;[Hex.I144]&amp;[Hex.H144]&amp;[Hex.G144]&amp;[Hex.F144]&amp;[Hex.D144]&amp;[Hex.C144]&amp;[Hex.B144]&amp;[Hex.A14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5]&amp;[Hex.I145]&amp;[Hex.H145]&amp;[Hex.G145]&amp;[Hex.F145]&amp;[Hex.D145]&amp;[Hex.C145]&amp;[Hex.B145]&amp;[Hex.A14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6]&amp;[Hex.I146]&amp;[Hex.H146]&amp;[Hex.G146]&amp;[Hex.F146]&amp;[Hex.D146]&amp;[Hex.C146]&amp;[Hex.B146]&amp;[Hex.A14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7]&amp;[Hex.I147]&amp;[Hex.H147]&amp;[Hex.G147]&amp;[Hex.F147]&amp;[Hex.D147]&amp;[Hex.C147]&amp;[Hex.B147]&amp;[Hex.A14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8]&amp;[Hex.I148]&amp;[Hex.H148]&amp;[Hex.G148]&amp;[Hex.F148]&amp;[Hex.D148]&amp;[Hex.C148]&amp;[Hex.B148]&amp;[Hex.A14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49]&amp;[Hex.I149]&amp;[Hex.H149]&amp;[Hex.G149]&amp;[Hex.F149]&amp;[Hex.D149]&amp;[Hex.C149]&amp;[Hex.B149]&amp;[Hex.A14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0]&amp;[Hex.I150]&amp;[Hex.H150]&amp;[Hex.G150]&amp;[Hex.F150]&amp;[Hex.D150]&amp;[Hex.C150]&amp;[Hex.B150]&amp;[Hex.A15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1]&amp;[Hex.I151]&amp;[Hex.H151]&amp;[Hex.G151]&amp;[Hex.F151]&amp;[Hex.D151]&amp;[Hex.C151]&amp;[Hex.B151]&amp;[Hex.A15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2]&amp;[Hex.I152]&amp;[Hex.H152]&amp;[Hex.G152]&amp;[Hex.F152]&amp;[Hex.D152]&amp;[Hex.C152]&amp;[Hex.B152]&amp;[Hex.A15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3]&amp;[Hex.I153]&amp;[Hex.H153]&amp;[Hex.G153]&amp;[Hex.F153]&amp;[Hex.D153]&amp;[Hex.C153]&amp;[Hex.B153]&amp;[Hex.A15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4]&amp;[Hex.I154]&amp;[Hex.H154]&amp;[Hex.G154]&amp;[Hex.F154]&amp;[Hex.D154]&amp;[Hex.C154]&amp;[Hex.B154]&amp;[Hex.A15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5]&amp;[Hex.I155]&amp;[Hex.H155]&amp;[Hex.G155]&amp;[Hex.F155]&amp;[Hex.D155]&amp;[Hex.C155]&amp;[Hex.B155]&amp;[Hex.A15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6]&amp;[Hex.I156]&amp;[Hex.H156]&amp;[Hex.G156]&amp;[Hex.F156]&amp;[Hex.D156]&amp;[Hex.C156]&amp;[Hex.B156]&amp;[Hex.A15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7]&amp;[Hex.I157]&amp;[Hex.H157]&amp;[Hex.G157]&amp;[Hex.F157]&amp;[Hex.D157]&amp;[Hex.C157]&amp;[Hex.B157]&amp;[Hex.A15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8]&amp;[Hex.I158]&amp;[Hex.H158]&amp;[Hex.G158]&amp;[Hex.F158]&amp;[Hex.D158]&amp;[Hex.C158]&amp;[Hex.B158]&amp;[Hex.A15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59]&amp;[Hex.I159]&amp;[Hex.H159]&amp;[Hex.G159]&amp;[Hex.F159]&amp;[Hex.D159]&amp;[Hex.C159]&amp;[Hex.B159]&amp;[Hex.A15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0]&amp;[Hex.I160]&amp;[Hex.H160]&amp;[Hex.G160]&amp;[Hex.F160]&amp;[Hex.D160]&amp;[Hex.C160]&amp;[Hex.B160]&amp;[Hex.A16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1]&amp;[Hex.I161]&amp;[Hex.H161]&amp;[Hex.G161]&amp;[Hex.F161]&amp;[Hex.D161]&amp;[Hex.C161]&amp;[Hex.B161]&amp;[Hex.A16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2]&amp;[Hex.I162]&amp;[Hex.H162]&amp;[Hex.G162]&amp;[Hex.F162]&amp;[Hex.D162]&amp;[Hex.C162]&amp;[Hex.B162]&amp;[Hex.A16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3]&amp;[Hex.I163]&amp;[Hex.H163]&amp;[Hex.G163]&amp;[Hex.F163]&amp;[Hex.D163]&amp;[Hex.C163]&amp;[Hex.B163]&amp;[Hex.A16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4]&amp;[Hex.I164]&amp;[Hex.H164]&amp;[Hex.G164]&amp;[Hex.F164]&amp;[Hex.D164]&amp;[Hex.C164]&amp;[Hex.B164]&amp;[Hex.A16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5]&amp;[Hex.I165]&amp;[Hex.H165]&amp;[Hex.G165]&amp;[Hex.F165]&amp;[Hex.D165]&amp;[Hex.C165]&amp;[Hex.B165]&amp;[Hex.A16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6]&amp;[Hex.I166]&amp;[Hex.H166]&amp;[Hex.G166]&amp;[Hex.F166]&amp;[Hex.D166]&amp;[Hex.C166]&amp;[Hex.B166]&amp;[Hex.A16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7]&amp;[Hex.I167]&amp;[Hex.H167]&amp;[Hex.G167]&amp;[Hex.F167]&amp;[Hex.D167]&amp;[Hex.C167]&amp;[Hex.B167]&amp;[Hex.A16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8]&amp;[Hex.I168]&amp;[Hex.H168]&amp;[Hex.G168]&amp;[Hex.F168]&amp;[Hex.D168]&amp;[Hex.C168]&amp;[Hex.B168]&amp;[Hex.A16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69]&amp;[Hex.I169]&amp;[Hex.H169]&amp;[Hex.G169]&amp;[Hex.F169]&amp;[Hex.D169]&amp;[Hex.C169]&amp;[Hex.B169]&amp;[Hex.A16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0]&amp;[Hex.I170]&amp;[Hex.H170]&amp;[Hex.G170]&amp;[Hex.F170]&amp;[Hex.D170]&amp;[Hex.C170]&amp;[Hex.B170]&amp;[Hex.A17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1]&amp;[Hex.I171]&amp;[Hex.H171]&amp;[Hex.G171]&amp;[Hex.F171]&amp;[Hex.D171]&amp;[Hex.C171]&amp;[Hex.B171]&amp;[Hex.A17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2]&amp;[Hex.I172]&amp;[Hex.H172]&amp;[Hex.G172]&amp;[Hex.F172]&amp;[Hex.D172]&amp;[Hex.C172]&amp;[Hex.B172]&amp;[Hex.A17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3]&amp;[Hex.I173]&amp;[Hex.H173]&amp;[Hex.G173]&amp;[Hex.F173]&amp;[Hex.D173]&amp;[Hex.C173]&amp;[Hex.B173]&amp;[Hex.A17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4]&amp;[Hex.I174]&amp;[Hex.H174]&amp;[Hex.G174]&amp;[Hex.F174]&amp;[Hex.D174]&amp;[Hex.C174]&amp;[Hex.B174]&amp;[Hex.A17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5]&amp;[Hex.I175]&amp;[Hex.H175]&amp;[Hex.G175]&amp;[Hex.F175]&amp;[Hex.D175]&amp;[Hex.C175]&amp;[Hex.B175]&amp;[Hex.A17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6]&amp;[Hex.I176]&amp;[Hex.H176]&amp;[Hex.G176]&amp;[Hex.F176]&amp;[Hex.D176]&amp;[Hex.C176]&amp;[Hex.B176]&amp;[Hex.A17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7]&amp;[Hex.I177]&amp;[Hex.H177]&amp;[Hex.G177]&amp;[Hex.F177]&amp;[Hex.D177]&amp;[Hex.C177]&amp;[Hex.B177]&amp;[Hex.A17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8]&amp;[Hex.I178]&amp;[Hex.H178]&amp;[Hex.G178]&amp;[Hex.F178]&amp;[Hex.D178]&amp;[Hex.C178]&amp;[Hex.B178]&amp;[Hex.A17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79]&amp;[Hex.I179]&amp;[Hex.H179]&amp;[Hex.G179]&amp;[Hex.F179]&amp;[Hex.D179]&amp;[Hex.C179]&amp;[Hex.B179]&amp;[Hex.A17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0]&amp;[Hex.I180]&amp;[Hex.H180]&amp;[Hex.G180]&amp;[Hex.F180]&amp;[Hex.D180]&amp;[Hex.C180]&amp;[Hex.B180]&amp;[Hex.A18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1]&amp;[Hex.I181]&amp;[Hex.H181]&amp;[Hex.G181]&amp;[Hex.F181]&amp;[Hex.D181]&amp;[Hex.C181]&amp;[Hex.B181]&amp;[Hex.A18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2]&amp;[Hex.I182]&amp;[Hex.H182]&amp;[Hex.G182]&amp;[Hex.F182]&amp;[Hex.D182]&amp;[Hex.C182]&amp;[Hex.B182]&amp;[Hex.A18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3]&amp;[Hex.I183]&amp;[Hex.H183]&amp;[Hex.G183]&amp;[Hex.F183]&amp;[Hex.D183]&amp;[Hex.C183]&amp;[Hex.B183]&amp;[Hex.A18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4]&amp;[Hex.I184]&amp;[Hex.H184]&amp;[Hex.G184]&amp;[Hex.F184]&amp;[Hex.D184]&amp;[Hex.C184]&amp;[Hex.B184]&amp;[Hex.A18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5]&amp;[Hex.I185]&amp;[Hex.H185]&amp;[Hex.G185]&amp;[Hex.F185]&amp;[Hex.D185]&amp;[Hex.C185]&amp;[Hex.B185]&amp;[Hex.A18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6]&amp;[Hex.I186]&amp;[Hex.H186]&amp;[Hex.G186]&amp;[Hex.F186]&amp;[Hex.D186]&amp;[Hex.C186]&amp;[Hex.B186]&amp;[Hex.A18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7]&amp;[Hex.I187]&amp;[Hex.H187]&amp;[Hex.G187]&amp;[Hex.F187]&amp;[Hex.D187]&amp;[Hex.C187]&amp;[Hex.B187]&amp;[Hex.A18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8]&amp;[Hex.I188]&amp;[Hex.H188]&amp;[Hex.G188]&amp;[Hex.F188]&amp;[Hex.D188]&amp;[Hex.C188]&amp;[Hex.B188]&amp;[Hex.A18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89]&amp;[Hex.I189]&amp;[Hex.H189]&amp;[Hex.G189]&amp;[Hex.F189]&amp;[Hex.D189]&amp;[Hex.C189]&amp;[Hex.B189]&amp;[Hex.A18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0]&amp;[Hex.I190]&amp;[Hex.H190]&amp;[Hex.G190]&amp;[Hex.F190]&amp;[Hex.D190]&amp;[Hex.C190]&amp;[Hex.B190]&amp;[Hex.A19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1]&amp;[Hex.I191]&amp;[Hex.H191]&amp;[Hex.G191]&amp;[Hex.F191]&amp;[Hex.D191]&amp;[Hex.C191]&amp;[Hex.B191]&amp;[Hex.A19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2]&amp;[Hex.I192]&amp;[Hex.H192]&amp;[Hex.G192]&amp;[Hex.F192]&amp;[Hex.D192]&amp;[Hex.C192]&amp;[Hex.B192]&amp;[Hex.A19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3]&amp;[Hex.I193]&amp;[Hex.H193]&amp;[Hex.G193]&amp;[Hex.F193]&amp;[Hex.D193]&amp;[Hex.C193]&amp;[Hex.B193]&amp;[Hex.A19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4]&amp;[Hex.I194]&amp;[Hex.H194]&amp;[Hex.G194]&amp;[Hex.F194]&amp;[Hex.D194]&amp;[Hex.C194]&amp;[Hex.B194]&amp;[Hex.A19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5]&amp;[Hex.I195]&amp;[Hex.H195]&amp;[Hex.G195]&amp;[Hex.F195]&amp;[Hex.D195]&amp;[Hex.C195]&amp;[Hex.B195]&amp;[Hex.A19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6]&amp;[Hex.I196]&amp;[Hex.H196]&amp;[Hex.G196]&amp;[Hex.F196]&amp;[Hex.D196]&amp;[Hex.C196]&amp;[Hex.B196]&amp;[Hex.A19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7]&amp;[Hex.I197]&amp;[Hex.H197]&amp;[Hex.G197]&amp;[Hex.F197]&amp;[Hex.D197]&amp;[Hex.C197]&amp;[Hex.B197]&amp;[Hex.A19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8]&amp;[Hex.I198]&amp;[Hex.H198]&amp;[Hex.G198]&amp;[Hex.F198]&amp;[Hex.D198]&amp;[Hex.C198]&amp;[Hex.B198]&amp;[Hex.A19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199]&amp;[Hex.I199]&amp;[Hex.H199]&amp;[Hex.G199]&amp;[Hex.F199]&amp;[Hex.D199]&amp;[Hex.C199]&amp;[Hex.B199]&amp;[Hex.A19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0]&amp;[Hex.I200]&amp;[Hex.H200]&amp;[Hex.G200]&amp;[Hex.F200]&amp;[Hex.D200]&amp;[Hex.C200]&amp;[Hex.B200]&amp;[Hex.A20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1]&amp;[Hex.I201]&amp;[Hex.H201]&amp;[Hex.G201]&amp;[Hex.F201]&amp;[Hex.D201]&amp;[Hex.C201]&amp;[Hex.B201]&amp;[Hex.A20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2]&amp;[Hex.I202]&amp;[Hex.H202]&amp;[Hex.G202]&amp;[Hex.F202]&amp;[Hex.D202]&amp;[Hex.C202]&amp;[Hex.B202]&amp;[Hex.A20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3]&amp;[Hex.I203]&amp;[Hex.H203]&amp;[Hex.G203]&amp;[Hex.F203]&amp;[Hex.D203]&amp;[Hex.C203]&amp;[Hex.B203]&amp;[Hex.A20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4]&amp;[Hex.I204]&amp;[Hex.H204]&amp;[Hex.G204]&amp;[Hex.F204]&amp;[Hex.D204]&amp;[Hex.C204]&amp;[Hex.B204]&amp;[Hex.A20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5]&amp;[Hex.I205]&amp;[Hex.H205]&amp;[Hex.G205]&amp;[Hex.F205]&amp;[Hex.D205]&amp;[Hex.C205]&amp;[Hex.B205]&amp;[Hex.A20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6]&amp;[Hex.I206]&amp;[Hex.H206]&amp;[Hex.G206]&amp;[Hex.F206]&amp;[Hex.D206]&amp;[Hex.C206]&amp;[Hex.B206]&amp;[Hex.A20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7]&amp;[Hex.I207]&amp;[Hex.H207]&amp;[Hex.G207]&amp;[Hex.F207]&amp;[Hex.D207]&amp;[Hex.C207]&amp;[Hex.B207]&amp;[Hex.A20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8]&amp;[Hex.I208]&amp;[Hex.H208]&amp;[Hex.G208]&amp;[Hex.F208]&amp;[Hex.D208]&amp;[Hex.C208]&amp;[Hex.B208]&amp;[Hex.A20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09]&amp;[Hex.I209]&amp;[Hex.H209]&amp;[Hex.G209]&amp;[Hex.F209]&amp;[Hex.D209]&amp;[Hex.C209]&amp;[Hex.B209]&amp;[Hex.A20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0]&amp;[Hex.I210]&amp;[Hex.H210]&amp;[Hex.G210]&amp;[Hex.F210]&amp;[Hex.D210]&amp;[Hex.C210]&amp;[Hex.B210]&amp;[Hex.A21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1]&amp;[Hex.I211]&amp;[Hex.H211]&amp;[Hex.G211]&amp;[Hex.F211]&amp;[Hex.D211]&amp;[Hex.C211]&amp;[Hex.B211]&amp;[Hex.A21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2]&amp;[Hex.I212]&amp;[Hex.H212]&amp;[Hex.G212]&amp;[Hex.F212]&amp;[Hex.D212]&amp;[Hex.C212]&amp;[Hex.B212]&amp;[Hex.A21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3]&amp;[Hex.I213]&amp;[Hex.H213]&amp;[Hex.G213]&amp;[Hex.F213]&amp;[Hex.D213]&amp;[Hex.C213]&amp;[Hex.B213]&amp;[Hex.A21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4]&amp;[Hex.I214]&amp;[Hex.H214]&amp;[Hex.G214]&amp;[Hex.F214]&amp;[Hex.D214]&amp;[Hex.C214]&amp;[Hex.B214]&amp;[Hex.A21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5]&amp;[Hex.I215]&amp;[Hex.H215]&amp;[Hex.G215]&amp;[Hex.F215]&amp;[Hex.D215]&amp;[Hex.C215]&amp;[Hex.B215]&amp;[Hex.A21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6]&amp;[Hex.I216]&amp;[Hex.H216]&amp;[Hex.G216]&amp;[Hex.F216]&amp;[Hex.D216]&amp;[Hex.C216]&amp;[Hex.B216]&amp;[Hex.A21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J217]&amp;[Hex.I217]&amp;[Hex.H217]&amp;[Hex.G217]&amp;[Hex.F217]&amp;[Hex.D217]&amp;[Hex.C217]&amp;[Hex.B217]&amp;[Hex.A21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18]&amp;[Hex.F218]&amp;[Hex.D218]&amp;[Hex.C218]&amp;[Hex.B218]&amp;[Hex.A21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19]&amp;[Hex.F219]&amp;[Hex.D219]&amp;[Hex.C219]&amp;[Hex.B219]&amp;[Hex.A21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0]&amp;[Hex.F220]&amp;[Hex.D220]&amp;[Hex.C220]&amp;[Hex.B220]&amp;[Hex.A22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1]&amp;[Hex.F221]&amp;[Hex.D221]&amp;[Hex.C221]&amp;[Hex.B221]&amp;[Hex.A22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2]&amp;[Hex.F222]&amp;[Hex.D222]&amp;[Hex.C222]&amp;[Hex.B222]&amp;[Hex.A22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3]&amp;[Hex.F223]&amp;[Hex.D223]&amp;[Hex.C223]&amp;[Hex.B223]&amp;[Hex.A22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4]&amp;[Hex.F224]&amp;[Hex.D224]&amp;[Hex.C224]&amp;[Hex.B224]&amp;[Hex.A22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5]&amp;[Hex.F225]&amp;[Hex.D225]&amp;[Hex.C225]&amp;[Hex.B225]&amp;[Hex.A22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6]&amp;[Hex.F226]&amp;[Hex.D226]&amp;[Hex.C226]&amp;[Hex.B226]&amp;[Hex.A22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7]&amp;[Hex.F227]&amp;[Hex.D227]&amp;[Hex.C227]&amp;[Hex.B227]&amp;[Hex.A22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8]&amp;[Hex.F228]&amp;[Hex.D228]&amp;[Hex.C228]&amp;[Hex.B228]&amp;[Hex.A22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29]&amp;[Hex.F229]&amp;[Hex.D229]&amp;[Hex.C229]&amp;[Hex.B229]&amp;[Hex.A22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0]&amp;[Hex.F230]&amp;[Hex.D230]&amp;[Hex.C230]&amp;[Hex.B230]&amp;[Hex.A23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1]&amp;[Hex.F231]&amp;[Hex.D231]&amp;[Hex.C231]&amp;[Hex.B231]&amp;[Hex.A23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2]&amp;[Hex.F232]&amp;[Hex.D232]&amp;[Hex.C232]&amp;[Hex.B232]&amp;[Hex.A23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3]&amp;[Hex.F233]&amp;[Hex.D233]&amp;[Hex.C233]&amp;[Hex.B233]&amp;[Hex.A23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4]&amp;[Hex.F234]&amp;[Hex.D234]&amp;[Hex.C234]&amp;[Hex.B234]&amp;[Hex.A23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5]&amp;[Hex.F235]&amp;[Hex.D235]&amp;[Hex.C235]&amp;[Hex.B235]&amp;[Hex.A23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6]&amp;[Hex.F236]&amp;[Hex.D236]&amp;[Hex.C236]&amp;[Hex.B236]&amp;[Hex.A23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7]&amp;[Hex.F237]&amp;[Hex.D237]&amp;[Hex.C237]&amp;[Hex.B237]&amp;[Hex.A23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8]&amp;[Hex.F238]&amp;[Hex.D238]&amp;[Hex.C238]&amp;[Hex.B238]&amp;[Hex.A23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39]&amp;[Hex.F239]&amp;[Hex.D239]&amp;[Hex.C239]&amp;[Hex.B239]&amp;[Hex.A23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0]&amp;[Hex.F240]&amp;[Hex.D240]&amp;[Hex.C240]&amp;[Hex.B240]&amp;[Hex.A24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1]&amp;[Hex.F241]&amp;[Hex.D241]&amp;[Hex.C241]&amp;[Hex.B241]&amp;[Hex.A24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2]&amp;[Hex.F242]&amp;[Hex.D242]&amp;[Hex.C242]&amp;[Hex.B242]&amp;[Hex.A24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3]&amp;[Hex.F243]&amp;[Hex.D243]&amp;[Hex.C243]&amp;[Hex.B243]&amp;[Hex.A24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4]&amp;[Hex.F244]&amp;[Hex.D244]&amp;[Hex.C244]&amp;[Hex.B244]&amp;[Hex.A24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5]&amp;[Hex.F245]&amp;[Hex.D245]&amp;[Hex.C245]&amp;[Hex.B245]&amp;[Hex.A24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6]&amp;[Hex.F246]&amp;[Hex.D246]&amp;[Hex.C246]&amp;[Hex.B246]&amp;[Hex.A24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7]&amp;[Hex.F247]&amp;[Hex.D247]&amp;[Hex.C247]&amp;[Hex.B247]&amp;[Hex.A24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8]&amp;[Hex.F248]&amp;[Hex.D248]&amp;[Hex.C248]&amp;[Hex.B248]&amp;[Hex.A24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49]&amp;[Hex.F249]&amp;[Hex.D249]&amp;[Hex.C249]&amp;[Hex.B249]&amp;[Hex.A24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0]&amp;[Hex.F250]&amp;[Hex.D250]&amp;[Hex.C250]&amp;[Hex.B250]&amp;[Hex.A25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1]&amp;[Hex.F251]&amp;[Hex.D251]&amp;[Hex.C251]&amp;[Hex.B251]&amp;[Hex.A25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2]&amp;[Hex.F252]&amp;[Hex.D252]&amp;[Hex.C252]&amp;[Hex.B252]&amp;[Hex.A25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3]&amp;[Hex.F253]&amp;[Hex.D253]&amp;[Hex.C253]&amp;[Hex.B253]&amp;[Hex.A25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4]&amp;[Hex.F254]&amp;[Hex.D254]&amp;[Hex.C254]&amp;[Hex.B254]&amp;[Hex.A25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5]&amp;[Hex.F255]&amp;[Hex.D255]&amp;[Hex.C255]&amp;[Hex.B255]&amp;[Hex.A25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6]&amp;[Hex.F256]&amp;[Hex.D256]&amp;[Hex.C256]&amp;[Hex.B256]&amp;[Hex.A25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7]&amp;[Hex.F257]&amp;[Hex.D257]&amp;[Hex.C257]&amp;[Hex.B257]&amp;[Hex.A25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8]&amp;[Hex.F258]&amp;[Hex.D258]&amp;[Hex.C258]&amp;[Hex.B258]&amp;[Hex.A25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59]&amp;[Hex.F259]&amp;[Hex.D259]&amp;[Hex.C259]&amp;[Hex.B259]&amp;[Hex.A25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0]&amp;[Hex.F260]&amp;[Hex.D260]&amp;[Hex.C260]&amp;[Hex.B260]&amp;[Hex.A26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1]&amp;[Hex.F261]&amp;[Hex.D261]&amp;[Hex.C261]&amp;[Hex.B261]&amp;[Hex.A26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2]&amp;[Hex.F262]&amp;[Hex.D262]&amp;[Hex.C262]&amp;[Hex.B262]&amp;[Hex.A26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3]&amp;[Hex.F263]&amp;[Hex.D263]&amp;[Hex.C263]&amp;[Hex.B263]&amp;[Hex.A26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4]&amp;[Hex.F264]&amp;[Hex.D264]&amp;[Hex.C264]&amp;[Hex.B264]&amp;[Hex.A26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5]&amp;[Hex.F265]&amp;[Hex.D265]&amp;[Hex.C265]&amp;[Hex.B265]&amp;[Hex.A26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6]&amp;[Hex.F266]&amp;[Hex.D266]&amp;[Hex.C266]&amp;[Hex.B266]&amp;[Hex.A26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7]&amp;[Hex.F267]&amp;[Hex.D267]&amp;[Hex.C267]&amp;[Hex.B267]&amp;[Hex.A26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8]&amp;[Hex.F268]&amp;[Hex.D268]&amp;[Hex.C268]&amp;[Hex.B268]&amp;[Hex.A26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69]&amp;[Hex.F269]&amp;[Hex.D269]&amp;[Hex.C269]&amp;[Hex.B269]&amp;[Hex.A26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0]&amp;[Hex.F270]&amp;[Hex.D270]&amp;[Hex.C270]&amp;[Hex.B270]&amp;[Hex.A27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1]&amp;[Hex.F271]&amp;[Hex.D271]&amp;[Hex.C271]&amp;[Hex.B271]&amp;[Hex.A27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2]&amp;[Hex.F272]&amp;[Hex.D272]&amp;[Hex.C272]&amp;[Hex.B272]&amp;[Hex.A27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3]&amp;[Hex.F273]&amp;[Hex.D273]&amp;[Hex.C273]&amp;[Hex.B273]&amp;[Hex.A27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4]&amp;[Hex.F274]&amp;[Hex.D274]&amp;[Hex.C274]&amp;[Hex.B274]&amp;[Hex.A27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5]&amp;[Hex.F275]&amp;[Hex.D275]&amp;[Hex.C275]&amp;[Hex.B275]&amp;[Hex.A27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6]&amp;[Hex.F276]&amp;[Hex.D276]&amp;[Hex.C276]&amp;[Hex.B276]&amp;[Hex.A27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7]&amp;[Hex.F277]&amp;[Hex.D277]&amp;[Hex.C277]&amp;[Hex.B277]&amp;[Hex.A27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8]&amp;[Hex.F278]&amp;[Hex.D278]&amp;[Hex.C278]&amp;[Hex.B278]&amp;[Hex.A27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79]&amp;[Hex.F279]&amp;[Hex.D279]&amp;[Hex.C279]&amp;[Hex.B279]&amp;[Hex.A27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0]&amp;[Hex.F280]&amp;[Hex.D280]&amp;[Hex.C280]&amp;[Hex.B280]&amp;[Hex.A28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1]&amp;[Hex.F281]&amp;[Hex.D281]&amp;[Hex.C281]&amp;[Hex.B281]&amp;[Hex.A28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2]&amp;[Hex.F282]&amp;[Hex.D282]&amp;[Hex.C282]&amp;[Hex.B282]&amp;[Hex.A28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3]&amp;[Hex.F283]&amp;[Hex.D283]&amp;[Hex.C283]&amp;[Hex.B283]&amp;[Hex.A28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4]&amp;[Hex.F284]&amp;[Hex.D284]&amp;[Hex.C284]&amp;[Hex.B284]&amp;[Hex.A28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5]&amp;[Hex.F285]&amp;[Hex.D285]&amp;[Hex.C285]&amp;[Hex.B285]&amp;[Hex.A28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6]&amp;[Hex.F286]&amp;[Hex.D286]&amp;[Hex.C286]&amp;[Hex.B286]&amp;[Hex.A28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7]&amp;[Hex.F287]&amp;[Hex.D287]&amp;[Hex.C287]&amp;[Hex.B287]&amp;[Hex.A28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8]&amp;[Hex.F288]&amp;[Hex.D288]&amp;[Hex.C288]&amp;[Hex.B288]&amp;[Hex.A28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89]&amp;[Hex.F289]&amp;[Hex.D289]&amp;[Hex.C289]&amp;[Hex.B289]&amp;[Hex.A28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0]&amp;[Hex.F290]&amp;[Hex.D290]&amp;[Hex.C290]&amp;[Hex.B290]&amp;[Hex.A29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1]&amp;[Hex.F291]&amp;[Hex.D291]&amp;[Hex.C291]&amp;[Hex.B291]&amp;[Hex.A29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2]&amp;[Hex.F292]&amp;[Hex.D292]&amp;[Hex.C292]&amp;[Hex.B292]&amp;[Hex.A29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3]&amp;[Hex.F293]&amp;[Hex.D293]&amp;[Hex.C293]&amp;[Hex.B293]&amp;[Hex.A29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4]&amp;[Hex.F294]&amp;[Hex.D294]&amp;[Hex.C294]&amp;[Hex.B294]&amp;[Hex.A29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5]&amp;[Hex.F295]&amp;[Hex.D295]&amp;[Hex.C295]&amp;[Hex.B295]&amp;[Hex.A29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6]&amp;[Hex.F296]&amp;[Hex.D296]&amp;[Hex.C296]&amp;[Hex.B296]&amp;[Hex.A29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7]&amp;[Hex.F297]&amp;[Hex.D297]&amp;[Hex.C297]&amp;[Hex.B297]&amp;[Hex.A29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8]&amp;[Hex.F298]&amp;[Hex.D298]&amp;[Hex.C298]&amp;[Hex.B298]&amp;[Hex.A29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299]&amp;[Hex.F299]&amp;[Hex.D299]&amp;[Hex.C299]&amp;[Hex.B299]&amp;[Hex.A29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0]&amp;[Hex.F300]&amp;[Hex.D300]&amp;[Hex.C300]&amp;[Hex.B300]&amp;[Hex.A30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1]&amp;[Hex.F301]&amp;[Hex.D301]&amp;[Hex.C301]&amp;[Hex.B301]&amp;[Hex.A30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2]&amp;[Hex.F302]&amp;[Hex.D302]&amp;[Hex.C302]&amp;[Hex.B302]&amp;[Hex.A30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3]&amp;[Hex.F303]&amp;[Hex.D303]&amp;[Hex.C303]&amp;[Hex.B303]&amp;[Hex.A30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4]&amp;[Hex.F304]&amp;[Hex.D304]&amp;[Hex.C304]&amp;[Hex.B304]&amp;[Hex.A30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5]&amp;[Hex.F305]&amp;[Hex.D305]&amp;[Hex.C305]&amp;[Hex.B305]&amp;[Hex.A30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6]&amp;[Hex.F306]&amp;[Hex.D306]&amp;[Hex.C306]&amp;[Hex.B306]&amp;[Hex.A30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7]&amp;[Hex.F307]&amp;[Hex.D307]&amp;[Hex.C307]&amp;[Hex.B307]&amp;[Hex.A30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8]&amp;[Hex.F308]&amp;[Hex.D308]&amp;[Hex.C308]&amp;[Hex.B308]&amp;[Hex.A30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09]&amp;[Hex.F309]&amp;[Hex.D309]&amp;[Hex.C309]&amp;[Hex.B309]&amp;[Hex.A30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0]&amp;[Hex.F310]&amp;[Hex.D310]&amp;[Hex.C310]&amp;[Hex.B310]&amp;[Hex.A31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1]&amp;[Hex.F311]&amp;[Hex.D311]&amp;[Hex.C311]&amp;[Hex.B311]&amp;[Hex.A31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2]&amp;[Hex.F312]&amp;[Hex.D312]&amp;[Hex.C312]&amp;[Hex.B312]&amp;[Hex.A31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3]&amp;[Hex.F313]&amp;[Hex.D313]&amp;[Hex.C313]&amp;[Hex.B313]&amp;[Hex.A31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4]&amp;[Hex.F314]&amp;[Hex.D314]&amp;[Hex.C314]&amp;[Hex.B314]&amp;[Hex.A31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5]&amp;[Hex.F315]&amp;[Hex.D315]&amp;[Hex.C315]&amp;[Hex.B315]&amp;[Hex.A31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6]&amp;[Hex.F316]&amp;[Hex.D316]&amp;[Hex.C316]&amp;[Hex.B316]&amp;[Hex.A31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7]&amp;[Hex.F317]&amp;[Hex.D317]&amp;[Hex.C317]&amp;[Hex.B317]&amp;[Hex.A31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8]&amp;[Hex.F318]&amp;[Hex.D318]&amp;[Hex.C318]&amp;[Hex.B318]&amp;[Hex.A31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19]&amp;[Hex.F319]&amp;[Hex.D319]&amp;[Hex.C319]&amp;[Hex.B319]&amp;[Hex.A31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0]&amp;[Hex.F320]&amp;[Hex.D320]&amp;[Hex.C320]&amp;[Hex.B320]&amp;[Hex.A32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1]&amp;[Hex.F321]&amp;[Hex.D321]&amp;[Hex.C321]&amp;[Hex.B321]&amp;[Hex.A32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2]&amp;[Hex.F322]&amp;[Hex.D322]&amp;[Hex.C322]&amp;[Hex.B322]&amp;[Hex.A32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3]&amp;[Hex.F323]&amp;[Hex.D323]&amp;[Hex.C323]&amp;[Hex.B323]&amp;[Hex.A32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4]&amp;[Hex.F324]&amp;[Hex.D324]&amp;[Hex.C324]&amp;[Hex.B324]&amp;[Hex.A32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5]&amp;[Hex.F325]&amp;[Hex.D325]&amp;[Hex.C325]&amp;[Hex.B325]&amp;[Hex.A32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6]&amp;[Hex.F326]&amp;[Hex.D326]&amp;[Hex.C326]&amp;[Hex.B326]&amp;[Hex.A32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7]&amp;[Hex.F327]&amp;[Hex.D327]&amp;[Hex.C327]&amp;[Hex.B327]&amp;[Hex.A32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8]&amp;[Hex.F328]&amp;[Hex.D328]&amp;[Hex.C328]&amp;[Hex.B328]&amp;[Hex.A32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29]&amp;[Hex.F329]&amp;[Hex.D329]&amp;[Hex.C329]&amp;[Hex.B329]&amp;[Hex.A32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0]&amp;[Hex.F330]&amp;[Hex.D330]&amp;[Hex.C330]&amp;[Hex.B330]&amp;[Hex.A33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1]&amp;[Hex.F331]&amp;[Hex.D331]&amp;[Hex.C331]&amp;[Hex.B331]&amp;[Hex.A33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2]&amp;[Hex.F332]&amp;[Hex.D332]&amp;[Hex.C332]&amp;[Hex.B332]&amp;[Hex.A33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3]&amp;[Hex.F333]&amp;[Hex.D333]&amp;[Hex.C333]&amp;[Hex.B333]&amp;[Hex.A33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4]&amp;[Hex.F334]&amp;[Hex.D334]&amp;[Hex.C334]&amp;[Hex.B334]&amp;[Hex.A33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5]&amp;[Hex.F335]&amp;[Hex.D335]&amp;[Hex.C335]&amp;[Hex.B335]&amp;[Hex.A33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6]&amp;[Hex.F336]&amp;[Hex.D336]&amp;[Hex.C336]&amp;[Hex.B336]&amp;[Hex.A33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7]&amp;[Hex.F337]&amp;[Hex.D337]&amp;[Hex.C337]&amp;[Hex.B337]&amp;[Hex.A33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8]&amp;[Hex.F338]&amp;[Hex.D338]&amp;[Hex.C338]&amp;[Hex.B338]&amp;[Hex.A33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39]&amp;[Hex.F339]&amp;[Hex.D339]&amp;[Hex.C339]&amp;[Hex.B339]&amp;[Hex.A33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0]&amp;[Hex.F340]&amp;[Hex.D340]&amp;[Hex.C340]&amp;[Hex.B340]&amp;[Hex.A34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1]&amp;[Hex.F341]&amp;[Hex.D341]&amp;[Hex.C341]&amp;[Hex.B341]&amp;[Hex.A34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2]&amp;[Hex.F342]&amp;[Hex.D342]&amp;[Hex.C342]&amp;[Hex.B342]&amp;[Hex.A34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3]&amp;[Hex.F343]&amp;[Hex.D343]&amp;[Hex.C343]&amp;[Hex.B343]&amp;[Hex.A34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4]&amp;[Hex.F344]&amp;[Hex.D344]&amp;[Hex.C344]&amp;[Hex.B344]&amp;[Hex.A34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5]&amp;[Hex.F345]&amp;[Hex.D345]&amp;[Hex.C345]&amp;[Hex.B345]&amp;[Hex.A34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6]&amp;[Hex.F346]&amp;[Hex.D346]&amp;[Hex.C346]&amp;[Hex.B346]&amp;[Hex.A34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7]&amp;[Hex.F347]&amp;[Hex.D347]&amp;[Hex.C347]&amp;[Hex.B347]&amp;[Hex.A34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8]&amp;[Hex.F348]&amp;[Hex.D348]&amp;[Hex.C348]&amp;[Hex.B348]&amp;[Hex.A34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49]&amp;[Hex.F349]&amp;[Hex.D349]&amp;[Hex.C349]&amp;[Hex.B349]&amp;[Hex.A34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0]&amp;[Hex.F350]&amp;[Hex.D350]&amp;[Hex.C350]&amp;[Hex.B350]&amp;[Hex.A35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1]&amp;[Hex.F351]&amp;[Hex.D351]&amp;[Hex.C351]&amp;[Hex.B351]&amp;[Hex.A35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2]&amp;[Hex.F352]&amp;[Hex.D352]&amp;[Hex.C352]&amp;[Hex.B352]&amp;[Hex.A35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3]&amp;[Hex.F353]&amp;[Hex.D353]&amp;[Hex.C353]&amp;[Hex.B353]&amp;[Hex.A35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4]&amp;[Hex.F354]&amp;[Hex.D354]&amp;[Hex.C354]&amp;[Hex.B354]&amp;[Hex.A35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5]&amp;[Hex.F355]&amp;[Hex.D355]&amp;[Hex.C355]&amp;[Hex.B355]&amp;[Hex.A35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6]&amp;[Hex.F356]&amp;[Hex.D356]&amp;[Hex.C356]&amp;[Hex.B356]&amp;[Hex.A35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7]&amp;[Hex.F357]&amp;[Hex.D357]&amp;[Hex.C357]&amp;[Hex.B357]&amp;[Hex.A35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8]&amp;[Hex.F358]&amp;[Hex.D358]&amp;[Hex.C358]&amp;[Hex.B358]&amp;[Hex.A35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59]&amp;[Hex.F359]&amp;[Hex.D359]&amp;[Hex.C359]&amp;[Hex.B359]&amp;[Hex.A35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0]&amp;[Hex.F360]&amp;[Hex.D360]&amp;[Hex.C360]&amp;[Hex.B360]&amp;[Hex.A36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1]&amp;[Hex.F361]&amp;[Hex.D361]&amp;[Hex.C361]&amp;[Hex.B361]&amp;[Hex.A36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2]&amp;[Hex.F362]&amp;[Hex.D362]&amp;[Hex.C362]&amp;[Hex.B362]&amp;[Hex.A36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3]&amp;[Hex.F363]&amp;[Hex.D363]&amp;[Hex.C363]&amp;[Hex.B363]&amp;[Hex.A36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4]&amp;[Hex.F364]&amp;[Hex.D364]&amp;[Hex.C364]&amp;[Hex.B364]&amp;[Hex.A36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5]&amp;[Hex.F365]&amp;[Hex.D365]&amp;[Hex.C365]&amp;[Hex.B365]&amp;[Hex.A36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6]&amp;[Hex.F366]&amp;[Hex.D366]&amp;[Hex.C366]&amp;[Hex.B366]&amp;[Hex.A36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7]&amp;[Hex.F367]&amp;[Hex.D367]&amp;[Hex.C367]&amp;[Hex.B367]&amp;[Hex.A36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8]&amp;[Hex.F368]&amp;[Hex.D368]&amp;[Hex.C368]&amp;[Hex.B368]&amp;[Hex.A36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69]&amp;[Hex.F369]&amp;[Hex.D369]&amp;[Hex.C369]&amp;[Hex.B369]&amp;[Hex.A36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0]&amp;[Hex.F370]&amp;[Hex.D370]&amp;[Hex.C370]&amp;[Hex.B370]&amp;[Hex.A37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1]&amp;[Hex.F371]&amp;[Hex.D371]&amp;[Hex.C371]&amp;[Hex.B371]&amp;[Hex.A37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2]&amp;[Hex.F372]&amp;[Hex.D372]&amp;[Hex.C372]&amp;[Hex.B372]&amp;[Hex.A37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3]&amp;[Hex.F373]&amp;[Hex.D373]&amp;[Hex.C373]&amp;[Hex.B373]&amp;[Hex.A37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4]&amp;[Hex.F374]&amp;[Hex.D374]&amp;[Hex.C374]&amp;[Hex.B374]&amp;[Hex.A37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5]&amp;[Hex.F375]&amp;[Hex.D375]&amp;[Hex.C375]&amp;[Hex.B375]&amp;[Hex.A37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6]&amp;[Hex.F376]&amp;[Hex.D376]&amp;[Hex.C376]&amp;[Hex.B376]&amp;[Hex.A37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7]&amp;[Hex.F377]&amp;[Hex.D377]&amp;[Hex.C377]&amp;[Hex.B377]&amp;[Hex.A37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8]&amp;[Hex.F378]&amp;[Hex.D378]&amp;[Hex.C378]&amp;[Hex.B378]&amp;[Hex.A37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79]&amp;[Hex.F379]&amp;[Hex.D379]&amp;[Hex.C379]&amp;[Hex.B379]&amp;[Hex.A37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0]&amp;[Hex.F380]&amp;[Hex.D380]&amp;[Hex.C380]&amp;[Hex.B380]&amp;[Hex.A38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1]&amp;[Hex.F381]&amp;[Hex.D381]&amp;[Hex.C381]&amp;[Hex.B381]&amp;[Hex.A38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2]&amp;[Hex.F382]&amp;[Hex.D382]&amp;[Hex.C382]&amp;[Hex.B382]&amp;[Hex.A382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3]&amp;[Hex.F383]&amp;[Hex.D383]&amp;[Hex.C383]&amp;[Hex.B383]&amp;[Hex.A383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4]&amp;[Hex.F384]&amp;[Hex.D384]&amp;[Hex.C384]&amp;[Hex.B384]&amp;[Hex.A384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5]&amp;[Hex.F385]&amp;[Hex.D385]&amp;[Hex.C385]&amp;[Hex.B385]&amp;[Hex.A385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6]&amp;[Hex.F386]&amp;[Hex.D386]&amp;[Hex.C386]&amp;[Hex.B386]&amp;[Hex.A386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7]&amp;[Hex.F387]&amp;[Hex.D387]&amp;[Hex.C387]&amp;[Hex.B387]&amp;[Hex.A387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8]&amp;[Hex.F388]&amp;[Hex.D388]&amp;[Hex.C388]&amp;[Hex.B388]&amp;[Hex.A388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89]&amp;[Hex.F389]&amp;[Hex.D389]&amp;[Hex.C389]&amp;[Hex.B389]&amp;[Hex.A389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90]&amp;[Hex.F390]&amp;[Hex.D390]&amp;[Hex.C390]&amp;[Hex.B390]&amp;[Hex.A390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91]&amp;[Hex.F391]&amp;[Hex.D391]&amp;[Hex.C391]&amp;[Hex.B391]&amp;[Hex.A391]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Hex.G392]&amp;[Hex.F392]&amp;[Hex.D392]&amp;[Hex.C392]&amp;[Hex.B392]&amp;[Hex.A392]">
            <text:p/>
          </table:table-cell>
          <table:table-cell table:number-columns-repeated="1021"/>
        </table:table-row>
        <table:table-row table:style-name="ro3" table:number-rows-repeated="10481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>
        <table:table-column table:style-name="co2" table:number-columns-repeated="1023" table:default-cell-style-name="ce65"/>
        <table:table-column table:style-name="co24" table:default-cell-style-name="ce6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F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宋体" svg:font-family="宋体"/>
    <style:font-face style:name="等线" svg:font-family="等线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number number:decimal-places="0" number:min-decimal-places="0" number:min-integer-digits="1"/>
      <number:text> </number:text>
    </number:number-style>
    <number:number-style style:name="N117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17P0"/>
    </number:number-style>
    <number:number-style style:name="N116">
      <number:number number:decimal-places="0" number:min-decimal-places="0" number:min-integer-digits="1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等线" fo:font-family="等线" fo:font-size="11pt" style:font-name-asian="等线" style:font-family-asian="等线" style:font-size-asian="11pt" style:font-name-complex="等线" style:font-family-complex="等线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ffc000" style:vertical-align="automatic"/>
    </style:style>
    <style:style style:name="cf2" style:family="table-cell" style:parent-style-name="Default" style:data-style-name="N0">
      <style:table-cell-properties fo:background-color="#ffc7ce" style:vertical-align="automatic"/>
    </style:style>
    <style:style style:name="cf3" style:family="table-cell" style:parent-style-name="Default" style:data-style-name="N0">
      <style:table-cell-properties fo:background-color="#ffeb9c" style:vertical-align="automatic"/>
      <style:text-properties fo:color="#9c5700"/>
    </style:style>
    <style:style style:name="cf4" style:family="table-cell" style:parent-style-name="Default" style:data-style-name="N0">
      <style:table-cell-properties fo:background-color="#ffeb9c" style:vertical-align="automatic"/>
      <style:text-properties fo:color="#9c5700"/>
    </style:style>
    <style:style style:name="cf5" style:family="table-cell" style:parent-style-name="Default" style:data-style-name="N0">
      <style:table-cell-properties fo:background-color="#ffc000" style:vertical-align="automatic"/>
    </style:style>
    <style:style style:name="cf6" style:family="table-cell" style:parent-style-name="Default" style:data-style-name="N0">
      <style:table-cell-properties fo:background-color="#ffc7ce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000" style:vertical-align="automatic"/>
    </style:style>
    <style:style style:name="cf7" style:family="table-cell" style:parent-style-name="Default">
      <style:table-cell-properties fo:background-color="#ffeb9c"/>
      <style:text-properties fo:color="#9c5700"/>
    </style:style>
    <style:style style:name="cf8" style:family="table-cell" style:parent-style-name="Default">
      <style:table-cell-properties fo:background-color="#ffc000"/>
      <style:text-properties fo:color="#000000"/>
    </style:style>
    <style:style style:name="cf9" style:family="table-cell" style:parent-style-name="Default">
      <style:table-cell-properties fo:background-color="#ffc7ce"/>
      <style:text-properties fo:color="#000000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Kurumi</meta:initial-creator>
    <meta:creation-date>2015-06-05T18:19:00Z</meta:creation-date>
    <dc:date>2023-06-09T21:05:00.994913285</dc:date>
    <meta:editing-cycles>27</meta:editing-cycles>
    <meta:editing-duration>P3DT8H24M3S</meta:editing-duration>
    <meta:document-statistic meta:table-count="5" meta:cell-count="7598" meta:object-count="0"/>
    <meta:user-defined meta:name="ICV">0D6B546391804773AC9197A7DB2A5EE9</meta:user-defined>
    <meta:user-defined meta:name="KSOProductBuildVer">2052-11.1.0.13703</meta:user-defined>
  </office:meta>
</office:document-meta>
</file>